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700000042E0FE2A3D34B45C24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rlito" svg:font-family="Carlito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5.3097in" fo:margin-left="1.1104in" fo:margin-top="0in" fo:margin-bottom="0in" table:align="left" style:writing-mode="lr-tb"/>
    </style:style>
    <style:style style:name="Table2.A" style:family="table-column">
      <style:table-column-properties style:column-width="0.2694in"/>
    </style:style>
    <style:style style:name="Table2.B" style:family="table-column">
      <style:table-column-properties style:column-width="0.4271in"/>
    </style:style>
    <style:style style:name="Table2.C" style:family="table-column">
      <style:table-column-properties style:column-width="0.2028in"/>
    </style:style>
    <style:style style:name="Table2.D" style:family="table-column">
      <style:table-column-properties style:column-width="0.3757in"/>
    </style:style>
    <style:style style:name="Table2.E" style:family="table-column">
      <style:table-column-properties style:column-width="4.0347in"/>
    </style:style>
    <style:style style:name="Table2.1" style:family="table-row">
      <style:table-row-properties style:min-row-height="0.2299in" fo:keep-together="auto"/>
    </style:style>
    <style:style style:name="Table2.A1" style:family="table-cell">
      <style:table-cell-properties fo:background-color="#f6f6f6" fo:padding="0in" fo:border="none">
        <style:background-image/>
      </style:table-cell-properties>
    </style:style>
    <style:style style:name="Table2.B1" style:family="table-cell">
      <style:table-cell-properties fo:background-color="#eeeff0" fo:padding="0in" fo:border="none">
        <style:background-image/>
      </style:table-cell-properties>
    </style:style>
    <style:style style:name="Table2.3" style:family="table-row">
      <style:table-row-properties style:min-row-height="0.2278in" fo:keep-together="auto"/>
    </style:style>
    <style:style style:name="Table5" style:family="table">
      <style:table-properties style:width="6.3417in" fo:margin-left="0.0785in" fo:margin-top="0in" fo:margin-bottom="0in" table:align="left" style:writing-mode="lr-tb"/>
    </style:style>
    <style:style style:name="Table5.A" style:family="table-column">
      <style:table-column-properties style:column-width="0.2694in"/>
    </style:style>
    <style:style style:name="Table5.B" style:family="table-column">
      <style:table-column-properties style:column-width="0.4646in"/>
    </style:style>
    <style:style style:name="Table5.C" style:family="table-column">
      <style:table-column-properties style:column-width="2.0069in"/>
    </style:style>
    <style:style style:name="Table5.D" style:family="table-column">
      <style:table-column-properties style:column-width="3.6007in"/>
    </style:style>
    <style:style style:name="Table5.1" style:family="table-row">
      <style:table-row-properties style:min-row-height="0.2299in" fo:keep-together="auto"/>
    </style:style>
    <style:style style:name="Table5.A1" style:family="table-cell">
      <style:table-cell-properties fo:background-color="#f6f6f6" fo:padding="0in" fo:border="none">
        <style:background-image/>
      </style:table-cell-properties>
    </style:style>
    <style:style style:name="Table5.B1" style:family="table-cell">
      <style:table-cell-properties fo:background-color="#eeeff0" fo:padding="0in" fo:border="none">
        <style:background-image/>
      </style:table-cell-properties>
    </style:style>
    <style:style style:name="Table6" style:family="table">
      <style:table-properties style:width="5.8049in" fo:margin-left="0.6104in" fo:margin-top="0in" fo:margin-bottom="0in" table:align="left" style:writing-mode="lr-tb"/>
    </style:style>
    <style:style style:name="Table6.A" style:family="table-column">
      <style:table-column-properties style:column-width="0.2694in"/>
    </style:style>
    <style:style style:name="Table6.B" style:family="table-column">
      <style:table-column-properties style:column-width="0.2167in"/>
    </style:style>
    <style:style style:name="Table6.C" style:family="table-column">
      <style:table-column-properties style:column-width="0.2347in"/>
    </style:style>
    <style:style style:name="Table6.D" style:family="table-column">
      <style:table-column-properties style:column-width="0.1563in"/>
    </style:style>
    <style:style style:name="Table6.E" style:family="table-column">
      <style:table-column-properties style:column-width="0.2306in"/>
    </style:style>
    <style:style style:name="Table6.F" style:family="table-column">
      <style:table-column-properties style:column-width="0.2125in"/>
    </style:style>
    <style:style style:name="Table6.G" style:family="table-column">
      <style:table-column-properties style:column-width="1.0076in"/>
    </style:style>
    <style:style style:name="Table6.H" style:family="table-column">
      <style:table-column-properties style:column-width="3.4771in"/>
    </style:style>
    <style:style style:name="Table6.1" style:family="table-row">
      <style:table-row-properties style:min-row-height="0.2299in" fo:keep-together="auto"/>
    </style:style>
    <style:style style:name="Table6.A1" style:family="table-cell">
      <style:table-cell-properties fo:background-color="#f6f6f6" fo:padding="0in" fo:border="none">
        <style:background-image/>
      </style:table-cell-properties>
    </style:style>
    <style:style style:name="Table6.B1" style:family="table-cell">
      <style:table-cell-properties fo:background-color="#eeeff0" fo:padding="0in" fo:border="none">
        <style:background-image/>
      </style:table-cell-properties>
    </style:style>
    <style:style style:name="Table7" style:family="table">
      <style:table-properties style:width="5.8097in" fo:margin-left="0.6104in" fo:margin-top="0in" fo:margin-bottom="0in" table:align="left" style:writing-mode="lr-tb"/>
    </style:style>
    <style:style style:name="Table7.A" style:family="table-column">
      <style:table-column-properties style:column-width="0.2694in"/>
    </style:style>
    <style:style style:name="Table7.B" style:family="table-column">
      <style:table-column-properties style:column-width="0.9299in"/>
    </style:style>
    <style:style style:name="Table7.C" style:family="table-column">
      <style:table-column-properties style:column-width="0.5583in"/>
    </style:style>
    <style:style style:name="Table7.D" style:family="table-column">
      <style:table-column-properties style:column-width="4.0521in"/>
    </style:style>
    <style:style style:name="Table7.1" style:family="table-row">
      <style:table-row-properties style:min-row-height="0.2299in" fo:keep-together="auto"/>
    </style:style>
    <style:style style:name="Table7.A1" style:family="table-cell">
      <style:table-cell-properties fo:background-color="#f6f6f6" fo:padding="0in" fo:border="none">
        <style:background-image/>
      </style:table-cell-properties>
    </style:style>
    <style:style style:name="Table7.B1" style:family="table-cell">
      <style:table-cell-properties fo:background-color="#eeeff0" fo:padding="0in" fo:border="none">
        <style:background-image/>
      </style:table-cell-properties>
    </style:style>
    <style:style style:name="Table8" style:family="table">
      <style:table-properties style:width="5.591in" fo:margin-left="0.8285in" fo:margin-top="0in" fo:margin-bottom="0in" table:align="left" style:writing-mode="lr-tb"/>
    </style:style>
    <style:style style:name="Table8.A" style:family="table-column">
      <style:table-column-properties style:column-width="0.2694in"/>
    </style:style>
    <style:style style:name="Table8.B" style:family="table-column">
      <style:table-column-properties style:column-width="0.5222in"/>
    </style:style>
    <style:style style:name="Table8.C" style:family="table-column">
      <style:table-column-properties style:column-width="0.7514in"/>
    </style:style>
    <style:style style:name="Table8.D" style:family="table-column">
      <style:table-column-properties style:column-width="4.0479in"/>
    </style:style>
    <style:style style:name="Table8.1" style:family="table-row">
      <style:table-row-properties style:min-row-height="0.2299in" fo:keep-together="auto"/>
    </style:style>
    <style:style style:name="Table8.A1" style:family="table-cell">
      <style:table-cell-properties fo:background-color="#f6f6f6" fo:padding="0in" fo:border="none">
        <style:background-image/>
      </style:table-cell-properties>
    </style:style>
    <style:style style:name="Table8.B1" style:family="table-cell">
      <style:table-cell-properties fo:background-color="#eeeff0" fo:padding="0in" fo:border="none">
        <style:background-image/>
      </style:table-cell-properties>
    </style:style>
    <style:style style:name="Table9" style:family="table">
      <style:table-properties style:width="5.809in" fo:margin-left="0.6104in" fo:margin-top="0in" fo:margin-bottom="0in" table:align="left" style:writing-mode="lr-tb"/>
    </style:style>
    <style:style style:name="Table9.A" style:family="table-column">
      <style:table-column-properties style:column-width="0.2694in"/>
    </style:style>
    <style:style style:name="Table9.B" style:family="table-column">
      <style:table-column-properties style:column-width="1.2188in"/>
    </style:style>
    <style:style style:name="Table9.C" style:family="table-column">
      <style:table-column-properties style:column-width="1.9694in"/>
    </style:style>
    <style:style style:name="Table9.D" style:family="table-column">
      <style:table-column-properties style:column-width="2.3514in"/>
    </style:style>
    <style:style style:name="Table9.1" style:family="table-row">
      <style:table-row-properties style:min-row-height="0.2278in" fo:keep-together="auto"/>
    </style:style>
    <style:style style:name="Table9.A1" style:family="table-cell">
      <style:table-cell-properties fo:background-color="#f6f6f6" fo:padding="0in" fo:border="none">
        <style:background-image/>
      </style:table-cell-properties>
    </style:style>
    <style:style style:name="Table9.B1" style:family="table-cell">
      <style:table-cell-properties fo:background-color="#eeeff0" fo:padding="0in" fo:border="none">
        <style:background-image/>
      </style:table-cell-properties>
    </style:style>
    <style:style style:name="Table9.2" style:family="table-row">
      <style:table-row-properties style:min-row-height="0.2299in" fo:keep-together="auto"/>
    </style:style>
    <style:style style:name="Table10" style:family="table">
      <style:table-properties style:width="5.8097in" fo:margin-left="0.6104in" fo:margin-top="0in" fo:margin-bottom="0in" table:align="left" style:writing-mode="lr-tb"/>
    </style:style>
    <style:style style:name="Table10.A" style:family="table-column">
      <style:table-column-properties style:column-width="0.2694in"/>
    </style:style>
    <style:style style:name="Table10.B" style:family="table-column">
      <style:table-column-properties style:column-width="0.516in"/>
    </style:style>
    <style:style style:name="Table10.C" style:family="table-column">
      <style:table-column-properties style:column-width="0.5271in"/>
    </style:style>
    <style:style style:name="Table10.D" style:family="table-column">
      <style:table-column-properties style:column-width="4.4972in"/>
    </style:style>
    <style:style style:name="Table10.1" style:family="table-row">
      <style:table-row-properties style:min-row-height="0.2299in" fo:keep-together="auto"/>
    </style:style>
    <style:style style:name="Table10.A1" style:family="table-cell">
      <style:table-cell-properties fo:background-color="#f6f6f6" fo:padding="0in" fo:border="none">
        <style:background-image/>
      </style:table-cell-properties>
    </style:style>
    <style:style style:name="Table10.B1" style:family="table-cell">
      <style:table-cell-properties fo:background-color="#eeeff0" fo:padding="0in" fo:border="none">
        <style:background-image/>
      </style:table-cell-properties>
    </style:style>
    <style:style style:name="Table1" style:family="table">
      <style:table-properties style:width="5.3417in" fo:margin-left="1.0785in" fo:margin-top="0in" fo:margin-bottom="0in" table:align="left" style:writing-mode="lr-tb"/>
    </style:style>
    <style:style style:name="Table1.A" style:family="table-column">
      <style:table-column-properties style:column-width="0.2694in"/>
    </style:style>
    <style:style style:name="Table1.B" style:family="table-column">
      <style:table-column-properties style:column-width="1.6569in"/>
    </style:style>
    <style:style style:name="Table1.C" style:family="table-column">
      <style:table-column-properties style:column-width="1.259in"/>
    </style:style>
    <style:style style:name="Table1.D" style:family="table-column">
      <style:table-column-properties style:column-width="2.1563in"/>
    </style:style>
    <style:style style:name="Table1.1" style:family="table-row">
      <style:table-row-properties style:min-row-height="0.2299in" fo:keep-together="auto"/>
    </style:style>
    <style:style style:name="Table1.A1" style:family="table-cell">
      <style:table-cell-properties fo:background-color="#f6f6f6" fo:padding="0in" fo:border="none">
        <style:background-image/>
      </style:table-cell-properties>
    </style:style>
    <style:style style:name="Table1.B1" style:family="table-cell">
      <style:table-cell-properties fo:background-color="#eeeff0" fo:padding="0in" fo:border="none">
        <style:background-image/>
      </style:table-cell-properties>
    </style:style>
    <style:style style:name="Table1.2" style:family="table-row">
      <style:table-row-properties style:min-row-height="0.2278in" fo:keep-together="auto"/>
    </style:style>
    <style:style style:name="Table3" style:family="table">
      <style:table-properties style:width="5.3417in" fo:margin-left="1.0785in" fo:margin-top="0in" fo:margin-bottom="0in" table:align="left" style:writing-mode="lr-tb"/>
    </style:style>
    <style:style style:name="Table3.A" style:family="table-column">
      <style:table-column-properties style:column-width="0.2694in"/>
    </style:style>
    <style:style style:name="Table3.B" style:family="table-column">
      <style:table-column-properties style:column-width="0.216in"/>
    </style:style>
    <style:style style:name="Table3.C" style:family="table-column">
      <style:table-column-properties style:column-width="0.2361in"/>
    </style:style>
    <style:style style:name="Table3.D" style:family="table-column">
      <style:table-column-properties style:column-width="0.2215in"/>
    </style:style>
    <style:style style:name="Table3.E" style:family="table-column">
      <style:table-column-properties style:column-width="1.0833in"/>
    </style:style>
    <style:style style:name="Table3.F" style:family="table-column">
      <style:table-column-properties style:column-width="0.7576in"/>
    </style:style>
    <style:style style:name="Table3.G" style:family="table-column">
      <style:table-column-properties style:column-width="2.5576in"/>
    </style:style>
    <style:style style:name="Table3.1" style:family="table-row">
      <style:table-row-properties style:min-row-height="0.2299in" fo:keep-together="auto"/>
    </style:style>
    <style:style style:name="Table3.A1" style:family="table-cell">
      <style:table-cell-properties fo:background-color="#f6f6f6" fo:padding="0in" fo:border="none">
        <style:background-image/>
      </style:table-cell-properties>
    </style:style>
    <style:style style:name="Table3.B1" style:family="table-cell">
      <style:table-cell-properties fo:background-color="#eeeff0" fo:padding="0in" fo:border="none">
        <style:background-image/>
      </style:table-cell-properties>
    </style:style>
    <style:style style:name="P1" style:family="paragraph" style:parent-style-name="Frame_20_contents">
      <style:paragraph-properties fo:margin-left="0.0138in" fo:margin-right="0in" fo:margin-top="0in" fo:margin-bottom="0in" loext:contextual-spacing="false" fo:line-height="0.1835in" fo:text-align="start" style:justify-single-word="false" fo:text-indent="0in" style:auto-text-indent="false"/>
    </style:style>
    <style:style style:name="P2" style:family="paragraph" style:parent-style-name="Heading_20_1" style:master-page-name="Converted1">
      <style:paragraph-properties style:page-number="auto"/>
      <style:text-properties officeooo:paragraph-rsid="0007b09d"/>
    </style:style>
    <style:style style:name="P3" style:family="paragraph" style:parent-style-name="List_20_Paragraph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756in"/>
        </style:tab-stops>
      </style:paragraph-properties>
    </style:style>
    <style:style style:name="P4" style:family="paragraph" style:parent-style-name="List_20_Paragraph" style:list-style-name="WWNum53">
      <style:paragraph-properties fo:margin-left="0in" fo:margin-right="0in" fo:margin-top="0in" fo:margin-bottom="0in" loext:contextual-spacing="false" fo:line-height="0.2217in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5" style:family="paragraph" style:parent-style-name="List_20_Paragraph" style:list-style-name="WWNum58">
      <style:paragraph-properties fo:margin-left="0in" fo:margin-right="0in" fo:margin-top="0in" fo:margin-bottom="0in" loext:contextual-spacing="false" fo:line-height="0.1929in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" style:family="paragraph" style:parent-style-name="List_20_Paragraph" style:list-style-name="WWNum3">
      <style:paragraph-properties fo:margin-left="0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0.3437in"/>
        </style:tab-stops>
      </style:paragraph-properties>
      <style:text-properties officeooo:paragraph-rsid="0007b09d"/>
    </style:style>
    <style:style style:name="P7" style:family="paragraph" style:parent-style-name="List_20_Paragraph" style:list-style-name="WWNum43">
      <style:paragraph-properties fo:margin-left="0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571in"/>
        </style:tab-stops>
      </style:paragraph-properties>
    </style:style>
    <style:style style:name="P8" style:family="paragraph" style:parent-style-name="List_20_Paragraph" style:list-style-name="WWNum52">
      <style:paragraph-properties fo:margin-left="0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9" style:family="paragraph" style:parent-style-name="List_20_Paragraph" style:list-style-name="WWNum54">
      <style:paragraph-properties fo:margin-left="0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0.8756in"/>
        </style:tab-stops>
      </style:paragraph-properties>
    </style:style>
    <style:style style:name="P10" style:family="paragraph" style:parent-style-name="List_20_Paragraph">
      <style:paragraph-properties fo:margin-left="0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2953in"/>
        </style:tab-stops>
      </style:paragraph-properties>
    </style:style>
    <style:style style:name="P11" style:family="paragraph" style:parent-style-name="List_20_Paragraph">
      <style:paragraph-properties fo:margin-left="0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2866in"/>
        </style:tab-stops>
      </style:paragraph-properties>
    </style:style>
    <style:style style:name="P12" style:family="paragraph" style:parent-style-name="List_20_Paragraph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939in"/>
        </style:tab-stops>
      </style:paragraph-properties>
    </style:style>
    <style:style style:name="P13" style:family="paragraph" style:parent-style-name="List_20_Paragraph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14" style:family="paragraph" style:parent-style-name="List_20_Paragraph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1.3854in"/>
        </style:tab-stops>
      </style:paragraph-properties>
    </style:style>
    <style:style style:name="P15" style:family="paragraph" style:parent-style-name="List_20_Paragraph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1.2953in"/>
        </style:tab-stops>
      </style:paragraph-properties>
    </style:style>
    <style:style style:name="P16" style:family="paragraph" style:parent-style-name="List_20_Paragraph">
      <style:paragraph-properties fo:margin-left="0in" fo:margin-right="0in" fo:margin-top="0.1437in" fo:margin-bottom="0in" loext:contextual-spacing="false" fo:line-height="100%" fo:text-align="start" style:justify-single-word="false" fo:text-indent="0in" style:auto-text-indent="false">
        <style:tab-stops>
          <style:tab-stop style:position="0.939in"/>
        </style:tab-stops>
      </style:paragraph-properties>
    </style:style>
    <style:style style:name="P17" style:family="paragraph" style:parent-style-name="List_20_Paragraph">
      <style:paragraph-properties fo:margin-left="0in" fo:margin-right="0in" fo:margin-top="0.0244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18" style:family="paragraph" style:parent-style-name="List_20_Paragraph" style:list-style-name="WWNum21">
      <style:paragraph-properties fo:margin-left="0in" fo:margin-right="0in" fo:margin-top="0.0236in" fo:margin-bottom="0in" loext:contextual-spacing="false" fo:line-height="100%" fo:text-align="start" style:justify-single-word="false" fo:text-indent="0in" style:auto-text-indent="false">
        <style:tab-stops>
          <style:tab-stop style:position="1.0638in"/>
        </style:tab-stops>
      </style:paragraph-properties>
    </style:style>
    <style:style style:name="P19" style:family="paragraph" style:parent-style-name="List_20_Paragraph">
      <style:paragraph-properties fo:margin-left="0in" fo:margin-right="0in" fo:margin-top="0.0236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0" style:family="paragraph" style:parent-style-name="List_20_Paragraph">
      <style:paragraph-properties fo:margin-left="0in" fo:margin-right="0in" fo:margin-top="0.0228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1" style:family="paragraph" style:parent-style-name="List_20_Paragraph" style:list-style-name="WWNum18">
      <style:paragraph-properties fo:margin-left="0in" fo:margin-right="0in" fo:margin-top="0.0228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2" style:family="paragraph" style:parent-style-name="List_20_Paragraph">
      <style:paragraph-properties fo:margin-left="0in" fo:margin-right="0in" fo:margin-top="0.0984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3" style:family="paragraph" style:parent-style-name="List_20_Paragraph">
      <style:paragraph-properties fo:margin-left="0in" fo:margin-right="0in" fo:margin-top="0.0252in" fo:margin-bottom="0in" loext:contextual-spacing="false" fo:line-height="100%" fo:text-align="start" style:justify-single-word="false" fo:text-indent="0in" style:auto-text-indent="false">
        <style:tab-stops>
          <style:tab-stop style:position="1.1571in"/>
        </style:tab-stops>
      </style:paragraph-properties>
    </style:style>
    <style:style style:name="P24" style:family="paragraph" style:parent-style-name="List_20_Paragraph">
      <style:paragraph-properties fo:margin-left="0in" fo:margin-right="0in" fo:margin-top="0.0252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5" style:family="paragraph" style:parent-style-name="List_20_Paragraph" style:list-style-name="WWNum38">
      <style:paragraph-properties fo:margin-left="0in" fo:margin-right="0in" fo:margin-top="0.1138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6" style:family="paragraph" style:parent-style-name="List_20_Paragraph" style:list-style-name="WWNum52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7" style:family="paragraph" style:parent-style-name="List_20_Paragraph">
      <style:paragraph-properties fo:margin-left="0in" fo:margin-right="0in" fo:margin-top="0.1346in" fo:margin-bottom="0in" loext:contextual-spacing="false" fo:line-height="100%" fo:text-align="start" style:justify-single-word="false" fo:text-indent="0in" style:auto-text-indent="false">
        <style:tab-stops>
          <style:tab-stop style:position="1.3854in"/>
        </style:tab-stops>
      </style:paragraph-properties>
    </style:style>
    <style:style style:name="P28" style:family="paragraph" style:parent-style-name="List_20_Paragraph" style:list-style-name="WWNum54">
      <style:paragraph-properties fo:margin-left="0in" fo:margin-right="0in" fo:margin-top="0.1346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29" style:family="paragraph" style:parent-style-name="List_20_Paragraph">
      <style:paragraph-properties fo:margin-left="0in" fo:margin-right="0in" fo:margin-top="0.0354in" fo:margin-bottom="0in" loext:contextual-spacing="false" fo:line-height="100%" fo:text-align="start" style:justify-single-word="false" fo:text-indent="0in" style:auto-text-indent="false">
        <style:tab-stops>
          <style:tab-stop style:position="1.2866in"/>
        </style:tab-stops>
      </style:paragraph-properties>
    </style:style>
    <style:style style:name="P30" style:family="paragraph" style:parent-style-name="List_20_Paragraph" style:master-page-name="Converted17">
      <style:paragraph-properties fo:margin-left="0in" fo:margin-right="0in" fo:margin-top="0.0299in" fo:margin-bottom="0in" loext:contextual-spacing="false" fo:line-height="100%" fo:text-align="start" style:justify-single-word="false" fo:text-indent="0in" style:auto-text-indent="false" style:page-number="auto">
        <style:tab-stops>
          <style:tab-stop style:position="0.8756in"/>
        </style:tab-stops>
      </style:paragraph-properties>
    </style:style>
    <style:style style:name="P31" style:family="paragraph" style:parent-style-name="List_20_Paragraph">
      <style:paragraph-properties fo:margin-left="0in" fo:margin-right="0in" fo:margin-top="0.002in" fo:margin-bottom="0in" loext:contextual-spacing="false" fo:line-height="100%" fo:text-align="start" style:justify-single-word="false" fo:text-indent="0in" style:auto-text-indent="false">
        <style:tab-stops>
          <style:tab-stop style:position="0.8756in"/>
        </style:tab-stops>
      </style:paragraph-properties>
    </style:style>
    <style:style style:name="P32" style:family="paragraph" style:parent-style-name="List_20_Paragraph" style:list-style-name="WWNum55">
      <style:paragraph-properties fo:margin-left="0in" fo:margin-right="0in" fo:margin-top="0.1535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33" style:family="paragraph" style:parent-style-name="List_20_Paragraph" style:list-style-name="WWNum3">
      <style:paragraph-properties fo:margin-left="0.3429in" fo:margin-right="0in" fo:margin-top="0.0071in" fo:margin-bottom="0in" loext:contextual-spacing="false" fo:line-height="100%" fo:text-align="start" style:justify-single-word="false" fo:text-indent="-0.2701in" style:auto-text-indent="false">
        <style:tab-stops>
          <style:tab-stop style:position="0.3437in"/>
        </style:tab-stops>
      </style:paragraph-properties>
    </style:style>
    <style:style style:name="P34" style:family="paragraph" style:parent-style-name="List_20_Paragraph" style:list-style-name="WWNum3">
      <style:paragraph-properties fo:margin-left="0.3429in" fo:margin-right="0in" fo:margin-top="0.0063in" fo:margin-bottom="0in" loext:contextual-spacing="false" fo:line-height="100%" fo:text-align="start" style:justify-single-word="false" fo:text-indent="-0.2701in" style:auto-text-indent="false">
        <style:tab-stops>
          <style:tab-stop style:position="0.3437in"/>
        </style:tab-stops>
      </style:paragraph-properties>
      <style:text-properties officeooo:paragraph-rsid="0007b09d"/>
    </style:style>
    <style:style style:name="P35" style:family="paragraph" style:parent-style-name="List_20_Paragraph" style:list-style-name="WWNum13">
      <style:paragraph-properties fo:margin-left="1.1252in" fo:margin-right="0in" fo:margin-top="0.0252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36" style:family="paragraph" style:parent-style-name="List_20_Paragraph" style:list-style-name="WWNum22">
      <style:paragraph-properties fo:margin-left="1.1252in" fo:margin-right="0in" fo:margin-top="0.0252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37" style:family="paragraph" style:parent-style-name="List_20_Paragraph" style:list-style-name="WWNum22">
      <style:paragraph-properties fo:margin-left="1.1252in" fo:margin-right="0in" fo:margin-top="0.0228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38" style:family="paragraph" style:parent-style-name="List_20_Paragraph" style:list-style-name="WWNum27">
      <style:paragraph-properties fo:margin-left="1.1252in" fo:margin-right="0in" fo:margin-top="0.0228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39" style:family="paragraph" style:parent-style-name="List_20_Paragraph" style:list-style-name="WWNum22">
      <style:paragraph-properties fo:margin-left="1.1252in" fo:margin-right="0in" fo:margin-top="0.0992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40" style:family="paragraph" style:parent-style-name="List_20_Paragraph" style:list-style-name="WWNum22">
      <style:paragraph-properties fo:margin-left="1.1252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  <style:tab-stop style:position="2.8146in"/>
        </style:tab-stops>
      </style:paragraph-properties>
    </style:style>
    <style:style style:name="P41" style:family="paragraph" style:parent-style-name="List_20_Paragraph" style:list-style-name="WWNum27">
      <style:paragraph-properties fo:margin-left="1.1252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42" style:family="paragraph" style:parent-style-name="List_20_Paragraph" style:list-style-name="WWNum57">
      <style:paragraph-properties fo:margin-left="1.1252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43" style:family="paragraph" style:parent-style-name="List_20_Paragraph" style:list-style-name="WWNum27">
      <style:paragraph-properties fo:margin-left="1.1252in" fo:margin-right="0in" fo:margin-top="0.1382in" fo:margin-bottom="0in" loext:contextual-spacing="false" fo:line-height="100%" fo:text-align="start" style:justify-single-word="false" fo:text-indent="-0.2508in" style:auto-text-indent="false">
        <style:tab-stops>
          <style:tab-stop style:position="1.1256in"/>
        </style:tab-stops>
      </style:paragraph-properties>
    </style:style>
    <style:style style:name="P44" style:family="paragraph" style:parent-style-name="List_20_Paragraph" style:list-style-name="WWNum24">
      <style:paragraph-properties fo:margin-left="1.1571in" fo:margin-right="0in" fo:margin-top="0in" fo:margin-bottom="0in" loext:contextual-spacing="false" fo:line-height="0.1689in" fo:text-align="start" style:justify-single-word="false" fo:text-indent="-0.25in" style:auto-text-indent="false">
        <style:tab-stops>
          <style:tab-stop style:position="1.1571in"/>
        </style:tab-stops>
      </style:paragraph-properties>
    </style:style>
    <style:style style:name="P45" style:family="paragraph" style:parent-style-name="List_20_Paragraph" style:list-style-name="WWNum18">
      <style:paragraph-properties fo:margin-left="0.9071in" fo:margin-right="0in" fo:margin-top="0.0661in" fo:margin-bottom="0in" loext:contextual-spacing="false" fo:line-height="100%" fo:text-align="start" style:justify-single-word="false" fo:text-indent="-0.25in" style:auto-text-indent="false">
        <style:tab-stops>
          <style:tab-stop style:position="0.9071in"/>
        </style:tab-stops>
      </style:paragraph-properties>
    </style:style>
    <style:style style:name="P46" style:family="paragraph" style:parent-style-name="List_20_Paragraph" style:list-style-name="WWNum26">
      <style:paragraph-properties fo:margin-left="1.2866in" fo:margin-right="0in" fo:margin-top="0in" fo:margin-bottom="0in" loext:contextual-spacing="false" fo:line-height="100%" fo:text-align="start" style:justify-single-word="false" fo:text-indent="-0.1626in" style:auto-text-indent="false">
        <style:tab-stops>
          <style:tab-stop style:position="1.2874in"/>
        </style:tab-stops>
      </style:paragraph-properties>
    </style:style>
    <style:style style:name="P47" style:family="paragraph" style:parent-style-name="List_20_Paragraph" style:list-style-name="WWNum38">
      <style:paragraph-properties fo:margin-left="1.4071in" fo:margin-right="0in" fo:margin-top="0in" fo:margin-bottom="0in" loext:contextual-spacing="false" fo:line-height="100%" fo:text-align="start" style:justify-single-word="false" fo:text-indent="-0.25in" style:auto-text-indent="false">
        <style:tab-stops>
          <style:tab-stop style:position="1.4071in"/>
        </style:tab-stops>
      </style:paragraph-properties>
    </style:style>
    <style:style style:name="P48" style:family="paragraph" style:parent-style-name="List_20_Paragraph" style:list-style-name="WWNum43">
      <style:paragraph-properties fo:margin-left="0.2953in" fo:margin-right="0in" fo:margin-top="0.1165in" fo:margin-bottom="0in" loext:contextual-spacing="false" fo:line-height="100%" fo:text-align="start" style:justify-single-word="false" fo:text-indent="-0.1709in" style:auto-text-indent="false">
        <style:tab-stops>
          <style:tab-stop style:position="0.2957in"/>
        </style:tab-stops>
      </style:paragraph-properties>
    </style:style>
    <style:style style:name="P49" style:family="paragraph" style:parent-style-name="List_20_Paragraph" style:list-style-name="WWNum43">
      <style:paragraph-properties fo:margin-left="0.2866in" fo:margin-right="0in" fo:margin-top="0.1181in" fo:margin-bottom="0in" loext:contextual-spacing="false" fo:line-height="100%" fo:text-align="start" style:justify-single-word="false" fo:text-indent="-0.1626in" style:auto-text-indent="false">
        <style:tab-stops>
          <style:tab-stop style:position="0.2874in"/>
        </style:tab-stops>
      </style:paragraph-properties>
    </style:style>
    <style:style style:name="P50" style:family="paragraph" style:parent-style-name="List_20_Paragraph" style:list-style-name="WWNum44">
      <style:paragraph-properties fo:margin-left="1.4835in" fo:margin-right="4.8835in" fo:margin-top="0.1346in" fo:margin-bottom="0in" loext:contextual-spacing="false" fo:line-height="103%" fo:text-align="start" style:justify-single-word="false" fo:text-indent="-0.1189in" style:auto-text-indent="false">
        <style:tab-stops>
          <style:tab-stop style:position="1.5272in"/>
        </style:tab-stops>
      </style:paragraph-properties>
    </style:style>
    <style:style style:name="P51" style:family="paragraph" style:parent-style-name="List_20_Paragraph" style:list-style-name="WWNum50">
      <style:paragraph-properties fo:margin-left="0.6654in" fo:margin-right="0in" fo:margin-top="0.0783in" fo:margin-bottom="0in" loext:contextual-spacing="false" fo:line-height="100%" fo:text-align="start" style:justify-single-word="false" fo:text-indent="-0.2902in" style:auto-text-indent="false">
        <style:tab-stops>
          <style:tab-stop style:position="0.6646in"/>
          <style:tab-stop style:position="0.6654in"/>
        </style:tab-stops>
      </style:paragraph-properties>
    </style:style>
    <style:style style:name="P52" style:family="paragraph" style:parent-style-name="List_20_Paragraph" style:list-style-name="WWNum50">
      <style:paragraph-properties fo:margin-left="0.7047in" fo:margin-right="0in" fo:margin-top="0.0071in" fo:margin-bottom="0in" loext:contextual-spacing="false" fo:line-height="100%" fo:text-align="start" style:justify-single-word="false" fo:text-indent="-0.3307in" style:auto-text-indent="false">
        <style:tab-stops>
          <style:tab-stop style:position="0.7047in"/>
          <style:tab-stop style:position="0.7055in"/>
        </style:tab-stops>
      </style:paragraph-properties>
    </style:style>
    <style:style style:name="P53" style:family="paragraph" style:parent-style-name="List_20_Paragraph" style:list-style-name="WWNum50">
      <style:paragraph-properties fo:margin-left="0.6252in" fo:margin-right="0.502in" fo:margin-top="0.0063in" fo:margin-bottom="0in" loext:contextual-spacing="false" fo:line-height="101%" fo:text-align="start" style:justify-single-word="false" fo:text-indent="-0.25in" style:auto-text-indent="false">
        <style:tab-stops>
          <style:tab-stop style:position="0.7835in"/>
          <style:tab-stop style:position="0.7839in"/>
        </style:tab-stops>
      </style:paragraph-properties>
    </style:style>
    <style:style style:name="P54" style:family="paragraph" style:parent-style-name="List_20_Paragraph" style:list-style-name="WWNum56">
      <style:paragraph-properties fo:margin-left="0.8752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8756in"/>
        </style:tab-stops>
      </style:paragraph-properties>
    </style:style>
    <style:style style:name="P55" style:family="paragraph" style:parent-style-name="List_20_Paragraph" style:list-style-name="WWNum97">
      <style:paragraph-properties fo:margin-left="1.2862in" fo:margin-right="0in" fo:margin-top="0in" fo:margin-bottom="0in" loext:contextual-spacing="false" fo:line-height="0.2228in" fo:text-align="start" style:justify-single-word="false" fo:text-indent="-0.1618in" style:auto-text-indent="false">
        <style:tab-stops>
          <style:tab-stop style:position="1.2866in"/>
        </style:tab-stops>
      </style:paragraph-properties>
    </style:style>
    <style:style style:name="P56" style:family="paragraph" style:parent-style-name="List_20_Paragraph" style:list-style-name="WWNum99">
      <style:paragraph-properties fo:margin-left="1.2862in" fo:margin-right="0in" fo:margin-top="0.0063in" fo:margin-bottom="0in" loext:contextual-spacing="false" fo:line-height="100%" fo:text-align="start" style:justify-single-word="false" fo:text-indent="-0.1618in" style:auto-text-indent="false">
        <style:tab-stops>
          <style:tab-stop style:position="1.2866in"/>
        </style:tab-stops>
      </style:paragraph-properties>
    </style:style>
    <style:style style:name="P57" style:family="paragraph" style:parent-style-name="List_20_Paragraph" style:list-style-name="WWNum95">
      <style:paragraph-properties fo:margin-left="1.1252in" fo:margin-right="0.2811in" fo:margin-top="0.0063in" fo:margin-bottom="0in" loext:contextual-spacing="false" fo:line-height="101%" fo:text-align="start" style:justify-single-word="false" fo:text-indent="0in" style:auto-text-indent="false">
        <style:tab-stops>
          <style:tab-stop style:position="1.2953in"/>
        </style:tab-stops>
      </style:paragraph-properties>
    </style:style>
    <style:style style:name="P58" style:family="paragraph" style:parent-style-name="List_20_Paragraph" style:list-style-name="WWNum98">
      <style:paragraph-properties fo:margin-left="1.1252in" fo:margin-right="0.2173in" fo:margin-top="0in" fo:margin-bottom="0in" loext:contextual-spacing="false" fo:line-height="103%" fo:text-align="start" style:justify-single-word="false" fo:text-indent="0in" style:auto-text-indent="false">
        <style:tab-stops>
          <style:tab-stop style:position="1.2866in"/>
        </style:tab-stops>
      </style:paragraph-properties>
    </style:style>
    <style:style style:name="P59" style:family="paragraph" style:parent-style-name="List_20_Paragraph" style:list-style-name="WWNum35">
      <style:paragraph-properties fo:margin-left="0.8744in" fo:margin-right="0in" fo:margin-top="0.0972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0" style:family="paragraph" style:parent-style-name="List_20_Paragraph" style:list-style-name="WWNum12">
      <style:paragraph-properties fo:margin-left="0.8744in" fo:margin-right="0in" fo:margin-top="0.0252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1" style:family="paragraph" style:parent-style-name="List_20_Paragraph" style:list-style-name="WWNum15">
      <style:paragraph-properties fo:margin-left="0.8744in" fo:margin-right="0in" fo:margin-top="0.0252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2" style:family="paragraph" style:parent-style-name="List_20_Paragraph" style:list-style-name="WWNum57">
      <style:paragraph-properties fo:margin-left="0.8744in" fo:margin-right="0in" fo:margin-top="0in" fo:margin-bottom="0in" loext:contextual-spacing="false" fo:line-height="0.1902in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3" style:family="paragraph" style:parent-style-name="List_20_Paragraph" style:list-style-name="WWNum59">
      <style:paragraph-properties fo:margin-left="0.8744in" fo:margin-right="0in" fo:margin-top="0in" fo:margin-bottom="0in" loext:contextual-spacing="false" fo:line-height="0.1902in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4" style:family="paragraph" style:parent-style-name="List_20_Paragraph" style:list-style-name="WWNum44">
      <style:paragraph-properties fo:margin-left="0.8744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5" style:family="paragraph" style:parent-style-name="List_20_Paragraph" style:list-style-name="WWNum46">
      <style:paragraph-properties fo:margin-left="0.8744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6" style:family="paragraph" style:parent-style-name="List_20_Paragraph" style:list-style-name="WWNum55">
      <style:paragraph-properties fo:margin-left="0.8744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7" style:family="paragraph" style:parent-style-name="List_20_Paragraph" style:list-style-name="WWNum54">
      <style:paragraph-properties fo:margin-left="0.8744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8" style:family="paragraph" style:parent-style-name="List_20_Paragraph" style:list-style-name="WWNum53">
      <style:paragraph-properties fo:margin-left="0.8744in" fo:margin-right="0in" fo:margin-top="0.0354in" fo:margin-bottom="0in" loext:contextual-spacing="false" fo:line-height="100%" fo:text-align="start" style:justify-single-word="false" fo:text-indent="0in" style:auto-text-indent="false">
        <style:tab-stops>
          <style:tab-stop style:position="1.1256in"/>
        </style:tab-stops>
      </style:paragraph-properties>
    </style:style>
    <style:style style:name="P69" style:family="paragraph" style:parent-style-name="List_20_Paragraph" style:list-style-name="WWNum14">
      <style:paragraph-properties fo:margin-left="0.9071in" fo:margin-right="0in" fo:margin-top="0.0217in" fo:margin-bottom="0in" loext:contextual-spacing="false" fo:line-height="100%" fo:text-align="start" style:justify-single-word="false" fo:text-indent="0in" style:auto-text-indent="false">
        <style:tab-stops>
          <style:tab-stop style:position="1.1571in"/>
        </style:tab-stops>
      </style:paragraph-properties>
    </style:style>
    <style:style style:name="P70" style:family="paragraph" style:parent-style-name="List_20_Paragraph" style:list-style-name="WWNum24">
      <style:paragraph-properties fo:margin-left="0.9071in" fo:margin-right="0in" fo:margin-top="0.0252in" fo:margin-bottom="0in" loext:contextual-spacing="false" fo:line-height="100%" fo:text-align="start" style:justify-single-word="false" fo:text-indent="0in" style:auto-text-indent="false">
        <style:tab-stops>
          <style:tab-stop style:position="1.1571in"/>
        </style:tab-stops>
      </style:paragraph-properties>
    </style:style>
    <style:style style:name="P71" style:family="paragraph" style:parent-style-name="List_20_Paragraph" style:list-style-name="WWNum34">
      <style:paragraph-properties fo:margin-left="0.9071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571in"/>
        </style:tab-stops>
      </style:paragraph-properties>
    </style:style>
    <style:style style:name="P72" style:family="paragraph" style:parent-style-name="List_20_Paragraph" style:list-style-name="WWNum41">
      <style:paragraph-properties fo:margin-left="0.9071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1571in"/>
        </style:tab-stops>
      </style:paragraph-properties>
    </style:style>
    <style:style style:name="P73" style:family="paragraph" style:parent-style-name="List_20_Paragraph" style:list-style-name="WWNum49">
      <style:paragraph-properties fo:margin-left="0.7709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022in"/>
        </style:tab-stops>
      </style:paragraph-properties>
    </style:style>
    <style:style style:name="P74" style:family="paragraph" style:parent-style-name="List_20_Paragraph">
      <style:paragraph-properties fo:margin-left="0.3744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0.6256in"/>
        </style:tab-stops>
      </style:paragraph-properties>
    </style:style>
    <style:style style:name="P75" style:family="paragraph" style:parent-style-name="List_20_Paragraph" style:list-style-name="WWNum55">
      <style:paragraph-properties fo:margin-left="1.3744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6256in"/>
        </style:tab-stops>
      </style:paragraph-properties>
    </style:style>
    <style:style style:name="P76" style:family="paragraph" style:parent-style-name="List_20_Paragraph" style:list-style-name="WWNum62">
      <style:paragraph-properties fo:margin-left="1.1244in" fo:margin-right="0in" fo:margin-top="0.0063in" fo:margin-bottom="0in" loext:contextual-spacing="false" fo:line-height="100%" fo:text-align="start" style:justify-single-word="false" fo:text-indent="0in" style:auto-text-indent="false">
        <style:tab-stops>
          <style:tab-stop style:position="1.2953in"/>
        </style:tab-stops>
      </style:paragraph-properties>
    </style:style>
    <style:style style:name="P77" style:family="paragraph" style:parent-style-name="List_20_Paragraph" style:list-style-name="WWNum79">
      <style:paragraph-properties fo:margin-left="1.1244in" fo:margin-right="0in" fo:margin-top="0in" fo:margin-bottom="0in" loext:contextual-spacing="false" fo:line-height="0.2228in" fo:text-align="start" style:justify-single-word="false" fo:text-indent="0in" style:auto-text-indent="false">
        <style:tab-stops>
          <style:tab-stop style:position="1.2953in"/>
        </style:tab-stops>
      </style:paragraph-properties>
    </style:style>
    <style:style style:name="P78" style:family="paragraph" style:parent-style-name="List_20_Paragraph">
      <style:paragraph-properties fo:margin-left="0in" fo:margin-right="4.4591in" fo:margin-top="0.0063in" fo:margin-bottom="0in" loext:contextual-spacing="false" fo:line-height="103%" fo:text-align="start" style:justify-single-word="false" fo:text-indent="0in" style:auto-text-indent="false">
        <style:tab-stops>
          <style:tab-stop style:position="1.2953in"/>
        </style:tab-stops>
      </style:paragraph-properties>
    </style:style>
    <style:style style:name="P79" style:family="paragraph" style:parent-style-name="Standard" style:list-style-name="WWNum11"/>
    <style:style style:name="P80" style:family="paragraph" style:parent-style-name="Standard" style:list-style-name="WWNum7"/>
    <style:style style:name="P81" style:family="paragraph" style:parent-style-name="Standard" style:list-style-name="WWNum2"/>
    <style:style style:name="P82" style:family="paragraph" style:parent-style-name="Standard" style:list-style-name="WWNum1">
      <style:text-properties officeooo:paragraph-rsid="0007b09d"/>
    </style:style>
    <style:style style:name="P83" style:family="paragraph" style:parent-style-name="Standard" style:list-style-name="WWNum12"/>
    <style:style style:name="P84" style:family="paragraph" style:parent-style-name="Standard" style:list-style-name="WWNum13"/>
    <style:style style:name="P85" style:family="paragraph" style:parent-style-name="Standard" style:list-style-name="WWNum14"/>
    <style:style style:name="P86" style:family="paragraph" style:parent-style-name="Standard" style:list-style-name="WWNum15"/>
    <style:style style:name="P87" style:family="paragraph" style:parent-style-name="Standard" style:list-style-name="WWNum18"/>
    <style:style style:name="P88" style:family="paragraph" style:parent-style-name="Standard" style:list-style-name="WWNum21"/>
    <style:style style:name="P89" style:family="paragraph" style:parent-style-name="Standard" style:list-style-name="WWNum24"/>
    <style:style style:name="P90" style:family="paragraph" style:parent-style-name="Standard" style:list-style-name="WWNum26"/>
    <style:style style:name="P91" style:family="paragraph" style:parent-style-name="Standard" style:list-style-name="WWNum27"/>
    <style:style style:name="P92" style:family="paragraph" style:parent-style-name="Standard" style:list-style-name="WWNum29"/>
    <style:style style:name="P93" style:family="paragraph" style:parent-style-name="Standard" style:list-style-name="WWNum30"/>
    <style:style style:name="P94" style:family="paragraph" style:parent-style-name="Standard" style:list-style-name="WWNum34"/>
    <style:style style:name="P95" style:family="paragraph" style:parent-style-name="Standard" style:list-style-name="WWNum35"/>
    <style:style style:name="P96" style:family="paragraph" style:parent-style-name="Standard" style:list-style-name="WWNum36"/>
    <style:style style:name="P97" style:family="paragraph" style:parent-style-name="Standard" style:list-style-name="WWNum37"/>
    <style:style style:name="P98" style:family="paragraph" style:parent-style-name="Standard" style:list-style-name="WWNum38"/>
    <style:style style:name="P99" style:family="paragraph" style:parent-style-name="Standard" style:list-style-name="WWNum39"/>
    <style:style style:name="P100" style:family="paragraph" style:parent-style-name="Standard" style:list-style-name="WWNum41"/>
    <style:style style:name="P101" style:family="paragraph" style:parent-style-name="Standard" style:list-style-name="WWNum41">
      <style:text-properties fo:color="#24282f" fo:font-size="14pt" fo:font-style="italic" fo:font-weight="bold" officeooo:rsid="000afbcc" style:font-size-asian="14pt" style:font-style-asian="italic" style:font-weight-asian="bold" style:font-style-complex="italic" style:font-weight-complex="bold" style:text-scale="90%"/>
    </style:style>
    <style:style style:name="P102" style:family="paragraph" style:parent-style-name="Standard" style:list-style-name="WWNum43"/>
    <style:style style:name="P103" style:family="paragraph" style:parent-style-name="Standard" style:list-style-name="WWNum44"/>
    <style:style style:name="P104" style:family="paragraph" style:parent-style-name="Standard" style:list-style-name="WWNum46"/>
    <style:style style:name="P105" style:family="paragraph" style:parent-style-name="Standard" style:list-style-name="WWNum49"/>
    <style:style style:name="P106" style:family="paragraph" style:parent-style-name="Standard" style:list-style-name="WWNum50"/>
    <style:style style:name="P107" style:family="paragraph" style:parent-style-name="Standard" style:list-style-name="WWNum52"/>
    <style:style style:name="P108" style:family="paragraph" style:parent-style-name="Standard" style:list-style-name="WWNum53"/>
    <style:style style:name="P109" style:family="paragraph" style:parent-style-name="Standard" style:list-style-name="WWNum54"/>
    <style:style style:name="P110" style:family="paragraph" style:parent-style-name="Standard" style:list-style-name="WWNum55"/>
    <style:style style:name="P111" style:family="paragraph" style:parent-style-name="Standard" style:list-style-name="WWNum56"/>
    <style:style style:name="P112" style:family="paragraph" style:parent-style-name="Standard" style:list-style-name="WWNum57"/>
    <style:style style:name="P113" style:family="paragraph" style:parent-style-name="Standard" style:list-style-name="WWNum58"/>
    <style:style style:name="P114" style:family="paragraph" style:parent-style-name="Standard" style:list-style-name="WWNum59"/>
    <style:style style:name="P115" style:family="paragraph" style:parent-style-name="Standard" style:list-style-name="WWNum61"/>
    <style:style style:name="P116" style:family="paragraph" style:parent-style-name="Standard" style:list-style-name="WWNum62"/>
    <style:style style:name="P117" style:family="paragraph" style:parent-style-name="Standard" style:list-style-name="WWNum63"/>
    <style:style style:name="P118" style:family="paragraph" style:parent-style-name="Standard" style:list-style-name="WWNum64"/>
    <style:style style:name="P119" style:family="paragraph" style:parent-style-name="Standard" style:list-style-name="WWNum65"/>
    <style:style style:name="P120" style:family="paragraph" style:parent-style-name="Standard" style:list-style-name="WWNum66"/>
    <style:style style:name="P121" style:family="paragraph" style:parent-style-name="Standard" style:list-style-name="WWNum67"/>
    <style:style style:name="P122" style:family="paragraph" style:parent-style-name="Standard" style:list-style-name="WWNum68"/>
    <style:style style:name="P123" style:family="paragraph" style:parent-style-name="Standard" style:list-style-name="WWNum70"/>
    <style:style style:name="P124" style:family="paragraph" style:parent-style-name="Standard" style:list-style-name="WWNum71"/>
    <style:style style:name="P125" style:family="paragraph" style:parent-style-name="Standard" style:list-style-name="WWNum72"/>
    <style:style style:name="P126" style:family="paragraph" style:parent-style-name="Standard" style:list-style-name="WWNum73"/>
    <style:style style:name="P127" style:family="paragraph" style:parent-style-name="Standard" style:list-style-name="WWNum74"/>
    <style:style style:name="P128" style:family="paragraph" style:parent-style-name="Standard" style:list-style-name="WWNum75"/>
    <style:style style:name="P129" style:family="paragraph" style:parent-style-name="Standard" style:list-style-name="WWNum82"/>
    <style:style style:name="P130" style:family="paragraph" style:parent-style-name="Standard" style:list-style-name="WWNum83"/>
    <style:style style:name="P131" style:family="paragraph" style:parent-style-name="Standard" style:list-style-name="WWNum84"/>
    <style:style style:name="P132" style:family="paragraph" style:parent-style-name="Standard" style:list-style-name="WWNum86"/>
    <style:style style:name="P133" style:family="paragraph" style:parent-style-name="Standard" style:list-style-name="WWNum87"/>
    <style:style style:name="P134" style:family="paragraph" style:parent-style-name="Standard" style:list-style-name="WWNum88"/>
    <style:style style:name="P135" style:family="paragraph" style:parent-style-name="Standard" style:list-style-name="WWNum90"/>
    <style:style style:name="P136" style:family="paragraph" style:parent-style-name="Standard" style:list-style-name="WWNum91"/>
    <style:style style:name="P137" style:family="paragraph" style:parent-style-name="Standard" style:list-style-name="WWNum93"/>
    <style:style style:name="P138" style:family="paragraph" style:parent-style-name="Standard" style:list-style-name="WWNum94"/>
    <style:style style:name="P139" style:family="paragraph" style:parent-style-name="Standard" style:list-style-name="WWNum95"/>
    <style:style style:name="P140" style:family="paragraph" style:parent-style-name="Standard" style:list-style-name="WWNum99"/>
    <style:style style:name="P141" style:family="paragraph" style:parent-style-name="Standard" style:list-style-name="WWNum100"/>
    <style:style style:name="P142" style:family="paragraph" style:parent-style-name="Standard" style:list-style-name="WWNum4" style:master-page-name="">
      <loext:graphic-properties draw:fill="none"/>
      <style:paragraph-properties fo:margin-left="0.6252in" fo:margin-right="0in" fo:margin-top="0in" fo:margin-bottom="0in" loext:contextual-spacing="false" fo:line-height="100%" fo:text-align="start" style:justify-single-word="false" fo:orphans="0" fo:widows="0" fo:text-indent="0in" style:auto-text-indent="false" style:page-number="auto" fo:background-color="transparent" style:writing-mode="lr-tb"/>
    </style:style>
    <style:style style:name="P143" style:family="paragraph" style:parent-style-name="Standard">
      <style:paragraph-properties fo:margin-left="0.6252in" fo:margin-right="0in" fo:margin-top="0.1346in" fo:margin-bottom="0in" loext:contextual-spacing="false" fo:text-indent="0in" style:auto-text-indent="false">
        <style:tab-stops>
          <style:tab-stop style:position="1.1252in"/>
        </style:tab-stops>
      </style:paragraph-properties>
    </style:style>
    <style:style style:name="P144" style:family="paragraph" style:parent-style-name="Table_20_Paragraph">
      <style:paragraph-properties fo:line-height="100%"/>
      <style:text-properties fo:font-size="12pt" style:font-size-asian="12pt"/>
    </style:style>
    <style:style style:name="P145" style:family="paragraph" style:parent-style-name="Table_20_Paragraph">
      <style:paragraph-properties fo:margin-left="0.0193in" fo:margin-right="0in" fo:text-indent="0in" style:auto-text-indent="false"/>
    </style:style>
    <style:style style:name="P146" style:family="paragraph" style:parent-style-name="Table_20_Paragraph">
      <style:paragraph-properties fo:margin-left="0.0193in" fo:margin-right="0in" fo:line-height="0.1909in" fo:text-indent="0in" style:auto-text-indent="false"/>
    </style:style>
    <style:style style:name="P147" style:family="paragraph" style:parent-style-name="Table_20_Paragraph">
      <style:paragraph-properties fo:margin-left="0.0193in" fo:margin-right="0in" fo:line-height="0.1898in" fo:text-indent="0in" style:auto-text-indent="false"/>
    </style:style>
    <style:style style:name="P148" style:family="paragraph" style:parent-style-name="Table_20_Paragraph">
      <style:paragraph-properties fo:margin-left="0.0193in" fo:margin-right="0in" fo:line-height="0.1866in" fo:text-indent="0in" style:auto-text-indent="false"/>
    </style:style>
    <style:style style:name="P149" style:family="paragraph" style:parent-style-name="Table_20_Paragraph">
      <style:paragraph-properties fo:margin-left="0.0193in" fo:margin-right="0in" fo:line-height="0.211in" fo:text-indent="0in" style:auto-text-indent="false"/>
    </style:style>
    <style:style style:name="P150" style:family="paragraph" style:parent-style-name="Table_20_Paragraph">
      <style:paragraph-properties fo:margin-left="-0.0008in" fo:margin-right="0in" fo:text-indent="0in" style:auto-text-indent="false"/>
    </style:style>
    <style:style style:name="P151" style:family="paragraph" style:parent-style-name="Table_20_Paragraph">
      <style:paragraph-properties fo:margin-left="-0.0008in" fo:margin-right="0in" fo:line-height="0.1898in" fo:text-indent="0in" style:auto-text-indent="false"/>
    </style:style>
    <style:style style:name="P152" style:family="paragraph" style:parent-style-name="Table_20_Paragraph">
      <style:paragraph-properties fo:margin-left="-0.0008in" fo:margin-right="0in" fo:line-height="0.211in" fo:text-indent="0in" style:auto-text-indent="false"/>
    </style:style>
    <style:style style:name="P153" style:family="paragraph" style:parent-style-name="Table_20_Paragraph">
      <style:paragraph-properties fo:margin-left="-0.0008in" fo:margin-right="-0.0201in" fo:text-align="center" style:justify-single-word="false" fo:text-indent="0in" style:auto-text-indent="false"/>
    </style:style>
    <style:style style:name="P154" style:family="paragraph" style:parent-style-name="Table_20_Paragraph">
      <style:paragraph-properties fo:margin-left="-0.0008in" fo:margin-right="-0.0102in" fo:text-indent="0in" style:auto-text-indent="false"/>
    </style:style>
    <style:style style:name="P155" style:family="paragraph" style:parent-style-name="Table_20_Paragraph">
      <style:paragraph-properties fo:margin-left="-0.0008in" fo:margin-right="-0.0102in" fo:line-height="0.1909in" fo:text-indent="0in" style:auto-text-indent="false"/>
    </style:style>
    <style:style style:name="P156" style:family="paragraph" style:parent-style-name="Table_20_Paragraph">
      <style:paragraph-properties fo:margin-left="-0.0008in" fo:margin-right="-0.0102in" fo:line-height="0.211in" fo:text-indent="0in" style:auto-text-indent="false"/>
    </style:style>
    <style:style style:name="P157" style:family="paragraph" style:parent-style-name="Table_20_Paragraph">
      <style:paragraph-properties fo:margin-left="0.1575in" fo:margin-right="-0.0102in" fo:text-indent="0in" style:auto-text-indent="false"/>
    </style:style>
    <style:style style:name="P158" style:family="paragraph" style:parent-style-name="Table_20_Paragraph">
      <style:paragraph-properties fo:margin-left="0.1575in" fo:margin-right="-0.0102in" fo:line-height="0.1909in" fo:text-indent="0in" style:auto-text-indent="false"/>
    </style:style>
    <style:style style:name="P159" style:family="paragraph" style:parent-style-name="Table_20_Paragraph">
      <style:paragraph-properties fo:margin-left="0.1575in" fo:margin-right="-0.0102in" fo:line-height="0.1866in" fo:text-indent="0in" style:auto-text-indent="false"/>
    </style:style>
    <style:style style:name="P160" style:family="paragraph" style:parent-style-name="Table_20_Paragraph">
      <style:paragraph-properties fo:margin-left="0.0799in" fo:margin-right="-0.0102in" fo:text-indent="0in" style:auto-text-indent="false"/>
    </style:style>
    <style:style style:name="P161" style:family="paragraph" style:parent-style-name="Table_20_Paragraph">
      <style:paragraph-properties fo:margin-left="0.1965in" fo:margin-right="-0.0102in" fo:text-indent="0in" style:auto-text-indent="false"/>
    </style:style>
    <style:style style:name="P162" style:family="paragraph" style:parent-style-name="Table_20_Paragraph">
      <style:paragraph-properties fo:margin-left="0.1965in" fo:margin-right="0in" fo:text-indent="0in" style:auto-text-indent="false"/>
    </style:style>
    <style:style style:name="P163" style:family="paragraph" style:parent-style-name="Table_20_Paragraph">
      <style:paragraph-properties fo:margin-left="-0.0008in" fo:margin-right="0.0146in" fo:line-height="0.1866in" fo:text-align="center" style:justify-single-word="false" fo:text-indent="0in" style:auto-text-indent="false"/>
    </style:style>
    <style:style style:name="P164" style:family="paragraph" style:parent-style-name="Text_20_body">
      <style:text-properties fo:font-size="10pt" style:font-size-asian="10pt"/>
    </style:style>
    <style:style style:name="P165" style:family="paragraph" style:parent-style-name="Text_20_body">
      <style:paragraph-properties fo:line-height="5%"/>
      <style:text-properties fo:font-size="10pt" style:font-size-asian="10pt"/>
    </style:style>
    <style:style style:name="P166" style:family="paragraph" style:parent-style-name="Text_20_body">
      <style:text-properties style:font-name="Arial" fo:font-size="10pt" style:font-size-asian="10pt"/>
    </style:style>
    <style:style style:name="P167" style:family="paragraph" style:parent-style-name="Text_20_body">
      <style:text-properties style:font-name="Arial" fo:font-size="12pt" style:font-size-asian="12pt"/>
    </style:style>
    <style:style style:name="P168" style:family="paragraph" style:parent-style-name="Text_20_body">
      <style:text-properties style:font-name="Arial" fo:font-size="6pt" style:font-size-asian="6pt"/>
    </style:style>
    <style:style style:name="P169" style:family="paragraph" style:parent-style-name="Text_20_body">
      <style:text-properties style:font-name="Arial" fo:font-size="7.5pt" style:font-size-asian="7.5pt"/>
    </style:style>
    <style:style style:name="P170" style:family="paragraph" style:parent-style-name="Text_20_body">
      <style:text-properties fo:font-size="16pt" style:font-size-asian="16pt"/>
    </style:style>
    <style:style style:name="P171" style:family="paragraph" style:parent-style-name="Text_20_body">
      <style:text-properties fo:font-size="17pt" style:font-size-asian="17pt"/>
    </style:style>
    <style:style style:name="P172" style:family="paragraph" style:parent-style-name="Text_20_body">
      <style:text-properties fo:font-size="16.5pt" style:font-size-asian="16.5pt"/>
    </style:style>
    <style:style style:name="P173" style:family="paragraph" style:parent-style-name="Text_20_body">
      <style:paragraph-properties fo:line-height="0.2228in">
        <style:tab-stops>
          <style:tab-stop style:position="4.8283in"/>
        </style:tab-stops>
      </style:paragraph-properties>
    </style:style>
    <style:style style:name="P174" style:family="paragraph" style:parent-style-name="Text_20_body">
      <style:paragraph-properties fo:line-height="0.2228in">
        <style:tab-stops>
          <style:tab-stop style:position="5.1201in"/>
        </style:tab-stops>
      </style:paragraph-properties>
    </style:style>
    <style:style style:name="P175" style:family="paragraph" style:parent-style-name="Text_20_body">
      <style:paragraph-properties fo:line-height="0.2228in">
        <style:tab-stops>
          <style:tab-stop style:position="1.8882in"/>
        </style:tab-stops>
      </style:paragraph-properties>
    </style:style>
    <style:style style:name="P176" style:family="paragraph" style:parent-style-name="Text_20_body">
      <style:paragraph-properties>
        <style:tab-stops>
          <style:tab-stop style:position="1.1335in"/>
        </style:tab-stops>
      </style:paragraph-properties>
    </style:style>
    <style:style style:name="P177" style:family="paragraph" style:parent-style-name="Text_20_body">
      <style:text-properties fo:font-size="7.5pt" style:font-size-asian="7.5pt"/>
    </style:style>
    <style:style style:name="P178" style:family="paragraph" style:parent-style-name="Text_20_body" style:master-page-name="Standard">
      <style:paragraph-properties style:page-number="auto"/>
      <style:text-properties fo:font-size="10pt" style:font-size-asian="10pt"/>
    </style:style>
    <style:style style:name="P179" style:family="paragraph" style:parent-style-name="Text_20_body">
      <style:paragraph-properties fo:margin-left="0in" fo:margin-right="0in" fo:line-height="0.1689in" fo:text-indent="0in" style:auto-text-indent="false"/>
    </style:style>
    <style:style style:name="P180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</style:style>
    <style:style style:name="P181" style:family="paragraph" style:parent-style-name="Text_20_body">
      <style:paragraph-properties fo:margin-left="0in" fo:margin-right="0in" fo:margin-top="0.0638in" fo:margin-bottom="0in" loext:contextual-spacing="false" fo:text-indent="0in" style:auto-text-indent="false"/>
    </style:style>
    <style:style style:name="P182" style:family="paragraph" style:parent-style-name="Text_20_body">
      <style:paragraph-properties fo:margin-left="0.6252in" fo:margin-right="0.6429in" fo:margin-top="0.1689in" fo:margin-bottom="0in" loext:contextual-spacing="false" fo:text-indent="-0.5in" style:auto-text-indent="false">
        <style:tab-stops>
          <style:tab-stop style:position="2.1681in"/>
        </style:tab-stops>
      </style:paragraph-properties>
    </style:style>
    <style:style style:name="P183" style:family="paragraph" style:parent-style-name="Text_20_body">
      <style:paragraph-properties fo:margin-top="0.0016in" fo:margin-bottom="0in" loext:contextual-spacing="false"/>
      <style:text-properties style:font-name="Arial" fo:font-size="10pt" style:font-size-asian="10pt"/>
    </style:style>
    <style:style style:name="P184" style:family="paragraph" style:parent-style-name="Text_20_body">
      <style:paragraph-properties fo:margin-top="0.0016in" fo:margin-bottom="0in" loext:contextual-spacing="false"/>
      <style:text-properties style:font-name="Arial" fo:font-size="6.5pt" style:font-size-asian="6.5pt"/>
    </style:style>
    <style:style style:name="P185" style:family="paragraph" style:parent-style-name="Text_20_body">
      <style:paragraph-properties fo:margin-top="0.0016in" fo:margin-bottom="0in" loext:contextual-spacing="false"/>
      <style:text-properties style:font-name="Arial" fo:font-size="12pt" style:font-size-asian="12pt"/>
    </style:style>
    <style:style style:name="P186" style:family="paragraph" style:parent-style-name="Text_20_body">
      <style:paragraph-properties fo:margin-top="0.0016in" fo:margin-bottom="0in" loext:contextual-spacing="false"/>
      <style:text-properties style:font-name="Arial" fo:font-size="8.5pt" style:font-size-asian="8.5pt"/>
    </style:style>
    <style:style style:name="P187" style:family="paragraph" style:parent-style-name="Text_20_body">
      <style:paragraph-properties fo:margin-top="0.0016in" fo:margin-bottom="0in" loext:contextual-spacing="false"/>
      <style:text-properties style:font-name="Arial" fo:font-size="13pt" style:font-size-asian="13pt"/>
    </style:style>
    <style:style style:name="P188" style:family="paragraph" style:parent-style-name="Text_20_body">
      <style:paragraph-properties fo:margin-top="0.0016in" fo:margin-bottom="0in" loext:contextual-spacing="false"/>
      <style:text-properties style:font-name="Arial" fo:font-size="8pt" style:font-size-asian="8pt"/>
    </style:style>
    <style:style style:name="P189" style:family="paragraph" style:parent-style-name="Text_20_body">
      <style:paragraph-properties fo:margin-top="0.0016in" fo:margin-bottom="0in" loext:contextual-spacing="false"/>
      <style:text-properties style:font-name="Arial" fo:font-size="7pt" style:font-size-asian="7pt"/>
    </style:style>
    <style:style style:name="P190" style:family="paragraph" style:parent-style-name="Text_20_body">
      <style:paragraph-properties fo:margin-top="0.0016in" fo:margin-bottom="0in" loext:contextual-spacing="false"/>
      <style:text-properties style:font-name="Arial" fo:font-size="13.5pt" style:font-size-asian="13.5pt"/>
    </style:style>
    <style:style style:name="P191" style:family="paragraph" style:parent-style-name="Text_20_body">
      <style:paragraph-properties fo:margin-top="0.0016in" fo:margin-bottom="0in" loext:contextual-spacing="false"/>
      <style:text-properties style:font-name="Arial" fo:font-size="9.5pt" style:font-size-asian="9.5pt"/>
    </style:style>
    <style:style style:name="P192" style:family="paragraph" style:parent-style-name="Text_20_body">
      <style:paragraph-properties fo:margin-top="0.0016in" fo:margin-bottom="0in" loext:contextual-spacing="false"/>
      <style:text-properties fo:font-size="9.5pt" style:font-size-asian="9.5pt"/>
    </style:style>
    <style:style style:name="P193" style:family="paragraph" style:parent-style-name="Text_20_body">
      <style:paragraph-properties fo:margin-top="0.0016in" fo:margin-bottom="0in" loext:contextual-spacing="false"/>
      <style:text-properties fo:font-size="18pt" style:font-size-asian="18pt"/>
    </style:style>
    <style:style style:name="P194" style:family="paragraph" style:parent-style-name="Text_20_body">
      <style:paragraph-properties fo:margin-top="0.0016in" fo:margin-bottom="0in" loext:contextual-spacing="false" fo:break-before="column"/>
      <style:text-properties fo:font-size="23.5pt" style:font-size-asian="23.5pt"/>
    </style:style>
    <style:style style:name="P195" style:family="paragraph" style:parent-style-name="Text_20_body">
      <style:paragraph-properties fo:margin-left="0.5583in" fo:margin-right="0in" fo:margin-top="0.0638in" fo:margin-bottom="0in" loext:contextual-spacing="false" fo:text-indent="0in" style:auto-text-indent="false"/>
    </style:style>
    <style:style style:name="P196" style:family="paragraph" style:parent-style-name="Text_20_body">
      <style:paragraph-properties fo:margin-left="0.1252in" fo:margin-right="0in" fo:margin-top="0.1673in" fo:margin-bottom="0in" loext:contextual-spacing="false" fo:text-indent="0in" style:auto-text-indent="false"/>
    </style:style>
    <style:style style:name="P197" style:family="paragraph" style:parent-style-name="Text_20_body">
      <style:paragraph-properties fo:margin-left="0.1252in" fo:margin-right="0in" fo:margin-top="0.1693in" fo:margin-bottom="0in" loext:contextual-spacing="false" fo:text-indent="0in" style:auto-text-indent="false"/>
    </style:style>
    <style:style style:name="P198" style:family="paragraph" style:parent-style-name="Text_20_body">
      <style:paragraph-properties fo:margin-left="0.1252in" fo:margin-right="0in" fo:margin-top="0.061in" fo:margin-bottom="0in" loext:contextual-spacing="false" fo:text-indent="0in" style:auto-text-indent="false"/>
      <style:text-properties officeooo:paragraph-rsid="0007b09d"/>
    </style:style>
    <style:style style:name="P199" style:family="paragraph" style:parent-style-name="Text_20_body" style:master-page-name="Converted2">
      <style:paragraph-properties fo:margin-left="0.1252in" fo:margin-right="0in" fo:margin-top="0.061in" fo:margin-bottom="0in" loext:contextual-spacing="false" fo:text-indent="0in" style:auto-text-indent="false" style:page-number="auto"/>
    </style:style>
    <style:style style:name="P200" style:family="paragraph" style:parent-style-name="Text_20_body" style:master-page-name="Converted4">
      <style:paragraph-properties fo:margin-left="0.1252in" fo:margin-right="0in" fo:margin-top="0.061in" fo:margin-bottom="0in" loext:contextual-spacing="false" fo:text-indent="0in" style:auto-text-indent="false" style:page-number="auto"/>
    </style:style>
    <style:style style:name="P201" style:family="paragraph" style:parent-style-name="Text_20_body" style:master-page-name="Converted5">
      <style:paragraph-properties fo:margin-left="0.1252in" fo:margin-right="0in" fo:margin-top="0.061in" fo:margin-bottom="0in" loext:contextual-spacing="false" fo:text-indent="0in" style:auto-text-indent="false" style:page-number="auto">
        <style:tab-stops>
          <style:tab-stop style:position="3.122in"/>
          <style:tab-stop style:position="3.5854in"/>
        </style:tab-stops>
      </style:paragraph-properties>
    </style:style>
    <style:style style:name="P202" style:family="paragraph" style:parent-style-name="Text_20_body" style:master-page-name="Converted7">
      <style:paragraph-properties fo:margin-left="0.1252in" fo:margin-right="0in" fo:margin-top="0.061in" fo:margin-bottom="0in" loext:contextual-spacing="false" fo:text-indent="0in" style:auto-text-indent="false" style:page-number="auto"/>
      <style:text-properties officeooo:paragraph-rsid="0007b09d"/>
    </style:style>
    <style:style style:name="P203" style:family="paragraph" style:parent-style-name="Text_20_body" style:master-page-name="Converted8">
      <style:paragraph-properties fo:margin-left="0.1252in" fo:margin-right="0in" fo:margin-top="0.061in" fo:margin-bottom="0in" loext:contextual-spacing="false" fo:text-indent="0in" style:auto-text-indent="false" style:page-number="auto"/>
    </style:style>
    <style:style style:name="P204" style:family="paragraph" style:parent-style-name="Text_20_body">
      <style:paragraph-properties fo:margin-left="0.1252in" fo:margin-right="0in" fo:margin-top="0.1689in" fo:margin-bottom="0in" loext:contextual-spacing="false" fo:text-indent="0in" style:auto-text-indent="false"/>
    </style:style>
    <style:style style:name="P205" style:family="paragraph" style:parent-style-name="Text_20_body">
      <style:paragraph-properties fo:margin-left="0.1252in" fo:margin-right="0in" fo:margin-top="0.0008in" fo:margin-bottom="0in" loext:contextual-spacing="false" fo:text-indent="0in" style:auto-text-indent="false"/>
    </style:style>
    <style:style style:name="P206" style:family="paragraph" style:parent-style-name="Text_20_body">
      <style:paragraph-properties fo:margin-left="0.1252in" fo:margin-right="0in" fo:margin-top="0.1681in" fo:margin-bottom="0in" loext:contextual-spacing="false" fo:text-indent="0in" style:auto-text-indent="false"/>
    </style:style>
    <style:style style:name="P207" style:family="paragraph" style:parent-style-name="Text_20_body">
      <style:paragraph-properties fo:margin-left="0.1252in" fo:margin-right="0in" fo:text-indent="0in" style:auto-text-indent="false"/>
    </style:style>
    <style:style style:name="P208" style:family="paragraph" style:parent-style-name="Text_20_body">
      <style:paragraph-properties fo:margin-left="0.1252in" fo:margin-right="0in" fo:margin-top="0.0972in" fo:margin-bottom="0in" loext:contextual-spacing="false" fo:text-indent="0in" style:auto-text-indent="false">
        <style:tab-stops>
          <style:tab-stop style:position="0.5563in"/>
        </style:tab-stops>
      </style:paragraph-properties>
    </style:style>
    <style:style style:name="P209" style:family="paragraph" style:parent-style-name="Text_20_body">
      <style:paragraph-properties fo:margin-left="0.1252in" fo:margin-right="0in" fo:margin-top="0.0972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210" style:family="paragraph" style:parent-style-name="Text_20_body">
      <style:paragraph-properties fo:margin-left="0.1252in" fo:margin-right="0in" fo:margin-top="0.1665in" fo:margin-bottom="0in" loext:contextual-spacing="false" fo:text-indent="0in" style:auto-text-indent="false"/>
    </style:style>
    <style:style style:name="P211" style:family="paragraph" style:parent-style-name="Text_20_body">
      <style:paragraph-properties fo:margin-left="0.1252in" fo:margin-right="0in" fo:margin-top="0.1398in" fo:margin-bottom="0in" loext:contextual-spacing="false" fo:text-indent="0in" style:auto-text-indent="false"/>
    </style:style>
    <style:style style:name="P212" style:family="paragraph" style:parent-style-name="Text_20_body">
      <style:paragraph-properties fo:margin-left="0.1252in" fo:margin-right="0in" fo:margin-top="0.0362in" fo:margin-bottom="0in" loext:contextual-spacing="false" fo:text-indent="0in" style:auto-text-indent="false"/>
    </style:style>
    <style:style style:name="P213" style:family="paragraph" style:parent-style-name="Text_20_body" style:master-page-name="Converted11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14" style:family="paragraph" style:parent-style-name="Text_20_body" style:master-page-name="Converted13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15" style:family="paragraph" style:parent-style-name="Text_20_body" style:master-page-name="Converted24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16" style:family="paragraph" style:parent-style-name="Text_20_body" style:master-page-name="Converted29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17" style:family="paragraph" style:parent-style-name="Text_20_body" style:master-page-name="Converted31">
      <style:paragraph-properties fo:margin-left="0.1252in" fo:margin-right="0in" fo:margin-top="0.0626in" fo:margin-bottom="0in" loext:contextual-spacing="false" fo:text-indent="0in" style:auto-text-indent="false" style:page-number="auto">
        <style:tab-stops>
          <style:tab-stop style:position="3.6681in"/>
        </style:tab-stops>
      </style:paragraph-properties>
    </style:style>
    <style:style style:name="P218" style:family="paragraph" style:parent-style-name="Text_20_body" style:master-page-name="Converted32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19" style:family="paragraph" style:parent-style-name="Text_20_body" style:master-page-name="Converted33">
      <style:paragraph-properties fo:margin-left="0.1252in" fo:margin-right="0in" fo:margin-top="0.0626in" fo:margin-bottom="0in" loext:contextual-spacing="false" fo:text-indent="0in" style:auto-text-indent="false" style:page-number="auto">
        <style:tab-stops>
          <style:tab-stop style:position="3.8626in"/>
        </style:tab-stops>
      </style:paragraph-properties>
    </style:style>
    <style:style style:name="P220" style:family="paragraph" style:parent-style-name="Text_20_body" style:master-page-name="Converted35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21" style:family="paragraph" style:parent-style-name="Text_20_body" style:master-page-name="Converted36">
      <style:paragraph-properties fo:margin-left="0.1252in" fo:margin-right="0in" fo:margin-top="0.0626in" fo:margin-bottom="0in" loext:contextual-spacing="false" fo:text-indent="0in" style:auto-text-indent="false" style:page-number="auto"/>
    </style:style>
    <style:style style:name="P222" style:family="paragraph" style:parent-style-name="Text_20_body">
      <style:paragraph-properties fo:margin-left="0.1252in" fo:margin-right="0in" fo:margin-top="0.0354in" fo:margin-bottom="0in" loext:contextual-spacing="false" fo:text-indent="0in" style:auto-text-indent="false"/>
    </style:style>
    <style:style style:name="P223" style:family="paragraph" style:parent-style-name="Text_20_body">
      <style:paragraph-properties fo:margin-left="0.1252in" fo:margin-right="0in" fo:margin-top="0.0638in" fo:margin-bottom="0in" loext:contextual-spacing="false" fo:text-indent="0in" style:auto-text-indent="false"/>
    </style:style>
    <style:style style:name="P224" style:family="paragraph" style:parent-style-name="Text_20_body">
      <style:paragraph-properties fo:margin-left="0.1252in" fo:margin-right="0in" fo:margin-top="0.0634in" fo:margin-bottom="0in" loext:contextual-spacing="false" fo:text-indent="0in" style:auto-text-indent="false"/>
    </style:style>
    <style:style style:name="P225" style:family="paragraph" style:parent-style-name="Text_20_body">
      <style:paragraph-properties fo:margin-left="0.1252in" fo:margin-right="0in" fo:margin-top="0.152in" fo:margin-bottom="0in" loext:contextual-spacing="false" fo:text-indent="0in" style:auto-text-indent="false"/>
    </style:style>
    <style:style style:name="P226" style:family="paragraph" style:parent-style-name="Text_20_body">
      <style:paragraph-properties fo:margin-left="0.1252in" fo:margin-right="0in" fo:margin-top="0.1118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227" style:family="paragraph" style:parent-style-name="Text_20_body">
      <style:paragraph-properties fo:margin-left="0.1252in" fo:margin-right="0in" fo:margin-top="0.1118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officeooo:paragraph-rsid="000a09c2"/>
    </style:style>
    <style:style style:name="P228" style:family="paragraph" style:parent-style-name="Text_20_body">
      <style:paragraph-properties fo:margin-left="0.1252in" fo:margin-right="0in" fo:margin-top="0.1118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officeooo:paragraph-rsid="000ba22f"/>
    </style:style>
    <style:style style:name="P229" style:family="paragraph" style:parent-style-name="Text_20_body">
      <style:paragraph-properties fo:margin-left="0.1252in" fo:margin-right="0in" fo:margin-top="0.1118in" fo:margin-bottom="0in" loext:contextual-spacing="false" fo:text-indent="0in" style:auto-text-indent="false">
        <style:tab-stops>
          <style:tab-stop style:position="0.6252in"/>
        </style:tab-stops>
      </style:paragraph-properties>
      <style:text-properties officeooo:paragraph-rsid="000c07b5"/>
    </style:style>
    <style:style style:name="P230" style:family="paragraph" style:parent-style-name="Text_20_body">
      <style:paragraph-properties fo:margin-left="0.1252in" fo:margin-right="0in" fo:margin-top="0.15in" fo:margin-bottom="0in" loext:contextual-spacing="false" fo:text-indent="0in" style:auto-text-indent="false"/>
    </style:style>
    <style:style style:name="P231" style:family="paragraph" style:parent-style-name="Text_20_body">
      <style:paragraph-properties fo:margin-left="0.1252in" fo:margin-right="0in" fo:margin-top="0.15in" fo:margin-bottom="0in" loext:contextual-spacing="false" fo:text-indent="0in" style:auto-text-indent="false"/>
      <style:text-properties officeooo:paragraph-rsid="000a8e06"/>
    </style:style>
    <style:style style:name="P232" style:family="paragraph" style:parent-style-name="Text_20_body">
      <style:paragraph-properties fo:margin-left="0.1252in" fo:margin-right="0in" fo:margin-top="0.15in" fo:margin-bottom="0in" loext:contextual-spacing="false" fo:text-indent="0in" style:auto-text-indent="false"/>
      <style:text-properties officeooo:paragraph-rsid="000ba22f"/>
    </style:style>
    <style:style style:name="P233" style:family="paragraph" style:parent-style-name="Text_20_body">
      <style:paragraph-properties fo:margin-left="0.1252in" fo:margin-right="0in" fo:margin-top="0.1425in" fo:margin-bottom="0in" loext:contextual-spacing="false" fo:text-indent="0in" style:auto-text-indent="false"/>
    </style:style>
    <style:style style:name="P234" style:family="paragraph" style:parent-style-name="Text_20_body">
      <style:paragraph-properties fo:margin-left="0.1252in" fo:margin-right="0in" fo:margin-top="0.1508in" fo:margin-bottom="0in" loext:contextual-spacing="false" fo:text-indent="0in" style:auto-text-indent="false"/>
    </style:style>
    <style:style style:name="P235" style:family="paragraph" style:parent-style-name="Text_20_body">
      <style:paragraph-properties fo:margin-left="0.1252in" fo:margin-right="0in" fo:margin-top="0.1508in" fo:margin-bottom="0in" loext:contextual-spacing="false" fo:text-indent="0in" style:auto-text-indent="false">
        <style:tab-stops>
          <style:tab-stop style:position="5.4244in"/>
        </style:tab-stops>
      </style:paragraph-properties>
    </style:style>
    <style:style style:name="P236" style:family="paragraph" style:parent-style-name="Text_20_body">
      <style:paragraph-properties fo:margin-left="0.1252in" fo:margin-right="0in" fo:margin-top="0.1508in" fo:margin-bottom="0in" loext:contextual-spacing="false" fo:text-indent="0in" style:auto-text-indent="false">
        <style:tab-stops>
          <style:tab-stop style:position="5.2945in"/>
        </style:tab-stops>
      </style:paragraph-properties>
    </style:style>
    <style:style style:name="P237" style:family="paragraph" style:parent-style-name="Text_20_body">
      <style:paragraph-properties fo:margin-left="0.1252in" fo:margin-right="0in" fo:margin-top="0.111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238" style:family="paragraph" style:parent-style-name="Text_20_body">
      <style:paragraph-properties fo:margin-left="0.1252in" fo:margin-right="0in" fo:margin-top="0.1575in" fo:margin-bottom="0in" loext:contextual-spacing="false" fo:text-indent="0in" style:auto-text-indent="false"/>
    </style:style>
    <style:style style:name="P239" style:family="paragraph" style:parent-style-name="Text_20_body">
      <style:paragraph-properties fo:margin-left="0.1252in" fo:margin-right="0in" fo:margin-top="0.1492in" fo:margin-bottom="0in" loext:contextual-spacing="false" fo:text-indent="0in" style:auto-text-indent="false"/>
    </style:style>
    <style:style style:name="P240" style:family="paragraph" style:parent-style-name="Text_20_body">
      <style:paragraph-properties fo:margin-left="0.1252in" fo:margin-right="0in" fo:margin-top="0.1492in" fo:margin-bottom="0in" loext:contextual-spacing="false" fo:text-indent="0in" style:auto-text-indent="false">
        <style:tab-stops>
          <style:tab-stop style:position="4.7654in"/>
        </style:tab-stops>
      </style:paragraph-properties>
    </style:style>
    <style:style style:name="P241" style:family="paragraph" style:parent-style-name="Text_20_body">
      <style:paragraph-properties fo:margin-left="0.1252in" fo:margin-right="0in" fo:margin-top="0.1709in" fo:margin-bottom="0in" loext:contextual-spacing="false" fo:text-indent="0in" style:auto-text-indent="false"/>
    </style:style>
    <style:style style:name="P242" style:family="paragraph" style:parent-style-name="Text_20_body">
      <style:paragraph-properties fo:margin-left="0.1252in" fo:margin-right="0in" fo:margin-top="0.1709in" fo:margin-bottom="0in" loext:contextual-spacing="false" fo:text-indent="0in" style:auto-text-indent="false">
        <style:tab-stops>
          <style:tab-stop style:position="5.7811in"/>
        </style:tab-stops>
      </style:paragraph-properties>
    </style:style>
    <style:style style:name="P243" style:family="paragraph" style:parent-style-name="Text_20_body">
      <style:paragraph-properties fo:margin-left="0.1252in" fo:margin-right="0in" fo:margin-top="0.1484in" fo:margin-bottom="0in" loext:contextual-spacing="false" fo:text-indent="0in" style:auto-text-indent="false"/>
    </style:style>
    <style:style style:name="P244" style:family="paragraph" style:parent-style-name="Text_20_body">
      <style:paragraph-properties fo:margin-left="0.1252in" fo:margin-right="0in" fo:margin-top="0.1717in" fo:margin-bottom="0in" loext:contextual-spacing="false" fo:text-indent="0in" style:auto-text-indent="false"/>
    </style:style>
    <style:style style:name="P245" style:family="paragraph" style:parent-style-name="Text_20_body">
      <style:paragraph-properties fo:margin-left="0.1252in" fo:margin-right="0in" fo:margin-top="0.1728in" fo:margin-bottom="0in" loext:contextual-spacing="false" fo:text-indent="0in" style:auto-text-indent="false">
        <style:tab-stops>
          <style:tab-stop style:position="5.0437in"/>
        </style:tab-stops>
      </style:paragraph-properties>
    </style:style>
    <style:style style:name="P246" style:family="paragraph" style:parent-style-name="Text_20_body">
      <style:paragraph-properties fo:margin-left="0.1252in" fo:margin-right="0in" fo:margin-top="0.1638in" fo:margin-bottom="0in" loext:contextual-spacing="false" fo:text-indent="0in" style:auto-text-indent="false"/>
    </style:style>
    <style:style style:name="P247" style:family="paragraph" style:parent-style-name="Text_20_body">
      <style:paragraph-properties fo:margin-left="0.1252in" fo:margin-right="0in" fo:margin-top="0.1638in" fo:margin-bottom="0in" loext:contextual-spacing="false" fo:text-indent="0in" style:auto-text-indent="false">
        <style:tab-stops>
          <style:tab-stop style:position="4.7209in"/>
        </style:tab-stops>
      </style:paragraph-properties>
    </style:style>
    <style:style style:name="P248" style:family="paragraph" style:parent-style-name="Text_20_body">
      <style:paragraph-properties fo:margin-left="0.1252in" fo:margin-right="0in" fo:margin-top="0.1417in" fo:margin-bottom="0in" loext:contextual-spacing="false" fo:text-indent="0in" style:auto-text-indent="false"/>
    </style:style>
    <style:style style:name="P249" style:family="paragraph" style:parent-style-name="Text_20_body">
      <style:paragraph-properties fo:margin-left="0.1252in" fo:margin-right="0in" fo:margin-top="0.1417in" fo:margin-bottom="0in" loext:contextual-spacing="false" fo:text-indent="0in" style:auto-text-indent="false">
        <style:tab-stops>
          <style:tab-stop style:position="5.0772in"/>
        </style:tab-stops>
      </style:paragraph-properties>
      <style:text-properties officeooo:paragraph-rsid="000a09c2"/>
    </style:style>
    <style:style style:name="P250" style:family="paragraph" style:parent-style-name="Text_20_body">
      <style:paragraph-properties fo:margin-left="0.1252in" fo:margin-right="0in" fo:margin-top="0.1409in" fo:margin-bottom="0in" loext:contextual-spacing="false" fo:text-indent="0in" style:auto-text-indent="false"/>
    </style:style>
    <style:style style:name="P251" style:family="paragraph" style:parent-style-name="Text_20_body">
      <style:paragraph-properties fo:margin-left="0.1252in" fo:margin-right="0in" fo:margin-top="0.1409in" fo:margin-bottom="0in" loext:contextual-spacing="false" fo:text-indent="0in" style:auto-text-indent="false">
        <style:tab-stops>
          <style:tab-stop style:position="4.5374in"/>
        </style:tab-stops>
      </style:paragraph-properties>
    </style:style>
    <style:style style:name="P252" style:family="paragraph" style:parent-style-name="Text_20_body">
      <style:paragraph-properties fo:margin-left="0.1252in" fo:margin-right="0in" fo:margin-top="0.1854in" fo:margin-bottom="0in" loext:contextual-spacing="false" fo:text-indent="0in" style:auto-text-indent="false"/>
    </style:style>
    <style:style style:name="P253" style:family="paragraph" style:parent-style-name="Text_20_body">
      <style:paragraph-properties fo:margin-left="0.1252in" fo:margin-right="0in" fo:margin-top="0.0016in" fo:margin-bottom="0in" loext:contextual-spacing="false" fo:text-indent="0in" style:auto-text-indent="false">
        <style:tab-stops>
          <style:tab-stop style:position="2.072in"/>
        </style:tab-stops>
      </style:paragraph-properties>
    </style:style>
    <style:style style:name="P254" style:family="paragraph" style:parent-style-name="Text_20_body">
      <style:paragraph-properties fo:margin-left="0.1252in" fo:margin-right="0in" fo:margin-top="0.0984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255" style:family="paragraph" style:parent-style-name="Text_20_body">
      <style:paragraph-properties fo:margin-left="0.1252in" fo:margin-right="0in" fo:margin-top="0.1646in" fo:margin-bottom="0in" loext:contextual-spacing="false" fo:text-indent="0in" style:auto-text-indent="false"/>
    </style:style>
    <style:style style:name="P256" style:family="paragraph" style:parent-style-name="Text_20_body">
      <style:paragraph-properties fo:margin-left="0.1252in" fo:margin-right="0in" fo:margin-top="0.1429in" fo:margin-bottom="0in" loext:contextual-spacing="false" fo:text-indent="0in" style:auto-text-indent="false"/>
    </style:style>
    <style:style style:name="P257" style:family="paragraph" style:parent-style-name="Text_20_body">
      <style:paragraph-properties fo:margin-left="0.1252in" fo:margin-right="0in" fo:margin-top="0.1661in" fo:margin-bottom="0in" loext:contextual-spacing="false" fo:text-indent="0in" style:auto-text-indent="false"/>
    </style:style>
    <style:style style:name="P258" style:family="paragraph" style:parent-style-name="Text_20_body">
      <style:paragraph-properties fo:margin-left="0.1252in" fo:margin-right="0in" fo:margin-top="0.1098in" fo:margin-bottom="0in" loext:contextual-spacing="false" fo:text-indent="0in" style:auto-text-indent="false">
        <style:tab-stops>
          <style:tab-stop style:position="0.6252in"/>
        </style:tab-stops>
      </style:paragraph-properties>
    </style:style>
    <style:style style:name="P259" style:family="paragraph" style:parent-style-name="Text_20_body">
      <style:paragraph-properties fo:margin-left="0.1252in" fo:margin-right="0in" fo:margin-top="0.1437in" fo:margin-bottom="0in" loext:contextual-spacing="false" fo:text-indent="0in" style:auto-text-indent="false"/>
    </style:style>
    <style:style style:name="P260" style:family="paragraph" style:parent-style-name="Text_20_body">
      <style:paragraph-properties fo:margin-left="0.0736in" fo:margin-right="0in" fo:margin-top="0.1311in" fo:margin-bottom="0in" loext:contextual-spacing="false" fo:text-indent="0in" style:auto-text-indent="false"/>
    </style:style>
    <style:style style:name="P261" style:family="paragraph" style:parent-style-name="Text_20_body">
      <style:paragraph-properties fo:margin-top="0.0035in" fo:margin-bottom="0in" loext:contextual-spacing="false"/>
    </style:style>
    <style:style style:name="P262" style:family="paragraph" style:parent-style-name="Text_20_body">
      <style:paragraph-properties fo:margin-top="0.0035in" fo:margin-bottom="0in" loext:contextual-spacing="false"/>
      <style:text-properties style:font-name="Arial" fo:font-size="8.5pt" style:font-size-asian="8.5pt"/>
    </style:style>
    <style:style style:name="P263" style:family="paragraph" style:parent-style-name="Text_20_body">
      <style:paragraph-properties fo:margin-top="0.0035in" fo:margin-bottom="0in" loext:contextual-spacing="false"/>
      <style:text-properties style:font-name="Arial" fo:font-size="14.5pt" style:font-size-asian="14.5pt"/>
    </style:style>
    <style:style style:name="P264" style:family="paragraph" style:parent-style-name="Text_20_body">
      <style:paragraph-properties fo:margin-top="0.0035in" fo:margin-bottom="0in" loext:contextual-spacing="false"/>
      <style:text-properties fo:font-size="16.5pt" style:font-size-asian="16.5pt"/>
    </style:style>
    <style:style style:name="P265" style:family="paragraph" style:parent-style-name="Text_20_body">
      <style:paragraph-properties fo:margin-top="0.0035in" fo:margin-bottom="0in" loext:contextual-spacing="false"/>
      <style:text-properties fo:font-size="19pt" style:font-size-asian="19pt"/>
    </style:style>
    <style:style style:name="P266" style:family="paragraph" style:parent-style-name="Text_20_body">
      <style:paragraph-properties fo:margin-top="0.0035in" fo:margin-bottom="0in" loext:contextual-spacing="false"/>
      <style:text-properties fo:font-size="20pt" style:font-size-asian="20pt"/>
    </style:style>
    <style:style style:name="P267" style:family="paragraph" style:parent-style-name="Text_20_body">
      <style:paragraph-properties fo:margin-top="0.0035in" fo:margin-bottom="0in" loext:contextual-spacing="false"/>
      <style:text-properties fo:font-size="23.5pt" style:font-size-asian="23.5pt"/>
    </style:style>
    <style:style style:name="P268" style:family="paragraph" style:parent-style-name="Text_20_body">
      <style:paragraph-properties fo:margin-top="0.0035in" fo:margin-bottom="0in" loext:contextual-spacing="false"/>
      <style:text-properties fo:font-size="13.5pt" style:font-size-asian="13.5pt"/>
    </style:style>
    <style:style style:name="P269" style:family="paragraph" style:parent-style-name="Text_20_body" style:list-style-name="WWNum5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0" style:family="paragraph" style:parent-style-name="Text_20_body" style:list-style-name="WWNum8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1" style:family="paragraph" style:parent-style-name="Text_20_body" style:list-style-name="WWNum16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2" style:family="paragraph" style:parent-style-name="Text_20_body" style:list-style-name="WWNum32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3" style:family="paragraph" style:parent-style-name="Text_20_body" style:list-style-name="WWNum45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4" style:family="paragraph" style:parent-style-name="Text_20_body" style:list-style-name="WWNum48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5" style:family="paragraph" style:parent-style-name="Text_20_body" style:list-style-name="WWNum51">
      <style:paragraph-properties fo:margin-left="0.2693in" fo:margin-right="0in" fo:margin-top="0in" fo:margin-bottom="0in" loext:contextual-spacing="false" fo:line-height="0.189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6" style:family="paragraph" style:parent-style-name="Text_20_body" style:list-style-name="WWNum6">
      <style:paragraph-properties fo:margin-left="0.2693in" fo:margin-right="0in" fo:margin-top="0in" fo:margin-bottom="0in" loext:contextual-spacing="false" fo:line-height="0.2228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7" style:family="paragraph" style:parent-style-name="Text_20_body" style:list-style-name="WWNum9">
      <style:paragraph-properties fo:margin-left="0.2693in" fo:margin-right="0in" fo:margin-top="0in" fo:margin-bottom="0in" loext:contextual-spacing="false" fo:line-height="0.2228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8" style:family="paragraph" style:parent-style-name="Text_20_body" style:list-style-name="WWNum17">
      <style:paragraph-properties fo:margin-left="0.2693in" fo:margin-right="0in" fo:margin-top="0in" fo:margin-bottom="0in" loext:contextual-spacing="false" fo:line-height="0.2228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79" style:family="paragraph" style:parent-style-name="Text_20_body" style:list-style-name="WWNum33">
      <style:paragraph-properties fo:margin-left="0.2693in" fo:margin-right="0in" fo:margin-top="0in" fo:margin-bottom="0in" loext:contextual-spacing="false" fo:line-height="0.2217in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0" style:family="paragraph" style:parent-style-name="Text_20_body" style:list-style-name="WWNum5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1" style:family="paragraph" style:parent-style-name="Text_20_body" style:list-style-name="WWNum10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2" style:family="paragraph" style:parent-style-name="Text_20_body" style:list-style-name="WWNum16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3" style:family="paragraph" style:parent-style-name="Text_20_body" style:list-style-name="WWNum17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4" style:family="paragraph" style:parent-style-name="Text_20_body" style:list-style-name="WWNum32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5" style:family="paragraph" style:parent-style-name="Text_20_body" style:list-style-name="WWNum33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6" style:family="paragraph" style:parent-style-name="Text_20_body" style:list-style-name="WWNum40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87" style:family="paragraph" style:parent-style-name="Text_20_body" style:list-style-name="WWNum8">
      <style:paragraph-properties fo:margin-left="0.2693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  <style:tab-stop style:position="0.5846in"/>
        </style:tab-stops>
      </style:paragraph-properties>
    </style:style>
    <style:style style:name="P288" style:family="paragraph" style:parent-style-name="Text_20_body" style:list-style-name="WWNum5">
      <style:paragraph-properties fo:margin-left="0.2693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  <style:tab-stop style:position="0.5846in"/>
        </style:tab-stops>
      </style:paragraph-properties>
    </style:style>
    <style:style style:name="P289" style:family="paragraph" style:parent-style-name="Text_20_body" style:list-style-name="WWNum8">
      <style:paragraph-properties fo:margin-left="0.2693in" fo:margin-right="0in" fo:margin-top="0.0047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90" style:family="paragraph" style:parent-style-name="Text_20_body" style:list-style-name="WWNum10">
      <style:paragraph-properties fo:margin-left="0.2693in" fo:margin-right="0in" fo:margin-top="0.002in" fo:margin-bottom="0in" loext:contextual-spacing="false" fo:line-height="100%" fo:text-align="start" style:justify-single-word="false" fo:text-indent="-0.2508in" style:auto-text-indent="false">
        <style:tab-stops>
          <style:tab-stop style:position="0.2701in"/>
        </style:tab-stops>
      </style:paragraph-properties>
    </style:style>
    <style:style style:name="P291" style:family="paragraph" style:parent-style-name="Text_20_body" style:list-style-name="WWNum5">
      <style:paragraph-properties fo:margin-left="0.0193in" fo:margin-right="4.3492in" fo:margin-top="0.0063in" fo:margin-bottom="0in" loext:contextual-spacing="false" fo:line-height="103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292" style:family="paragraph" style:parent-style-name="Text_20_body" style:list-style-name="WWNum6">
      <style:paragraph-properties fo:margin-left="0.0193in" fo:margin-right="4.8654in" fo:margin-top="0.0063in" fo:margin-bottom="0in" loext:contextual-spacing="false" fo:line-height="103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293" style:family="paragraph" style:parent-style-name="Text_20_body">
      <style:paragraph-properties fo:margin-left="0.0193in" fo:margin-right="0in" fo:line-height="0.2236in" fo:text-indent="0in" style:auto-text-indent="false"/>
    </style:style>
    <style:style style:name="P294" style:family="paragraph" style:parent-style-name="Text_20_body">
      <style:paragraph-properties fo:margin-left="0.0193in" fo:margin-right="0in" fo:line-height="0.189in" fo:text-indent="0in" style:auto-text-indent="false"/>
    </style:style>
    <style:style style:name="P295" style:family="paragraph" style:parent-style-name="Text_20_body">
      <style:paragraph-properties fo:margin-left="0.0193in" fo:margin-right="0in" fo:line-height="0.2091in" fo:text-indent="0in" style:auto-text-indent="false"/>
    </style:style>
    <style:style style:name="P296" style:family="paragraph" style:parent-style-name="Text_20_body">
      <style:paragraph-properties fo:margin-left="0.0193in" fo:margin-right="0in" fo:margin-top="0.0063in" fo:margin-bottom="0in" loext:contextual-spacing="false" fo:text-indent="0in" style:auto-text-indent="false"/>
    </style:style>
    <style:style style:name="P297" style:family="paragraph" style:parent-style-name="Text_20_body">
      <style:paragraph-properties fo:margin-left="0.0193in" fo:margin-right="0in" fo:margin-top="0.0063in" fo:margin-bottom="0in" loext:contextual-spacing="false" fo:text-indent="0in" style:auto-text-indent="false">
        <style:tab-stops>
          <style:tab-stop style:position="0.3146in"/>
        </style:tab-stops>
      </style:paragraph-properties>
    </style:style>
    <style:style style:name="P298" style:family="paragraph" style:parent-style-name="Text_20_body">
      <style:paragraph-properties fo:margin-left="0.0193in" fo:margin-right="0in" fo:margin-top="0.002in" fo:margin-bottom="0in" loext:contextual-spacing="false" fo:text-indent="0in" style:auto-text-indent="false"/>
    </style:style>
    <style:style style:name="P299" style:family="paragraph" style:parent-style-name="Text_20_body">
      <style:paragraph-properties fo:margin-left="0.0193in" fo:margin-right="0in" fo:margin-top="0.0071in" fo:margin-bottom="0in" loext:contextual-spacing="false" fo:text-indent="0in" style:auto-text-indent="false"/>
    </style:style>
    <style:style style:name="P300" style:family="paragraph" style:parent-style-name="Text_20_body">
      <style:paragraph-properties fo:margin-left="0.0193in" fo:margin-right="0in" fo:margin-top="0.0264in" fo:margin-bottom="0in" loext:contextual-spacing="false" fo:text-indent="0in" style:auto-text-indent="false"/>
    </style:style>
    <style:style style:name="P301" style:family="paragraph" style:parent-style-name="Text_20_body">
      <style:paragraph-properties fo:margin-left="0.0193in" fo:margin-right="0in" fo:margin-top="0.0654in" fo:margin-bottom="0in" loext:contextual-spacing="false" fo:text-indent="0in" style:auto-text-indent="false"/>
    </style:style>
    <style:style style:name="P302" style:family="paragraph" style:parent-style-name="Text_20_body">
      <style:paragraph-properties fo:margin-left="0.0193in" fo:margin-right="0in" fo:margin-top="0.0016in" fo:margin-bottom="0in" loext:contextual-spacing="false" fo:text-indent="0in" style:auto-text-indent="false"/>
    </style:style>
    <style:style style:name="P303" style:family="paragraph" style:parent-style-name="Text_20_body">
      <style:paragraph-properties fo:margin-left="0.0193in" fo:margin-right="0in" fo:margin-top="0.0409in" fo:margin-bottom="0in" loext:contextual-spacing="false" fo:text-indent="0in" style:auto-text-indent="false"/>
    </style:style>
    <style:style style:name="P304" style:family="paragraph" style:parent-style-name="Text_20_body">
      <style:paragraph-properties fo:margin-left="0.0193in" fo:margin-right="0in" fo:margin-top="0.0402in" fo:margin-bottom="0in" loext:contextual-spacing="false" fo:text-indent="0in" style:auto-text-indent="false"/>
    </style:style>
    <style:style style:name="P305" style:family="paragraph" style:parent-style-name="Text_20_body">
      <style:paragraph-properties fo:margin-left="0.0193in" fo:margin-right="0in" fo:margin-top="0.0661in" fo:margin-bottom="0in" loext:contextual-spacing="false" fo:text-indent="0in" style:auto-text-indent="false"/>
    </style:style>
    <style:style style:name="P306" style:family="paragraph" style:parent-style-name="Text_20_body">
      <style:paragraph-properties fo:margin-left="0.0193in" fo:margin-right="0in" fo:margin-top="0.0244in" fo:margin-bottom="0in" loext:contextual-spacing="false" fo:text-indent="0in" style:auto-text-indent="false"/>
    </style:style>
    <style:style style:name="P307" style:family="paragraph" style:parent-style-name="Text_20_body">
      <style:paragraph-properties fo:margin-top="0.0055in" fo:margin-bottom="0in" loext:contextual-spacing="false"/>
    </style:style>
    <style:style style:name="P308" style:family="paragraph" style:parent-style-name="Text_20_body">
      <style:paragraph-properties fo:margin-top="0.0055in" fo:margin-bottom="0in" loext:contextual-spacing="false"/>
      <style:text-properties style:font-name="Arial"/>
    </style:style>
    <style:style style:name="P309" style:family="paragraph" style:parent-style-name="Text_20_body">
      <style:paragraph-properties fo:margin-top="0.0055in" fo:margin-bottom="0in" loext:contextual-spacing="false"/>
      <style:text-properties style:font-name="Arial" fo:font-size="9pt" style:font-size-asian="9pt"/>
    </style:style>
    <style:style style:name="P310" style:family="paragraph" style:parent-style-name="Text_20_body">
      <style:paragraph-properties fo:margin-top="0.0055in" fo:margin-bottom="0in" loext:contextual-spacing="false"/>
      <style:text-properties style:font-name="Arial" fo:font-size="6.5pt" style:font-size-asian="6.5pt"/>
    </style:style>
    <style:style style:name="P311" style:family="paragraph" style:parent-style-name="Text_20_body">
      <style:paragraph-properties fo:margin-top="0.0055in" fo:margin-bottom="0in" loext:contextual-spacing="false"/>
      <style:text-properties style:font-name="Arial" fo:font-size="10pt" style:font-size-asian="10pt"/>
    </style:style>
    <style:style style:name="P312" style:family="paragraph" style:parent-style-name="Text_20_body">
      <style:paragraph-properties fo:margin-top="0.0055in" fo:margin-bottom="0in" loext:contextual-spacing="false"/>
      <style:text-properties style:font-name="Arial" fo:font-size="11pt" style:font-size-asian="11pt"/>
    </style:style>
    <style:style style:name="P313" style:family="paragraph" style:parent-style-name="Text_20_body">
      <style:paragraph-properties fo:margin-top="0.0055in" fo:margin-bottom="0in" loext:contextual-spacing="false"/>
      <style:text-properties style:font-name="Arial" fo:font-size="9.5pt" style:font-size-asian="9.5pt"/>
    </style:style>
    <style:style style:name="P314" style:family="paragraph" style:parent-style-name="Text_20_body">
      <style:paragraph-properties fo:margin-top="0.0055in" fo:margin-bottom="0in" loext:contextual-spacing="false"/>
      <style:text-properties fo:font-size="23.5pt" style:font-size-asian="23.5pt"/>
    </style:style>
    <style:style style:name="P315" style:family="paragraph" style:parent-style-name="Text_20_body">
      <style:paragraph-properties fo:margin-top="0.0055in" fo:margin-bottom="0in" loext:contextual-spacing="false"/>
      <style:text-properties fo:font-size="12.5pt" style:font-size-asian="12.5pt"/>
    </style:style>
    <style:style style:name="P316" style:family="paragraph" style:parent-style-name="Text_20_body">
      <style:paragraph-properties fo:margin-top="0.0055in" fo:margin-bottom="0in" loext:contextual-spacing="false"/>
      <style:text-properties fo:font-size="9.5pt" style:font-size-asian="9.5pt"/>
    </style:style>
    <style:style style:name="P317" style:family="paragraph" style:parent-style-name="Text_20_body">
      <style:paragraph-properties fo:margin-top="0.0055in" fo:margin-bottom="0in" loext:contextual-spacing="false"/>
      <style:text-properties fo:font-size="11pt" style:font-size-asian="11pt"/>
    </style:style>
    <style:style style:name="P318" style:family="paragraph" style:parent-style-name="Text_20_body">
      <style:paragraph-properties fo:margin-top="0.0055in" fo:margin-bottom="0in" loext:contextual-spacing="false"/>
      <style:text-properties fo:font-size="8pt" style:font-size-asian="8pt"/>
    </style:style>
    <style:style style:name="P319" style:family="paragraph" style:parent-style-name="Text_20_body">
      <style:paragraph-properties fo:margin-top="0.0055in" fo:margin-bottom="0in" loext:contextual-spacing="false"/>
      <style:text-properties fo:font-size="7.5pt" style:font-size-asian="7.5pt"/>
    </style:style>
    <style:style style:name="P320" style:family="paragraph" style:parent-style-name="Text_20_body" style:list-style-name="WWNum8">
      <style:paragraph-properties fo:margin-left="0.0193in" fo:margin-right="4.6457in" fo:margin-top="0.0071in" fo:margin-bottom="0in" loext:contextual-spacing="false" fo:line-height="103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321" style:family="paragraph" style:parent-style-name="Text_20_body" style:list-style-name="WWNum9">
      <style:paragraph-properties fo:margin-left="0.0193in" fo:margin-right="4in" fo:margin-top="0.0063in" fo:margin-bottom="0in" loext:contextual-spacing="false" fo:line-height="101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322" style:family="paragraph" style:parent-style-name="Text_20_body">
      <style:paragraph-properties fo:margin-top="0.0008in" fo:margin-bottom="0in" loext:contextual-spacing="false"/>
    </style:style>
    <style:style style:name="P323" style:family="paragraph" style:parent-style-name="Text_20_body">
      <style:paragraph-properties fo:margin-top="0.0008in" fo:margin-bottom="0in" loext:contextual-spacing="false"/>
      <style:text-properties fo:font-size="17.5pt" style:font-size-asian="17.5pt"/>
    </style:style>
    <style:style style:name="P324" style:family="paragraph" style:parent-style-name="Text_20_body">
      <style:paragraph-properties fo:margin-top="0.0008in" fo:margin-bottom="0in" loext:contextual-spacing="false"/>
      <style:text-properties style:font-name="Arial" fo:font-size="6.5pt" style:font-size-asian="6.5pt"/>
    </style:style>
    <style:style style:name="P325" style:family="paragraph" style:parent-style-name="Text_20_body">
      <style:paragraph-properties fo:margin-top="0.0008in" fo:margin-bottom="0in" loext:contextual-spacing="false"/>
      <style:text-properties style:font-name="Arial" fo:font-size="9.5pt" style:font-size-asian="9.5pt"/>
    </style:style>
    <style:style style:name="P326" style:family="paragraph" style:parent-style-name="Text_20_body">
      <style:paragraph-properties fo:margin-top="0.0008in" fo:margin-bottom="0in" loext:contextual-spacing="false"/>
      <style:text-properties fo:font-size="16.5pt" style:font-size-asian="16.5pt"/>
    </style:style>
    <style:style style:name="P327" style:family="paragraph" style:parent-style-name="Text_20_body">
      <style:paragraph-properties fo:margin-top="0.0008in" fo:margin-bottom="0in" loext:contextual-spacing="false"/>
      <style:text-properties fo:font-size="14.5pt" style:font-size-asian="14.5pt"/>
    </style:style>
    <style:style style:name="P328" style:family="paragraph" style:parent-style-name="Text_20_body" style:master-page-name="Converted19">
      <style:paragraph-properties fo:margin-top="0.0008in" fo:margin-bottom="0in" loext:contextual-spacing="false" style:page-number="auto"/>
      <style:text-properties style:font-name="Arial" fo:font-size="4pt" style:font-size-asian="4pt"/>
    </style:style>
    <style:style style:name="P329" style:family="paragraph" style:parent-style-name="Text_20_body">
      <style:paragraph-properties fo:margin-left="0.1252in" fo:margin-right="0.7984in" fo:margin-top="0.1701in" fo:margin-bottom="0in" loext:contextual-spacing="false" fo:line-height="106%" fo:text-indent="0in" style:auto-text-indent="false"/>
    </style:style>
    <style:style style:name="P330" style:family="paragraph" style:parent-style-name="Text_20_body">
      <style:paragraph-properties fo:margin-top="0.0028in" fo:margin-bottom="0in" loext:contextual-spacing="false"/>
      <style:text-properties style:font-name="Arial" fo:font-size="8.5pt" style:font-size-asian="8.5pt"/>
    </style:style>
    <style:style style:name="P331" style:family="paragraph" style:parent-style-name="Text_20_body">
      <style:paragraph-properties fo:margin-top="0.0028in" fo:margin-bottom="0in" loext:contextual-spacing="false"/>
      <style:text-properties style:font-name="Arial" fo:font-size="9.5pt" style:font-size-asian="9.5pt"/>
    </style:style>
    <style:style style:name="P332" style:family="paragraph" style:parent-style-name="Text_20_body">
      <style:paragraph-properties fo:margin-top="0.0028in" fo:margin-bottom="0in" loext:contextual-spacing="false"/>
      <style:text-properties fo:font-size="20pt" style:font-size-asian="20pt"/>
    </style:style>
    <style:style style:name="P333" style:family="paragraph" style:parent-style-name="Text_20_body">
      <style:paragraph-properties fo:margin-top="0.0028in" fo:margin-bottom="0in" loext:contextual-spacing="false"/>
      <style:text-properties fo:font-size="9.5pt" style:font-size-asian="9.5pt"/>
    </style:style>
    <style:style style:name="P334" style:family="paragraph" style:parent-style-name="Text_20_body">
      <style:paragraph-properties fo:margin-top="0.0028in" fo:margin-bottom="0in" loext:contextual-spacing="false"/>
      <style:text-properties fo:font-size="5pt" style:font-size-asian="5pt"/>
    </style:style>
    <style:style style:name="P335" style:family="paragraph" style:parent-style-name="Text_20_body" style:list-style-name="WWNum16">
      <style:paragraph-properties fo:margin-left="0.0193in" fo:margin-right="4.9957in" fo:margin-top="0.0047in" fo:margin-bottom="0in" loext:contextual-spacing="false" fo:line-height="103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336" style:family="paragraph" style:parent-style-name="Text_20_body">
      <style:paragraph-properties fo:margin-top="0.0071in" fo:margin-bottom="0in" loext:contextual-spacing="false"/>
      <style:text-properties fo:font-size="5pt" style:font-size-asian="5pt"/>
    </style:style>
    <style:style style:name="P337" style:family="paragraph" style:parent-style-name="Text_20_body">
      <style:paragraph-properties fo:margin-top="0.0071in" fo:margin-bottom="0in" loext:contextual-spacing="false"/>
      <style:text-properties fo:font-size="4.5pt" style:font-size-asian="4.5pt"/>
    </style:style>
    <style:style style:name="P338" style:family="paragraph" style:parent-style-name="Text_20_body">
      <style:paragraph-properties fo:margin-top="0.0071in" fo:margin-bottom="0in" loext:contextual-spacing="false"/>
      <style:text-properties fo:font-size="19.5pt" style:font-size-asian="19.5pt"/>
    </style:style>
    <style:style style:name="P339" style:family="paragraph" style:parent-style-name="Text_20_body">
      <style:paragraph-properties fo:margin-top="0.0071in" fo:margin-bottom="0in" loext:contextual-spacing="false"/>
      <style:text-properties fo:font-size="10.5pt" style:font-size-asian="10.5pt"/>
    </style:style>
    <style:style style:name="P340" style:family="paragraph" style:parent-style-name="Text_20_body">
      <style:paragraph-properties fo:margin-top="0.0071in" fo:margin-bottom="0in" loext:contextual-spacing="false"/>
      <style:text-properties fo:font-size="8pt" style:font-size-asian="8pt"/>
    </style:style>
    <style:style style:name="P341" style:family="paragraph" style:parent-style-name="Text_20_body" style:master-page-name="Converted15">
      <style:paragraph-properties fo:margin-top="0.0071in" fo:margin-bottom="0in" loext:contextual-spacing="false" style:page-number="auto"/>
      <style:text-properties style:font-name="Arial" fo:font-size="3.5pt" style:font-size-asian="3.5pt"/>
    </style:style>
    <style:style style:name="P342" style:family="paragraph" style:parent-style-name="Text_20_body">
      <style:paragraph-properties fo:margin-top="0.002in" fo:margin-bottom="0in" loext:contextual-spacing="false"/>
      <style:text-properties fo:font-size="17pt" style:font-size-asian="17pt"/>
    </style:style>
    <style:style style:name="P343" style:family="paragraph" style:parent-style-name="Text_20_body">
      <style:paragraph-properties fo:margin-top="0.002in" fo:margin-bottom="0in" loext:contextual-spacing="false"/>
      <style:text-properties style:font-name="Arial"/>
    </style:style>
    <style:style style:name="P344" style:family="paragraph" style:parent-style-name="Text_20_body">
      <style:paragraph-properties fo:margin-top="0.002in" fo:margin-bottom="0in" loext:contextual-spacing="false"/>
      <style:text-properties style:font-name="Arial" fo:font-size="12pt" style:font-size-asian="12pt"/>
    </style:style>
    <style:style style:name="P345" style:family="paragraph" style:parent-style-name="Text_20_body">
      <style:paragraph-properties fo:margin-top="0.002in" fo:margin-bottom="0in" loext:contextual-spacing="false"/>
      <style:text-properties style:font-name="Arial" fo:font-size="10pt" style:font-size-asian="10pt"/>
    </style:style>
    <style:style style:name="P346" style:family="paragraph" style:parent-style-name="Text_20_body">
      <style:paragraph-properties fo:margin-top="0.002in" fo:margin-bottom="0in" loext:contextual-spacing="false"/>
      <style:text-properties fo:font-size="14.5pt" style:font-size-asian="14.5pt"/>
    </style:style>
    <style:style style:name="P347" style:family="paragraph" style:parent-style-name="Text_20_body">
      <style:paragraph-properties fo:margin-top="0.002in" fo:margin-bottom="0in" loext:contextual-spacing="false" fo:break-before="column"/>
      <style:text-properties fo:font-size="23.5pt" style:font-size-asian="23.5pt"/>
    </style:style>
    <style:style style:name="P348" style:family="paragraph" style:parent-style-name="Text_20_body">
      <style:paragraph-properties fo:margin-left="1.3752in" fo:margin-right="0in" fo:line-height="0.1898in" fo:text-indent="0in" style:auto-text-indent="false"/>
    </style:style>
    <style:style style:name="P349" style:family="paragraph" style:parent-style-name="Text_20_body">
      <style:paragraph-properties fo:margin-left="0.6252in" fo:margin-right="0in" fo:margin-top="0.098in" fo:margin-bottom="0in" loext:contextual-spacing="false" fo:text-indent="0in" style:auto-text-indent="false"/>
      <style:text-properties officeooo:paragraph-rsid="000897ce"/>
    </style:style>
    <style:style style:name="P350" style:family="paragraph" style:parent-style-name="Text_20_body">
      <style:paragraph-properties fo:margin-left="0.6252in" fo:margin-right="0in" fo:margin-top="0.002in" fo:margin-bottom="0in" loext:contextual-spacing="false" fo:text-indent="0in" style:auto-text-indent="false"/>
    </style:style>
    <style:style style:name="P351" style:family="paragraph" style:parent-style-name="Text_20_body">
      <style:paragraph-properties fo:margin-left="0.6252in" fo:margin-right="0in" fo:margin-top="0.0008in" fo:margin-bottom="0in" loext:contextual-spacing="false" fo:text-indent="0in" style:auto-text-indent="false"/>
    </style:style>
    <style:style style:name="P352" style:family="paragraph" style:parent-style-name="Text_20_body">
      <style:paragraph-properties fo:margin-left="0.6252in" fo:margin-right="0in" fo:margin-top="0.161in" fo:margin-bottom="0in" loext:contextual-spacing="false" fo:text-indent="0in" style:auto-text-indent="false"/>
    </style:style>
    <style:style style:name="P353" style:family="paragraph" style:parent-style-name="Text_20_body">
      <style:paragraph-properties fo:margin-left="0.6252in" fo:margin-right="0in" fo:line-height="0.1783in" fo:text-indent="0in" style:auto-text-indent="false"/>
    </style:style>
    <style:style style:name="P354" style:family="paragraph" style:parent-style-name="Text_20_body">
      <style:paragraph-properties fo:margin-left="0.6252in" fo:margin-right="0in" fo:line-height="0.172in" fo:text-indent="0in" style:auto-text-indent="false"/>
    </style:style>
    <style:style style:name="P355" style:family="paragraph" style:parent-style-name="Text_20_body">
      <style:paragraph-properties fo:margin-left="0.6252in" fo:margin-right="0in" fo:margin-top="0.0063in" fo:margin-bottom="0in" loext:contextual-spacing="false" fo:text-indent="0in" style:auto-text-indent="false"/>
    </style:style>
    <style:style style:name="P356" style:family="paragraph" style:parent-style-name="Text_20_body">
      <style:paragraph-properties fo:margin-left="0.6252in" fo:margin-right="0in" fo:margin-top="0.111in" fo:margin-bottom="0in" loext:contextual-spacing="false" fo:text-indent="0in" style:auto-text-indent="false"/>
    </style:style>
    <style:style style:name="P357" style:family="paragraph" style:parent-style-name="Text_20_body">
      <style:paragraph-properties fo:margin-left="0.6252in" fo:margin-right="0in" fo:margin-top="0.1098in" fo:margin-bottom="0in" loext:contextual-spacing="false" fo:text-indent="0in" style:auto-text-indent="false"/>
      <style:text-properties officeooo:paragraph-rsid="000ba22f"/>
    </style:style>
    <style:style style:name="P358" style:family="paragraph" style:parent-style-name="Text_20_body">
      <style:paragraph-properties fo:margin-top="0.002in" fo:margin-bottom="0.0008in" loext:contextual-spacing="false"/>
      <style:text-properties fo:font-size="10.5pt" style:font-size-asian="10.5pt"/>
    </style:style>
    <style:style style:name="P359" style:family="paragraph" style:parent-style-name="Text_20_body">
      <style:paragraph-properties fo:margin-top="0.0063in" fo:margin-bottom="0in" loext:contextual-spacing="false"/>
    </style:style>
    <style:style style:name="P360" style:family="paragraph" style:parent-style-name="Text_20_body">
      <style:paragraph-properties fo:margin-top="0.0063in" fo:margin-bottom="0in" loext:contextual-spacing="false"/>
      <style:text-properties style:font-name="Arial"/>
    </style:style>
    <style:style style:name="P361" style:family="paragraph" style:parent-style-name="Text_20_body">
      <style:paragraph-properties fo:margin-top="0.0063in" fo:margin-bottom="0in" loext:contextual-spacing="false"/>
      <style:text-properties style:font-name="Arial" fo:font-size="11pt" style:font-size-asian="11pt"/>
    </style:style>
    <style:style style:name="P362" style:family="paragraph" style:parent-style-name="Text_20_body">
      <style:paragraph-properties fo:margin-top="0.0047in" fo:margin-bottom="0in" loext:contextual-spacing="false"/>
    </style:style>
    <style:style style:name="P363" style:family="paragraph" style:parent-style-name="Text_20_body">
      <style:paragraph-properties fo:margin-top="0.0047in" fo:margin-bottom="0in" loext:contextual-spacing="false"/>
      <style:text-properties style:font-name="Arial" fo:font-size="9pt" style:font-size-asian="9pt"/>
    </style:style>
    <style:style style:name="P364" style:family="paragraph" style:parent-style-name="Text_20_body">
      <style:paragraph-properties fo:margin-top="0.0047in" fo:margin-bottom="0in" loext:contextual-spacing="false"/>
      <style:text-properties style:font-name="Arial" fo:font-size="12pt" style:font-size-asian="12pt"/>
    </style:style>
    <style:style style:name="P365" style:family="paragraph" style:parent-style-name="Text_20_body">
      <style:paragraph-properties fo:margin-top="0.0047in" fo:margin-bottom="0in" loext:contextual-spacing="false"/>
      <style:text-properties style:font-name="Arial" fo:font-size="5pt" style:font-size-asian="5pt"/>
    </style:style>
    <style:style style:name="P366" style:family="paragraph" style:parent-style-name="Text_20_body">
      <style:paragraph-properties fo:margin-top="0.0047in" fo:margin-bottom="0in" loext:contextual-spacing="false"/>
      <style:text-properties fo:font-size="16.5pt" style:font-size-asian="16.5pt"/>
    </style:style>
    <style:style style:name="P367" style:family="paragraph" style:parent-style-name="Text_20_body">
      <style:paragraph-properties fo:margin-top="0.0047in" fo:margin-bottom="0in" loext:contextual-spacing="false"/>
      <style:text-properties fo:font-size="13pt" style:font-size-asian="13pt"/>
    </style:style>
    <style:style style:name="P368" style:family="paragraph" style:parent-style-name="Text_20_body">
      <style:paragraph-properties fo:margin-top="0.0047in" fo:margin-bottom="0in" loext:contextual-spacing="false"/>
      <style:text-properties fo:font-size="17pt" style:font-size-asian="17pt"/>
    </style:style>
    <style:style style:name="P369" style:family="paragraph" style:parent-style-name="Text_20_body">
      <style:paragraph-properties fo:margin-top="0.0047in" fo:margin-bottom="0in" loext:contextual-spacing="false"/>
      <style:text-properties fo:font-size="8pt" style:font-size-asian="8pt"/>
    </style:style>
    <style:style style:name="P370" style:family="paragraph" style:parent-style-name="Text_20_body">
      <style:paragraph-properties fo:margin-left="0.6252in" fo:margin-right="0.7228in" fo:margin-top="0.0008in" fo:margin-bottom="0in" loext:contextual-spacing="false" fo:line-height="211%" fo:text-indent="-0.5in" style:auto-text-indent="false"/>
    </style:style>
    <style:style style:name="P371" style:family="paragraph" style:parent-style-name="Text_20_body">
      <style:paragraph-properties fo:margin-left="1.1252in" fo:margin-right="0in" fo:line-height="0.1917in" fo:text-indent="0in" style:auto-text-indent="false"/>
    </style:style>
    <style:style style:name="P372" style:family="paragraph" style:parent-style-name="Text_20_body">
      <style:paragraph-properties fo:margin-left="1.1252in" fo:margin-right="0in" fo:line-height="0.2228in" fo:text-indent="0in" style:auto-text-indent="false"/>
    </style:style>
    <style:style style:name="P373" style:family="paragraph" style:parent-style-name="Text_20_body">
      <style:paragraph-properties fo:margin-left="1.1252in" fo:margin-right="0in" fo:margin-top="0.1161in" fo:margin-bottom="0in" loext:contextual-spacing="false" fo:text-indent="0in" style:auto-text-indent="false"/>
    </style:style>
    <style:style style:name="P374" style:family="paragraph" style:parent-style-name="Text_20_body">
      <style:paragraph-properties fo:margin-left="1.1252in" fo:margin-right="0in" fo:margin-top="0.0008in" fo:margin-bottom="0in" loext:contextual-spacing="false" fo:text-indent="0in" style:auto-text-indent="false"/>
    </style:style>
    <style:style style:name="P375" style:family="paragraph" style:parent-style-name="Text_20_body">
      <style:paragraph-properties fo:margin-left="1.1252in" fo:margin-right="0in" fo:margin-top="0.002in" fo:margin-bottom="0in" loext:contextual-spacing="false" fo:text-indent="0in" style:auto-text-indent="false"/>
    </style:style>
    <style:style style:name="P376" style:family="paragraph" style:parent-style-name="Text_20_body">
      <style:paragraph-properties fo:margin-left="1.1252in" fo:margin-right="0in" fo:margin-top="0.1118in" fo:margin-bottom="0in" loext:contextual-spacing="false" fo:line-height="0.2071in" fo:text-indent="0in" style:auto-text-indent="false">
        <style:tab-stops>
          <style:tab-stop style:position="1.8835in"/>
        </style:tab-stops>
      </style:paragraph-properties>
      <style:text-properties officeooo:paragraph-rsid="000ba22f"/>
    </style:style>
    <style:style style:name="P377" style:family="paragraph" style:parent-style-name="Text_20_body">
      <style:paragraph-properties fo:margin-top="0.0028in" fo:margin-bottom="0.0008in" loext:contextual-spacing="false"/>
      <style:text-properties fo:font-size="10.5pt" style:font-size-asian="10.5pt"/>
    </style:style>
    <style:style style:name="P378" style:family="paragraph" style:parent-style-name="Text_20_body" style:list-style-name="WWNum32">
      <style:paragraph-properties fo:margin-left="0.0193in" fo:margin-right="5.15in" fo:margin-top="0.0071in" fo:margin-bottom="0in" loext:contextual-spacing="false" fo:line-height="103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379" style:family="paragraph" style:parent-style-name="Text_20_body">
      <style:paragraph-properties fo:margin-top="0.0043in" fo:margin-bottom="0in" loext:contextual-spacing="false"/>
    </style:style>
    <style:style style:name="P380" style:family="paragraph" style:parent-style-name="Text_20_body">
      <style:paragraph-properties fo:margin-top="0.0043in" fo:margin-bottom="0in" loext:contextual-spacing="false"/>
      <style:text-properties fo:font-size="16.5pt" style:font-size-asian="16.5pt"/>
    </style:style>
    <style:style style:name="P381" style:family="paragraph" style:parent-style-name="Text_20_body">
      <style:paragraph-properties fo:margin-top="0.0043in" fo:margin-bottom="0in" loext:contextual-spacing="false"/>
      <style:text-properties fo:font-size="15pt" style:font-size-asian="15pt"/>
    </style:style>
    <style:style style:name="P382" style:family="paragraph" style:parent-style-name="Text_20_body">
      <style:paragraph-properties fo:margin-top="0.0043in" fo:margin-bottom="0in" loext:contextual-spacing="false"/>
      <style:text-properties fo:font-size="9.5pt" style:font-size-asian="9.5pt"/>
    </style:style>
    <style:style style:name="P383" style:family="paragraph" style:parent-style-name="Text_20_body">
      <style:paragraph-properties fo:margin-top="0.0043in" fo:margin-bottom="0in" loext:contextual-spacing="false"/>
      <style:text-properties fo:font-size="13.5pt" style:font-size-asian="13.5pt"/>
    </style:style>
    <style:style style:name="P384" style:family="paragraph" style:parent-style-name="Text_20_body">
      <style:paragraph-properties fo:margin-top="0.0043in" fo:margin-bottom="0in" loext:contextual-spacing="false"/>
      <style:text-properties fo:font-size="9pt" style:font-size-asian="9pt"/>
    </style:style>
    <style:style style:name="P385" style:family="paragraph" style:parent-style-name="Text_20_body">
      <style:paragraph-properties fo:margin-left="0.1252in" fo:margin-right="0.2465in" fo:margin-top="0.1417in" fo:margin-bottom="0in" loext:contextual-spacing="false" fo:line-height="108%" fo:text-indent="0in" style:auto-text-indent="false"/>
    </style:style>
    <style:style style:name="P386" style:family="paragraph" style:parent-style-name="Text_20_body" style:master-page-name="Converted10">
      <style:paragraph-properties style:page-number="auto"/>
      <style:text-properties style:font-name="Arial" fo:font-size="10pt" style:font-size-asian="10pt"/>
    </style:style>
    <style:style style:name="P387" style:family="paragraph" style:parent-style-name="Text_20_body" style:list-style-name="WWNum40">
      <style:paragraph-properties fo:margin-left="0.0193in" fo:margin-right="4.2429in" fo:margin-top="0.0071in" fo:margin-bottom="0in" loext:contextual-spacing="false" fo:line-height="101%" fo:text-align="start" style:justify-single-word="false" fo:text-indent="0in" style:auto-text-indent="false">
        <style:tab-stops>
          <style:tab-stop style:position="0.2701in"/>
        </style:tab-stops>
      </style:paragraph-properties>
    </style:style>
    <style:style style:name="P388" style:family="paragraph" style:parent-style-name="Text_20_body">
      <style:paragraph-properties fo:margin-left="0.1252in" fo:margin-right="0.1598in" fo:line-height="100%" fo:text-indent="0in" style:auto-text-indent="false"/>
    </style:style>
    <style:style style:name="P389" style:family="paragraph" style:parent-style-name="Text_20_body">
      <style:paragraph-properties fo:margin-top="0.0075in" fo:margin-bottom="0in" loext:contextual-spacing="false"/>
      <style:text-properties style:font-name="Arial" fo:font-size="7.5pt" style:font-size-asian="7.5pt"/>
    </style:style>
    <style:style style:name="P390" style:family="paragraph" style:parent-style-name="Text_20_body">
      <style:paragraph-properties fo:margin-top="0.0075in" fo:margin-bottom="0in" loext:contextual-spacing="false"/>
      <style:text-properties fo:font-size="7.5pt" style:font-size-asian="7.5pt"/>
    </style:style>
    <style:style style:name="P391" style:family="paragraph" style:parent-style-name="Text_20_body">
      <style:paragraph-properties fo:margin-top="0.0075in" fo:margin-bottom="0in" loext:contextual-spacing="false"/>
      <style:text-properties fo:font-size="16pt" style:font-size-asian="16pt"/>
    </style:style>
    <style:style style:name="P392" style:family="paragraph" style:parent-style-name="Text_20_body">
      <style:paragraph-properties fo:margin-left="1.0929in" fo:margin-right="0in" fo:text-indent="0in" style:auto-text-indent="false"/>
    </style:style>
    <style:style style:name="P393" style:family="paragraph" style:parent-style-name="Text_20_body" style:master-page-name="Converted12">
      <style:paragraph-properties fo:margin-left="0.1252in" fo:margin-right="0.6583in" fo:margin-top="0.0626in" fo:margin-bottom="0in" loext:contextual-spacing="false" fo:text-indent="0in" style:auto-text-indent="false" style:page-number="auto"/>
    </style:style>
    <style:style style:name="P394" style:family="paragraph" style:parent-style-name="Text_20_body">
      <style:paragraph-properties fo:margin-left="0.1252in" fo:margin-right="0.6583in" fo:margin-top="0.1626in" fo:margin-bottom="0in" loext:contextual-spacing="false" fo:line-height="103%" fo:text-indent="0in" style:auto-text-indent="false"/>
    </style:style>
    <style:style style:name="P395" style:family="paragraph" style:parent-style-name="Text_20_body">
      <style:paragraph-properties fo:margin-left="0.1252in" fo:margin-right="0.4307in" fo:margin-top="0.0008in" fo:margin-bottom="0in" loext:contextual-spacing="false" fo:line-height="100%" fo:text-indent="0in" style:auto-text-indent="false"/>
    </style:style>
    <style:style style:name="P396" style:family="paragraph" style:parent-style-name="Text_20_body" style:list-style-name="WWNum45">
      <style:paragraph-properties fo:margin-left="0.35in" fo:margin-right="0in" fo:margin-top="0.0063in" fo:margin-bottom="0in" loext:contextual-spacing="false" fo:line-height="100%" fo:text-align="start" style:justify-single-word="false" fo:text-indent="-0.3307in" style:auto-text-indent="false">
        <style:tab-stops>
          <style:tab-stop style:position="0.3492in"/>
          <style:tab-stop style:position="0.35in"/>
        </style:tab-stops>
      </style:paragraph-properties>
    </style:style>
    <style:style style:name="P397" style:family="paragraph" style:parent-style-name="Text_20_body" style:list-style-name="WWNum51">
      <style:paragraph-properties fo:margin-left="0.35in" fo:margin-right="0in" fo:margin-top="0.0063in" fo:margin-bottom="0in" loext:contextual-spacing="false" fo:line-height="100%" fo:text-align="start" style:justify-single-word="false" fo:text-indent="-0.3307in" style:auto-text-indent="false">
        <style:tab-stops>
          <style:tab-stop style:position="0.3492in"/>
          <style:tab-stop style:position="0.35in"/>
        </style:tab-stops>
      </style:paragraph-properties>
    </style:style>
    <style:style style:name="P398" style:family="paragraph" style:parent-style-name="Text_20_body">
      <style:paragraph-properties fo:margin-left="0.6252in" fo:margin-right="0.7866in" fo:margin-top="0.0634in" fo:margin-bottom="0in" loext:contextual-spacing="false" fo:line-height="150%" fo:text-indent="-0.5in" style:auto-text-indent="false"/>
      <style:text-properties officeooo:paragraph-rsid="000897ce"/>
    </style:style>
    <style:style style:name="P399" style:family="paragraph" style:parent-style-name="Text_20_body" style:list-style-name="WWNum47">
      <style:paragraph-properties fo:margin-left="0.1563in" fo:margin-right="0in" fo:margin-top="0.0063in" fo:margin-bottom="0in" loext:contextual-spacing="false" fo:line-height="100%" fo:text-align="start" style:justify-single-word="false" fo:text-indent="-0.1374in" style:auto-text-indent="false">
        <style:tab-stops>
          <style:tab-stop style:position="0.1571in"/>
        </style:tab-stops>
      </style:paragraph-properties>
    </style:style>
    <style:style style:name="P400" style:family="paragraph" style:parent-style-name="Text_20_body" style:list-style-name="WWNum47">
      <style:paragraph-properties fo:margin-left="0.3134in" fo:margin-right="0in" fo:margin-top="0.0047in" fo:margin-bottom="0in" loext:contextual-spacing="false" fo:line-height="100%" fo:text-align="start" style:justify-single-word="false" fo:text-indent="-0.2945in" style:auto-text-indent="false">
        <style:tab-stops>
          <style:tab-stop style:position="0.3134in"/>
          <style:tab-stop style:position="0.3138in"/>
        </style:tab-stops>
      </style:paragraph-properties>
    </style:style>
    <style:style style:name="P401" style:family="paragraph" style:parent-style-name="Text_20_body" style:list-style-name="WWNum48">
      <style:paragraph-properties fo:margin-left="0.428in" fo:margin-right="0in" fo:margin-top="0.0063in" fo:margin-bottom="0in" loext:contextual-spacing="false" fo:line-height="100%" fo:text-align="start" style:justify-single-word="false" fo:text-indent="-0.4091in" style:auto-text-indent="false">
        <style:tab-stops>
          <style:tab-stop style:position="0.428in"/>
          <style:tab-stop style:position="0.4283in"/>
        </style:tab-stops>
      </style:paragraph-properties>
    </style:style>
    <style:style style:name="P402" style:family="paragraph" style:parent-style-name="Text_20_body">
      <style:paragraph-properties fo:margin-left="0.6252in" fo:margin-right="0.4846in" fo:line-height="150%" fo:text-indent="-0.5in" style:auto-text-indent="false"/>
    </style:style>
    <style:style style:name="P403" style:family="paragraph" style:parent-style-name="Text_20_body" style:list-style-name="WWNum51">
      <style:paragraph-properties fo:margin-left="0.0193in" fo:margin-right="5.4547in" fo:margin-top="0.0063in" fo:margin-bottom="0in" loext:contextual-spacing="false" fo:line-height="103%" fo:text-align="start" style:justify-single-word="false" fo:text-indent="0in" style:auto-text-indent="false">
        <style:tab-stops>
          <style:tab-stop style:position="0.5063in"/>
          <style:tab-stop style:position="0.5071in"/>
        </style:tab-stops>
      </style:paragraph-properties>
    </style:style>
    <style:style style:name="P404" style:family="paragraph" style:parent-style-name="Text_20_body">
      <style:paragraph-properties fo:margin-left="0.1047in" fo:margin-right="0in" fo:text-indent="0in" style:auto-text-indent="false"/>
    </style:style>
    <style:style style:name="P405" style:family="paragraph" style:parent-style-name="Text_20_body">
      <style:paragraph-properties fo:margin-left="0.6252in" fo:margin-right="1.8472in" fo:margin-top="0.0008in" fo:margin-bottom="0in" loext:contextual-spacing="false" fo:text-indent="-0.5in" style:auto-text-indent="false"/>
    </style:style>
    <style:style style:name="P406" style:family="paragraph" style:parent-style-name="Text_20_body">
      <style:paragraph-properties fo:margin-left="0.6252in" fo:margin-right="0.3772in" fo:margin-top="0.0638in" fo:margin-bottom="0in" loext:contextual-spacing="false" fo:text-indent="-0.5in" style:auto-text-indent="false"/>
    </style:style>
    <style:style style:name="P407" style:family="paragraph" style:parent-style-name="Text_20_body">
      <style:paragraph-properties fo:margin-left="0.6252in" fo:margin-right="0.3772in" fo:margin-top="0.1508in" fo:margin-bottom="0in" loext:contextual-spacing="false" fo:line-height="150%" fo:text-indent="-0.5in" style:auto-text-indent="false"/>
    </style:style>
    <style:style style:name="P408" style:family="paragraph" style:parent-style-name="Text_20_body">
      <style:paragraph-properties fo:margin-left="0.6252in" fo:margin-right="0.3339in" fo:margin-top="0.0638in" fo:margin-bottom="0in" loext:contextual-spacing="false" fo:text-indent="-0.5in" style:auto-text-indent="false"/>
    </style:style>
    <style:style style:name="P409" style:family="paragraph" style:parent-style-name="Text_20_body">
      <style:paragraph-properties fo:margin-left="0.6252in" fo:margin-right="0.3339in" fo:margin-top="0.1508in" fo:margin-bottom="0in" loext:contextual-spacing="false" fo:line-height="148%" fo:text-indent="-0.5in" style:auto-text-indent="false">
        <style:tab-stops>
          <style:tab-stop style:position="3.3165in"/>
        </style:tab-stops>
      </style:paragraph-properties>
    </style:style>
    <style:style style:name="P410" style:family="paragraph" style:parent-style-name="Text_20_body">
      <style:paragraph-properties fo:margin-left="0.1252in" fo:margin-right="0.5709in" fo:margin-top="0.0638in" fo:margin-bottom="0in" loext:contextual-spacing="false" fo:text-indent="0in" style:auto-text-indent="false"/>
    </style:style>
    <style:style style:name="P411" style:family="paragraph" style:parent-style-name="Text_20_body">
      <style:paragraph-properties fo:margin-left="0.1252in" fo:margin-right="0.3874in" fo:text-indent="0in" style:auto-text-indent="false"/>
    </style:style>
    <style:style style:name="P412" style:family="paragraph" style:parent-style-name="Text_20_body" style:master-page-name="Converted16">
      <style:paragraph-properties fo:margin-left="0.3752in" fo:margin-right="0in" fo:margin-top="0.0299in" fo:margin-bottom="0in" loext:contextual-spacing="false" fo:text-indent="0in" style:auto-text-indent="false" style:page-number="auto"/>
    </style:style>
    <style:style style:name="P413" style:family="paragraph" style:parent-style-name="Text_20_body">
      <style:paragraph-properties fo:margin-left="0.1252in" fo:margin-right="0.3236in" fo:margin-top="0.0634in" fo:margin-bottom="0in" loext:contextual-spacing="false" fo:text-indent="0in" style:auto-text-indent="false"/>
    </style:style>
    <style:style style:name="P414" style:family="paragraph" style:parent-style-name="Text_20_body">
      <style:paragraph-properties fo:margin-left="0.178in" fo:margin-right="0in" fo:margin-top="0.0264in" fo:margin-bottom="0in" loext:contextual-spacing="false" fo:text-indent="0in" style:auto-text-indent="false"/>
    </style:style>
    <style:style style:name="P415" style:family="paragraph" style:parent-style-name="Text_20_body">
      <style:paragraph-properties fo:margin-left="0.6252in" fo:margin-right="0.8965in" fo:margin-top="0.1492in" fo:margin-bottom="0in" loext:contextual-spacing="false" fo:line-height="186%" fo:text-indent="-0.5in" style:auto-text-indent="false"/>
    </style:style>
    <style:style style:name="P416" style:family="paragraph" style:parent-style-name="Text_20_body">
      <style:paragraph-properties fo:margin-left="0.3335in" fo:margin-right="4.1091in" fo:line-height="111%" fo:text-indent="-0.1555in" style:auto-text-indent="false"/>
    </style:style>
    <style:style style:name="P417" style:family="paragraph" style:parent-style-name="Text_20_body">
      <style:paragraph-properties fo:margin-left="0.3346in" fo:margin-right="0in" fo:line-height="0.2228in" fo:text-indent="0in" style:auto-text-indent="false"/>
    </style:style>
    <style:style style:name="P418" style:family="paragraph" style:parent-style-name="Text_20_body">
      <style:paragraph-properties fo:margin-left="0.178in" fo:margin-right="2.1409in" fo:line-height="111%" fo:text-indent="0in" style:auto-text-indent="false"/>
    </style:style>
    <style:style style:name="P419" style:family="paragraph" style:parent-style-name="Text_20_body">
      <style:paragraph-properties fo:margin-left="0.6252in" fo:margin-right="0.6217in" fo:margin-top="0.0638in" fo:margin-bottom="0in" loext:contextual-spacing="false" fo:line-height="148%" fo:text-indent="-0.5in" style:auto-text-indent="false"/>
    </style:style>
    <style:style style:name="P420" style:family="paragraph" style:parent-style-name="Text_20_body">
      <style:paragraph-properties fo:margin-left="0.6252in" fo:margin-right="0.2146in" fo:margin-top="0.1508in" fo:margin-bottom="0in" loext:contextual-spacing="false" fo:line-height="186%" fo:text-indent="-0.5in" style:auto-text-indent="false"/>
    </style:style>
    <style:style style:name="P421" style:family="paragraph" style:parent-style-name="Text_20_body">
      <style:paragraph-properties fo:margin-left="0.6252in" fo:margin-right="0.1362in" fo:margin-top="0.0638in" fo:margin-bottom="0in" loext:contextual-spacing="false" fo:line-height="150%" fo:text-indent="-0.5in" style:auto-text-indent="false"/>
    </style:style>
    <style:style style:name="P422" style:family="paragraph" style:parent-style-name="Text_20_body">
      <style:paragraph-properties fo:margin-left="0.6252in" fo:margin-right="0.1717in" fo:line-height="148%" fo:text-indent="-0.5in" style:auto-text-indent="false"/>
    </style:style>
    <style:style style:name="P423" style:family="paragraph" style:parent-style-name="Text_20_body" style:master-page-name="Converted18">
      <style:paragraph-properties style:page-number="auto"/>
      <style:text-properties fo:font-size="10pt" style:font-size-asian="10pt"/>
    </style:style>
    <style:style style:name="P424" style:family="paragraph" style:parent-style-name="Text_20_body">
      <style:paragraph-properties fo:margin-left="0.7417in" fo:margin-right="0in" fo:text-indent="0in" style:auto-text-indent="false"/>
    </style:style>
    <style:style style:name="P425" style:family="paragraph" style:parent-style-name="Text_20_body">
      <style:paragraph-properties fo:margin-left="0.6252in" fo:margin-right="0.2472in" fo:line-height="150%" fo:text-indent="-0.5in" style:auto-text-indent="false"/>
    </style:style>
    <style:style style:name="P426" style:family="paragraph" style:parent-style-name="Text_20_body">
      <style:paragraph-properties fo:margin-left="0.7618in" fo:margin-right="0in" fo:line-height="0.1764in" fo:text-indent="0in" style:auto-text-indent="false"/>
    </style:style>
    <style:style style:name="P427" style:family="paragraph" style:parent-style-name="Text_20_body">
      <style:paragraph-properties fo:margin-left="0.7618in" fo:margin-right="0in" fo:margin-top="0.0063in" fo:margin-bottom="0in" loext:contextual-spacing="false" fo:text-indent="0in" style:auto-text-indent="false"/>
    </style:style>
    <style:style style:name="P428" style:family="paragraph" style:parent-style-name="Text_20_body">
      <style:paragraph-properties fo:margin-left="0.6252in" fo:margin-right="0.3661in" fo:line-height="150%" fo:text-indent="-0.5in" style:auto-text-indent="false"/>
    </style:style>
    <style:style style:name="P429" style:family="paragraph" style:parent-style-name="Text_20_body">
      <style:paragraph-properties fo:margin-left="0.6252in" fo:margin-right="0.2465in" fo:margin-top="0.0634in" fo:margin-bottom="0in" loext:contextual-spacing="false" fo:line-height="148%" fo:text-indent="-0.5in" style:auto-text-indent="false"/>
    </style:style>
    <style:style style:name="P430" style:family="paragraph" style:parent-style-name="Text_20_body">
      <style:paragraph-properties fo:margin-left="0.6252in" fo:margin-right="0.2465in" fo:margin-top="0.1437in" fo:margin-bottom="0in" loext:contextual-spacing="false" fo:line-height="150%" fo:text-indent="-0.5in" style:auto-text-indent="false"/>
    </style:style>
    <style:style style:name="P431" style:family="paragraph" style:parent-style-name="Text_20_body">
      <style:paragraph-properties fo:margin-left="0.6252in" fo:margin-right="0.8953in" fo:margin-top="0.15in" fo:margin-bottom="0in" loext:contextual-spacing="false" fo:line-height="148%" fo:text-indent="-0.5in" style:auto-text-indent="false"/>
    </style:style>
    <style:style style:name="P432" style:family="paragraph" style:parent-style-name="Text_20_body">
      <style:paragraph-properties fo:margin-left="0.6252in" fo:margin-right="0.7661in" fo:margin-top="0.1508in" fo:margin-bottom="0in" loext:contextual-spacing="false" fo:line-height="148%" fo:text-indent="-0.5in" style:auto-text-indent="false"/>
    </style:style>
    <style:style style:name="P433" style:family="paragraph" style:parent-style-name="Text_20_body">
      <style:paragraph-properties fo:margin-left="0.6252in" fo:margin-right="0.1063in" fo:margin-top="0.1484in" fo:margin-bottom="0in" loext:contextual-spacing="false" fo:line-height="150%" fo:text-indent="-0.5in" style:auto-text-indent="false"/>
    </style:style>
    <style:style style:name="P434" style:family="paragraph" style:parent-style-name="Text_20_body">
      <style:paragraph-properties fo:margin-left="0.6252in" fo:margin-right="0.1063in" fo:margin-top="0.148in" fo:margin-bottom="0in" loext:contextual-spacing="false" fo:line-height="150%" fo:text-indent="-0.5in" style:auto-text-indent="false"/>
    </style:style>
    <style:style style:name="P435" style:family="paragraph" style:parent-style-name="Text_20_body">
      <style:paragraph-properties fo:margin-left="0.6252in" fo:margin-right="0.4634in" fo:margin-top="0.1492in" fo:margin-bottom="0in" loext:contextual-spacing="false" fo:line-height="150%" fo:text-indent="-0.5in" style:auto-text-indent="false"/>
    </style:style>
    <style:style style:name="P436" style:family="paragraph" style:parent-style-name="Text_20_body">
      <style:paragraph-properties fo:margin-left="0.6252in" fo:margin-right="0.1598in" fo:margin-top="0.1492in" fo:margin-bottom="0in" loext:contextual-spacing="false" fo:line-height="150%" fo:text-indent="-0.5in" style:auto-text-indent="false"/>
    </style:style>
    <style:style style:name="P437" style:family="paragraph" style:parent-style-name="Text_20_body" style:master-page-name="Converted20">
      <style:paragraph-properties style:page-number="auto"/>
      <style:text-properties fo:font-size="10pt" style:font-size-asian="10pt"/>
    </style:style>
    <style:style style:name="P438" style:family="paragraph" style:parent-style-name="Text_20_body">
      <style:paragraph-properties fo:margin-left="0.6252in" fo:margin-right="0in" fo:margin-top="0.0638in" fo:margin-bottom="0in" loext:contextual-spacing="false" fo:line-height="150%" fo:text-indent="-0.5in" style:auto-text-indent="false"/>
    </style:style>
    <style:style style:name="P439" style:family="paragraph" style:parent-style-name="Text_20_body">
      <style:paragraph-properties fo:margin-left="0.6252in" fo:margin-right="0.4382in" fo:margin-top="0.1409in" fo:margin-bottom="0in" loext:contextual-spacing="false" fo:line-height="150%" fo:text-align="justify" style:justify-single-word="false" fo:text-indent="-0.5in" style:auto-text-indent="false"/>
    </style:style>
    <style:style style:name="P440" style:family="paragraph" style:parent-style-name="Text_20_body">
      <style:paragraph-properties fo:margin-left="1.1252in" fo:margin-right="0.3772in" fo:margin-top="0.0319in" fo:margin-bottom="0in" loext:contextual-spacing="false" style:line-height-at-least="0.3335in" fo:text-indent="-1in" style:auto-text-indent="false"/>
      <style:text-properties officeooo:paragraph-rsid="000a09c2"/>
    </style:style>
    <style:style style:name="P441" style:family="paragraph" style:parent-style-name="Text_20_body" style:master-page-name="Converted21">
      <style:paragraph-properties style:page-number="auto"/>
      <style:text-properties fo:font-size="10pt" style:font-size-asian="10pt"/>
    </style:style>
    <style:style style:name="P442" style:family="paragraph" style:parent-style-name="Text_20_body">
      <style:paragraph-properties fo:margin-left="0.6252in" fo:margin-right="0.161in" fo:margin-top="0.1484in" fo:margin-bottom="0in" loext:contextual-spacing="false" fo:line-height="150%" fo:text-align="justify" style:justify-single-word="false" fo:text-indent="-0.5in" style:auto-text-indent="false"/>
    </style:style>
    <style:style style:name="P443" style:family="paragraph" style:parent-style-name="Text_20_body">
      <style:paragraph-properties fo:margin-left="1.1252in" fo:margin-right="4.7339in" fo:margin-top="0.148in" fo:margin-bottom="0in" loext:contextual-spacing="false" fo:line-height="103%" fo:text-indent="0in" style:auto-text-indent="false"/>
    </style:style>
    <style:style style:name="P444" style:family="paragraph" style:parent-style-name="Text_20_body">
      <style:paragraph-properties fo:margin-left="0.6252in" fo:margin-right="0.15in" fo:margin-top="0.1492in" fo:margin-bottom="0in" loext:contextual-spacing="false" fo:line-height="150%" fo:text-indent="-0.5in" style:auto-text-indent="false"/>
    </style:style>
    <style:style style:name="P445" style:family="paragraph" style:parent-style-name="Text_20_body" style:master-page-name="Converted25">
      <style:paragraph-properties fo:margin-left="0.6252in" fo:margin-right="0.7016in" fo:margin-top="0.0626in" fo:margin-bottom="0in" loext:contextual-spacing="false" fo:line-height="150%" fo:text-indent="-0.5in" style:auto-text-indent="false" style:page-number="auto"/>
    </style:style>
    <style:style style:name="P446" style:family="paragraph" style:parent-style-name="Text_20_body">
      <style:paragraph-properties fo:margin-left="1.1252in" fo:margin-right="0.8602in" fo:line-height="103%" fo:text-indent="0in" style:auto-text-indent="false"/>
      <style:text-properties fo:font-size="10pt" style:font-size-asian="10pt"/>
    </style:style>
    <style:style style:name="P447" style:family="paragraph" style:parent-style-name="Text_20_body">
      <style:paragraph-properties fo:margin-left="0.6252in" fo:margin-right="0.2799in" fo:margin-top="0.1516in" fo:margin-bottom="0in" loext:contextual-spacing="false" fo:line-height="150%" fo:text-indent="-0.5in" style:auto-text-indent="false"/>
      <style:text-properties officeooo:paragraph-rsid="000a09c2"/>
    </style:style>
    <style:style style:name="P448" style:family="paragraph" style:parent-style-name="Text_20_body">
      <style:paragraph-properties fo:margin-left="0in" fo:margin-right="-0.0102in" fo:line-height="0.2228in" fo:text-indent="0in" style:auto-text-indent="false"/>
    </style:style>
    <style:style style:name="P449" style:family="paragraph" style:parent-style-name="Text_20_body">
      <style:paragraph-properties fo:margin-left="0in" fo:margin-right="-0.0102in" fo:line-height="0.2228in" fo:text-indent="0in" style:auto-text-indent="false">
        <style:tab-stops>
          <style:tab-stop style:position="1.9417in"/>
        </style:tab-stops>
      </style:paragraph-properties>
    </style:style>
    <style:style style:name="P450" style:family="paragraph" style:parent-style-name="Text_20_body">
      <style:paragraph-properties fo:margin-left="0in" fo:margin-right="-0.0102in" fo:line-height="0.2228in" fo:text-indent="0in" style:auto-text-indent="false">
        <style:tab-stops>
          <style:tab-stop style:position="1.8228in"/>
        </style:tab-stops>
      </style:paragraph-properties>
    </style:style>
    <style:style style:name="P451" style:family="paragraph" style:parent-style-name="Text_20_body">
      <style:paragraph-properties fo:margin-left="0.6634in" fo:margin-right="0in" fo:line-height="0.2228in" fo:text-indent="0in" style:auto-text-indent="false">
        <style:tab-stops>
          <style:tab-stop style:position="3.3299in"/>
        </style:tab-stops>
      </style:paragraph-properties>
    </style:style>
    <style:style style:name="P452" style:family="paragraph" style:parent-style-name="Text_20_body">
      <style:paragraph-properties fo:margin-left="0.6252in" fo:margin-right="0.3016in" fo:margin-top="0.1417in" fo:margin-bottom="0in" loext:contextual-spacing="false" fo:line-height="150%" fo:text-indent="-0.5in" style:auto-text-indent="false"/>
    </style:style>
    <style:style style:name="P453" style:family="paragraph" style:parent-style-name="Text_20_body">
      <style:paragraph-properties fo:margin-left="1.1252in" fo:margin-right="4.761in" fo:margin-top="0.1425in" fo:margin-bottom="0in" loext:contextual-spacing="false" fo:line-height="103%" fo:text-indent="0in" style:auto-text-indent="false"/>
    </style:style>
    <style:style style:name="P454" style:family="paragraph" style:parent-style-name="Text_20_body">
      <style:paragraph-properties fo:margin-left="1.1252in" fo:margin-right="4.8327in" fo:margin-top="0.0354in" fo:margin-bottom="0in" loext:contextual-spacing="false" fo:line-height="101%" fo:text-align="justify" style:justify-single-word="false" fo:text-indent="0in" style:auto-text-indent="false"/>
    </style:style>
    <style:style style:name="P455" style:family="paragraph" style:parent-style-name="Text_20_body">
      <style:paragraph-properties fo:margin-left="0.1252in" fo:margin-right="0.4846in" fo:margin-top="0.1417in" fo:margin-bottom="0in" loext:contextual-spacing="false" fo:text-indent="0in" style:auto-text-indent="false"/>
    </style:style>
    <style:style style:name="P456" style:family="paragraph" style:parent-style-name="Text_20_body">
      <style:paragraph-properties fo:margin-left="0.1252in" fo:margin-right="0.4417in" fo:margin-top="0.1417in" fo:margin-bottom="0in" loext:contextual-spacing="false" fo:text-indent="0in" style:auto-text-indent="false"/>
    </style:style>
    <style:style style:name="P457" style:family="paragraph" style:parent-style-name="Text_20_body">
      <style:paragraph-properties fo:margin-left="0.6252in" fo:margin-right="0.1173in" fo:margin-top="0.1484in" fo:margin-bottom="0in" loext:contextual-spacing="false" fo:line-height="150%" fo:text-indent="-0.5in" style:auto-text-indent="false"/>
    </style:style>
    <style:style style:name="P458" style:family="paragraph" style:parent-style-name="Text_20_body">
      <style:paragraph-properties fo:margin-left="0.6252in" fo:margin-right="0.2035in" fo:margin-top="0.15in" fo:margin-bottom="0in" loext:contextual-spacing="false" fo:line-height="150%" fo:text-indent="-0.5in" style:auto-text-indent="false"/>
    </style:style>
    <style:style style:name="P459" style:family="paragraph" style:parent-style-name="Text_20_body">
      <style:paragraph-properties fo:margin-left="0.6252in" fo:margin-right="0.5382in" fo:margin-top="0.1709in" fo:margin-bottom="0in" loext:contextual-spacing="false" fo:line-height="150%" fo:text-indent="-0.5in" style:auto-text-indent="false"/>
    </style:style>
    <style:style style:name="P460" style:family="paragraph" style:parent-style-name="Text_20_body">
      <style:paragraph-properties fo:margin-left="0.6252in" fo:margin-right="0.1398in" fo:margin-top="0.1484in" fo:margin-bottom="0in" loext:contextual-spacing="false" fo:line-height="150%" fo:text-indent="-0.5in" style:auto-text-indent="false"/>
      <style:text-properties officeooo:paragraph-rsid="000ba22f"/>
    </style:style>
    <style:style style:name="P461" style:family="paragraph" style:parent-style-name="Text_20_body">
      <style:paragraph-properties fo:margin-left="0.6252in" fo:margin-right="0.452in" fo:margin-top="0.1508in" fo:margin-bottom="0in" loext:contextual-spacing="false" fo:line-height="148%" fo:text-indent="-0.5in" style:auto-text-indent="false"/>
    </style:style>
    <style:style style:name="P462" style:family="paragraph" style:parent-style-name="Title">
      <style:paragraph-properties fo:margin-left="1.0902in" fo:margin-right="1.061in" fo:margin-top="0.1563in" fo:margin-bottom="0in" loext:contextual-spacing="false" fo:line-height="108%" fo:text-indent="0in" style:auto-text-indent="false"/>
    </style:style>
    <style:style style:name="P463" style:family="paragraph">
      <loext:graphic-properties draw:fill="solid" draw:fill-color="#ededed"/>
      <style:paragraph-properties fo:text-align="center"/>
    </style:style>
    <style:style style:name="P464" style:family="paragraph">
      <loext:graphic-properties draw:fill="solid" draw:fill-color="#eeeff0"/>
      <style:paragraph-properties fo:text-align="center"/>
    </style:style>
    <style:style style:name="P465" style:family="paragraph">
      <style:paragraph-properties fo:text-align="start"/>
    </style:style>
    <style:style style:name="P466" style:family="paragraph">
      <loext:graphic-properties draw:fill="none"/>
      <style:paragraph-properties fo:text-align="start"/>
    </style:style>
    <style:style style:name="P467" style:family="paragraph">
      <style:paragraph-properties fo:text-align="center"/>
    </style:style>
    <style:style style:name="P468" style:family="paragraph">
      <loext:graphic-properties draw:fill="none"/>
      <style:paragraph-properties fo:text-align="center"/>
    </style:style>
    <style:style style:name="P469" style:family="paragraph">
      <loext:graphic-properties draw:fill="solid" draw:fill-color="#f6f6f6"/>
      <style:paragraph-properties fo:text-align="center"/>
    </style:style>
    <style:style style:name="P470" style:family="paragraph">
      <loext:graphic-properties draw:fill="solid" draw:fill-color="#eeeff0"/>
      <style:paragraph-properties fo:text-align="start"/>
    </style:style>
    <style:style style:name="P471" style:family="paragraph">
      <loext:graphic-properties draw:fill="solid" draw:fill-color="#f6f6f6"/>
      <style:paragraph-properties fo:text-align="start"/>
    </style:style>
    <style:style style:name="P472" style:family="paragraph">
      <loext:graphic-properties draw:fill="solid" draw:fill-color="#ffffff"/>
      <style:paragraph-properties fo:text-align="center"/>
    </style:style>
    <style:style style:name="P473" style:family="paragraph">
      <loext:graphic-properties draw:fill="solid" draw:fill-color="#fcfcfc"/>
      <style:paragraph-properties fo:text-align="center"/>
    </style:style>
    <style:style style:name="T1" style:family="text">
      <style:text-properties fo:letter-spacing="-0.0102in"/>
    </style:style>
    <style:style style:name="T2" style:family="text">
      <style:text-properties fo:color="#8495af" style:font-name="Carlito" fo:font-size="12pt" style:font-size-asian="12pt"/>
    </style:style>
    <style:style style:name="T3" style:family="text">
      <style:text-properties fo:color="#313d4f" style:font-name="Carlito" fo:font-size="12pt" style:font-size-asian="12pt"/>
    </style:style>
    <style:style style:name="T4" style:family="text">
      <style:text-properties fo:color="#4471c4"/>
    </style:style>
    <style:style style:name="T5" style:family="text">
      <style:text-properties fo:color="#4471c4" style:font-name="Arial"/>
    </style:style>
    <style:style style:name="T6" style:family="text">
      <style:text-properties fo:color="#4471c4" style:font-name="Arial" fo:letter-spacing="0.0008in"/>
    </style:style>
    <style:style style:name="T7" style:family="text">
      <style:text-properties fo:color="#4471c4" style:font-name="Arial" fo:letter-spacing="0.0008in" fo:background-color="#fcfcfc" loext:char-shading-value="0"/>
    </style:style>
    <style:style style:name="T8" style:family="text">
      <style:text-properties fo:color="#4471c4" style:font-name="Arial" style:text-underline-style="solid" style:text-underline-width="auto" style:text-underline-color="#4370c3" style:text-scale="100%"/>
    </style:style>
    <style:style style:name="T9" style:family="text">
      <style:text-properties fo:color="#4471c4" style:font-name="Arial" style:text-underline-style="solid" style:text-underline-width="auto" style:text-underline-color="#4370c3"/>
    </style:style>
    <style:style style:name="T10" style:family="text">
      <style:text-properties fo:color="#4471c4" style:font-name="Arial" style:text-underline-style="solid" style:text-underline-width="auto" style:text-underline-color="#4370c3" fo:background-color="#eeeff0" loext:char-shading-value="0"/>
    </style:style>
    <style:style style:name="T11" style:family="text">
      <style:text-properties fo:color="#4471c4" style:font-name="Arial" fo:letter-spacing="-0.0055in"/>
    </style:style>
    <style:style style:name="T12" style:family="text">
      <style:text-properties fo:color="#4471c4" style:font-name="Arial" fo:letter-spacing="-0.0055in" fo:background-color="#fcfcfc" loext:char-shading-value="0"/>
    </style:style>
    <style:style style:name="T13" style:family="text">
      <style:text-properties fo:color="#4471c4" style:font-name="Arial" fo:letter-spacing="0.0016in"/>
    </style:style>
    <style:style style:name="T14" style:family="text">
      <style:text-properties fo:color="#4471c4" style:font-name="Arial" fo:background-color="#eeeff0" loext:char-shading-value="0"/>
    </style:style>
    <style:style style:name="T15" style:family="text">
      <style:text-properties fo:color="#4471c4" style:font-name="Arial" fo:letter-spacing="-0.0028in"/>
    </style:style>
    <style:style style:name="T16" style:family="text">
      <style:text-properties fo:color="#4471c4" style:font-name="Arial" fo:letter-spacing="-0.0075in"/>
    </style:style>
    <style:style style:name="T17" style:family="text">
      <style:text-properties fo:color="#4471c4" style:font-name="Arial" fo:font-weight="bold" style:font-weight-asian="bold"/>
    </style:style>
    <style:style style:name="T18" style:family="text">
      <style:text-properties fo:color="#4471c4" style:font-name="Arial" fo:letter-spacing="-0.0091in"/>
    </style:style>
    <style:style style:name="T19" style:family="text">
      <style:text-properties fo:color="#4471c4" style:font-name="Arial" fo:letter-spacing="-0.0091in" fo:background-color="#fcfcfc" loext:char-shading-value="0"/>
    </style:style>
    <style:style style:name="T20" style:family="text">
      <style:text-properties fo:color="#4471c4" style:font-name="Arial" fo:background-color="#f6f6f6" loext:char-shading-value="0"/>
    </style:style>
    <style:style style:name="T21" style:family="text">
      <style:text-properties fo:color="#4471c4" style:font-name="Arial" fo:letter-spacing="-0.0016in"/>
    </style:style>
    <style:style style:name="T22" style:family="text">
      <style:text-properties fo:color="#4471c4" style:font-name="Arial" fo:letter-spacing="-0.0016in" fo:background-color="#fcfcfc" loext:char-shading-value="0"/>
    </style:style>
    <style:style style:name="T23" style:family="text">
      <style:text-properties fo:color="#4471c4" style:font-name="Arial" fo:background-color="#fcfcfc" loext:char-shading-value="0"/>
    </style:style>
    <style:style style:name="T24" style:family="text">
      <style:text-properties fo:color="#4471c4" style:font-name="Arial" fo:background-color="#fcfcfc" loext:char-shading-value="0" style:text-scale="100%"/>
    </style:style>
    <style:style style:name="T25" style:family="text">
      <style:text-properties fo:color="#4471c4" style:font-name="Arial" fo:letter-spacing="-0.011in" fo:background-color="#fcfcfc" loext:char-shading-value="0"/>
    </style:style>
    <style:style style:name="T26" style:family="text">
      <style:text-properties fo:color="#4471c4" style:font-name="Arial" fo:background-color="#ededed" loext:char-shading-value="0"/>
    </style:style>
    <style:style style:name="T27" style:family="text">
      <style:text-properties fo:color="#4471c4" style:font-name="Arial" fo:letter-spacing="-0.002in"/>
    </style:style>
    <style:style style:name="T28" style:family="text">
      <style:text-properties fo:color="#4471c4" style:font-name="Arial" fo:letter-spacing="-0.0071in" fo:background-color="#fcfcfc" loext:char-shading-value="0"/>
    </style:style>
    <style:style style:name="T29" style:family="text">
      <style:text-properties fo:color="#4471c4" style:font-name="Arial" fo:letter-spacing="-0.0008in"/>
    </style:style>
    <style:style style:name="T30" style:family="text">
      <style:text-properties fo:color="#4471c4" style:font-name="Arial" fo:letter-spacing="-0.0008in" fo:background-color="#fcfcfc" loext:char-shading-value="0"/>
    </style:style>
    <style:style style:name="T31" style:family="text">
      <style:text-properties fo:color="#4471c4" style:font-name="Arial" officeooo:rsid="0007b09d"/>
    </style:style>
    <style:style style:name="T32" style:family="text">
      <style:text-properties fo:color="#4471c4" style:font-name="Arial" officeooo:rsid="00090129"/>
    </style:style>
    <style:style style:name="T33" style:family="text">
      <style:text-properties fo:color="#4471c4" style:text-scale="90%"/>
    </style:style>
    <style:style style:name="T34" style:family="text">
      <style:text-properties fo:color="#4471c4" style:text-scale="85%"/>
    </style:style>
    <style:style style:name="T35" style:family="text">
      <style:text-properties fo:color="#4471c4" fo:letter-spacing="-0.0256in" style:text-scale="85%"/>
    </style:style>
    <style:style style:name="T36" style:family="text">
      <style:text-properties fo:color="#24282f" fo:font-size="14pt" style:font-size-asian="14pt" style:text-scale="90%"/>
    </style:style>
    <style:style style:name="T37" style:family="text">
      <style:text-properties fo:color="#24282f" fo:font-size="14pt" officeooo:rsid="0007b09d" style:font-size-asian="14pt" style:text-scale="90%"/>
    </style:style>
    <style:style style:name="T38" style:family="text">
      <style:text-properties fo:color="#24282f" fo:font-size="14pt" officeooo:rsid="000897ce" style:font-size-asian="14pt" style:text-scale="90%"/>
    </style:style>
    <style:style style:name="T39" style:family="text">
      <style:text-properties fo:color="#24282f" fo:font-size="14pt" style:font-size-asian="14pt"/>
    </style:style>
    <style:style style:name="T40" style:family="text">
      <style:text-properties fo:color="#24282f" fo:font-size="14pt" style:font-size-asian="14pt" style:text-scale="80%"/>
    </style:style>
    <style:style style:name="T41" style:family="text">
      <style:text-properties fo:color="#24282f" fo:font-size="14pt" style:font-size-asian="14pt" style:text-scale="85%"/>
    </style:style>
    <style:style style:name="T42" style:family="text">
      <style:text-properties fo:color="#24282f" fo:font-size="14pt" fo:letter-spacing="-0.0102in" style:font-size-asian="14pt" style:text-scale="90%"/>
    </style:style>
    <style:style style:name="T43" style:family="text">
      <style:text-properties fo:color="#24282f" fo:font-size="14pt" fo:letter-spacing="-0.0091in" style:font-size-asian="14pt" style:text-scale="90%"/>
    </style:style>
    <style:style style:name="T44" style:family="text">
      <style:text-properties fo:color="#24282f" fo:font-size="14pt" fo:letter-spacing="-0.0098in" style:font-size-asian="14pt" style:text-scale="90%"/>
    </style:style>
    <style:style style:name="T45" style:family="text">
      <style:text-properties fo:color="#24282f" fo:font-size="14pt" fo:letter-spacing="-0.0083in" style:font-size-asian="14pt" style:text-scale="90%"/>
    </style:style>
    <style:style style:name="T46" style:family="text">
      <style:text-properties fo:color="#24282f" fo:font-size="14pt" fo:letter-spacing="-0.0075in" style:font-size-asian="14pt" style:text-scale="90%"/>
    </style:style>
    <style:style style:name="T47" style:family="text">
      <style:text-properties fo:color="#24282f" fo:font-size="14pt" fo:letter-spacing="-0.0307in" style:font-size-asian="14pt" style:text-scale="90%"/>
    </style:style>
    <style:style style:name="T48" style:family="text">
      <style:text-properties fo:color="#24282f" fo:font-size="14pt" fo:letter-spacing="-0.0252in" style:font-size-asian="14pt" style:text-scale="90%"/>
    </style:style>
    <style:style style:name="T49" style:family="text">
      <style:text-properties fo:color="#24282f" fo:font-size="14pt" fo:letter-spacing="-0.0252in" style:font-size-asian="14pt" style:text-scale="85%"/>
    </style:style>
    <style:style style:name="T50" style:family="text">
      <style:text-properties fo:color="#24282f" fo:font-size="14pt" fo:letter-spacing="-0.0071in" style:font-size-asian="14pt" style:text-scale="90%"/>
    </style:style>
    <style:style style:name="T51" style:family="text">
      <style:text-properties fo:color="#24282f" fo:font-size="14pt" fo:letter-spacing="-0.0118in" style:font-size-asian="14pt" style:text-scale="90%"/>
    </style:style>
    <style:style style:name="T52" style:family="text">
      <style:text-properties fo:color="#24282f" fo:font-size="14pt" fo:letter-spacing="-0.0138in" style:font-size-asian="14pt" style:text-scale="90%"/>
    </style:style>
    <style:style style:name="T53" style:family="text">
      <style:text-properties fo:color="#24282f" fo:font-size="14pt" fo:letter-spacing="-0.0201in" style:font-size-asian="14pt" style:text-scale="90%"/>
    </style:style>
    <style:style style:name="T54" style:family="text">
      <style:text-properties fo:color="#24282f" fo:font-size="14pt" fo:letter-spacing="-0.0201in" style:font-size-asian="14pt" style:text-scale="85%"/>
    </style:style>
    <style:style style:name="T55" style:family="text">
      <style:text-properties fo:color="#24282f" fo:font-size="14pt" fo:letter-spacing="-0.0228in" style:font-size-asian="14pt" style:text-scale="90%"/>
    </style:style>
    <style:style style:name="T56" style:family="text">
      <style:text-properties fo:color="#24282f" fo:font-size="14pt" fo:letter-spacing="-0.0228in" style:font-size-asian="14pt" style:text-scale="85%"/>
    </style:style>
    <style:style style:name="T57" style:family="text">
      <style:text-properties fo:color="#24282f" fo:font-size="14pt" fo:letter-spacing="-0.011in" style:font-size-asian="14pt" style:text-scale="90%"/>
    </style:style>
    <style:style style:name="T58" style:family="text">
      <style:text-properties fo:color="#24282f" fo:font-size="14pt" fo:letter-spacing="-0.0126in" style:font-size-asian="14pt" style:text-scale="90%"/>
    </style:style>
    <style:style style:name="T59" style:family="text">
      <style:text-properties fo:color="#24282f" fo:font-size="14pt" fo:letter-spacing="-0.0209in" style:font-size-asian="14pt" style:text-scale="85%"/>
    </style:style>
    <style:style style:name="T60" style:family="text">
      <style:text-properties fo:color="#24282f" fo:font-size="14pt" fo:letter-spacing="-0.0217in" style:font-size-asian="14pt" style:text-scale="85%"/>
    </style:style>
    <style:style style:name="T61" style:family="text">
      <style:text-properties fo:color="#24282f" fo:font-size="14pt" fo:letter-spacing="-0.0193in" style:font-size-asian="14pt" style:text-scale="90%"/>
    </style:style>
    <style:style style:name="T62" style:family="text">
      <style:text-properties fo:color="#24282f" fo:font-size="14pt" fo:letter-spacing="-0.0189in" style:font-size-asian="14pt" style:text-scale="90%"/>
    </style:style>
    <style:style style:name="T63" style:family="text">
      <style:text-properties fo:color="#24282f" fo:font-size="14pt" fo:letter-spacing="-0.0264in" style:font-size-asian="14pt" style:text-scale="85%"/>
    </style:style>
    <style:style style:name="T64" style:family="text">
      <style:text-properties fo:color="#24282f" fo:font-size="14pt" fo:letter-spacing="-0.0264in" style:font-size-asian="14pt" style:text-scale="90%"/>
    </style:style>
    <style:style style:name="T65" style:family="text">
      <style:text-properties fo:color="#24282f" fo:font-size="14pt" fo:letter-spacing="-0.0272in" style:font-size-asian="14pt" style:text-scale="90%"/>
    </style:style>
    <style:style style:name="T66" style:family="text">
      <style:text-properties fo:color="#24282f" fo:font-size="14pt" fo:letter-spacing="-0.0283in" style:font-size-asian="14pt" style:text-scale="85%"/>
    </style:style>
    <style:style style:name="T67" style:family="text">
      <style:text-properties fo:color="#24282f" fo:font-size="14pt" fo:letter-spacing="-0.028in" style:font-size-asian="14pt" style:text-scale="85%"/>
    </style:style>
    <style:style style:name="T68" style:family="text">
      <style:text-properties fo:color="#24282f" fo:font-size="14pt" fo:letter-spacing="-0.0134in" style:font-size-asian="14pt" style:text-scale="90%"/>
    </style:style>
    <style:style style:name="T69" style:family="text">
      <style:text-properties fo:color="#24282f" fo:font-size="14pt" fo:letter-spacing="-0.0146in" style:font-size-asian="14pt" style:text-scale="90%"/>
    </style:style>
    <style:style style:name="T70" style:family="text">
      <style:text-properties fo:color="#24282f" fo:font-size="14pt" fo:letter-spacing="-0.0165in" style:font-size-asian="14pt" style:text-scale="90%"/>
    </style:style>
    <style:style style:name="T71" style:family="text">
      <style:text-properties fo:color="#24282f" fo:font-size="14pt" fo:letter-spacing="-0.0165in" style:font-size-asian="14pt" style:text-scale="85%"/>
    </style:style>
    <style:style style:name="T72" style:family="text">
      <style:text-properties fo:color="#24282f" fo:font-size="14pt" fo:letter-spacing="-0.0154in" style:font-size-asian="14pt" style:text-scale="90%"/>
    </style:style>
    <style:style style:name="T73" style:family="text">
      <style:text-properties fo:color="#24282f" fo:font-size="14pt" fo:letter-spacing="-0.0173in" style:font-size-asian="14pt" style:text-scale="90%"/>
    </style:style>
    <style:style style:name="T74" style:family="text">
      <style:text-properties fo:color="#24282f" fo:font-size="14pt" fo:letter-spacing="-0.0173in" style:font-size-asian="14pt" style:text-scale="85%"/>
    </style:style>
    <style:style style:name="T75" style:family="text">
      <style:text-properties fo:color="#24282f" fo:font-size="14pt" fo:letter-spacing="-0.0181in" style:font-size-asian="14pt" style:text-scale="90%"/>
    </style:style>
    <style:style style:name="T76" style:family="text">
      <style:text-properties fo:color="#24282f" fo:font-size="14pt" fo:letter-spacing="-0.0181in" style:font-size-asian="14pt" style:text-scale="85%"/>
    </style:style>
    <style:style style:name="T77" style:family="text">
      <style:text-properties fo:color="#24282f" fo:font-size="14pt" fo:letter-spacing="-0.0161in" style:font-size-asian="14pt" style:text-scale="90%"/>
    </style:style>
    <style:style style:name="T78" style:family="text">
      <style:text-properties fo:color="#24282f" fo:font-size="14pt" fo:letter-spacing="-0.0161in" style:font-size-asian="14pt" style:text-scale="85%"/>
    </style:style>
    <style:style style:name="T79" style:family="text">
      <style:text-properties fo:color="#24282f" fo:font-size="14pt" fo:letter-spacing="-0.0055in" style:font-size-asian="14pt" style:text-scale="90%"/>
    </style:style>
    <style:style style:name="T80" style:family="text">
      <style:text-properties fo:color="#24282f" fo:font-size="14pt" fo:letter-spacing="-0.022in" style:font-size-asian="14pt" style:text-scale="90%"/>
    </style:style>
    <style:style style:name="T81" style:family="text">
      <style:text-properties fo:color="#24282f" fo:font-size="14pt" style:text-underline-style="solid" style:text-underline-width="auto" style:text-underline-color="#23272e" style:font-size-asian="14pt" style:text-scale="90%"/>
    </style:style>
    <style:style style:name="T82" style:family="text">
      <style:text-properties fo:color="#24282f" fo:font-size="14pt" fo:letter-spacing="0.0209in" style:font-size-asian="14pt" style:text-scale="90%"/>
    </style:style>
    <style:style style:name="T83" style:family="text">
      <style:text-properties fo:color="#24282f" fo:font-size="14pt" fo:letter-spacing="-0.0236in" style:font-size-asian="14pt" style:text-scale="85%"/>
    </style:style>
    <style:style style:name="T84" style:family="text">
      <style:text-properties fo:color="#24282f" fo:font-size="14pt" fo:letter-spacing="-0.0256in" style:font-size-asian="14pt" style:text-scale="90%"/>
    </style:style>
    <style:style style:name="T85" style:family="text">
      <style:text-properties fo:color="#24282f" fo:font-size="14pt" fo:letter-spacing="-0.0256in" style:font-size-asian="14pt" style:text-scale="85%"/>
    </style:style>
    <style:style style:name="T86" style:family="text">
      <style:text-properties fo:color="#24282f" fo:font-size="14pt" fo:letter-spacing="-0.0028in" style:font-size-asian="14pt" style:text-scale="85%"/>
    </style:style>
    <style:style style:name="T87" style:family="text">
      <style:text-properties fo:color="#24282f" fo:font-size="14pt" fo:letter-spacing="0.0008in" style:font-size-asian="14pt" style:text-scale="80%"/>
    </style:style>
    <style:style style:name="T88" style:family="text">
      <style:text-properties fo:color="#24282f" fo:font-size="14pt" fo:letter-spacing="-0.0008in" style:font-size-asian="14pt" style:text-scale="80%"/>
    </style:style>
    <style:style style:name="T89" style:family="text">
      <style:text-properties fo:color="#24282f" fo:font-size="14pt" fo:font-style="italic" fo:font-weight="bold" officeooo:rsid="000afbcc" style:font-size-asian="14pt" style:font-style-asian="italic" style:font-weight-asian="bold" style:font-style-complex="italic" style:font-weight-complex="bold" style:text-scale="90%"/>
    </style:style>
    <style:style style:name="T90" style:family="text">
      <style:text-properties fo:color="#24282f" fo:font-size="14pt" fo:font-style="italic" fo:font-weight="bold" officeooo:rsid="00090129" style:font-size-asian="14pt" style:font-style-asian="italic" style:font-weight-asian="bold" style:font-style-complex="italic" style:font-weight-complex="bold" style:text-scale="90%"/>
    </style:style>
    <style:style style:name="T91" style:family="text">
      <style:text-properties fo:color="#24282f" fo:font-size="14pt" fo:background-color="#f6f6f6" loext:char-shading-value="0" style:font-size-asian="14pt" style:text-scale="90%"/>
    </style:style>
    <style:style style:name="T92" style:family="text">
      <style:text-properties fo:color="#24282f" style:text-scale="90%"/>
    </style:style>
    <style:style style:name="T93" style:family="text">
      <style:text-properties fo:color="#24282f"/>
    </style:style>
    <style:style style:name="T94" style:family="text">
      <style:text-properties fo:color="#24282f" fo:letter-spacing="-0.002in" style:text-scale="90%"/>
    </style:style>
    <style:style style:name="T95" style:family="text">
      <style:text-properties fo:font-size="14pt" style:font-size-asian="14pt"/>
    </style:style>
    <style:style style:name="T96" style:family="text">
      <style:text-properties fo:font-size="14pt" style:font-size-asian="14pt" style:text-scale="90%"/>
    </style:style>
    <style:style style:name="T97" style:family="text">
      <style:text-properties fo:font-size="14pt" style:font-size-asian="14pt" style:text-scale="80%"/>
    </style:style>
    <style:style style:name="T98" style:family="text">
      <style:text-properties fo:font-size="14pt" style:font-size-asian="14pt" style:text-scale="85%"/>
    </style:style>
    <style:style style:name="T99" style:family="text">
      <style:text-properties fo:font-size="14pt" fo:letter-spacing="-0.0047in" fo:background-color="#f6f6f6" loext:char-shading-value="0" style:font-size-asian="14pt" style:text-scale="90%"/>
    </style:style>
    <style:style style:name="T100" style:family="text">
      <style:text-properties fo:font-size="14pt" fo:background-color="#f6f6f6" loext:char-shading-value="0" style:font-size-asian="14pt" style:text-scale="90%"/>
    </style:style>
    <style:style style:name="T101" style:family="text">
      <style:text-properties fo:font-size="14pt" fo:letter-spacing="-0.0118in" style:font-size-asian="14pt" style:text-scale="90%"/>
    </style:style>
    <style:style style:name="T102" style:family="text">
      <style:text-properties fo:font-size="14pt" fo:letter-spacing="-0.0134in" style:font-size-asian="14pt" style:text-scale="90%"/>
    </style:style>
    <style:style style:name="T103" style:family="text">
      <style:text-properties fo:font-size="14pt" fo:letter-spacing="-0.0193in" style:font-size-asian="14pt" style:text-scale="90%"/>
    </style:style>
    <style:style style:name="T104" style:family="text">
      <style:text-properties fo:font-size="14pt" fo:letter-spacing="-0.002in" style:font-size-asian="14pt" style:text-scale="80%"/>
    </style:style>
    <style:style style:name="T105" style:family="text">
      <style:text-properties fo:font-size="14pt" fo:letter-spacing="-0.0264in" style:font-size-asian="14pt" style:text-scale="85%"/>
    </style:style>
    <style:style style:name="T106" style:family="text">
      <style:text-properties fo:font-size="14pt" fo:letter-spacing="-0.0126in" style:font-size-asian="14pt" style:text-scale="90%"/>
    </style:style>
    <style:style style:name="T107" style:family="text">
      <style:text-properties fo:font-size="14pt" fo:letter-spacing="-0.0138in" style:font-size-asian="14pt" style:text-scale="90%"/>
    </style:style>
    <style:style style:name="T108" style:family="text">
      <style:text-properties fo:font-size="14pt" fo:letter-spacing="-0.0098in" style:font-size-asian="14pt"/>
    </style:style>
    <style:style style:name="T109" style:family="text">
      <style:text-properties fo:font-size="14pt" fo:letter-spacing="-0.0173in" style:font-size-asian="14pt" style:text-scale="85%"/>
    </style:style>
    <style:style style:name="T110" style:family="text">
      <style:text-properties fo:font-size="14pt" fo:letter-spacing="-0.0063in" style:font-size-asian="14pt" style:text-scale="90%"/>
    </style:style>
    <style:style style:name="T111" style:family="text">
      <style:text-properties fo:font-size="14pt" fo:letter-spacing="-0.0083in" style:font-size-asian="14pt"/>
    </style:style>
    <style:style style:name="T112" style:family="text">
      <style:text-properties fo:font-size="14pt" fo:letter-spacing="-0.0091in" style:font-size-asian="14pt"/>
    </style:style>
    <style:style style:name="T113" style:family="text">
      <style:text-properties fo:font-size="14pt" fo:letter-spacing="-0.0272in" style:font-size-asian="14pt" style:text-scale="85%"/>
    </style:style>
    <style:style style:name="T114" style:family="text">
      <style:text-properties fo:font-size="14pt" fo:letter-spacing="-0.0256in" style:font-size-asian="14pt" style:text-scale="85%"/>
    </style:style>
    <style:style style:name="T115" style:family="text">
      <style:text-properties fo:font-size="14pt" fo:letter-spacing="-0.0008in" style:font-size-asian="14pt" style:text-scale="80%"/>
    </style:style>
    <style:style style:name="T116" style:family="text">
      <style:text-properties fo:font-size="14pt" fo:letter-spacing="-0.0016in" style:font-size-asian="14pt" style:text-scale="80%"/>
    </style:style>
    <style:style style:name="T117" style:family="text">
      <style:text-properties fo:font-size="14pt" fo:letter-spacing="-0.022in" style:font-size-asian="14pt" style:text-scale="85%"/>
    </style:style>
    <style:style style:name="T118" style:family="text">
      <style:text-properties fo:font-size="14pt" fo:letter-spacing="-0.0217in" style:font-size-asian="14pt" style:text-scale="85%"/>
    </style:style>
    <style:style style:name="T119" style:family="text">
      <style:text-properties fo:font-size="14pt" fo:letter-spacing="-0.0244in" style:font-size-asian="14pt" style:text-scale="85%"/>
    </style:style>
    <style:style style:name="T120" style:family="text">
      <style:text-properties fo:font-size="14pt" fo:letter-spacing="-0.0283in" style:font-size-asian="14pt" style:text-scale="90%"/>
    </style:style>
    <style:style style:name="T121" style:family="text">
      <style:text-properties fo:font-size="14pt" fo:letter-spacing="-0.028in" style:font-size-asian="14pt" style:text-scale="90%"/>
    </style:style>
    <style:style style:name="T122" style:family="text">
      <style:text-properties fo:font-size="14pt" fo:letter-spacing="-0.0181in" style:font-size-asian="14pt" style:text-scale="85%"/>
    </style:style>
    <style:style style:name="T123" style:family="text">
      <style:text-properties fo:font-size="14pt" fo:letter-spacing="0.0028in" style:font-size-asian="14pt" style:text-scale="80%"/>
    </style:style>
    <style:style style:name="T124" style:family="text">
      <style:text-properties fo:font-size="14pt" fo:letter-spacing="-0.0189in" style:font-size-asian="14pt" style:text-scale="90%"/>
    </style:style>
    <style:style style:name="T125" style:family="text">
      <style:text-properties style:font-name="Arial"/>
    </style:style>
    <style:style style:name="T126" style:family="text">
      <style:text-properties style:font-name="Arial" fo:font-size="10pt" style:font-size-asian="10pt"/>
    </style:style>
    <style:style style:name="T127" style:family="text">
      <style:text-properties fo:color="#878787" fo:background-color="#f6f6f6" loext:char-shading-value="0" style:text-scale="90%"/>
    </style:style>
    <style:style style:name="T128" style:family="text">
      <style:text-properties fo:color="#878787" fo:font-size="14pt" style:font-size-asian="14pt"/>
    </style:style>
    <style:style style:name="T129" style:family="text">
      <style:text-properties fo:color="#878787" fo:font-size="14pt" style:font-size-asian="14pt" style:text-scale="90%"/>
    </style:style>
    <style:style style:name="T130" style:family="text">
      <style:text-properties fo:color="#878787"/>
    </style:style>
    <style:style style:name="T131" style:family="text">
      <style:text-properties fo:color="#878787" fo:letter-spacing="-0.0008in" style:text-scale="80%"/>
    </style:style>
    <style:style style:name="T132" style:family="text">
      <style:text-properties fo:color="#878787" style:text-scale="80%"/>
    </style:style>
    <style:style style:name="T133" style:family="text">
      <style:text-properties fo:color="#878787" fo:letter-spacing="-0.0138in"/>
    </style:style>
    <style:style style:name="T134" style:family="text">
      <style:text-properties fo:color="#878787" style:text-scale="90%"/>
    </style:style>
    <style:style style:name="T135" style:family="text">
      <style:text-properties fo:background-color="#f6f6f6" loext:char-shading-value="0" style:text-scale="90%"/>
    </style:style>
    <style:style style:name="T136" style:family="text">
      <style:text-properties fo:background-color="#f6f6f6" loext:char-shading-value="0" style:text-scale="80%"/>
    </style:style>
    <style:style style:name="T137" style:family="text">
      <style:text-properties fo:background-color="#f6f6f6" loext:char-shading-value="0"/>
    </style:style>
    <style:style style:name="T138" style:family="text">
      <style:text-properties fo:color="#800000" fo:background-color="#f6f6f6" loext:char-shading-value="0" style:text-scale="90%"/>
    </style:style>
    <style:style style:name="T139" style:family="text">
      <style:text-properties fo:color="#800000" fo:background-color="#eeeff0" loext:char-shading-value="0" style:text-scale="90%"/>
    </style:style>
    <style:style style:name="T140" style:family="text">
      <style:text-properties fo:color="#800000" fo:background-color="#eeeff0" loext:char-shading-value="0" style:text-scale="80%"/>
    </style:style>
    <style:style style:name="T141" style:family="text">
      <style:text-properties fo:color="#800000" fo:letter-spacing="-0.002in" fo:background-color="#eeeff0" loext:char-shading-value="0" style:text-scale="85%"/>
    </style:style>
    <style:style style:name="T142" style:family="text">
      <style:text-properties fo:color="#800000" fo:letter-spacing="-0.0134in" fo:background-color="#eeeff0" loext:char-shading-value="0" style:text-scale="90%"/>
    </style:style>
    <style:style style:name="T143" style:family="text">
      <style:text-properties fo:color="#800000" fo:font-size="14pt" fo:letter-spacing="-0.0016in" style:font-size-asian="14pt" style:text-scale="80%"/>
    </style:style>
    <style:style style:name="T144" style:family="text">
      <style:text-properties fo:color="#800000" fo:font-size="14pt" style:font-size-asian="14pt" style:text-scale="80%"/>
    </style:style>
    <style:style style:name="T145" style:family="text">
      <style:text-properties fo:color="#800000" fo:font-size="14pt" style:font-size-asian="14pt" style:text-scale="85%"/>
    </style:style>
    <style:style style:name="T146" style:family="text">
      <style:text-properties fo:color="#800000" fo:font-size="14pt" fo:letter-spacing="-0.002in" style:font-size-asian="14pt" style:text-scale="80%"/>
    </style:style>
    <style:style style:name="T147" style:family="text">
      <style:text-properties fo:color="#800000" fo:font-size="14pt" fo:letter-spacing="-0.0008in" style:font-size-asian="14pt" style:text-scale="80%"/>
    </style:style>
    <style:style style:name="T148" style:family="text">
      <style:text-properties fo:color="#800000" fo:font-size="14pt" fo:letter-spacing="-0.0028in" style:font-size-asian="14pt" style:text-scale="80%"/>
    </style:style>
    <style:style style:name="T149" style:family="text">
      <style:text-properties fo:color="#800000" fo:font-size="14pt" fo:letter-spacing="0.0008in" style:font-size-asian="14pt" style:text-scale="80%"/>
    </style:style>
    <style:style style:name="T150" style:family="text">
      <style:text-properties fo:color="#800000" style:text-scale="90%"/>
    </style:style>
    <style:style style:name="T151" style:family="text">
      <style:text-properties fo:color="#800000" fo:letter-spacing="-0.0165in" style:text-scale="90%"/>
    </style:style>
    <style:style style:name="T152" style:family="text">
      <style:text-properties fo:color="#800000" fo:letter-spacing="-0.0161in" style:text-scale="85%"/>
    </style:style>
    <style:style style:name="T153" style:family="text">
      <style:text-properties fo:color="#800000" fo:letter-spacing="-0.0291in" style:text-scale="90%"/>
    </style:style>
    <style:style style:name="T154" style:family="text">
      <style:text-properties fo:font-variant="normal" fo:text-transform="none" fo:font-size="14pt" fo:background-color="#f6f6f6" loext:char-shading-value="0" style:font-size-asian="14pt" style:text-scale="90%"/>
    </style:style>
    <style:style style:name="T155" style:family="text">
      <style:text-properties fo:font-variant="normal" fo:text-transform="none" fo:font-size="14pt" fo:letter-spacing="-0.0047in" fo:background-color="#f6f6f6" loext:char-shading-value="0" style:font-size-asian="14pt" style:text-scale="90%"/>
    </style:style>
    <style:style style:name="T156" style:family="text">
      <style:text-properties fo:font-variant="normal" fo:text-transform="none" fo:font-size="14pt" fo:letter-spacing="-0.0055in" fo:background-color="#f6f6f6" loext:char-shading-value="0" style:font-size-asian="14pt" style:text-scale="90%"/>
    </style:style>
    <style:style style:name="T157" style:family="text">
      <style:text-properties fo:font-variant="normal" fo:text-transform="none" fo:font-size="14pt" style:font-size-asian="14pt"/>
    </style:style>
    <style:style style:name="T158" style:family="text">
      <style:text-properties fo:font-variant="normal" fo:text-transform="none" fo:font-size="14pt" style:font-size-asian="14pt" style:text-scale="80%"/>
    </style:style>
    <style:style style:name="T159" style:family="text">
      <style:text-properties fo:font-variant="normal" fo:text-transform="none" fo:font-size="14pt" fo:letter-spacing="-0.0201in" style:font-size-asian="14pt"/>
    </style:style>
    <style:style style:name="T160" style:family="text">
      <style:text-properties fo:font-variant="normal" fo:text-transform="none" fo:font-size="14pt" fo:letter-spacing="-0.0008in" style:font-size-asian="14pt" style:text-scale="80%"/>
    </style:style>
    <style:style style:name="T161" style:family="text">
      <style:text-properties fo:font-variant="normal" fo:text-transform="none" fo:color="#800000" fo:font-size="14pt" fo:letter-spacing="-0.0165in" fo:background-color="#f6f6f6" loext:char-shading-value="0" style:font-size-asian="14pt" style:text-scale="90%"/>
    </style:style>
    <style:style style:name="T162" style:family="text">
      <style:text-properties fo:font-variant="normal" fo:text-transform="none" fo:color="#800000" fo:background-color="#eeeff0" loext:char-shading-value="0" style:text-scale="80%"/>
    </style:style>
    <style:style style:name="T163" style:family="text">
      <style:text-properties fo:font-variant="normal" fo:text-transform="none" fo:color="#800000" fo:background-color="#eeeff0" loext:char-shading-value="0" style:text-scale="90%"/>
    </style:style>
    <style:style style:name="T164" style:family="text">
      <style:text-properties fo:font-variant="normal" fo:text-transform="none" fo:color="#800000" fo:letter-spacing="-0.0008in" fo:background-color="#eeeff0" loext:char-shading-value="0" style:text-scale="80%"/>
    </style:style>
    <style:style style:name="T165" style:family="text">
      <style:text-properties fo:font-variant="normal" fo:text-transform="none" fo:color="#800000" style:text-scale="90%"/>
    </style:style>
    <style:style style:name="T166" style:family="text">
      <style:text-properties fo:font-variant="normal" fo:text-transform="none" fo:color="#800000" fo:letter-spacing="-0.0161in" style:text-scale="85%"/>
    </style:style>
    <style:style style:name="T167" style:family="text">
      <style:text-properties fo:font-variant="normal" fo:text-transform="none" fo:color="#800000" fo:letter-spacing="-0.0244in" style:text-scale="90%"/>
    </style:style>
    <style:style style:name="T168" style:family="text">
      <style:text-properties fo:font-variant="normal" fo:text-transform="none" fo:color="#00008a" fo:font-size="14pt" fo:background-color="#f6f6f6" loext:char-shading-value="0" style:font-size-asian="14pt" style:text-scale="90%"/>
    </style:style>
    <style:style style:name="T169" style:family="text">
      <style:text-properties fo:font-variant="normal" fo:text-transform="none" fo:color="#00008a" fo:font-size="14pt" fo:letter-spacing="-0.0063in" fo:background-color="#f6f6f6" loext:char-shading-value="0" style:font-size-asian="14pt" style:text-scale="90%"/>
    </style:style>
    <style:style style:name="T170" style:family="text">
      <style:text-properties fo:font-variant="normal" fo:text-transform="none" fo:color="#00008a" fo:font-size="14pt" style:font-size-asian="14pt" style:text-scale="80%"/>
    </style:style>
    <style:style style:name="T171" style:family="text">
      <style:text-properties fo:font-variant="normal" fo:text-transform="none" fo:color="#00008a" fo:font-size="14pt" style:font-size-asian="14pt"/>
    </style:style>
    <style:style style:name="T172" style:family="text">
      <style:text-properties fo:font-variant="normal" fo:text-transform="none" fo:color="#00008a" fo:font-size="14pt" fo:letter-spacing="-0.0189in" style:font-size-asian="14pt"/>
    </style:style>
    <style:style style:name="T173" style:family="text">
      <style:text-properties fo:font-variant="normal" fo:text-transform="none" fo:color="#00008a" fo:background-color="#eeeff0" loext:char-shading-value="0" style:text-scale="80%"/>
    </style:style>
    <style:style style:name="T174" style:family="text">
      <style:text-properties fo:font-variant="normal" fo:text-transform="none" fo:color="#00008a" fo:background-color="#eeeff0" loext:char-shading-value="0"/>
    </style:style>
    <style:style style:name="T175" style:family="text">
      <style:text-properties fo:font-variant="normal" fo:text-transform="none" fo:color="#00008a" fo:background-color="#eeeff0" loext:char-shading-value="0" style:text-scale="90%"/>
    </style:style>
    <style:style style:name="T176" style:family="text">
      <style:text-properties fo:font-variant="normal" fo:text-transform="none" fo:color="#00008a" fo:letter-spacing="0.0217in" fo:background-color="#eeeff0" loext:char-shading-value="0"/>
    </style:style>
    <style:style style:name="T177" style:family="text">
      <style:text-properties fo:font-variant="normal" fo:text-transform="none" fo:color="#00008a" fo:letter-spacing="-0.0075in" fo:background-color="#eeeff0" loext:char-shading-value="0" style:text-scale="90%"/>
    </style:style>
    <style:style style:name="T178" style:family="text">
      <style:text-properties fo:font-variant="normal" fo:text-transform="none" fo:color="#00008a" fo:letter-spacing="-0.0071in" fo:background-color="#eeeff0" loext:char-shading-value="0" style:text-scale="90%"/>
    </style:style>
    <style:style style:name="T179" style:family="text">
      <style:text-properties fo:font-variant="normal" fo:text-transform="none" fo:color="#00008a" fo:letter-spacing="-0.0083in" fo:background-color="#eeeff0" loext:char-shading-value="0"/>
    </style:style>
    <style:style style:name="T180" style:family="text">
      <style:text-properties fo:font-variant="normal" fo:text-transform="none" fo:color="#00008a" fo:letter-spacing="-0.0008in" fo:background-color="#eeeff0" loext:char-shading-value="0" style:text-scale="80%"/>
    </style:style>
    <style:style style:name="T181" style:family="text">
      <style:text-properties fo:font-variant="normal" fo:text-transform="none" fo:color="#00008a" fo:letter-spacing="-0.0098in" fo:background-color="#eeeff0" loext:char-shading-value="0"/>
    </style:style>
    <style:style style:name="T182" style:family="text">
      <style:text-properties fo:font-variant="normal" fo:text-transform="none" fo:color="#00008a" style:text-scale="90%"/>
    </style:style>
    <style:style style:name="T183" style:family="text">
      <style:text-properties fo:font-variant="normal" fo:text-transform="none" fo:background-color="#eeeff0" loext:char-shading-value="0" style:text-scale="90%"/>
    </style:style>
    <style:style style:name="T184" style:family="text">
      <style:text-properties fo:font-variant="normal" fo:text-transform="none" fo:background-color="#eeeff0" loext:char-shading-value="0" style:text-scale="80%"/>
    </style:style>
    <style:style style:name="T185" style:family="text">
      <style:text-properties fo:font-variant="normal" fo:text-transform="none" fo:background-color="#eeeff0" loext:char-shading-value="0"/>
    </style:style>
    <style:style style:name="T186" style:family="text">
      <style:text-properties fo:font-variant="normal" fo:text-transform="none" fo:color="#878787" style:text-scale="80%"/>
    </style:style>
    <style:style style:name="T187" style:family="text">
      <style:text-properties fo:font-variant="normal" fo:text-transform="none" fo:color="#878787" style:text-scale="90%"/>
    </style:style>
    <style:style style:name="T188" style:family="text">
      <style:text-properties fo:font-variant="normal" fo:text-transform="none" fo:color="#878787"/>
    </style:style>
    <style:style style:name="T189" style:family="text">
      <style:text-properties fo:font-variant="normal" fo:text-transform="none" fo:color="#878787" fo:letter-spacing="-0.0138in"/>
    </style:style>
    <style:style style:name="T190" style:family="text">
      <style:text-properties fo:font-variant="normal" fo:text-transform="none" fo:color="#878787" fo:font-size="14pt" fo:background-color="#f6f6f6" loext:char-shading-value="0" style:font-size-asian="14pt" style:text-scale="90%"/>
    </style:style>
    <style:style style:name="T191" style:family="text">
      <style:text-properties fo:font-variant="normal" fo:text-transform="none" fo:letter-spacing="-0.0008in" fo:background-color="#eeeff0" loext:char-shading-value="0" style:text-scale="80%"/>
    </style:style>
    <style:style style:name="T192" style:family="text">
      <style:text-properties fo:font-variant="normal" fo:text-transform="none" fo:letter-spacing="-0.0008in" style:text-scale="80%"/>
    </style:style>
    <style:style style:name="T193" style:family="text">
      <style:text-properties fo:font-variant="normal" fo:text-transform="none" fo:letter-spacing="0.0008in" fo:background-color="#eeeff0" loext:char-shading-value="0" style:text-scale="80%"/>
    </style:style>
    <style:style style:name="T194" style:family="text">
      <style:text-properties fo:font-variant="normal" fo:text-transform="none" fo:letter-spacing="-0.0154in" fo:background-color="#eeeff0" loext:char-shading-value="0" style:text-scale="90%"/>
    </style:style>
    <style:style style:name="T195" style:family="text">
      <style:text-properties fo:font-variant="normal" fo:text-transform="none" fo:color="#24282f" fo:font-size="14pt" fo:letter-spacing="-0.0228in" style:font-size-asian="14pt" style:text-scale="90%"/>
    </style:style>
    <style:style style:name="T196" style:family="text">
      <style:text-properties fo:font-variant="normal" fo:text-transform="none" fo:color="#24282f" fo:font-size="14pt" style:font-size-asian="14pt" style:text-scale="90%"/>
    </style:style>
    <style:style style:name="T197" style:family="text">
      <style:text-properties fo:font-variant="normal" fo:text-transform="none" fo:color="#24282f" fo:font-size="14pt" fo:letter-spacing="-0.011in" style:font-size-asian="14pt" style:text-scale="90%"/>
    </style:style>
    <style:style style:name="T198" style:family="text">
      <style:text-properties fo:font-variant="normal" fo:text-transform="none" fo:color="#24282f" fo:font-size="14pt" fo:letter-spacing="-0.0075in" style:font-size-asian="14pt" style:text-scale="90%"/>
    </style:style>
    <style:style style:name="T199" style:family="text">
      <style:text-properties fo:font-variant="normal" fo:text-transform="none" fo:color="#24282f" fo:font-size="14pt" fo:letter-spacing="-0.0098in" style:font-size-asian="14pt" style:text-scale="90%"/>
    </style:style>
    <style:style style:name="T200" style:family="text">
      <style:text-properties fo:font-variant="normal" fo:text-transform="none" fo:color="#24282f" fo:font-size="14pt" fo:letter-spacing="-0.0091in" style:font-size-asian="14pt" style:text-scale="90%"/>
    </style:style>
    <style:style style:name="T201" style:family="text">
      <style:text-properties fo:font-variant="normal" fo:text-transform="none" fo:color="#24282f" fo:font-size="14pt" fo:letter-spacing="-0.0126in" style:font-size-asian="14pt" style:text-scale="90%"/>
    </style:style>
    <style:style style:name="T202" style:family="text">
      <style:text-properties fo:font-variant="normal" fo:text-transform="none" fo:color="#24282f" fo:font-size="14pt" fo:letter-spacing="-0.0083in" style:font-size-asian="14pt" style:text-scale="90%"/>
    </style:style>
    <style:style style:name="T203" style:family="text">
      <style:text-properties fo:font-variant="normal" fo:text-transform="none" fo:color="#24282f" style:text-scale="80%"/>
    </style:style>
    <style:style style:name="T204" style:family="text">
      <style:text-properties fo:font-variant="normal" fo:text-transform="none" fo:color="#808080" fo:background-color="#eeeff0" loext:char-shading-value="0" style:text-scale="80%"/>
    </style:style>
    <style:style style:name="T205" style:family="text">
      <style:text-properties fo:font-variant="normal" fo:text-transform="none" fo:color="#808080" fo:background-color="#eeeff0" loext:char-shading-value="0" style:text-scale="90%"/>
    </style:style>
    <style:style style:name="T206" style:family="text">
      <style:text-properties fo:font-variant="normal" fo:text-transform="none" fo:color="#808080" fo:letter-spacing="-0.0083in" fo:background-color="#eeeff0" loext:char-shading-value="0"/>
    </style:style>
    <style:style style:name="T207" style:family="text">
      <style:text-properties fo:font-variant="normal" fo:text-transform="none" fo:color="#808080" fo:letter-spacing="-0.0083in" fo:background-color="#eeeff0" loext:char-shading-value="0" style:text-scale="90%"/>
    </style:style>
    <style:style style:name="T208" style:family="text">
      <style:text-properties fo:font-variant="normal" fo:text-transform="none" fo:color="#808080" fo:letter-spacing="-0.0075in" fo:background-color="#eeeff0" loext:char-shading-value="0" style:text-scale="90%"/>
    </style:style>
    <style:style style:name="T209" style:family="text">
      <style:text-properties fo:font-variant="normal" fo:text-transform="none" fo:color="#808080" fo:letter-spacing="-0.0071in" fo:background-color="#eeeff0" loext:char-shading-value="0" style:text-scale="90%"/>
    </style:style>
    <style:style style:name="T210" style:family="text">
      <style:text-properties fo:font-variant="normal" fo:text-transform="none" style:text-scale="90%"/>
    </style:style>
    <style:style style:name="T211" style:family="text">
      <style:text-properties fo:font-variant="normal" fo:text-transform="none" fo:letter-spacing="-0.0118in" style:text-scale="90%"/>
    </style:style>
    <style:style style:name="T212" style:family="text">
      <style:text-properties fo:font-variant="normal" fo:text-transform="none" style:text-scale="85%"/>
    </style:style>
    <style:style style:name="T213" style:family="text">
      <style:text-properties fo:font-variant="normal" fo:text-transform="none" fo:color="#545454" fo:font-size="14pt" fo:letter-spacing="-0.0091in" fo:font-weight="bold" style:font-size-asian="14pt" style:font-weight-asian="bold" style:text-scale="90%"/>
    </style:style>
    <style:style style:name="T214" style:family="text">
      <style:text-properties fo:font-variant="normal" fo:text-transform="none" fo:color="#545454" fo:font-size="14pt" fo:background-color="#fcfcfc" loext:char-shading-value="0" style:font-size-asian="14pt" style:text-scale="85%"/>
    </style:style>
    <style:style style:name="T215" style:family="text">
      <style:text-properties fo:font-variant="normal" fo:text-transform="none" fo:color="#545454" fo:font-size="14pt" fo:letter-spacing="-0.0244in" fo:background-color="#fcfcfc" loext:char-shading-value="0" style:font-size-asian="14pt" style:text-scale="85%"/>
    </style:style>
    <style:style style:name="T216" style:family="text">
      <style:text-properties fo:font-variant="normal" fo:text-transform="none" fo:color="#545454" fo:font-size="14pt" fo:letter-spacing="-0.0252in" fo:background-color="#fcfcfc" loext:char-shading-value="0" style:font-size-asian="14pt" style:text-scale="85%"/>
    </style:style>
    <style:style style:name="T217" style:family="text">
      <style:text-properties fo:font-variant="normal" fo:text-transform="none" fo:color="#545454" fo:background-color="#fcfcfc" loext:char-shading-value="0" style:text-scale="80%"/>
    </style:style>
    <style:style style:name="T218" style:family="text">
      <style:text-properties fo:font-variant="normal" fo:text-transform="none" fo:color="#545454" fo:letter-spacing="-0.011in" fo:background-color="#fcfcfc" loext:char-shading-value="0"/>
    </style:style>
    <style:style style:name="T219" style:family="text">
      <style:text-properties fo:font-variant="normal" fo:text-transform="none" fo:color="#545454" fo:letter-spacing="-0.002in" fo:background-color="#fcfcfc" loext:char-shading-value="0" style:text-scale="80%"/>
    </style:style>
    <style:style style:name="T220" style:family="text">
      <style:text-properties fo:font-variant="normal" fo:text-transform="none" fo:color="#545454" fo:letter-spacing="-0.0098in" fo:background-color="#fcfcfc" loext:char-shading-value="0"/>
    </style:style>
    <style:style style:name="T221" style:family="text">
      <style:text-properties fo:font-variant="normal" fo:text-transform="none" fo:color="#545454" fo:letter-spacing="-0.0016in" fo:background-color="#fcfcfc" loext:char-shading-value="0" style:text-scale="80%"/>
    </style:style>
    <style:style style:name="T222" style:family="text">
      <style:text-properties fo:font-variant="normal" fo:text-transform="none" fo:color="#545454" fo:letter-spacing="-0.0008in" fo:background-color="#fcfcfc" loext:char-shading-value="0" style:text-scale="80%"/>
    </style:style>
    <style:style style:name="T223" style:family="text">
      <style:text-properties fo:font-variant="normal" fo:text-transform="none" fo:color="#545454" fo:letter-spacing="-0.0091in" fo:background-color="#fcfcfc" loext:char-shading-value="0"/>
    </style:style>
    <style:style style:name="T224" style:family="text">
      <style:text-properties fo:font-variant="normal" fo:text-transform="none" fo:color="#545454" style:text-scale="80%"/>
    </style:style>
    <style:style style:name="T225" style:family="text">
      <style:text-properties fo:font-variant="normal" fo:text-transform="none" fo:color="#545454" fo:letter-spacing="0.0016in" fo:background-color="#fcfcfc" loext:char-shading-value="0" style:text-scale="80%"/>
    </style:style>
    <style:style style:name="T226" style:family="text">
      <style:text-properties fo:font-variant="normal" fo:text-transform="none" fo:color="#4e9a05" style:text-scale="80%"/>
    </style:style>
    <style:style style:name="T227" style:family="text">
      <style:text-properties fo:font-variant="normal" fo:text-transform="none" fo:color="#4e9a05" fo:letter-spacing="-0.002in" style:text-scale="80%"/>
    </style:style>
    <style:style style:name="T228" style:family="text">
      <style:text-properties fo:font-variant="normal" fo:text-transform="none" fo:color="#212121" fo:letter-spacing="-0.0008in" style:text-scale="80%"/>
    </style:style>
    <style:style style:name="T229" style:family="text">
      <style:text-properties fo:font-variant="normal" fo:text-transform="none" fo:color="#212121" style:text-scale="80%"/>
    </style:style>
    <style:style style:name="T230" style:family="text">
      <style:text-properties fo:font-variant="small-caps" fo:color="#800000" fo:font-size="14pt" fo:background-color="#f6f6f6" loext:char-shading-value="0" style:font-size-asian="14pt" style:text-scale="90%"/>
    </style:style>
    <style:style style:name="T231" style:family="text">
      <style:text-properties fo:font-variant="small-caps" fo:color="#800000" fo:font-size="14pt" fo:letter-spacing="-0.0008in" style:font-size-asian="14pt" style:text-scale="80%"/>
    </style:style>
    <style:style style:name="T232" style:family="text">
      <style:text-properties fo:font-variant="small-caps" fo:color="#800000" fo:font-size="14pt" style:font-size-asian="14pt" style:text-scale="80%"/>
    </style:style>
    <style:style style:name="T233" style:family="text">
      <style:text-properties fo:font-variant="small-caps" fo:color="#800000" fo:letter-spacing="-0.0008in" fo:background-color="#eeeff0" loext:char-shading-value="0" style:text-scale="80%"/>
    </style:style>
    <style:style style:name="T234" style:family="text">
      <style:text-properties fo:font-variant="small-caps" fo:color="#800000" style:text-scale="90%"/>
    </style:style>
    <style:style style:name="T235" style:family="text">
      <style:text-properties fo:font-variant="small-caps" fo:color="#800000" style:text-scale="85%"/>
    </style:style>
    <style:style style:name="T236" style:family="text">
      <style:text-properties fo:font-variant="small-caps" fo:color="#878787" fo:letter-spacing="-0.002in" style:text-scale="85%"/>
    </style:style>
    <style:style style:name="T237" style:family="text">
      <style:text-properties fo:font-variant="small-caps" fo:color="#878787" style:text-scale="90%"/>
    </style:style>
    <style:style style:name="T238" style:family="text">
      <style:text-properties fo:font-variant="small-caps" fo:color="#878787" fo:letter-spacing="-0.0008in" style:text-scale="80%"/>
    </style:style>
    <style:style style:name="T239" style:family="text">
      <style:text-properties fo:font-variant="small-caps" fo:color="#878787" fo:font-size="14pt" fo:letter-spacing="-0.0008in" style:font-size-asian="14pt" style:text-scale="80%"/>
    </style:style>
    <style:style style:name="T240" style:family="text">
      <style:text-properties fo:font-variant="small-caps" fo:color="#878787" fo:letter-spacing="-0.0028in" style:text-scale="80%"/>
    </style:style>
    <style:style style:name="T241" style:family="text">
      <style:text-properties fo:font-variant="small-caps" fo:color="#878787" style:text-scale="80%"/>
    </style:style>
    <style:style style:name="T242" style:family="text">
      <style:text-properties fo:font-variant="small-caps" fo:color="#878787" fo:letter-spacing="-0.0035in" style:text-scale="80%"/>
    </style:style>
    <style:style style:name="T243" style:family="text">
      <style:text-properties fo:font-variant="small-caps" fo:color="#24282f" fo:letter-spacing="-0.0008in" style:text-scale="80%"/>
    </style:style>
    <style:style style:name="T244" style:family="text">
      <style:text-properties fo:font-variant="small-caps" fo:color="#24282f" fo:font-size="14pt" style:font-size-asian="14pt" style:text-scale="90%"/>
    </style:style>
    <style:style style:name="T245" style:family="text">
      <style:text-properties fo:font-variant="small-caps" fo:color="#24282f" fo:font-size="14pt" style:font-size-asian="14pt" style:text-scale="80%"/>
    </style:style>
    <style:style style:name="T246" style:family="text">
      <style:text-properties fo:font-variant="small-caps" fo:color="#24282f" fo:font-size="14pt" fo:letter-spacing="-0.011in" style:font-size-asian="14pt" style:text-scale="90%"/>
    </style:style>
    <style:style style:name="T247" style:family="text">
      <style:text-properties fo:font-variant="small-caps" fo:color="#24282f" style:text-scale="80%"/>
    </style:style>
    <style:style style:name="T248" style:family="text">
      <style:text-properties fo:font-variant="small-caps" fo:color="#545454" fo:font-size="14pt" fo:font-weight="bold" style:font-size-asian="14pt" style:font-weight-asian="bold" style:text-scale="90%"/>
    </style:style>
    <style:style style:name="T249" style:family="text">
      <style:text-properties fo:font-variant="small-caps" fo:color="#545454" fo:font-size="14pt" fo:background-color="#fcfcfc" loext:char-shading-value="0" style:font-size-asian="14pt" style:text-scale="85%"/>
    </style:style>
    <style:style style:name="T250" style:family="text">
      <style:text-properties fo:font-variant="small-caps" fo:color="#545454" fo:letter-spacing="0.0008in" fo:background-color="#fcfcfc" loext:char-shading-value="0" style:text-scale="80%"/>
    </style:style>
    <style:style style:name="T251" style:family="text">
      <style:text-properties fo:font-variant="small-caps" fo:color="#4e9a05" style:text-scale="74%"/>
    </style:style>
    <style:style style:name="T252" style:family="text">
      <style:text-properties fo:font-variant="small-caps" fo:color="#4e9a05" fo:letter-spacing="-0.0008in" style:text-scale="67%"/>
    </style:style>
    <style:style style:name="T253" style:family="text">
      <style:text-properties fo:font-variant="small-caps" fo:color="#4e9a05" fo:letter-spacing="0.0008in" style:text-scale="67%"/>
    </style:style>
    <style:style style:name="T254" style:family="text">
      <style:text-properties fo:font-variant="small-caps" fo:color="#212121" style:text-scale="80%"/>
    </style:style>
    <style:style style:name="T255" style:family="text">
      <style:text-properties fo:font-variant="small-caps" fo:color="#212121" fo:letter-spacing="-0.0008in" style:text-scale="80%"/>
    </style:style>
    <style:style style:name="T256" style:family="text">
      <style:text-properties fo:color="#00008a" fo:font-size="14pt" fo:background-color="#f6f6f6" loext:char-shading-value="0" style:font-size-asian="14pt" style:text-scale="90%"/>
    </style:style>
    <style:style style:name="T257" style:family="text">
      <style:text-properties fo:color="#00008a" fo:font-size="14pt" style:font-size-asian="14pt" style:text-scale="80%"/>
    </style:style>
    <style:style style:name="T258" style:family="text">
      <style:text-properties fo:color="#00008a" fo:font-size="14pt" style:font-size-asian="14pt" style:text-scale="90%"/>
    </style:style>
    <style:style style:name="T259" style:family="text">
      <style:text-properties fo:color="#00008a" fo:font-size="14pt" style:font-size-asian="14pt" style:text-scale="85%"/>
    </style:style>
    <style:style style:name="T260" style:family="text">
      <style:text-properties fo:color="#00008a" fo:font-size="14pt" fo:letter-spacing="0.0016in" style:font-size-asian="14pt" style:text-scale="80%"/>
    </style:style>
    <style:style style:name="T261" style:family="text">
      <style:text-properties fo:color="#00008a" fo:font-size="14pt" fo:letter-spacing="-0.0008in" style:font-size-asian="14pt" style:text-scale="80%"/>
    </style:style>
    <style:style style:name="T262" style:family="text">
      <style:text-properties fo:color="#00008a" fo:font-size="14pt" fo:letter-spacing="-0.0102in" style:font-size-asian="14pt"/>
    </style:style>
    <style:style style:name="T263" style:family="text">
      <style:text-properties fo:color="#00008a" fo:font-size="14pt" fo:letter-spacing="-0.0283in" style:font-size-asian="14pt" style:text-scale="90%"/>
    </style:style>
    <style:style style:name="T264" style:family="text">
      <style:text-properties fo:color="#00008a" fo:font-size="14pt" fo:letter-spacing="-0.0228in" style:font-size-asian="14pt" style:text-scale="85%"/>
    </style:style>
    <style:style style:name="T265" style:family="text">
      <style:text-properties fo:color="#00008a" fo:font-size="14pt" fo:letter-spacing="-0.0244in" style:font-size-asian="14pt" style:text-scale="85%"/>
    </style:style>
    <style:style style:name="T266" style:family="text">
      <style:text-properties fo:color="#00008a" fo:background-color="#eeeff0" loext:char-shading-value="0" style:text-scale="90%"/>
    </style:style>
    <style:style style:name="T267" style:family="text">
      <style:text-properties fo:color="#00008a" fo:background-color="#eeeff0" loext:char-shading-value="0" style:text-scale="80%"/>
    </style:style>
    <style:style style:name="T268" style:family="text">
      <style:text-properties fo:color="#00008a" fo:background-color="#eeeff0" loext:char-shading-value="0"/>
    </style:style>
    <style:style style:name="T269" style:family="text">
      <style:text-properties fo:color="#00008a" fo:letter-spacing="-0.0047in" fo:background-color="#eeeff0" loext:char-shading-value="0" style:text-scale="90%"/>
    </style:style>
    <style:style style:name="T270" style:family="text">
      <style:text-properties fo:color="#00008a" fo:letter-spacing="-0.0008in" fo:background-color="#eeeff0" loext:char-shading-value="0" style:text-scale="80%"/>
    </style:style>
    <style:style style:name="T271" style:family="text">
      <style:text-properties fo:color="#00008a" fo:letter-spacing="-0.0016in" fo:background-color="#eeeff0" loext:char-shading-value="0" style:text-scale="80%"/>
    </style:style>
    <style:style style:name="T272" style:family="text">
      <style:text-properties fo:color="#00008a" fo:letter-spacing="-0.0063in" fo:background-color="#eeeff0" loext:char-shading-value="0" style:text-scale="90%"/>
    </style:style>
    <style:style style:name="T273" style:family="text">
      <style:text-properties fo:color="#00008a" fo:letter-spacing="0.0217in" fo:background-color="#eeeff0" loext:char-shading-value="0"/>
    </style:style>
    <style:style style:name="T274" style:family="text">
      <style:text-properties fo:color="#00008a" fo:letter-spacing="-0.0055in" fo:background-color="#eeeff0" loext:char-shading-value="0" style:text-scale="90%"/>
    </style:style>
    <style:style style:name="T275" style:family="text">
      <style:text-properties fo:color="#00008a" fo:letter-spacing="-0.0189in" fo:background-color="#eeeff0" loext:char-shading-value="0"/>
    </style:style>
    <style:style style:name="T276" style:family="text">
      <style:text-properties fo:color="#00008a" fo:letter-spacing="-0.0028in" fo:background-color="#eeeff0" loext:char-shading-value="0" style:text-scale="80%"/>
    </style:style>
    <style:style style:name="T277" style:family="text">
      <style:text-properties fo:color="#00008a" fo:letter-spacing="-0.0083in" fo:background-color="#eeeff0" loext:char-shading-value="0"/>
    </style:style>
    <style:style style:name="T278" style:family="text">
      <style:text-properties fo:color="#00008a" style:text-scale="90%"/>
    </style:style>
    <style:style style:name="T279" style:family="text">
      <style:text-properties fo:color="#00008a" fo:letter-spacing="-0.0138in" fo:background-color="#eeeff0" loext:char-shading-value="0" style:text-scale="90%"/>
    </style:style>
    <style:style style:name="T280" style:family="text">
      <style:text-properties fo:color="#00008a" style:text-scale="85%"/>
    </style:style>
    <style:style style:name="T281" style:family="text">
      <style:text-properties fo:color="#00008a" fo:letter-spacing="-0.0035in" style:text-scale="80%"/>
    </style:style>
    <style:style style:name="T282" style:family="text">
      <style:text-properties fo:color="#2b91ae" fo:background-color="#eeeff0" loext:char-shading-value="0" style:text-scale="90%"/>
    </style:style>
    <style:style style:name="T283" style:family="text">
      <style:text-properties fo:color="#2b91ae" fo:background-color="#eeeff0" loext:char-shading-value="0" style:text-scale="80%"/>
    </style:style>
    <style:style style:name="T284" style:family="text">
      <style:text-properties fo:color="#2b91ae" fo:letter-spacing="-0.002in" fo:background-color="#eeeff0" loext:char-shading-value="0" style:text-scale="85%"/>
    </style:style>
    <style:style style:name="T285" style:family="text">
      <style:text-properties fo:color="#2b91ae" fo:font-size="14pt" style:font-size-asian="14pt" style:text-scale="80%"/>
    </style:style>
    <style:style style:name="T286" style:family="text">
      <style:text-properties fo:color="#2b91ae" fo:letter-spacing="-0.0016in" fo:background-color="#eeeff0" loext:char-shading-value="0" style:text-scale="80%"/>
    </style:style>
    <style:style style:name="T287" style:family="text">
      <style:text-properties fo:color="#2b91ae" fo:letter-spacing="-0.0008in" fo:background-color="#eeeff0" loext:char-shading-value="0" style:text-scale="80%"/>
    </style:style>
    <style:style style:name="T288" style:family="text">
      <style:text-properties fo:background-color="#eeeff0" loext:char-shading-value="0" style:text-scale="90%"/>
    </style:style>
    <style:style style:name="T289" style:family="text">
      <style:text-properties fo:background-color="#eeeff0" loext:char-shading-value="0" style:text-scale="85%"/>
    </style:style>
    <style:style style:name="T290" style:family="text">
      <style:text-properties fo:background-color="#eeeff0" loext:char-shading-value="0" style:text-scale="80%"/>
    </style:style>
    <style:style style:name="T291" style:family="text">
      <style:text-properties fo:letter-spacing="-0.0165in" fo:background-color="#eeeff0" loext:char-shading-value="0" style:text-scale="90%"/>
    </style:style>
    <style:style style:name="T292" style:family="text">
      <style:text-properties fo:letter-spacing="-0.0091in" fo:background-color="#eeeff0" loext:char-shading-value="0" style:text-scale="90%"/>
    </style:style>
    <style:style style:name="T293" style:family="text">
      <style:text-properties fo:letter-spacing="-0.0299in" fo:background-color="#eeeff0" loext:char-shading-value="0" style:text-scale="85%"/>
    </style:style>
    <style:style style:name="T294" style:family="text">
      <style:text-properties fo:letter-spacing="-0.002in" fo:background-color="#eeeff0" loext:char-shading-value="0" style:text-scale="85%"/>
    </style:style>
    <style:style style:name="T295" style:family="text">
      <style:text-properties fo:letter-spacing="-0.0008in" fo:background-color="#eeeff0" loext:char-shading-value="0" style:text-scale="80%"/>
    </style:style>
    <style:style style:name="T296" style:family="text">
      <style:text-properties fo:letter-spacing="-0.0008in" style:text-scale="80%"/>
    </style:style>
    <style:style style:name="T297" style:family="text">
      <style:text-properties fo:letter-spacing="-0.0016in" fo:background-color="#eeeff0" loext:char-shading-value="0" style:text-scale="80%"/>
    </style:style>
    <style:style style:name="T298" style:family="text">
      <style:text-properties fo:letter-spacing="-0.0016in" style:text-scale="80%"/>
    </style:style>
    <style:style style:name="T299" style:family="text">
      <style:text-properties fo:letter-spacing="-0.0138in" fo:background-color="#eeeff0" loext:char-shading-value="0" style:text-scale="90%"/>
    </style:style>
    <style:style style:name="T300" style:family="text">
      <style:text-properties fo:letter-spacing="-0.0138in" fo:background-color="#f6f6f6" loext:char-shading-value="0" style:text-scale="90%"/>
    </style:style>
    <style:style style:name="T301" style:family="text">
      <style:text-properties fo:letter-spacing="-0.0098in"/>
    </style:style>
    <style:style style:name="T302" style:family="text">
      <style:text-properties fo:letter-spacing="-0.0098in" fo:background-color="#eeeff0" loext:char-shading-value="0" style:text-scale="90%"/>
    </style:style>
    <style:style style:name="T303" style:family="text">
      <style:text-properties fo:color="#808080" fo:font-size="14pt" style:font-size-asian="14pt" style:text-scale="85%"/>
    </style:style>
    <style:style style:name="T304" style:family="text">
      <style:text-properties fo:color="#808080" fo:font-size="14pt" style:font-size-asian="14pt" style:text-scale="80%"/>
    </style:style>
    <style:style style:name="T305" style:family="text">
      <style:text-properties fo:color="#808080" fo:font-size="14pt" fo:letter-spacing="-0.028in" style:font-size-asian="14pt" style:text-scale="85%"/>
    </style:style>
    <style:style style:name="T306" style:family="text">
      <style:text-properties fo:color="#808080" fo:font-size="14pt" fo:letter-spacing="-0.0272in" style:font-size-asian="14pt" style:text-scale="85%"/>
    </style:style>
    <style:style style:name="T307" style:family="text">
      <style:text-properties fo:color="#808080" fo:font-size="14pt" fo:letter-spacing="-0.0264in" style:font-size-asian="14pt" style:text-scale="85%"/>
    </style:style>
    <style:style style:name="T308" style:family="text">
      <style:text-properties style:text-scale="80%"/>
    </style:style>
    <style:style style:name="T309" style:family="text">
      <style:text-properties fo:color="#545454" fo:font-size="14pt" fo:letter-spacing="-0.0075in" fo:background-color="#fcfcfc" loext:char-shading-value="0" style:font-size-asian="14pt" style:text-scale="90%"/>
    </style:style>
    <style:style style:name="T310" style:family="text">
      <style:text-properties fo:color="#545454" fo:font-size="14pt" fo:letter-spacing="-0.0028in" fo:background-color="#fcfcfc" loext:char-shading-value="0" style:font-size-asian="14pt" style:text-scale="80%"/>
    </style:style>
    <style:style style:name="T311" style:family="text">
      <style:text-properties fo:color="#545454" fo:font-size="14pt" fo:background-color="#fcfcfc" loext:char-shading-value="0" style:font-size-asian="14pt" style:text-scale="90%"/>
    </style:style>
    <style:style style:name="T312" style:family="text">
      <style:text-properties fo:color="#545454" fo:font-size="14pt" officeooo:rsid="000a09c2" fo:background-color="#fcfcfc" loext:char-shading-value="0" style:font-size-asian="14pt" style:text-scale="90%"/>
    </style:style>
    <style:style style:name="T313" style:family="text">
      <style:text-properties fo:color="#545454" fo:font-size="14pt" officeooo:rsid="000ba22f" fo:background-color="#fcfcfc" loext:char-shading-value="0" style:font-size-asian="14pt" style:text-scale="90%"/>
    </style:style>
    <style:style style:name="T314" style:family="text">
      <style:text-properties fo:color="#545454" fo:font-size="14pt" fo:background-color="#fcfcfc" loext:char-shading-value="0" style:font-size-asian="14pt" style:text-scale="85%"/>
    </style:style>
    <style:style style:name="T315" style:family="text">
      <style:text-properties fo:color="#545454" fo:font-size="14pt" fo:background-color="#fcfcfc" loext:char-shading-value="0" style:font-size-asian="14pt" style:text-scale="80%"/>
    </style:style>
    <style:style style:name="T316" style:family="text">
      <style:text-properties fo:color="#545454" fo:font-size="14pt" fo:letter-spacing="-0.0154in" fo:background-color="#fcfcfc" loext:char-shading-value="0" style:font-size-asian="14pt" style:text-scale="90%"/>
    </style:style>
    <style:style style:name="T317" style:family="text">
      <style:text-properties fo:color="#545454" fo:font-size="14pt" fo:letter-spacing="-0.0102in" fo:background-color="#fcfcfc" loext:char-shading-value="0" style:font-size-asian="14pt" style:text-scale="90%"/>
    </style:style>
    <style:style style:name="T318" style:family="text">
      <style:text-properties fo:color="#545454" fo:font-size="14pt" fo:letter-spacing="-0.0091in" fo:background-color="#fcfcfc" loext:char-shading-value="0" style:font-size-asian="14pt" style:text-scale="90%"/>
    </style:style>
    <style:style style:name="T319" style:family="text">
      <style:text-properties fo:color="#545454" fo:font-size="14pt" fo:letter-spacing="-0.0118in" fo:background-color="#fcfcfc" loext:char-shading-value="0" style:font-size-asian="14pt" style:text-scale="90%"/>
    </style:style>
    <style:style style:name="T320" style:family="text">
      <style:text-properties fo:color="#545454" fo:font-size="14pt" fo:letter-spacing="-0.011in" fo:background-color="#fcfcfc" loext:char-shading-value="0" style:font-size-asian="14pt" style:text-scale="90%"/>
    </style:style>
    <style:style style:name="T321" style:family="text">
      <style:text-properties fo:color="#545454" fo:font-size="14pt" fo:letter-spacing="-0.0098in" fo:background-color="#fcfcfc" loext:char-shading-value="0" style:font-size-asian="14pt" style:text-scale="90%"/>
    </style:style>
    <style:style style:name="T322" style:family="text">
      <style:text-properties fo:color="#545454" fo:font-size="14pt" fo:letter-spacing="-0.0083in" fo:background-color="#fcfcfc" loext:char-shading-value="0" style:font-size-asian="14pt" style:text-scale="90%"/>
    </style:style>
    <style:style style:name="T323" style:family="text">
      <style:text-properties fo:color="#545454" fo:font-size="14pt" fo:letter-spacing="-0.022in" fo:background-color="#fcfcfc" loext:char-shading-value="0" style:font-size-asian="14pt" style:text-scale="85%"/>
    </style:style>
    <style:style style:name="T324" style:family="text">
      <style:text-properties fo:color="#545454" fo:font-size="14pt" fo:letter-spacing="-0.0228in" fo:background-color="#fcfcfc" loext:char-shading-value="0" style:font-size-asian="14pt" style:text-scale="85%"/>
    </style:style>
    <style:style style:name="T325" style:family="text">
      <style:text-properties fo:color="#545454" fo:font-size="14pt" fo:letter-spacing="-0.0236in" fo:background-color="#fcfcfc" loext:char-shading-value="0" style:font-size-asian="14pt" style:text-scale="85%"/>
    </style:style>
    <style:style style:name="T326" style:family="text">
      <style:text-properties fo:color="#545454" fo:font-size="14pt" fo:letter-spacing="-0.0244in" fo:background-color="#fcfcfc" loext:char-shading-value="0" style:font-size-asian="14pt" style:text-scale="85%"/>
    </style:style>
    <style:style style:name="T327" style:family="text">
      <style:text-properties fo:color="#545454" fo:font-size="14pt" fo:letter-spacing="-0.0161in" fo:background-color="#fcfcfc" loext:char-shading-value="0" style:font-size-asian="14pt" style:text-scale="90%"/>
    </style:style>
    <style:style style:name="T328" style:family="text">
      <style:text-properties fo:color="#545454" fo:font-size="14pt" fo:letter-spacing="-0.0272in" fo:background-color="#fcfcfc" loext:char-shading-value="0" style:font-size-asian="14pt" style:text-scale="90%"/>
    </style:style>
    <style:style style:name="T329" style:family="text">
      <style:text-properties fo:color="#545454" fo:font-size="14pt" fo:letter-spacing="-0.0264in" fo:background-color="#fcfcfc" loext:char-shading-value="0" style:font-size-asian="14pt" style:text-scale="90%"/>
    </style:style>
    <style:style style:name="T330" style:family="text">
      <style:text-properties fo:color="#545454" fo:font-size="14pt" fo:letter-spacing="-0.0283in" fo:background-color="#fcfcfc" loext:char-shading-value="0" style:font-size-asian="14pt" style:text-scale="85%"/>
    </style:style>
    <style:style style:name="T331" style:family="text">
      <style:text-properties fo:color="#545454" fo:font-size="14pt" fo:letter-spacing="-0.028in" fo:background-color="#fcfcfc" loext:char-shading-value="0" style:font-size-asian="14pt" style:text-scale="85%"/>
    </style:style>
    <style:style style:name="T332" style:family="text">
      <style:text-properties fo:color="#545454" fo:font-size="14pt" fo:letter-spacing="-0.0138in" fo:background-color="#fcfcfc" loext:char-shading-value="0" style:font-size-asian="14pt" style:text-scale="90%"/>
    </style:style>
    <style:style style:name="T333" style:family="text">
      <style:text-properties fo:color="#545454" fo:font-size="14pt" fo:letter-spacing="-0.0165in" fo:background-color="#fcfcfc" loext:char-shading-value="0" style:font-size-asian="14pt" style:text-scale="90%"/>
    </style:style>
    <style:style style:name="T334" style:family="text">
      <style:text-properties fo:color="#545454" fo:font-size="14pt" fo:letter-spacing="-0.0165in" fo:background-color="#fcfcfc" loext:char-shading-value="0" style:font-size-asian="14pt" style:text-scale="85%"/>
    </style:style>
    <style:style style:name="T335" style:family="text">
      <style:text-properties fo:color="#545454" fo:font-size="14pt" fo:letter-spacing="-0.0126in" fo:background-color="#fcfcfc" loext:char-shading-value="0" style:font-size-asian="14pt" style:text-scale="90%"/>
    </style:style>
    <style:style style:name="T336" style:family="text">
      <style:text-properties fo:color="#545454" fo:font-size="14pt" fo:letter-spacing="-0.0134in" fo:background-color="#fcfcfc" loext:char-shading-value="0" style:font-size-asian="14pt" style:text-scale="90%"/>
    </style:style>
    <style:style style:name="T337" style:family="text">
      <style:text-properties fo:color="#545454" fo:font-size="14pt" fo:letter-spacing="-0.0008in" fo:background-color="#fcfcfc" loext:char-shading-value="0" style:font-size-asian="14pt" style:text-scale="80%"/>
    </style:style>
    <style:style style:name="T338" style:family="text">
      <style:text-properties fo:color="#545454" fo:font-size="14pt" fo:letter-spacing="-0.0146in" fo:background-color="#fcfcfc" loext:char-shading-value="0" style:font-size-asian="14pt" style:text-scale="90%"/>
    </style:style>
    <style:style style:name="T339" style:family="text">
      <style:text-properties fo:color="#545454" fo:font-size="14pt" fo:letter-spacing="-0.0209in" fo:background-color="#fcfcfc" loext:char-shading-value="0" style:font-size-asian="14pt" style:text-scale="85%"/>
    </style:style>
    <style:style style:name="T340" style:family="text">
      <style:text-properties fo:color="#545454" fo:font-size="14pt" fo:letter-spacing="-0.0209in" fo:background-color="#fcfcfc" loext:char-shading-value="0" style:font-size-asian="14pt" style:text-scale="90%"/>
    </style:style>
    <style:style style:name="T341" style:family="text">
      <style:text-properties fo:color="#545454" fo:font-size="14pt" fo:letter-spacing="-0.0201in" fo:background-color="#fcfcfc" loext:char-shading-value="0" style:font-size-asian="14pt" style:text-scale="85%"/>
    </style:style>
    <style:style style:name="T342" style:family="text">
      <style:text-properties fo:color="#545454" fo:font-size="14pt" fo:letter-spacing="-0.0217in" fo:background-color="#fcfcfc" loext:char-shading-value="0" style:font-size-asian="14pt" style:text-scale="85%"/>
    </style:style>
    <style:style style:name="T343" style:family="text">
      <style:text-properties fo:color="#545454" fo:font-size="14pt" fo:letter-spacing="-0.0193in" fo:background-color="#fcfcfc" loext:char-shading-value="0" style:font-size-asian="14pt" style:text-scale="85%"/>
    </style:style>
    <style:style style:name="T344" style:family="text">
      <style:text-properties fo:color="#545454" fo:font-size="14pt" fo:letter-spacing="-0.0173in" fo:background-color="#fcfcfc" loext:char-shading-value="0" style:font-size-asian="14pt" style:text-scale="90%"/>
    </style:style>
    <style:style style:name="T345" style:family="text">
      <style:text-properties fo:color="#545454" fo:font-size="14pt" fo:letter-spacing="-0.0173in" fo:background-color="#fcfcfc" loext:char-shading-value="0" style:font-size-asian="14pt" style:text-scale="85%"/>
    </style:style>
    <style:style style:name="T346" style:family="text">
      <style:text-properties fo:color="#545454" fo:font-size="14pt" fo:letter-spacing="-0.0181in" fo:background-color="#fcfcfc" loext:char-shading-value="0" style:font-size-asian="14pt" style:text-scale="85%"/>
    </style:style>
    <style:style style:name="T347" style:family="text">
      <style:text-properties fo:color="#545454" fo:font-size="14pt" fo:letter-spacing="-0.0189in" fo:background-color="#fcfcfc" loext:char-shading-value="0" style:font-size-asian="14pt" style:text-scale="85%"/>
    </style:style>
    <style:style style:name="T348" style:family="text">
      <style:text-properties fo:color="#545454" fo:font-size="14pt" fo:letter-spacing="-0.0189in" fo:background-color="#fcfcfc" loext:char-shading-value="0" style:font-size-asian="14pt" style:text-scale="90%"/>
    </style:style>
    <style:style style:name="T349" style:family="text">
      <style:text-properties fo:color="#545454" fo:font-size="14pt" fo:letter-spacing="-0.002in" fo:background-color="#fcfcfc" loext:char-shading-value="0" style:font-size-asian="14pt" style:text-scale="80%"/>
    </style:style>
    <style:style style:name="T350" style:family="text">
      <style:text-properties fo:color="#545454" fo:font-size="14pt" fo:letter-spacing="-0.0055in" fo:background-color="#fcfcfc" loext:char-shading-value="0" style:font-size-asian="14pt" style:text-scale="90%"/>
    </style:style>
    <style:style style:name="T351" style:family="text">
      <style:text-properties fo:color="#545454" fo:font-size="14pt" fo:letter-spacing="-0.0319in" fo:background-color="#fcfcfc" loext:char-shading-value="0" style:font-size-asian="14pt" style:text-scale="90%"/>
    </style:style>
    <style:style style:name="T352" style:family="text">
      <style:text-properties fo:color="#545454" fo:background-color="#fcfcfc" loext:char-shading-value="0" style:text-scale="85%"/>
    </style:style>
    <style:style style:name="T353" style:family="text">
      <style:text-properties fo:color="#545454" fo:background-color="#fcfcfc" loext:char-shading-value="0" style:text-scale="90%"/>
    </style:style>
    <style:style style:name="T354" style:family="text">
      <style:text-properties fo:color="#545454" officeooo:rsid="00090129" fo:background-color="#fcfcfc" loext:char-shading-value="0" style:text-scale="90%"/>
    </style:style>
    <style:style style:name="T355" style:family="text">
      <style:text-properties fo:color="#545454" fo:background-color="#fcfcfc" loext:char-shading-value="0" style:text-scale="80%"/>
    </style:style>
    <style:style style:name="T356" style:family="text">
      <style:text-properties fo:color="#545454" fo:background-color="#fcfcfc" loext:char-shading-value="0"/>
    </style:style>
    <style:style style:name="T357" style:family="text">
      <style:text-properties fo:color="#545454" fo:letter-spacing="-0.028in" fo:background-color="#fcfcfc" loext:char-shading-value="0" style:text-scale="90%"/>
    </style:style>
    <style:style style:name="T358" style:family="text">
      <style:text-properties fo:color="#545454" fo:letter-spacing="-0.028in" fo:background-color="#fcfcfc" loext:char-shading-value="0" style:text-scale="85%"/>
    </style:style>
    <style:style style:name="T359" style:family="text">
      <style:text-properties fo:color="#545454" fo:letter-spacing="-0.0272in" fo:background-color="#fcfcfc" loext:char-shading-value="0" style:text-scale="90%"/>
    </style:style>
    <style:style style:name="T360" style:family="text">
      <style:text-properties fo:color="#545454" fo:letter-spacing="-0.0098in" fo:background-color="#fcfcfc" loext:char-shading-value="0" style:text-scale="90%"/>
    </style:style>
    <style:style style:name="T361" style:family="text">
      <style:text-properties fo:color="#545454" fo:letter-spacing="-0.0098in" fo:background-color="#fcfcfc" loext:char-shading-value="0"/>
    </style:style>
    <style:style style:name="T362" style:family="text">
      <style:text-properties fo:color="#545454" fo:letter-spacing="-0.0201in" fo:background-color="#fcfcfc" loext:char-shading-value="0" style:text-scale="85%"/>
    </style:style>
    <style:style style:name="T363" style:family="text">
      <style:text-properties fo:color="#545454" fo:letter-spacing="-0.0307in" fo:background-color="#fcfcfc" loext:char-shading-value="0" style:text-scale="90%"/>
    </style:style>
    <style:style style:name="T364" style:family="text">
      <style:text-properties fo:color="#545454" fo:letter-spacing="-0.0291in" fo:background-color="#fcfcfc" loext:char-shading-value="0" style:text-scale="90%"/>
    </style:style>
    <style:style style:name="T365" style:family="text">
      <style:text-properties fo:color="#545454" fo:letter-spacing="-0.0291in" fo:background-color="#fcfcfc" loext:char-shading-value="0" style:text-scale="85%"/>
    </style:style>
    <style:style style:name="T366" style:family="text">
      <style:text-properties fo:color="#545454" fo:letter-spacing="-0.0055in" fo:background-color="#fcfcfc" loext:char-shading-value="0" style:text-scale="90%"/>
    </style:style>
    <style:style style:name="T367" style:family="text">
      <style:text-properties fo:color="#545454" fo:letter-spacing="-0.022in" fo:background-color="#fcfcfc" loext:char-shading-value="0" style:text-scale="85%"/>
    </style:style>
    <style:style style:name="T368" style:family="text">
      <style:text-properties fo:color="#545454" fo:letter-spacing="-0.0228in" fo:background-color="#fcfcfc" loext:char-shading-value="0" style:text-scale="85%"/>
    </style:style>
    <style:style style:name="T369" style:family="text">
      <style:text-properties fo:color="#545454" fo:letter-spacing="-0.0146in" fo:background-color="#fcfcfc" loext:char-shading-value="0" style:text-scale="90%"/>
    </style:style>
    <style:style style:name="T370" style:family="text">
      <style:text-properties fo:color="#545454" fo:letter-spacing="-0.0154in" fo:background-color="#fcfcfc" loext:char-shading-value="0" style:text-scale="85%"/>
    </style:style>
    <style:style style:name="T371" style:family="text">
      <style:text-properties fo:color="#545454" fo:letter-spacing="-0.0138in" fo:background-color="#fcfcfc" loext:char-shading-value="0" style:text-scale="90%"/>
    </style:style>
    <style:style style:name="T372" style:family="text">
      <style:text-properties fo:color="#545454" fo:letter-spacing="-0.0236in" fo:background-color="#fcfcfc" loext:char-shading-value="0" style:text-scale="85%"/>
    </style:style>
    <style:style style:name="T373" style:family="text">
      <style:text-properties fo:color="#545454" fo:letter-spacing="-0.0217in" fo:background-color="#fcfcfc" loext:char-shading-value="0" style:text-scale="85%"/>
    </style:style>
    <style:style style:name="T374" style:family="text">
      <style:text-properties fo:color="#545454" fo:letter-spacing="-0.0008in" fo:background-color="#fcfcfc" loext:char-shading-value="0" style:text-scale="80%"/>
    </style:style>
    <style:style style:name="T375" style:family="text">
      <style:text-properties fo:color="#545454" fo:letter-spacing="-0.0008in" style:text-scale="80%"/>
    </style:style>
    <style:style style:name="T376" style:family="text">
      <style:text-properties fo:color="#545454" fo:letter-spacing="-0.0016in" fo:background-color="#fcfcfc" loext:char-shading-value="0" style:text-scale="80%"/>
    </style:style>
    <style:style style:name="T377" style:family="text">
      <style:text-properties fo:color="#545454" fo:letter-spacing="-0.0102in" fo:background-color="#fcfcfc" loext:char-shading-value="0"/>
    </style:style>
    <style:style style:name="T378" style:family="text">
      <style:text-properties fo:color="#545454" fo:letter-spacing="-0.0091in" fo:background-color="#fcfcfc" loext:char-shading-value="0"/>
    </style:style>
    <style:style style:name="T379" style:family="text">
      <style:text-properties fo:color="#545454" fo:letter-spacing="-0.0091in" fo:background-color="#fcfcfc" loext:char-shading-value="0" style:text-scale="90%"/>
    </style:style>
    <style:style style:name="T380" style:family="text">
      <style:text-properties fo:color="#545454" fo:letter-spacing="-0.002in" fo:background-color="#fcfcfc" loext:char-shading-value="0" style:text-scale="80%"/>
    </style:style>
    <style:style style:name="T381" style:family="text">
      <style:text-properties fo:color="#545454" fo:letter-spacing="-0.0299in" fo:background-color="#fcfcfc" loext:char-shading-value="0" style:text-scale="90%"/>
    </style:style>
    <style:style style:name="T382" style:family="text">
      <style:text-properties fo:color="#545454" fo:letter-spacing="-0.0311in" fo:background-color="#fcfcfc" loext:char-shading-value="0" style:text-scale="90%"/>
    </style:style>
    <style:style style:name="T383" style:family="text">
      <style:text-properties fo:color="#545454" fo:letter-spacing="-0.0209in" fo:background-color="#fcfcfc" loext:char-shading-value="0" style:text-scale="85%"/>
    </style:style>
    <style:style style:name="T384" style:family="text">
      <style:text-properties fo:color="#545454" fo:letter-spacing="-0.0181in" fo:background-color="#fcfcfc" loext:char-shading-value="0" style:text-scale="85%"/>
    </style:style>
    <style:style style:name="T385" style:family="text">
      <style:text-properties fo:color="#545454" fo:letter-spacing="-0.0165in" fo:background-color="#fcfcfc" loext:char-shading-value="0" style:text-scale="85%"/>
    </style:style>
    <style:style style:name="T386" style:family="text">
      <style:text-properties fo:color="#545454" fo:letter-spacing="-0.0189in" fo:background-color="#fcfcfc" loext:char-shading-value="0" style:text-scale="85%"/>
    </style:style>
    <style:style style:name="T387" style:family="text">
      <style:text-properties fo:color="#545454" fo:letter-spacing="-0.0173in" fo:background-color="#fcfcfc" loext:char-shading-value="0" style:text-scale="85%"/>
    </style:style>
    <style:style style:name="T388" style:family="text">
      <style:text-properties fo:color="#545454" fo:letter-spacing="-0.0161in" fo:background-color="#fcfcfc" loext:char-shading-value="0" style:text-scale="85%"/>
    </style:style>
    <style:style style:name="T389" style:family="text">
      <style:text-properties fo:color="#545454" fo:letter-spacing="-0.0161in" fo:background-color="#fcfcfc" loext:char-shading-value="0" style:text-scale="90%"/>
    </style:style>
    <style:style style:name="T390" style:family="text">
      <style:text-properties fo:color="#545454" fo:letter-spacing="-0.011in" fo:background-color="#fcfcfc" loext:char-shading-value="0"/>
    </style:style>
    <style:style style:name="T391" style:family="text">
      <style:text-properties fo:color="#545454" fo:letter-spacing="0.0154in" fo:background-color="#fcfcfc" loext:char-shading-value="0" style:text-scale="90%"/>
    </style:style>
    <style:style style:name="T392" style:family="text">
      <style:text-properties fo:color="#545454" fo:letter-spacing="-0.0283in" fo:background-color="#fcfcfc" loext:char-shading-value="0" style:text-scale="85%"/>
    </style:style>
    <style:style style:name="T393" style:family="text">
      <style:text-properties fo:color="#545454" fo:letter-spacing="-0.0346in" fo:background-color="#fcfcfc" loext:char-shading-value="0" style:text-scale="90%"/>
    </style:style>
    <style:style style:name="T394" style:family="text">
      <style:text-properties fo:color="#545454" fo:letter-spacing="0.028in" fo:background-color="#fcfcfc" loext:char-shading-value="0" style:text-scale="85%"/>
    </style:style>
    <style:style style:name="T395" style:family="text">
      <style:text-properties fo:color="#545454" fo:letter-spacing="0.0008in" fo:background-color="#fcfcfc" loext:char-shading-value="0" style:text-scale="80%"/>
    </style:style>
    <style:style style:name="T396" style:family="text">
      <style:text-properties fo:color="#545454" fo:letter-spacing="-0.0083in" fo:background-color="#fcfcfc" loext:char-shading-value="0"/>
    </style:style>
    <style:style style:name="T397" style:family="text">
      <style:text-properties fo:color="#545454" fo:letter-spacing="-0.0028in" fo:background-color="#fcfcfc" loext:char-shading-value="0" style:text-scale="85%"/>
    </style:style>
    <style:style style:name="T398" style:family="text">
      <style:text-properties fo:color="#545454" fo:letter-spacing="-0.0028in" officeooo:rsid="000ba22f" fo:background-color="#fcfcfc" loext:char-shading-value="0" style:text-scale="85%"/>
    </style:style>
    <style:style style:name="T399" style:family="text">
      <style:text-properties style:text-scale="90%"/>
    </style:style>
    <style:style style:name="T400" style:family="text">
      <style:text-properties fo:letter-spacing="-0.0217in" style:text-scale="90%"/>
    </style:style>
    <style:style style:name="T401" style:family="text">
      <style:text-properties fo:letter-spacing="-0.011in" style:text-scale="90%"/>
    </style:style>
    <style:style style:name="T402" style:family="text">
      <style:text-properties fo:color="#212121" fo:font-size="14pt" style:font-size-asian="14pt" style:text-scale="90%"/>
    </style:style>
    <style:style style:name="T403" style:family="text">
      <style:text-properties fo:color="#212121" fo:font-size="14pt" style:font-size-asian="14pt" style:text-scale="85%"/>
    </style:style>
    <style:style style:name="T404" style:family="text">
      <style:text-properties fo:color="#212121" fo:font-size="14pt" style:font-size-asian="14pt"/>
    </style:style>
    <style:style style:name="T405" style:family="text">
      <style:text-properties fo:color="#212121" fo:font-size="14pt" style:font-size-asian="14pt" style:text-scale="80%"/>
    </style:style>
    <style:style style:name="T406" style:family="text">
      <style:text-properties fo:color="#212121" fo:font-size="14pt" fo:letter-spacing="-0.0102in" fo:background-color="#f6f6f6" loext:char-shading-value="0" style:font-size-asian="14pt" style:text-scale="90%"/>
    </style:style>
    <style:style style:name="T407" style:family="text">
      <style:text-properties fo:color="#212121" fo:font-size="14pt" fo:background-color="#f6f6f6" loext:char-shading-value="0" style:font-size-asian="14pt" style:text-scale="90%"/>
    </style:style>
    <style:style style:name="T408" style:family="text">
      <style:text-properties fo:color="#212121" fo:font-size="14pt" fo:background-color="#f6f6f6" loext:char-shading-value="0" style:font-size-asian="14pt" style:text-scale="85%"/>
    </style:style>
    <style:style style:name="T409" style:family="text">
      <style:text-properties fo:color="#212121" fo:font-size="14pt" fo:letter-spacing="-0.0118in" fo:font-weight="bold" style:font-size-asian="14pt" style:font-weight-asian="bold" style:text-scale="90%"/>
    </style:style>
    <style:style style:name="T410" style:family="text">
      <style:text-properties fo:color="#212121" fo:font-size="14pt" fo:letter-spacing="-0.0181in" style:font-size-asian="14pt" style:text-scale="85%"/>
    </style:style>
    <style:style style:name="T411" style:family="text">
      <style:text-properties fo:color="#212121" fo:font-size="14pt" fo:letter-spacing="-0.0189in" style:font-size-asian="14pt" style:text-scale="85%"/>
    </style:style>
    <style:style style:name="T412" style:family="text">
      <style:text-properties fo:color="#212121" fo:font-size="14pt" fo:letter-spacing="-0.0193in" style:font-size-asian="14pt" style:text-scale="85%"/>
    </style:style>
    <style:style style:name="T413" style:family="text">
      <style:text-properties fo:color="#212121" fo:font-size="14pt" fo:letter-spacing="-0.0173in" style:font-size-asian="14pt" style:text-scale="85%"/>
    </style:style>
    <style:style style:name="T414" style:family="text">
      <style:text-properties fo:color="#212121" fo:font-size="14pt" fo:font-weight="bold" style:font-size-asian="14pt" style:font-weight-asian="bold" style:text-scale="90%"/>
    </style:style>
    <style:style style:name="T415" style:family="text">
      <style:text-properties fo:color="#212121" fo:font-size="14pt" fo:letter-spacing="-0.0311in" style:font-size-asian="14pt" style:text-scale="90%"/>
    </style:style>
    <style:style style:name="T416" style:family="text">
      <style:text-properties fo:color="#212121" fo:font-size="14pt" fo:letter-spacing="-0.0075in" style:font-size-asian="14pt" style:text-scale="90%"/>
    </style:style>
    <style:style style:name="T417" style:family="text">
      <style:text-properties fo:color="#212121" fo:font-size="14pt" fo:letter-spacing="-0.0071in" style:font-size-asian="14pt" style:text-scale="90%"/>
    </style:style>
    <style:style style:name="T418" style:family="text">
      <style:text-properties fo:color="#212121" fo:font-size="14pt" fo:letter-spacing="-0.0071in" fo:background-color="#f6f6f6" loext:char-shading-value="0" style:font-size-asian="14pt" style:text-scale="90%"/>
    </style:style>
    <style:style style:name="T419" style:family="text">
      <style:text-properties fo:color="#212121" fo:font-size="14pt" fo:letter-spacing="-0.0252in" style:font-size-asian="14pt" style:text-scale="90%"/>
    </style:style>
    <style:style style:name="T420" style:family="text">
      <style:text-properties fo:color="#212121" fo:font-size="14pt" fo:letter-spacing="-0.0217in" style:font-size-asian="14pt" style:text-scale="85%"/>
    </style:style>
    <style:style style:name="T421" style:family="text">
      <style:text-properties fo:color="#212121" fo:font-size="14pt" fo:letter-spacing="-0.0201in" style:font-size-asian="14pt" style:text-scale="85%"/>
    </style:style>
    <style:style style:name="T422" style:family="text">
      <style:text-properties fo:color="#212121" fo:font-size="14pt" fo:letter-spacing="-0.0201in" style:font-size-asian="14pt" style:text-scale="90%"/>
    </style:style>
    <style:style style:name="T423" style:family="text">
      <style:text-properties fo:color="#212121" fo:font-size="14pt" fo:letter-spacing="-0.0209in" style:font-size-asian="14pt" style:text-scale="85%"/>
    </style:style>
    <style:style style:name="T424" style:family="text">
      <style:text-properties fo:color="#212121" fo:font-size="14pt" fo:letter-spacing="-0.0244in" style:font-size-asian="14pt" style:text-scale="90%"/>
    </style:style>
    <style:style style:name="T425" style:family="text">
      <style:text-properties fo:color="#212121" fo:font-size="14pt" fo:letter-spacing="-0.0236in" style:font-size-asian="14pt" style:text-scale="90%"/>
    </style:style>
    <style:style style:name="T426" style:family="text">
      <style:text-properties fo:color="#212121" fo:font-size="14pt" fo:letter-spacing="-0.0256in" style:font-size-asian="14pt" style:text-scale="90%"/>
    </style:style>
    <style:style style:name="T427" style:family="text">
      <style:text-properties fo:color="#212121" fo:font-size="14pt" fo:letter-spacing="-0.0291in" style:font-size-asian="14pt" style:text-scale="90%"/>
    </style:style>
    <style:style style:name="T428" style:family="text">
      <style:text-properties fo:color="#212121" style:text-scale="90%"/>
    </style:style>
    <style:style style:name="T429" style:family="text">
      <style:text-properties fo:color="#212121" fo:background-color="#f6f6f6" loext:char-shading-value="0" style:text-scale="90%"/>
    </style:style>
    <style:style style:name="T430" style:family="text">
      <style:text-properties fo:color="#212121" fo:background-color="#f6f6f6" loext:char-shading-value="0" style:text-scale="85%"/>
    </style:style>
    <style:style style:name="T431" style:family="text">
      <style:text-properties fo:color="#212121" style:text-scale="85%"/>
    </style:style>
    <style:style style:name="T432" style:family="text">
      <style:text-properties fo:color="#212121" fo:letter-spacing="-0.0256in" style:text-scale="85%"/>
    </style:style>
    <style:style style:name="T433" style:family="text">
      <style:text-properties fo:color="#212121" fo:letter-spacing="-0.0252in" style:text-scale="85%"/>
    </style:style>
    <style:style style:name="T434" style:family="text">
      <style:text-properties fo:color="#212121" fo:letter-spacing="-0.0244in" style:text-scale="85%"/>
    </style:style>
    <style:style style:name="T435" style:family="text">
      <style:text-properties fo:color="#212121" fo:letter-spacing="-0.0236in" style:text-scale="85%"/>
    </style:style>
    <style:style style:name="T436" style:family="text">
      <style:text-properties fo:color="#212121" fo:letter-spacing="-0.0201in" style:text-scale="90%"/>
    </style:style>
    <style:style style:name="T437" style:family="text">
      <style:text-properties fo:color="#212121" fo:letter-spacing="-0.0189in" style:text-scale="90%"/>
    </style:style>
    <style:style style:name="T438" style:family="text">
      <style:text-properties fo:color="#212121" fo:letter-spacing="-0.0189in"/>
    </style:style>
    <style:style style:name="T439" style:family="text">
      <style:text-properties fo:color="#212121" fo:letter-spacing="-0.0193in" style:text-scale="90%"/>
    </style:style>
    <style:style style:name="T440" style:family="text">
      <style:text-properties fo:color="#212121" fo:letter-spacing="-0.0209in" style:text-scale="90%"/>
    </style:style>
    <style:style style:name="T441" style:family="text">
      <style:text-properties fo:color="#212121"/>
    </style:style>
    <style:style style:name="T442" style:family="text">
      <style:text-properties fo:color="#212121" fo:letter-spacing="-0.0299in" style:text-scale="90%"/>
    </style:style>
    <style:style style:name="T443" style:family="text">
      <style:text-properties fo:color="#212121" fo:letter-spacing="-0.0299in" fo:font-weight="bold" style:font-weight-asian="bold" style:text-scale="90%"/>
    </style:style>
    <style:style style:name="T444" style:family="text">
      <style:text-properties fo:color="#212121" fo:letter-spacing="-0.0291in" style:text-scale="90%"/>
    </style:style>
    <style:style style:name="T445" style:family="text">
      <style:text-properties fo:color="#212121" fo:letter-spacing="-0.0283in" style:text-scale="90%"/>
    </style:style>
    <style:style style:name="T446" style:family="text">
      <style:text-properties fo:color="#212121" fo:letter-spacing="-0.0283in" fo:font-weight="bold" style:font-weight-asian="bold" style:text-scale="90%"/>
    </style:style>
    <style:style style:name="T447" style:family="text">
      <style:text-properties fo:color="#212121" fo:font-weight="bold" style:font-weight-asian="bold" style:text-scale="90%"/>
    </style:style>
    <style:style style:name="T448" style:family="text">
      <style:text-properties fo:color="#212121" style:text-scale="80%"/>
    </style:style>
    <style:style style:name="T449" style:family="text">
      <style:text-properties fo:color="#212121" fo:letter-spacing="-0.0311in" style:text-scale="90%"/>
    </style:style>
    <style:style style:name="T450" style:family="text">
      <style:text-properties fo:color="#212121" fo:letter-spacing="-0.0307in" style:text-scale="90%"/>
    </style:style>
    <style:style style:name="T451" style:family="text">
      <style:text-properties fo:color="#212121" fo:letter-spacing="-0.0008in" style:text-scale="80%"/>
    </style:style>
    <style:style style:name="T452" style:family="text">
      <style:text-properties fo:color="#212121" fo:letter-spacing="0.0283in" style:text-scale="90%"/>
    </style:style>
    <style:style style:name="T453" style:family="text">
      <style:text-properties fo:color="#1f4986" style:text-scale="90%"/>
    </style:style>
    <style:style style:name="T454" style:family="text">
      <style:text-properties fo:color="#4e9a05" style:text-scale="90%"/>
    </style:style>
    <style:style style:name="T455" style:family="text">
      <style:text-properties fo:color="#4e9a05" style:text-scale="80%"/>
    </style:style>
    <style:style style:name="T456" style:family="text">
      <style:text-properties fo:color="#4e9a05" fo:letter-spacing="-0.0016in" style:text-scale="80%"/>
    </style:style>
    <style:style style:name="T457" style:family="text">
      <style:text-properties fo:color="#4e9a05" fo:letter-spacing="-0.0008in" style:text-scale="80%"/>
    </style:style>
    <style:style style:name="T458" style:family="text">
      <style:text-properties fo:color="#4e9a05" fo:letter-spacing="-0.002in" style:text-scale="80%"/>
    </style:style>
    <style:style style:name="T459" style:family="text">
      <style:text-properties fo:color="#ce5c00" style:text-scale="90%"/>
    </style:style>
    <style:style style:name="T460" style:family="text">
      <style:text-properties fo:color="#ce5c00" style:text-scale="80%"/>
    </style:style>
    <style:style style:name="T461" style:family="text">
      <style:text-properties fo:color="#ce5c00" fo:letter-spacing="0.0008in" style:text-scale="80%"/>
    </style:style>
    <style:style style:name="T462" style:family="text">
      <style:text-properties fo:color="#8f5801" style:text-scale="80%"/>
    </style:style>
    <style:style style:name="T463" style:family="text">
      <style:text-properties fo:color="#8f5801" fo:letter-spacing="-0.011in"/>
    </style:style>
    <style:style style:name="T464" style:family="text">
      <style:text-properties fo:color="#8f5801" fo:letter-spacing="-0.0008in" style:text-scale="80%"/>
    </style:style>
    <style:style style:name="T465" style:family="text">
      <style:text-properties fo:color="#8f5801" fo:letter-spacing="-0.0028in" style:text-scale="80%"/>
    </style:style>
    <style:style style:name="T466" style:family="text">
      <style:text-properties fo:color="#8f5801" fo:letter-spacing="-0.0091in"/>
    </style:style>
    <style:style style:name="T467" style:family="text">
      <style:text-properties fo:color="#8f5801" fo:letter-spacing="-0.0118in"/>
    </style:style>
    <style:style style:name="T468" style:family="text">
      <style:text-properties fo:color="#8f5801" fo:letter-spacing="-0.0016in" style:text-scale="80%"/>
    </style:style>
    <style:style style:name="T469" style:family="text">
      <style:text-properties fo:color="#8f5801" fo:letter-spacing="-0.0083in"/>
    </style:style>
    <style:style style:name="T470" style:family="text">
      <style:text-properties fo:color="#8f5801" fo:letter-spacing="-0.002in" style:text-scale="80%"/>
    </style:style>
    <style:style style:name="T471" style:family="text">
      <style:text-properties fo:color="#8f5801" fo:letter-spacing="-0.0102in"/>
    </style:style>
    <style:style style:name="T472" style:family="text">
      <style:text-properties fo:color="#8f5801" fo:letter-spacing="-0.0098in"/>
    </style:style>
    <style:style style:name="T473" style:family="text">
      <style:text-properties fo:color="#0000cf" style:text-scale="90%"/>
    </style:style>
    <style:style style:name="T474" style:family="text">
      <style:text-properties fo:color="#202429" style:text-scale="90%"/>
    </style:style>
    <style:style style:name="T475" style:family="text">
      <style:text-properties fo:color="#202429" style:font-name="Arial" style:text-scale="100%"/>
    </style:style>
    <style:style style:name="T476" style:family="text">
      <style:text-properties fo:color="#202429" style:font-name="Arial"/>
    </style:style>
    <style:style style:name="T477" style:family="text">
      <style:text-properties fo:color="#202429"/>
    </style:style>
    <style:style style:name="T478" style:family="text">
      <style:text-properties fo:color="#5b9bd4" style:font-name="Arial" fo:background-color="#fcfcfc" loext:char-shading-value="0"/>
    </style:style>
    <style:style style:name="T479" style:family="text">
      <style:text-properties fo:color="#5b9bd4" style:font-name="Arial" fo:background-color="#fcfcfc" loext:char-shading-value="0" style:text-scale="100%"/>
    </style:style>
    <style:style style:name="T480" style:family="text">
      <style:text-properties fo:color="#5b9bd4" style:font-name="Arial" fo:letter-spacing="-0.0102in" fo:background-color="#fcfcfc" loext:char-shading-value="0"/>
    </style:style>
    <style:style style:name="T481" style:family="text">
      <style:text-properties fo:color="#5b9bd4" style:font-name="Arial" fo:letter-spacing="-0.0102in"/>
    </style:style>
    <style:style style:name="T482" style:family="text">
      <style:text-properties fo:color="#5b9bd4" style:font-name="Arial" fo:letter-spacing="-0.0063in" fo:background-color="#fcfcfc" loext:char-shading-value="0"/>
    </style:style>
    <style:style style:name="T483" style:family="text">
      <style:text-properties fo:color="#5b9bd4" style:font-name="Arial"/>
    </style:style>
    <style:style style:name="T484" style:family="text">
      <style:text-properties fo:color="#5b9bd4" style:font-name="Arial" fo:letter-spacing="-0.0083in" fo:background-color="#fcfcfc" loext:char-shading-value="0"/>
    </style:style>
    <style:style style:name="T485" style:family="text">
      <style:text-properties fo:color="#5b9bd4" style:font-name="Arial" fo:letter-spacing="-0.0055in" fo:background-color="#fcfcfc" loext:char-shading-value="0"/>
    </style:style>
    <style:style style:name="T486" style:family="text">
      <style:text-properties fo:color="#5b9bd4" style:font-name="Arial" style:text-underline-style="solid" style:text-underline-width="auto" style:text-underline-color="#5a9ad3" fo:background-color="#fcfcfc" loext:char-shading-value="0" style:text-scale="100%"/>
    </style:style>
    <style:style style:name="T487" style:family="text">
      <style:text-properties fo:color="#5b9bd4" style:font-name="Arial" style:text-underline-style="solid" style:text-underline-width="auto" style:text-underline-color="#5a9ad3" fo:background-color="#fcfcfc" loext:char-shading-value="0"/>
    </style:style>
    <style:style style:name="T488" style:family="text">
      <style:text-properties fo:color="#5b9bd4" style:font-name="Arial" style:text-underline-style="solid" style:text-underline-width="auto" style:text-underline-color="#5a9ad3"/>
    </style:style>
    <style:style style:name="T489" style:family="text">
      <style:text-properties fo:color="#5b9bd4" style:font-name="Arial" style:text-underline-style="solid" style:text-underline-width="auto" style:text-underline-color="#5a9ad3" style:text-scale="100%"/>
    </style:style>
    <style:style style:name="T490" style:family="text">
      <style:text-properties fo:color="#5b9bd4" style:font-name="Arial" fo:letter-spacing="0.0008in"/>
    </style:style>
    <style:style style:name="T491" style:family="text">
      <style:text-properties fo:color="#5b9bd4" style:font-name="Arial" fo:letter-spacing="-0.0075in"/>
    </style:style>
    <style:style style:name="T492" style:family="text">
      <style:text-properties fo:color="#5b9bd4" style:font-name="Arial" fo:letter-spacing="-0.0075in" fo:background-color="#fcfcfc" loext:char-shading-value="0"/>
    </style:style>
    <style:style style:name="T493" style:family="text">
      <style:text-properties fo:color="#5b9bd4" style:font-name="Arial" fo:letter-spacing="-0.0016in"/>
    </style:style>
    <style:style style:name="T494" style:family="text">
      <style:text-properties fo:color="#5b9bd4" style:font-name="Arial" fo:letter-spacing="-0.0016in" fo:background-color="#fcfcfc" loext:char-shading-value="0"/>
    </style:style>
    <style:style style:name="T495" style:family="text">
      <style:text-properties fo:color="#5b9bd4" style:font-name="Arial" fo:letter-spacing="-0.0008in"/>
    </style:style>
    <style:style style:name="T496" style:family="text">
      <style:text-properties fo:color="#5b9bd4" style:font-name="Arial" fo:letter-spacing="-0.0008in" fo:background-color="#fcfcfc" loext:char-shading-value="0"/>
    </style:style>
    <style:style style:name="T497" style:family="text">
      <style:text-properties fo:color="#5b9bd4" style:font-name="Arial" fo:letter-spacing="-0.0165in"/>
    </style:style>
    <style:style style:name="T498" style:family="text">
      <style:text-properties fo:color="#5b9bd4" style:font-name="Arial" fo:letter-spacing="-0.0091in" fo:background-color="#fcfcfc" loext:char-shading-value="0"/>
    </style:style>
    <style:style style:name="T499" style:family="text">
      <style:text-properties fo:color="#5b9bd4" style:font-name="Arial" fo:letter-spacing="-0.0035in" fo:background-color="#fcfcfc" loext:char-shading-value="0"/>
    </style:style>
    <style:style style:name="T500" style:family="text">
      <style:text-properties fo:color="#5b9bd4" style:font-name="Arial" fo:letter-spacing="-0.0047in" fo:background-color="#fcfcfc" loext:char-shading-value="0"/>
    </style:style>
    <style:style style:name="T501" style:family="text">
      <style:text-properties fo:color="#5b9bd4" style:font-name="Arial" fo:letter-spacing="-0.002in" fo:background-color="#fcfcfc" loext:char-shading-value="0"/>
    </style:style>
    <style:style style:name="T502" style:family="text">
      <style:text-properties fo:color="#5b9bd4" style:font-name="Arial" fo:background-color="#ededed" loext:char-shading-value="0"/>
    </style:style>
    <style:style style:name="T503" style:family="text">
      <style:text-properties fo:color="#5b9bd4" style:font-name="Arial" fo:letter-spacing="-0.0028in" fo:background-color="#fcfcfc" loext:char-shading-value="0"/>
    </style:style>
    <style:style style:name="T504" style:family="text">
      <style:text-properties fo:color="#5b9bd4" style:font-name="Arial" fo:letter-spacing="-0.0071in"/>
    </style:style>
    <style:style style:name="T505" style:family="text">
      <style:text-properties fo:color="#5b9bd4" style:font-name="Arial" fo:letter-spacing="-0.0043in" fo:background-color="#fcfcfc" loext:char-shading-value="0"/>
    </style:style>
    <style:style style:name="T506" style:family="text">
      <style:text-properties fo:color="#5b9bd4" fo:letter-spacing="-0.0492in" fo:background-color="#fcfcfc" loext:char-shading-value="0" style:text-scale="100%"/>
    </style:style>
    <style:style style:name="T507" style:family="text">
      <style:text-properties fo:color="#878787" fo:font-size="14pt"/>
    </style:style>
    <style:style style:name="T508" style:family="text">
      <style:text-properties fo:color="#878787" fo:font-size="14pt" fo:letter-spacing="-0.0004in"/>
    </style:style>
    <style:style style:name="T509" style:family="text">
      <style:text-properties fo:color="#00008a" fo:font-size="14pt"/>
    </style:style>
    <style:style style:name="T510" style:family="text">
      <style:text-properties fo:font-size="14pt"/>
    </style:style>
    <style:style style:name="T511" style:family="text">
      <style:text-properties fo:color="#800000" fo:font-size="14pt"/>
    </style:style>
    <style:style style:name="T512" style:family="text">
      <style:text-properties fo:color="#00008a" fo:font-size="14pt" fo:letter-spacing="-0.0193in"/>
    </style:style>
    <style:style style:name="T513" style:family="text">
      <style:text-properties fo:color="#00008a" fo:font-size="14pt" fo:letter-spacing="-0.0189in"/>
    </style:style>
    <style:style style:name="T514" style:family="text">
      <style:text-properties fo:font-size="14pt" fo:letter-spacing="-0.0189in"/>
    </style:style>
    <style:style style:name="T515" style:family="text">
      <style:text-properties fo:color="#800000" fo:font-size="14pt" fo:letter-spacing="-0.0012in"/>
    </style:style>
    <style:style style:name="T516" style:family="text">
      <style:text-properties fo:font-size="14pt" fo:letter-spacing="-0.0012in"/>
    </style:style>
    <style:style style:name="T517" style:family="text">
      <style:text-properties fo:color="#878787" fo:font-size="14pt" fo:letter-spacing="-0.0079in"/>
    </style:style>
    <style:style style:name="T518" style:family="text">
      <style:text-properties fo:font-size="14pt" fo:letter-spacing="-0.0004in"/>
    </style:style>
    <style:style style:name="T519" style:family="text">
      <style:text-properties fo:font-size="14pt" fo:letter-spacing="-0.0008in"/>
    </style:style>
    <style:style style:name="T520" style:family="text">
      <style:text-properties fo:color="#800000" fo:font-size="14pt" fo:letter-spacing="-0.0004in"/>
    </style:style>
    <style:style style:name="T521" style:family="text">
      <style:text-properties fo:font-size="14pt" fo:letter-spacing="-0.0047in"/>
    </style:style>
    <style:style style:name="T522" style:family="text">
      <style:text-properties fo:color="#00008a" fo:font-size="14pt" fo:letter-spacing="-0.0004in"/>
    </style:style>
    <style:style style:name="T523" style:family="text">
      <style:text-properties fo:color="#00008a" fo:font-size="14pt" fo:letter-spacing="-0.0008in"/>
    </style:style>
    <style:style style:name="T524" style:family="text">
      <style:text-properties fo:font-size="14pt" fo:letter-spacing="-0.0059in"/>
    </style:style>
    <style:style style:name="T525" style:family="text">
      <style:text-properties fo:color="#800000" fo:font-size="14pt" fo:letter-spacing="-0.0055in"/>
    </style:style>
    <style:style style:name="T526" style:family="text">
      <style:text-properties fo:color="#800000" fo:font-size="14pt" fo:letter-spacing="-0.0008in"/>
    </style:style>
    <style:style style:name="T527" style:family="text">
      <style:text-properties fo:color="#00008a" fo:font-size="14pt" fo:letter-spacing="0.002in"/>
    </style:style>
    <style:style style:name="T528" style:family="text">
      <style:text-properties fo:color="#2b91ae" fo:font-size="14pt"/>
    </style:style>
    <style:style style:name="T529" style:family="text">
      <style:text-properties fo:color="#00008a" fo:font-size="14pt" fo:letter-spacing="0.0122in"/>
    </style:style>
    <style:style style:name="T530" style:family="text">
      <style:text-properties fo:color="#00008a" fo:font-size="14pt" fo:letter-spacing="-0.0063in"/>
    </style:style>
    <style:style style:name="T531" style:family="text">
      <style:text-properties fo:font-size="14pt" fo:letter-spacing="0.0114in"/>
    </style:style>
    <style:style style:name="T532" style:family="text">
      <style:text-properties fo:font-size="14pt" fo:letter-spacing="-0.0055in"/>
    </style:style>
    <style:style style:name="T533" style:family="text">
      <style:text-properties fo:font-size="14pt" fo:letter-spacing="-0.0051in"/>
    </style:style>
    <style:style style:name="T534" style:family="text">
      <style:text-properties fo:font-size="14pt" fo:letter-spacing="-0.0063in"/>
    </style:style>
    <style:style style:name="T535" style:family="text">
      <style:text-properties fo:color="#878787" fo:font-size="14pt" fo:letter-spacing="0.0031in"/>
    </style:style>
    <style:style style:name="T536" style:family="text">
      <style:text-properties fo:color="#2b91ae" fo:font-size="14pt" fo:letter-spacing="-0.0008in"/>
    </style:style>
    <style:style style:name="T537" style:family="text">
      <style:text-properties fo:color="#2b91ae" fo:font-size="14pt" fo:letter-spacing="-0.0004in"/>
    </style:style>
    <style:style style:name="T538" style:family="text">
      <style:text-properties fo:color="#878787" fo:font-size="14pt" fo:letter-spacing="0.0028in"/>
    </style:style>
    <style:style style:name="T539" style:family="text">
      <style:text-properties fo:font-size="14pt" fo:letter-spacing="-0.0024in"/>
    </style:style>
    <style:style style:name="T540" style:family="text">
      <style:text-properties fo:font-size="14pt" fo:letter-spacing="-0.0106in"/>
    </style:style>
    <style:style style:name="T541" style:family="text">
      <style:text-properties fo:font-size="14pt" fo:letter-spacing="-0.011in"/>
    </style:style>
    <style:style style:name="T542" style:family="text">
      <style:text-properties fo:font-size="14pt" fo:letter-spacing="-0.0102in"/>
    </style:style>
    <style:style style:name="T543" style:family="text">
      <style:text-properties fo:color="#00008a" fo:font-size="14pt" fo:letter-spacing="-0.0031in"/>
    </style:style>
    <style:style style:name="T544" style:family="text">
      <style:text-properties fo:font-size="14pt" fo:letter-spacing="0.015in"/>
    </style:style>
    <style:style style:name="T545" style:family="text">
      <style:text-properties fo:font-size="14pt" fo:letter-spacing="-0.0028in"/>
    </style:style>
    <style:style style:name="T546" style:family="text">
      <style:text-properties fo:font-size="14pt" fo:letter-spacing="-0.0126in"/>
    </style:style>
    <style:style style:name="T547" style:family="text">
      <style:text-properties fo:font-size="14pt" fo:letter-spacing="-0.0118in"/>
    </style:style>
    <style:style style:name="T548" style:family="text">
      <style:text-properties fo:color="#800000" fo:font-size="14pt" fo:letter-spacing="-0.0118in"/>
    </style:style>
    <style:style style:name="T549" style:family="text">
      <style:text-properties fo:font-size="14pt" fo:letter-spacing="-0.0122in"/>
    </style:style>
    <style:style style:name="T550" style:family="text">
      <style:text-properties fo:font-size="14pt" fo:letter-spacing="-0.0114in"/>
    </style:style>
    <style:style style:name="T551" style:family="text">
      <style:text-properties fo:color="#800000" fo:font-size="14pt" fo:letter-spacing="-0.0122in"/>
    </style:style>
    <style:style style:name="T552" style:family="text">
      <style:text-properties fo:color="#800000" fo:font-size="14pt" fo:letter-spacing="-0.0028in"/>
    </style:style>
    <style:style style:name="T553" style:family="text">
      <style:text-properties fo:color="#00008a" fo:font-size="14pt" fo:letter-spacing="-0.0154in"/>
    </style:style>
    <style:style style:name="T554" style:family="text">
      <style:text-properties fo:color="#00008a" fo:font-size="14pt" fo:letter-spacing="-0.0114in"/>
    </style:style>
    <style:style style:name="T555" style:family="text">
      <style:text-properties fo:font-size="14pt" fo:letter-spacing="-0.015in"/>
    </style:style>
    <style:style style:name="T556" style:family="text">
      <style:text-properties fo:color="#00008a" fo:font-size="14pt" fo:letter-spacing="-0.0142in"/>
    </style:style>
    <style:style style:name="fr1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#fcfcfc" style:background-transparency="0%" draw:fill="solid" draw:fill-color="#fcfcfc" draw:opacity="100%" fo:padding="0in" fo:border="0.06pt solid #000000"/>
    </style:style>
    <style:style style:name="fr2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#f6f6f6" style:background-transparency="0%" draw:fill="solid" draw:fill-color="#f6f6f6" draw:opacity="100%" fo:padding="0in" fo:border="0.06pt solid #000000"/>
    </style:style>
    <style:style style:name="fr3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fo:background-color="#f6f6f6" style:background-transparency="0%" draw:fill="solid" draw:fill-color="#f6f6f6" draw:opacity="100%" fo:padding="0in" fo:border="0.06pt solid #000000"/>
    </style:style>
    <style:style style:name="fr4" style:family="graphic" style:parent-style-name="Frame">
      <style:graphic-properties fo:margin-left="0in" fo:margin-right="0in" fo:margin-top="0in" fo:margin-bottom="0in" style:run-through="background" style:wrap="none" style:vertical-pos="from-top" style:vertical-rel="paragraph" style:horizontal-pos="from-left" style:horizontal-rel="page" fo:background-color="#ededed" style:background-transparency="0%" draw:fill="solid" draw:fill-color="#ededed" draw:opacity="100%" fo:padding="0in" fo:border="0.06pt solid #000000"/>
    </style:style>
    <style:style style:name="fr5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6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9536*" fo:start-indent="0in" fo:end-indent="0.0547in"/>
          <style:column style:rel-width="55999*" fo:start-indent="0.0547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9536*" fo:start-indent="0in" fo:end-indent="0.0547in"/>
          <style:column style:rel-width="55999*" fo:start-indent="0.0547in" fo:end-indent="0in"/>
        </style:columns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ededed" draw:textarea-horizontal-align="center" draw:textarea-vertical-align="top" style:run-through="background"/>
    </style:style>
    <style:style style:name="gr3" style:family="graphic">
      <style:graphic-properties draw:stroke="none" svg:stroke-width="0in" draw:fill="solid" draw:fill-color="#eeeff0" draw:textarea-horizontal-align="center" draw:textarea-vertical-align="top" style:run-through="background"/>
    </style:style>
    <style:style style:name="gr4" style:family="graphic">
      <style:graphic-properties draw:stroke="none" svg:stroke-width="0in" draw:fill="none" draw:textarea-vertical-align="top" fo:min-height="0in" fo:min-width="0in" fo:padding-top="0in" fo:padding-bottom="0in" fo:padding-left="0in" fo:padding-right="0in" style:run-through="background"/>
    </style:style>
    <style:style style:name="gr5" style:family="graphic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width="0in" draw:fill="solid" draw:fill-color="#f6f6f6" draw:textarea-horizontal-align="center" draw:textarea-vertical-align="top" style:run-through="background"/>
    </style:style>
    <style:style style:name="gr7" style:family="graphic">
      <style:graphic-properties draw:stroke="none" svg:stroke-width="0in" draw:fill="solid" draw:fill-color="#eeeff0" draw:textarea-vertical-align="top" fo:min-height="0in" fo:min-width="0in" fo:padding-top="0in" fo:padding-bottom="0in" fo:padding-left="0in" fo:padding-right="0in" style:run-through="background"/>
    </style:style>
    <style:style style:name="gr8" style:family="graphic">
      <style:graphic-properties draw:stroke="none" svg:stroke-width="0in" draw:fill="solid" draw:fill-color="#f6f6f6" draw:textarea-vertical-align="top" fo:min-height="0in" fo:min-width="0in" fo:padding-top="0in" fo:padding-bottom="0in" fo:padding-left="0in" fo:padding-right="0in" style:run-through="background"/>
    </style:style>
    <style:style style:name="gr9" style:family="graphic">
      <style:graphic-properties fo:margin-left="0.1252in" fo:margin-right="0.1252in" fo:margin-top="0in" fo:margin-bottom="0in"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1" style:family="graphic">
      <style:graphic-properties draw:stroke="solid" svg:stroke-width="0.0126in" svg:stroke-color="#5a9ad3" draw:stroke-linejoin="round" svg:stroke-linecap="butt" draw:fill="solid" draw:fill-color="#ffffff" draw:textarea-horizontal-align="center" draw:textarea-vertical-align="top" fo:padding-top="0.0063in" fo:padding-bottom="0.0063in" fo:padding-left="0.0063in" fo:padding-right="0.006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2" style:family="graphic">
      <style:graphic-properties draw:stroke="solid" svg:stroke-width="0.0126in" svg:stroke-color="#4370c3" draw:stroke-linejoin="round" svg:stroke-linecap="butt" draw:fill="solid" draw:fill-color="#ffffff" draw:textarea-horizontal-align="center" draw:textarea-vertical-align="top" fo:padding-top="0.0063in" fo:padding-bottom="0.0063in" fo:padding-left="0.0063in" fo:padding-right="0.0063in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3" style:family="graphic">
      <style:graphic-properties draw:stroke="dash" draw:stroke-dash="Dashed_20__28_var_29__20_4" svg:stroke-width="0.0118in" svg:stroke-color="#23272e" draw:stroke-linejoin="round" svg:stroke-linecap="butt" draw:fill="none" draw:textarea-horizontal-align="center" draw:textarea-vertical-align="top" fo:padding-top="0.0055in" fo:padding-bottom="0.0055in" fo:padding-left="0.0055in" fo:padding-right="0.0055in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14" style:family="graphic">
      <style:graphic-properties draw:stroke="none" svg:stroke-width="0in" draw:fill="solid" draw:fill-color="#fcfcfc" draw:textarea-horizontal-align="center" draw:textarea-vertical-align="top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style:flow-with-text="false"/>
    </style:style>
    <style:style style:name="gr15" style:family="graphic">
      <style:graphic-properties draw:stroke="solid" svg:stroke-width="0.0126in" svg:stroke-color="#4370c3" draw:stroke-linejoin="round" svg:stroke-linecap="butt" draw:fill="solid" draw:fill-color="#ffffff" draw:textarea-horizontal-align="center" draw:textarea-vertical-align="top" fo:padding-top="0.0063in" fo:padding-bottom="0.0063in" fo:padding-left="0.0063in" fo:padding-right="0.0063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16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fo:padding-top="0.0035in" fo:padding-bottom="0.0035in" fo:padding-left="0.0035in" fo:padding-right="0.0035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7" style:family="graphic">
      <style:graphic-properties draw:stroke="none" svg:stroke-width="0in" draw:fill="solid" draw:fill-color="#f6f6f6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78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P164"/>
        <text:p text:style-name="Title">PYTHON</text:p>
        <text:p text:style-name="P462">Objective<text:span text:style-name="T1"> </text:span>Practise Questions</text:p>
      </text:section>
      <text:h text:style-name="P2" text:outline-level="2"><text:span text:style-name="T4">Q1. How can we create an iterator object from a list?</text:span></text:h>
      <text:list xml:id="list966862108" text:style-name="WWNum1">
        <text:list-header>
          <text:p text:style-name="P82"><text:span text:style-name="T89">Ans:- </text:span><text:span text:style-name="T36">Bypassing</text:span><text:span text:style-name="T42"> </text:span><text:span text:style-name="T36">the</text:span><text:span text:style-name="T43"> </text:span><text:span text:style-name="T36">given</text:span><text:span text:style-name="T43"> </text:span><text:span text:style-name="T36">list</text:span><text:span text:style-name="T44"> </text:span><text:span text:style-name="T36">to</text:span><text:span text:style-name="T45"> </text:span><text:span text:style-name="T36">the</text:span><text:span text:style-name="T46"> </text:span><text:span text:style-name="T36">iter()</text:span><text:span text:style-name="T45"> </text:span><text:span text:style-name="T36">function</text:span></text:p>
        </text:list-header>
      </text:list>
      <text:p text:style-name="P182"><text:span text:style-name="T5">Q2. If the function contains at least of one “yield” statement, then it becomes</text:span><text:span text:style-name="T6"> </text:span><text:span text:style-name="T8"><text:s/></text:span><text:span text:style-name="T9"><text:tab/></text:span></text:p>
      <text:p text:style-name="P183"/>
      <text:p text:style-name="P195"><text:span text:style-name="T5">Choose one</text:span></text:p>
      <text:list xml:id="list4120690595" text:style-name="WWNum2">
        <text:list-header>
          <text:p text:style-name="P81"><text:span text:style-name="T89">Ans:- </text:span><text:span text:style-name="T36">a generator</text:span><text:span text:style-name="T51"> </text:span><text:span text:style-name="T36">function</text:span></text:p>
        </text:list-header>
      </text:list>
      <text:p text:style-name="P196"><text:span text:style-name="T5">Q3. What is the output of the code?</text:span></text:p>
      <text:p text:style-name="P166"/>
      <text:p text:style-name="P166"/>
      <text:p text:style-name="P260"><draw:polygon text:anchor-type="char" draw:z-index="0" draw:style-name="gr17" draw:text-style-name="P469" svg:width="4.7441in" svg:height="0.6906in" svg:x="2.5453in" svg:y="0.1661in" svg:viewBox="0 0 12051 1755" draw:points="12051,0 0,0 0,587 653,587 653,1170 99,1170 99,1755 12051,1755 12051,1170 12051,587"><text:p/></draw:polygon><text:span text:style-name="T127">1. </text:span><text:span text:style-name="T135">mylist = [</text:span><text:span text:style-name="T138">1</text:span><text:span text:style-name="T135">, </text:span><text:span text:style-name="T138">3</text:span><text:span text:style-name="T135">, </text:span><text:span text:style-name="T138">6</text:span><text:span text:style-name="T135">, </text:span><text:span text:style-name="T138">10</text:span><text:span text:style-name="T135">]</text:span></text:p>
      <text:list xml:id="list2172754332" text:style-name="WWNum3">
        <text:list-item>
          <text:p text:style-name="P33"><text:span text:style-name="T154">a</text:span><text:span text:style-name="T155"> </text:span><text:span text:style-name="T154">=</text:span><text:span text:style-name="T156"> </text:span><text:span text:style-name="T154">(x**</text:span><text:span text:style-name="T230">2</text:span><text:span text:style-name="T161"> </text:span><text:span text:style-name="T168">for</text:span><text:span text:style-name="T169"> </text:span><text:span text:style-name="T154">x</text:span><text:span text:style-name="T156"> </text:span><text:span text:style-name="T168">in</text:span><text:span text:style-name="T169"> </text:span><text:span text:style-name="T154">mylist)</text:span></text:p>
        </text:list-item>
        <text:list-item>
          <text:p text:style-name="P34"><text:span text:style-name="T256">print</text:span><text:span text:style-name="T100">(</text:span><text:span text:style-name="T256">next</text:span><text:span text:style-name="T100">(a),</text:span><text:span text:style-name="T99"> </text:span><text:span text:style-name="T256">next</text:span><text:span text:style-name="T100">(a))</text:span></text:p>
          <text:p text:style-name="P6"><text:span text:style-name="T89">Ans:- </text:span><text:span text:style-name="T36">1</text:span><text:span text:style-name="T55"> </text:span><text:span text:style-name="T36">9</text:span></text:p>
        </text:list-item>
      </text:list>
      <text:p text:style-name="P197"><text:span text:style-name="T5">Q4. What are the criteria that must be met to create closure in Python?</text:span></text:p>
      <text:list xml:id="list1081582535" text:style-name="WWNum4">
        <text:list-item>
          <text:list>
            <text:list-header>
              <text:p text:style-name="P142"><text:span text:style-name="T89">Ans:- </text:span><text:span text:style-name="T36">The</text:span><text:span text:style-name="T57"> </text:span><text:span text:style-name="T36">program</text:span><text:span text:style-name="T51"> </text:span><text:span text:style-name="T36">Must</text:span><text:span text:style-name="T58"> </text:span><text:span text:style-name="T36">have</text:span><text:span text:style-name="T57"> </text:span><text:span text:style-name="T36">the</text:span><text:span text:style-name="T42"> </text:span><text:span text:style-name="T36">function</text:span><text:span text:style-name="T51"> </text:span><text:span text:style-name="T36">inside</text:span><text:span text:style-name="T44"> </text:span><text:span text:style-name="T36">the</text:span><text:span text:style-name="T58"> </text:span><text:span text:style-name="T36">function.</text:span></text:p>
            </text:list-header>
          </text:list>
        </text:list-item>
      </text:list>
      <text:p text:style-name="P199"><text:span text:style-name="T5">Q5. What is the output of the code?</text:span></text:p>
      <text:p text:style-name="P166"/>
      <text:p text:style-name="P166"/>
      <text:p text:style-name="P309"><draw:frame draw:style-name="fr2" draw:name="Frame2" text:anchor-type="char" svg:x="1.4807in" svg:y="0.1661in" svg:width="5.8098in" svg:height="2.0689in" draw:z-index="4"><draw:text-box><text:list xml:id="list3237743875" text:style-name="WWNum5"><text:list-item><text:p text:style-name="P269"><text:span text:style-name="T266">def</text:span><text:span text:style-name="T269"> </text:span><text:span text:style-name="T282">Foo</text:span><text:span text:style-name="T288">(n):</text:span></text:p></text:list-item><text:list-item><text:p text:style-name="P280"><text:span text:style-name="T173"><text:s/></text:span><text:span text:style-name="T174"><text:s/></text:span><text:span text:style-name="T176"><text:s/></text:span><text:span text:style-name="T175">def</text:span><text:span text:style-name="T177"> </text:span><text:span text:style-name="T183">multiplier(x):</text:span></text:p></text:list-item><text:list-item><text:p text:style-name="P288"><text:span text:style-name="T267"><text:s/></text:span><text:span text:style-name="T268"><text:tab/></text:span><text:span text:style-name="T266">return </text:span><text:span text:style-name="T288">x *</text:span><text:span text:style-name="T291"> </text:span><text:span text:style-name="T288">n</text:span></text:p></text:list-item><text:list-item><text:p text:style-name="P291"><text:span text:style-name="T173"><text:s/></text:span><text:span text:style-name="T174"><text:s/></text:span><text:span text:style-name="T176"><text:s/></text:span><text:span text:style-name="T173">return </text:span><text:span text:style-name="T184">multiplier</text:span><text:span text:style-name="T186"> </text:span><text:span text:style-name="T187">5.</text:span></text:p></text:list-item></text:list><text:list xml:id="list1228945882" text:style-name="WWNum6"><text:list-item><text:p text:style-name="P276"><text:span text:style-name="T288">a =</text:span><text:span text:style-name="T292"> </text:span><text:span text:style-name="T282">Foo</text:span><text:span text:style-name="T288">(</text:span><text:span text:style-name="T139">5</text:span><text:span text:style-name="T288">)</text:span></text:p></text:list-item><text:list-item><text:p text:style-name="P292"><text:span text:style-name="T289">b =</text:span><text:span text:style-name="T293"> </text:span><text:span text:style-name="T284">Foo</text:span><text:span text:style-name="T294">(</text:span><text:span text:style-name="T141">5</text:span><text:span text:style-name="T294">)</text:span><text:span text:style-name="T236"> </text:span><text:span text:style-name="T237">8.</text:span></text:p></text:list-item></text:list><text:p text:style-name="P293"><text:span text:style-name="T131">9</text:span><text:span text:style-name="T132">.</text:span><text:span text:style-name="T130"> <text:s/></text:span><text:span text:style-name="T133"><text:s/></text:span><text:span text:style-name="T270">pr</text:span><text:span text:style-name="T267">in</text:span><text:span text:style-name="T271">t</text:span><text:span text:style-name="T295">(a(b</text:span><text:span text:style-name="T297">(</text:span><text:span text:style-name="T233">2</text:span><text:span text:style-name="T191">)</text:span><text:span text:style-name="T193">)</text:span><text:span text:style-name="T184">)</text:span></text:p></draw:text-box></draw:frame></text:p>
      <text:p text:style-name="Standard"><text:span text:style-name="T89">Ans:- </text:span><text:span text:style-name="T243">25.</text:span></text:p>
      <text:p text:style-name="P204"><text:span text:style-name="T5">Q6. What is the output of the code?</text:span></text:p>
      <text:p text:style-name="P166"/>
      <text:p text:style-name="P166"/>
      <text:p text:style-name="P309"><draw:frame draw:style-name="fr2" draw:name="Frame24" text:anchor-type="char" svg:x="1.4807in" svg:y="0.1665in" svg:width="5.8098in" svg:height="2.7571in" draw:z-index="5"><draw:text-box><text:list xml:id="list4257098065" text:style-name="WWNum8"><text:list-item><text:p text:style-name="P270"><text:span text:style-name="T266">def</text:span><text:span text:style-name="T272"> </text:span><text:span text:style-name="T288">make_pretty(func):</text:span></text:p></text:list-item><text:list-item><text:p text:style-name="P289"><text:span text:style-name="T173"><text:s/></text:span><text:span text:style-name="T174"><text:s/></text:span><text:span text:style-name="T176"><text:s/></text:span><text:span text:style-name="T175">def</text:span><text:span text:style-name="T178"> </text:span><text:span text:style-name="T183">inner():</text:span></text:p></text:list-item><text:list-item><text:p text:style-name="P287"><text:span text:style-name="T267"><text:s/></text:span><text:span text:style-name="T268"><text:tab/></text:span><text:span text:style-name="T266">print</text:span><text:span text:style-name="T288">(</text:span><text:span text:style-name="T139">"I got</text:span><text:span text:style-name="T142"> </text:span><text:span text:style-name="T139">decorated"</text:span><text:span text:style-name="T288">)</text:span></text:p></text:list-item><text:list-item><text:p text:style-name="P287"><text:span text:style-name="T184"><text:s/></text:span><text:span text:style-name="T185"><text:tab/></text:span><text:span text:style-name="T183">func()</text:span></text:p></text:list-item><text:list-item><text:p text:style-name="P320"><text:span text:style-name="T267"><text:s/></text:span><text:span text:style-name="T268"><text:s/></text:span><text:span text:style-name="T273"><text:s/></text:span><text:span text:style-name="T267">return </text:span><text:span text:style-name="T290">inner</text:span><text:span text:style-name="T132"> </text:span><text:span text:style-name="T134">6.</text:span></text:p></text:list-item></text:list><text:list xml:id="list1132161118" text:style-name="WWNum9"><text:list-item><text:p text:style-name="P277"><text:span text:style-name="T266">def</text:span><text:span text:style-name="T274"> </text:span><text:span text:style-name="T288">ordinary():</text:span></text:p></text:list-item><text:list-item><text:p text:style-name="P321"><text:span text:style-name="T173"><text:s/></text:span><text:span text:style-name="T174"><text:s/></text:span><text:span text:style-name="T176"><text:s/></text:span><text:span text:style-name="T173">print</text:span><text:span text:style-name="T184">(</text:span><text:span text:style-name="T162">"I am ordinary"</text:span><text:span text:style-name="T184">)</text:span><text:span text:style-name="T186"> </text:span><text:span text:style-name="T187">9.</text:span></text:p></text:list-item></text:list><text:list xml:id="list489932501" text:style-name="WWNum10"><text:list-item><text:p text:style-name="P290"><text:span text:style-name="T288">pretty =</text:span><text:span text:style-name="T299"> </text:span><text:span text:style-name="T288">make_pretty(ordinary)</text:span></text:p></text:list-item><text:list-item><text:p text:style-name="P281"><text:span text:style-name="T288">pretty()</text:span></text:p></text:list-item></text:list></draw:text-box></draw:frame></text:p>
      <text:list xml:id="list3608529676" text:style-name="WWNum7">
        <text:list-item>
          <text:list>
            <text:list-header>
              <text:p text:style-name="P80"><text:span text:style-name="T89">Ans:- </text:span><text:span text:style-name="T41">I</text:span><text:span text:style-name="T63"> </text:span><text:span text:style-name="T41">got</text:span><text:span text:style-name="T63"> </text:span><text:span text:style-name="T41">decorated </text:span><text:span text:style-name="T36">I</text:span><text:span text:style-name="T65"> </text:span><text:span text:style-name="T36">am</text:span><text:span text:style-name="T48"> </text:span><text:span text:style-name="T36">ordinary</text:span></text:p>
            </text:list-header>
          </text:list>
        </text:list-item>
      </text:list>
      <text:p text:style-name="P323"/>
      <text:p text:style-name="P205"><text:span text:style-name="T5">Q7: What is the more pythonic way to use getters and setters?</text:span></text:p>
      <text:list xml:id="list1066564306" text:style-name="WWNum11">
        <text:list-header>
          <text:p text:style-name="P79"><text:span text:style-name="T89">Ans:- </text:span><text:span text:style-name="T36">@property</text:span></text:p>
        </text:list-header>
      </text:list>
      <text:p text:style-name="P329"><text:span text:style-name="T5">Q8. In Python, there is a built-in function property() that returns a property object. The property object has which of the methods?</text:span></text:p>
      <text:list xml:id="list1769117418" text:style-name="WWNum12">
        <text:list-header>
          <text:p text:style-name="P83"><text:span text:style-name="T89">Ans:- </text:span><text:span text:style-name="T96">getter(), setter() and</text:span><text:span text:style-name="T103"> </text:span><text:span text:style-name="T96">delete()</text:span></text:p>
          <text:p text:style-name="P60"><text:span text:style-name="T97"/></text:p>
        </text:list-header>
      </text:list>
      <text:p text:style-name="P204"><text:span text:style-name="T5">Q9. Which of the following statement is true?</text:span></text:p>
      <text:list xml:id="list3699548219" text:style-name="WWNum13">
        <text:list-header>
          <text:p text:style-name="P35"><text:span text:style-name="T36"/></text:p>
          <text:p text:style-name="P84"><text:span text:style-name="T89">Ans:- </text:span><text:span text:style-name="T36">None of the</text:span><text:span text:style-name="T70"> </text:span><text:span text:style-name="T36">above</text:span></text:p>
        </text:list-header>
      </text:list>
      <text:p text:style-name="P206"><text:soft-page-break/><text:span text:style-name="T5">Q10. For the following codes, which of the following statements is true?</text:span></text:p>
      <text:p text:style-name="P166"/>
      <text:p text:style-name="P166"/>
      <text:p text:style-name="P330"><draw:g text:anchor-type="char" draw:z-index="36" draw:style-name="gr5"><draw:polygon draw:style-name="gr6" draw:text-style-name="P469" svg:width="4.5559in" svg:height="0.6898in" svg:x="2.7339in" svg:y="0.1661in" svg:viewBox="0 0 11573 1753" draw:points="11573,0 118,0 118,584 122,584 122,1167 0,1167 0,1753 11573,1753 11573,1167 11573,584"><text:p/></draw:polygon><draw:custom-shape draw:style-name="gr4" draw:text-style-name="P466" svg:width="0.0606in" svg:height="0.2386in" svg:x="2.7335in" svg:y="0.3945in"><text:p text:style-name="P465"><text:span text:style-name="T510">)</text:span></text:p><draw:enhanced-geometry draw:type="0"/></draw:custom-shape></draw:g></text:p>
      <text:p text:style-name="P166"/>
      <text:p text:style-name="P16"><draw:g text:anchor-type="char" draw:z-index="37" draw:style-name="gr10"><draw:polygon draw:style-name="gr6" draw:text-style-name="P469" svg:width="0.2705in" svg:height="0.6906in" svg:x="1.4878in" svg:y="-0.8681in" svg:viewBox="0 0 688 1755" draw:points="688,0 0,0 0,585 0,1169 0,1755 688,1755 688,1169 688,585"><text:p/></draw:polygon><draw:custom-shape draw:style-name="gr4" draw:text-style-name="P466" svg:width="1.4177in" svg:height="0.2252in" svg:x="1.4083in" svg:y="-0.4091in"><text:p text:style-name="P465"><text:span text:style-name="T507">3. </text:span><text:span text:style-name="T510">a =</text:span><text:span text:style-name="T555"> </text:span><text:span text:style-name="T510">printHello()</text:span></text:p><draw:enhanced-geometry draw:type="0"/></draw:custom-shape><draw:custom-shape draw:style-name="gr7" draw:text-style-name="P470" svg:width="1.0248in" svg:height="0.2252in" svg:x="1.7382in" svg:y="-0.639in"><text:p text:style-name="P465"><text:span text:style-name="T509">print</text:span><text:span text:style-name="T510">(</text:span><text:span text:style-name="T511">"Hello"</text:span></text:p><draw:enhanced-geometry draw:type="0"/></draw:custom-shape><draw:custom-shape draw:style-name="gr4" draw:text-style-name="P466" svg:width="0.1469in" svg:height="0.2252in" svg:x="1.55in" svg:y="-0.639in"><text:p text:style-name="P465"><text:span text:style-name="T508">2.</text:span></text:p><draw:enhanced-geometry draw:type="0"/></draw:custom-shape><draw:custom-shape draw:style-name="gr4" draw:text-style-name="P466" svg:width="0.0559in" svg:height="0.2252in" svg:x="2.7465in" svg:y="-0.8689in"><text:p text:style-name="P465"><text:span text:style-name="T510">:</text:span></text:p><draw:enhanced-geometry draw:type="0"/></draw:custom-shape><draw:custom-shape draw:style-name="gr4" draw:text-style-name="P466" svg:width="1.4217in" svg:height="0.2252in" svg:x="1.4055in" svg:y="-0.8681in"><text:p text:style-name="P465"><text:span text:style-name="T507">1. </text:span><text:span text:style-name="T509">def</text:span><text:span text:style-name="T556"> </text:span><text:span text:style-name="T510">printHello()</text:span></text:p><draw:enhanced-geometry draw:type="0"/></draw:custom-shape></draw:g></text:p>
      <text:list xml:id="list230659241" text:style-name="WWNum14">
        <text:list-header>
          <text:p text:style-name="P85"><text:span text:style-name="T89">Ans:- </text:span><text:span text:style-name="T36">Both</text:span><text:span text:style-name="T57"> </text:span><text:span text:style-name="T36">printHello()</text:span><text:span text:style-name="T57"> </text:span><text:span text:style-name="T36">and</text:span><text:span text:style-name="T57"> </text:span><text:span text:style-name="T36">the</text:span><text:span text:style-name="T51"> </text:span><text:span text:style-name="T36">reference</text:span><text:span text:style-name="T57"> </text:span><text:span text:style-name="T36">to</text:span><text:span text:style-name="T42"> </text:span><text:span text:style-name="T36">the</text:span><text:span text:style-name="T51"> </text:span><text:span text:style-name="T36">same</text:span><text:span text:style-name="T44"> </text:span><text:span text:style-name="T36">object.</text:span></text:p>
        </text:list-header>
      </text:list>
      <text:p text:style-name="P12"><text:span text:style-name="T36"/></text:p>
      <text:p text:style-name="P200"><text:span text:style-name="T5">Q11. What is the output of the program?</text:span></text:p>
      <text:p text:style-name="P184"/>
      <text:p text:style-name="P179"><draw:g text:anchor-type="char" draw:z-index="38" draw:style-name="gr9"><draw:path draw:style-name="gr6" draw:text-style-name="P469" svg:width="5.2736in" svg:height="2.6307in" svg:x="1.1409in" svg:y="0.0268in" svg:viewBox="0 0 13396 6683" svg:d="M13396 6013h-12333v670h12333zM13396 5345h-11865v668h11865zM13396 2673h-12302v671h-282v658 10h1067v664h-1879v669h13396v-669-664-10-658zM13396 1337h-12993v667h2274v669h10719v-669zM13396 0h-11127v669h-1583v668h12710v-668z"><text:p/></draw:path><draw:custom-shape draw:style-name="gr7" draw:text-style-name="P470" svg:width="0.9969in" svg:height="0.2252in" svg:x="0.6551in" svg:y="2.3937in"><text:p text:style-name="P465"><text:span text:style-name="T509">print</text:span><text:span text:style-name="T510">(</text:span><text:span text:style-name="T511">'a</text:span><text:span text:style-name="T548"> </text:span><text:span text:style-name="T511">='</text:span><text:span text:style-name="T510">,</text:span><text:span text:style-name="T549"> </text:span><text:span text:style-name="T510">a)</text:span></text:p><draw:enhanced-geometry draw:type="0"/></draw:custom-shape><draw:custom-shape draw:style-name="gr8" draw:text-style-name="P471" svg:width="0.2449in" svg:height="0.2252in" svg:x="0.4772in" svg:y="2.3937in"><text:p text:style-name="P465"><text:span text:style-name="T507">10.</text:span></text:p><draw:enhanced-geometry draw:type="0"/></draw:custom-shape><draw:custom-shape draw:style-name="gr7" draw:text-style-name="P470" svg:width="1.2217in" svg:height="0.2252in" svg:x="0.6307in" svg:y="2.1291in"><text:p text:style-name="P465"><text:span text:style-name="T510">outerFunction()</text:span></text:p><draw:enhanced-geometry draw:type="0"/></draw:custom-shape><draw:custom-shape draw:style-name="gr8" draw:text-style-name="P471" svg:width="0.1476in" svg:height="0.2252in" svg:x="0.5264in" svg:y="2.1291in"><text:p text:style-name="P465"><text:span text:style-name="T507">9.</text:span></text:p><draw:enhanced-geometry draw:type="0"/></draw:custom-shape><draw:custom-shape draw:style-name="gr7" draw:text-style-name="P470" svg:width="0.4894in" svg:height="0.2252in" svg:x="0.6953in" svg:y="1.8665in"><text:p text:style-name="P465"><text:span text:style-name="T510">a</text:span><text:span text:style-name="T547"> </text:span><text:span text:style-name="T510">=</text:span><text:span text:style-name="T550"> </text:span><text:span text:style-name="T511">10</text:span></text:p><draw:enhanced-geometry draw:type="0"/></draw:custom-shape><draw:custom-shape draw:style-name="gr8" draw:text-style-name="P471" svg:width="0.1469in" svg:height="0.2252in" svg:x="0.5272in" svg:y="1.8665in"><text:p text:style-name="P465"><text:span text:style-name="T508">8.</text:span></text:p><draw:enhanced-geometry draw:type="0"/></draw:custom-shape><draw:custom-shape draw:style-name="gr7" draw:text-style-name="P470" svg:width="0.9969in" svg:height="0.2252in" svg:x="0.8126in" svg:y="1.6063in"><text:p text:style-name="P465"><text:span text:style-name="T509">print</text:span><text:span text:style-name="T510">(</text:span><text:span text:style-name="T511">'a</text:span><text:span text:style-name="T551"> </text:span><text:span text:style-name="T511">='</text:span><text:span text:style-name="T510">,</text:span><text:span text:style-name="T550"> </text:span><text:span text:style-name="T510">a)</text:span></text:p><draw:enhanced-geometry draw:type="0"/></draw:custom-shape><draw:custom-shape draw:style-name="gr8" draw:text-style-name="P471" svg:width="0.1476in" svg:height="0.2252in" svg:x="0.5264in" svg:y="1.6063in"><text:p text:style-name="P465"><text:span text:style-name="T507">7.</text:span></text:p><draw:enhanced-geometry draw:type="0"/></draw:custom-shape><draw:custom-shape draw:style-name="gr7" draw:text-style-name="P470" svg:width="0.4843in" svg:height="0.2252in" svg:x="0.8445in" svg:y="1.3417in"><text:p text:style-name="P465"><text:span text:style-name="T510">a</text:span><text:span text:style-name="T541"> </text:span><text:span text:style-name="T510">=</text:span><text:span text:style-name="T550"> </text:span><text:span text:style-name="T552">30</text:span></text:p><draw:enhanced-geometry draw:type="0"/></draw:custom-shape><draw:custom-shape draw:style-name="gr8" draw:text-style-name="P471" svg:width="0.1476in" svg:height="0.2252in" svg:x="0.5264in" svg:y="1.3417in"><text:p text:style-name="P465"><text:span text:style-name="T507">6.</text:span></text:p><draw:enhanced-geometry draw:type="0"/></draw:custom-shape><draw:custom-shape draw:style-name="gr7" draw:text-style-name="P470" svg:width="0.6224in" svg:height="0.2252in" svg:x="0.8406in" svg:y="1.0791in"><text:p text:style-name="P465"><text:span text:style-name="T509">global</text:span><text:span text:style-name="T553"> </text:span><text:span text:style-name="T510">a</text:span></text:p><draw:enhanced-geometry draw:type="0"/></draw:custom-shape><draw:custom-shape draw:style-name="gr8" draw:text-style-name="P471" svg:width="0.1476in" svg:height="0.2252in" svg:x="0.5264in" svg:y="1.0791in"><text:p text:style-name="P465"><text:span text:style-name="T507">5.</text:span></text:p><draw:enhanced-geometry draw:type="0"/></draw:custom-shape><draw:custom-shape draw:style-name="gr7" draw:text-style-name="P470" svg:width="1.5732in" svg:height="0.2252in" svg:x="0.6799in" svg:y="0.8161in"><text:p text:style-name="P465"><text:span text:style-name="T509">def</text:span><text:span text:style-name="T523"> </text:span><text:span text:style-name="T510">innerFunction():</text:span></text:p><draw:enhanced-geometry draw:type="0"/></draw:custom-shape><draw:custom-shape draw:style-name="gr8" draw:text-style-name="P471" svg:width="0.1469in" svg:height="0.2252in" svg:x="0.5272in" svg:y="0.8161in"><text:p text:style-name="P465"><text:span text:style-name="T508">4.</text:span></text:p><draw:enhanced-geometry draw:type="0"/></draw:custom-shape><draw:custom-shape draw:style-name="gr7" draw:text-style-name="P470" svg:width="0.4886in" svg:height="0.2252in" svg:x="0.7752in" svg:y="0.5535in"><text:p text:style-name="P465"><text:span text:style-name="T510">a</text:span><text:span text:style-name="T524"> </text:span><text:span text:style-name="T510">=</text:span><text:span text:style-name="T534"> </text:span><text:span text:style-name="T520">20</text:span></text:p><draw:enhanced-geometry draw:type="0"/></draw:custom-shape><draw:custom-shape draw:style-name="gr8" draw:text-style-name="P471" svg:width="0.1476in" svg:height="0.2252in" svg:x="0.5264in" svg:y="0.5535in"><text:p text:style-name="P465"><text:span text:style-name="T507">3.</text:span></text:p><draw:enhanced-geometry draw:type="0"/></draw:custom-shape><draw:custom-shape draw:style-name="gr7" draw:text-style-name="P470" svg:width="0.6224in" svg:height="0.2252in" svg:x="0.7752in" svg:y="0.2898in"><text:p text:style-name="P465"><text:span text:style-name="T509">global</text:span><text:span text:style-name="T554"> </text:span><text:span text:style-name="T510">a</text:span></text:p><draw:enhanced-geometry draw:type="0"/></draw:custom-shape><draw:custom-shape draw:style-name="gr8" draw:text-style-name="P471" svg:width="0.1469in" svg:height="0.2252in" svg:x="0.5272in" svg:y="0.2898in"><text:p text:style-name="P465"><text:span text:style-name="T508">2.</text:span></text:p><draw:enhanced-geometry draw:type="0"/></draw:custom-shape><draw:custom-shape draw:style-name="gr7" draw:text-style-name="P470" svg:width="1.5732in" svg:height="0.2252in" svg:x="0.6in" svg:y="0.0264in"><text:p text:style-name="P465"><text:span text:style-name="T509">def </text:span><text:span text:style-name="T510">outerFunction():</text:span></text:p><draw:enhanced-geometry draw:type="0"/></draw:custom-shape><draw:custom-shape draw:style-name="gr8" draw:text-style-name="P471" svg:width="0.1476in" svg:height="0.2252in" svg:x="0.5264in" svg:y="0.0264in"><text:p text:style-name="P465"><text:span text:style-name="T507">1.</text:span></text:p><draw:enhanced-geometry draw:type="0"/></draw:custom-shape></draw:g></text:p>
      <text:list xml:id="list160730865935898" text:continue-numbering="true" text:style-name="WWNum14">
        <text:list-item>
          <text:list>
            <text:list-header>
              <text:p text:style-name="P85"><text:span text:style-name="T89">Ans:- </text:span><text:span text:style-name="T36">a =</text:span><text:span text:style-name="T44"> </text:span><text:span text:style-name="T244">2</text:span></text:p>
              <text:p text:style-name="P69"><text:span text:style-name="T36"/></text:p>
            </text:list-header>
          </text:list>
        </text:list-item>
      </text:list>
      <text:p text:style-name="P204"><text:span text:style-name="T5">Q12. Which of the following statements is true?</text:span></text:p>
      <text:list xml:id="list432459114" text:style-name="WWNum15">
        <text:list-header>
          <text:p text:style-name="P86"><text:span text:style-name="T89">Ans:- </text:span><text:span text:style-name="T36">A</text:span><text:span text:style-name="T46"> </text:span><text:span text:style-name="T36">class</text:span><text:span text:style-name="T46"> </text:span><text:span text:style-name="T36">is</text:span><text:span text:style-name="T46"> </text:span><text:span text:style-name="T36">a</text:span><text:span text:style-name="T50"> </text:span><text:span text:style-name="T36">blueprint</text:span><text:span text:style-name="T46"> </text:span><text:span text:style-name="T36">for</text:span><text:span text:style-name="T46"> </text:span><text:span text:style-name="T36">the</text:span><text:span text:style-name="T50"> </text:span><text:span text:style-name="T36">object.</text:span></text:p>
          <text:p text:style-name="P61"><text:span text:style-name="T40"/></text:p>
        </text:list-header>
      </text:list>
      <text:p text:style-name="P196"><text:span text:style-name="T5">Q13. What is the output of the code?</text:span></text:p>
      <text:p text:style-name="P166"/>
      <text:p text:style-name="P166"/>
      <text:p text:style-name="P309"><draw:frame draw:style-name="fr2" draw:name="Frame3" text:anchor-type="char" svg:x="1.2307in" svg:y="0.1661in" svg:width="6.0598in" svg:height="1.3783in" draw:z-index="6"><draw:text-box><text:list xml:id="list43604672" text:style-name="WWNum16"><text:list-item><text:p text:style-name="P271"><text:span text:style-name="T266">class</text:span><text:span text:style-name="T274"> </text:span><text:span text:style-name="T282">Foo</text:span><text:span text:style-name="T288">:</text:span></text:p></text:list-item><text:list-item><text:p text:style-name="P282"><text:span text:style-name="T173"><text:s/></text:span><text:span text:style-name="T179"><text:s/></text:span><text:span text:style-name="T175">def </text:span><text:span text:style-name="T183">printLine(</text:span><text:span text:style-name="T175">self</text:span><text:span text:style-name="T183">,</text:span><text:span text:style-name="T194"> </text:span><text:span text:style-name="T183">line=</text:span><text:span text:style-name="T163">'Python'</text:span><text:span text:style-name="T183">):</text:span></text:p></text:list-item><text:list-item><text:p text:style-name="P335"><text:span text:style-name="T267"><text:s/></text:span><text:span text:style-name="T268"><text:s/></text:span><text:span text:style-name="T273"><text:s/></text:span><text:span text:style-name="T270">print</text:span><text:span text:style-name="T295">(line)</text:span><text:span text:style-name="T238"> </text:span><text:span text:style-name="T237">4.</text:span></text:p></text:list-item></text:list><text:list xml:id="list2694106548" text:style-name="WWNum17"><text:list-item><text:p text:style-name="P278"><text:span text:style-name="T288">o1 =</text:span><text:span text:style-name="T302"> </text:span><text:span text:style-name="T282">Foo</text:span><text:span text:style-name="T288">()</text:span></text:p></text:list-item><text:list-item><text:p text:style-name="P283"><text:span text:style-name="T288">o1.printLine(</text:span><text:span text:style-name="T139">'Java'</text:span><text:span text:style-name="T288">)</text:span></text:p></text:list-item></text:list></draw:text-box></draw:frame></text:p>
      <text:list xml:id="list528251601" text:style-name="WWNum18">
        <text:list-header>
          <text:p text:style-name="P45"><text:span text:style-name="T36"/></text:p>
          <text:p text:style-name="P87"><text:span text:style-name="T89">Ans:-</text:span><text:span text:style-name="T36">Jav</text:span><text:span text:style-name="T37">a</text:span></text:p>
        </text:list-header>
      </text:list>
      <text:p text:style-name="P201"><text:span text:style-name="T5">Q14. What is the function</text:span><text:span text:style-name="T11"> </text:span><text:span text:style-name="T5">of</text:span><text:span text:style-name="T13"> </text:span><text:span text:style-name="T5">the</text:span><text:span text:style-name="T10"> <text:tab/></text:span><text:span text:style-name="T14">init</text:span><text:span text:style-name="T9"> <text:tab/></text:span><text:span text:style-name="T14">()</text:span><text:span text:style-name="T5"> function in</text:span><text:span text:style-name="T15"> </text:span><text:span text:style-name="T5">Python?</text:span></text:p>
      <text:p text:style-name="Text_20_body"><text:span text:style-name="T96"/></text:p>
      <text:list xml:id="list160732432828461" text:continue-numbering="true" text:style-name="WWNum18">
        <text:list-item>
          <text:list>
            <text:list-header>
              <text:p text:style-name="P87"><text:span text:style-name="T89">Ans:- </text:span><text:span text:style-name="T96">This</text:span><text:span text:style-name="T102"> </text:span><text:span text:style-name="T96">function</text:span><text:span text:style-name="T106"> </text:span><text:span text:style-name="T96">is</text:span><text:span text:style-name="T102"> </text:span><text:span text:style-name="T96">called,</text:span><text:span text:style-name="T106"> </text:span><text:span text:style-name="T96">when</text:span><text:span text:style-name="T101"> </text:span><text:span text:style-name="T96">the</text:span><text:span text:style-name="T102"> </text:span><text:span text:style-name="T96">new</text:span><text:span text:style-name="T102"> </text:span><text:span text:style-name="T96">object</text:span><text:span text:style-name="T107"> </text:span><text:span text:style-name="T96">is</text:span><text:span text:style-name="T106"> </text:span><text:span text:style-name="T96">instantiated</text:span></text:p>
              <text:p text:style-name="P21"><text:span text:style-name="T96"/></text:p>
            </text:list-header>
          </text:list>
        </text:list-item>
      </text:list>
      <text:p text:style-name="P204"><text:span text:style-name="T5">Q15. Wh</text:span><text:span text:style-name="T31">a</text:span><text:span text:style-name="T5">t is the output of the code?</text:span></text:p>
      <text:p text:style-name="P166"/>
      <text:p text:style-name="P166"/>
      <text:p text:style-name="P262"><draw:g text:anchor-type="char" draw:z-index="39" draw:style-name="gr5"><draw:custom-shape draw:style-name="gr8" draw:text-style-name="P471" svg:width="2.3476in" svg:height="1.426in" svg:x="3.1654in" svg:y="0.1661in"><text:p text:style-name="P465"><text:span text:style-name="T509">class</text:span><text:span text:style-name="T543"> </text:span><text:span text:style-name="T528">Point</text:span><text:span text:style-name="T510">:</text:span></text:p><text:p text:style-name="P465"><text:span text:style-name="T509"><text:s text:c="2"/></text:span><text:span text:style-name="T529"><text:s/></text:span><text:span text:style-name="T509">def</text:span><text:span text:style-name="T544"> </text:span><text:span text:style-name="T510">init (</text:span><text:span text:style-name="T509">self</text:span><text:span text:style-name="T510">, x = </text:span><text:span text:style-name="T511">0</text:span><text:span text:style-name="T510">, y = </text:span><text:span text:style-name="T511">0</text:span><text:span text:style-name="T510">):</text:span><text:span text:style-name="T507"> 3.</text:span></text:p><text:p text:style-name="P465"><text:span text:style-name="T508">4.</text:span></text:p><text:p text:style-name="P465"><text:span text:style-name="T507">5.</text:span></text:p><text:p text:style-name="P465"><text:span text:style-name="T510">p1 =</text:span><text:span text:style-name="T532"> </text:span><text:span text:style-name="T528">Point</text:span><text:span text:style-name="T510">()</text:span></text:p><text:p text:style-name="P465"><text:span text:style-name="T509">print</text:span><text:span text:style-name="T510">(p1.x,</text:span><text:span text:style-name="T545"> </text:span><text:span text:style-name="T510">p1.y)</text:span></text:p><draw:enhanced-geometry draw:type="0"/></draw:custom-shape><draw:custom-shape draw:style-name="gr7" draw:text-style-name="P470" svg:width="0.8835in" svg:height="0.476in" svg:x="1.7118in" svg:y="0.6232in"><text:p text:style-name="P465"><text:span text:style-name="T509">self</text:span><text:span text:style-name="T510">.x</text:span><text:span text:style-name="T546"> </text:span><text:span text:style-name="T510">=</text:span><text:span text:style-name="T547"> </text:span><text:span text:style-name="T510">x+</text:span><text:span text:style-name="T511">1</text:span></text:p><text:p text:style-name="P465"><text:span text:style-name="T509">self</text:span><text:span text:style-name="T510">.y</text:span><text:span text:style-name="T546"> </text:span><text:span text:style-name="T510">=</text:span><text:span text:style-name="T547"> </text:span><text:span text:style-name="T510">y+</text:span><text:span text:style-name="T511">1</text:span></text:p><draw:enhanced-geometry draw:type="0"/></draw:custom-shape></draw:g></text:p>
      <text:p text:style-name="P166"/>
      <text:list xml:id="list6799847" text:style-name="WWNum21">
        <text:list-header>
          <text:p text:style-name="P88"><text:span text:style-name="T89">Ans:- </text:span><text:span text:style-name="T36">1</text:span><text:span text:style-name="T55"> </text:span><text:span text:style-name="T36">1</text:span></text:p>
          <text:p text:style-name="P18"><text:span text:style-name="T36"/></text:p>
        </text:list-header>
      </text:list>
      <text:p text:style-name="P204"><text:span text:style-name="T5">Q16. Which of the following code used the inheritance feature?</text:span></text:p>
      <text:p text:style-name="P322"><text:span text:style-name="T266"/></text:p>
      <text:p text:style-name="P143"><text:span text:style-name="T267"><text:s/></text:span><text:span text:style-name="T89">Ans:- </text:span></text:p>
      <text:p text:style-name="P35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46"><text:span text:style-name="T129">1.</text:span></text:p>
          </table:table-cell>
          <table:table-cell table:style-name="Table2.B1" table:number-columns-spanned="2" office:value-type="string">
            <text:p text:style-name="P155"><text:span text:style-name="T257">class</text:span><text:span text:style-name="T260"> </text:span><text:span text:style-name="T285">Foo</text:span><text:span text:style-name="T97">:</text:span></text:p>
          </table:table-cell>
          <table:covered-table-cell/>
          <table:table-cell table:style-name="Table2.A1" table:number-columns-spanned="2" office:value-type="string">
            <text:p text:style-name="P144"/>
          </table:table-cell>
          <table:covered-table-cell/>
        </table:table-row>
        <table:table-row table:style-name="Table2.1">
          <table:table-cell table:style-name="Table2.A1" office:value-type="string">
            <text:p text:style-name="P146"><text:span text:style-name="T239">2.</text:span></text:p>
          </table:table-cell>
          <table:table-cell table:style-name="Table2.B1" office:value-type="string">
            <text:p text:style-name="P158"><text:span text:style-name="T257">pass</text:span></text:p>
          </table:table-cell>
          <table:table-cell table:style-name="Table2.A1" table:number-columns-spanned="3" office:value-type="string">
            <text:p text:style-name="P144"/>
          </table:table-cell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47"><text:span text:style-name="T129">3.</text:span></text:p>
          </table:table-cell>
          <table:table-cell table:style-name="Table2.B1" table:number-columns-spanned="3" office:value-type="string">
            <text:p text:style-name="P151"><text:span text:style-name="T257">class </text:span><text:span text:style-name="T285">Hoo</text:span><text:span text:style-name="T97">(</text:span><text:span text:style-name="T285">Foo</text:span><text:span text:style-name="T97">):</text:span></text:p>
          </table:table-cell>
          <table:covered-table-cell/>
          <table:covered-table-cell/>
          <table:table-cell table:style-name="Table2.A1" office:value-type="string">
            <text:p text:style-name="P144"/>
          </table:table-cell>
        </table:table-row>
      </table:table>
      <text:p text:style-name="P348"><text:span text:style-name="T266">pass</text:span></text:p>
      <text:p text:style-name="P170"/>
      <text:p text:style-name="P342"/>
      <text:p text:style-name="P207"><text:span text:style-name="T5">Q17 If you a class is derived from two different classes, it’s called</text:span></text:p>
      <text:p text:style-name="P359"><text:span text:style-name="T36"/></text:p>
      <text:list xml:id="list160731119485094" text:continue-numbering="true" text:style-name="WWNum21">
        <text:list-item>
          <text:list>
            <text:list-header>
              <text:p text:style-name="P88"><text:span text:style-name="T89">Ans:- </text:span><text:span text:style-name="T96">Multiple</text:span><text:span text:style-name="T110"> </text:span><text:span text:style-name="T96">Inheritance</text:span></text:p>
            </text:list-header>
          </text:list>
        </text:list-item>
      </text:list>
      <text:p text:style-name="P196"><text:span text:style-name="T5">Q18. Which of the following statements is true?</text:span></text:p>
      <text:list xml:id="list3610138116" text:style-name="WWNum22">
        <text:list-item>
          <text:p text:style-name="P39"><text:span text:style-name="T41">In</text:span><text:span text:style-name="T74"> </text:span><text:span text:style-name="T41">Python,</text:span><text:span text:style-name="T78"> </text:span><text:span text:style-name="T41">the</text:span><text:span text:style-name="T71"> </text:span><text:span text:style-name="T41">same</text:span><text:span text:style-name="T76"> </text:span><text:span text:style-name="T41">operator</text:span><text:span text:style-name="T71"> </text:span><text:span text:style-name="T41">may</text:span><text:span text:style-name="T71"> </text:span><text:span text:style-name="T41">behave</text:span><text:span text:style-name="T76"> </text:span><text:span text:style-name="T41">differently</text:span><text:span text:style-name="T76"> </text:span><text:span text:style-name="T41">depends</text:span><text:span text:style-name="T71"> </text:span><text:span text:style-name="T41">upon</text:span><text:span text:style-name="T76"> </text:span><text:span text:style-name="T41">the</text:span><text:span text:style-name="T71"> </text:span><text:span text:style-name="T41">operands.</text:span></text:p>
        </text:list-item>
        <text:list-item>
          <text:p text:style-name="P37"><text:span text:style-name="T36">You</text:span><text:span text:style-name="T68"> </text:span><text:span text:style-name="T36">can</text:span><text:span text:style-name="T52"> </text:span><text:span text:style-name="T36">change</text:span><text:span text:style-name="T68"> </text:span><text:span text:style-name="T36">the</text:span><text:span text:style-name="T58"> </text:span><text:span text:style-name="T36">way</text:span><text:span text:style-name="T58"> </text:span><text:span text:style-name="T36">operators</text:span><text:span text:style-name="T51"> </text:span><text:span text:style-name="T36">which</text:span><text:span text:style-name="T52"> </text:span><text:span text:style-name="T36">behave</text:span><text:span text:style-name="T68"> </text:span><text:span text:style-name="T36">in</text:span><text:span text:style-name="T68"> </text:span><text:span text:style-name="T36">Python.</text:span></text:p>
        </text:list-item>
        <text:list-item>
          <text:p text:style-name="P40"><text:span text:style-name="T36">Special</text:span><text:span text:style-name="T80"> </text:span><text:span text:style-name="T36">method</text:span><text:span text:style-name="T81"> </text:span><text:span text:style-name="T82"><text:s/></text:span><text:span text:style-name="T36">add()</text:span><text:span text:style-name="T81"> <text:tab/></text:span><text:span text:style-name="T36">is called when +</text:span><text:span text:style-name="T47"> </text:span><text:span text:style-name="T36">operator</text:span></text:p>
        </text:list-item>
        <text:list-item>
          <text:p text:style-name="P36"><text:span text:style-name="T41">All</text:span><text:span text:style-name="T59"> </text:span><text:span text:style-name="T41">of</text:span><text:span text:style-name="T59"> </text:span><text:span text:style-name="T41">the</text:span><text:span text:style-name="T60"> </text:span><text:span text:style-name="T41">above.</text:span></text:p>
        </text:list-item>
      </text:list>
      <text:p text:style-name="P264"/>
      <text:p text:style-name="P264"/>
      <text:p text:style-name="P264"/>
      <text:p text:style-name="P264"/>
      <text:p text:style-name="P207"><text:soft-page-break/><text:span text:style-name="T5">Q19. What is the output of the</text:span><text:span text:style-name="T16"> </text:span><text:span text:style-name="T5">code?</text:span></text:p>
      <text:p text:style-name="P184"><draw:g text:anchor-type="char" draw:z-index="40" draw:style-name="gr5"><draw:custom-shape draw:style-name="gr8" draw:text-style-name="P471" svg:width="2.9996in" svg:height="2.6925in" svg:x="4.5626in" svg:y="0.1311in"><text:p text:style-name="P465"><text:span text:style-name="T507">1.</text:span><text:span text:style-name="T509"> class </text:span><text:span text:style-name="T528">Point</text:span><text:span text:style-name="T510">:</text:span></text:p><text:p text:style-name="P465"><text:span text:style-name="T508">2.</text:span></text:p><text:p text:style-name="P465"><text:span text:style-name="T508">3</text:span><text:span text:style-name="T507">. <text:s/></text:span><text:span text:style-name="T517"><text:s/></text:span><text:span text:style-name="T509"><text:s text:c="2"/></text:span><text:span text:style-name="T529"><text:s/></text:span><text:span text:style-name="T522">de</text:span><text:span text:style-name="T509">f</text:span><text:span text:style-name="T530"> </text:span><text:span text:style-name="T510"><text:s text:c="2"/></text:span><text:span text:style-name="T531"><text:s/></text:span><text:span text:style-name="T518">in</text:span><text:span text:style-name="T519">i</text:span><text:span text:style-name="T510">t <text:s/></text:span><text:span text:style-name="T531"><text:s/></text:span><text:span text:style-name="T519">(</text:span><text:span text:style-name="T509">s</text:span><text:span text:style-name="T522">elf</text:span><text:span text:style-name="T510">,</text:span><text:span text:style-name="T532"> </text:span><text:span text:style-name="T510">x</text:span><text:span text:style-name="T533"> </text:span><text:span text:style-name="T510">=</text:span><text:span text:style-name="T534"> </text:span><text:span text:style-name="T515">0</text:span><text:span text:style-name="T510">,</text:span><text:span text:style-name="T532"> </text:span><text:span text:style-name="T510">y</text:span><text:span text:style-name="T533"> </text:span><text:span text:style-name="T510">=</text:span><text:span text:style-name="T533"> </text:span><text:span text:style-name="T520">0</text:span><text:span text:style-name="T518">): </text:span><text:span text:style-name="T508">4.</text:span></text:p><text:p text:style-name="P465"><text:span text:style-name="T507">5.</text:span></text:p><text:p text:style-name="P465"><text:span text:style-name="T507">6.</text:span></text:p><text:p text:style-name="P465"><text:span text:style-name="T508">7</text:span><text:span text:style-name="T507">. <text:s/></text:span><text:span text:style-name="T517"><text:s/></text:span><text:span text:style-name="T509"><text:s text:c="2"/></text:span><text:span text:style-name="T529"><text:s/></text:span><text:span text:style-name="T522">de</text:span><text:span text:style-name="T509">f</text:span><text:span text:style-name="T530"> </text:span><text:span text:style-name="T510"><text:s text:c="2"/></text:span><text:span text:style-name="T531"><text:s/></text:span><text:span text:style-name="T518">sub</text:span><text:span text:style-name="T510"> <text:s/></text:span><text:span text:style-name="T531"><text:s/></text:span><text:span text:style-name="T516">(</text:span><text:span text:style-name="T509">s</text:span><text:span text:style-name="T522">elf</text:span><text:span text:style-name="T510">,</text:span><text:span text:style-name="T532"> </text:span><text:span text:style-name="T518">other)</text:span><text:span text:style-name="T510">: </text:span><text:span text:style-name="T508">8.</text:span></text:p><text:p text:style-name="P465"><text:span text:style-name="T507">9.</text:span></text:p><text:p text:style-name="P465"><text:span text:style-name="T507">10.</text:span><text:span text:style-name="T509">return </text:span><text:span text:style-name="T528">Point</text:span><text:span text:style-name="T510">(x,y)</text:span><text:span text:style-name="T507"> 11.</text:span></text:p><text:p text:style-name="P465"><text:span text:style-name="T508">12</text:span><text:span text:style-name="T507">.</text:span><text:span text:style-name="T535"> </text:span><text:span text:style-name="T518">p</text:span><text:span text:style-name="T510">1</text:span><text:span text:style-name="T533"> </text:span><text:span text:style-name="T510">=</text:span><text:span text:style-name="T533"> </text:span><text:span text:style-name="T536">P</text:span><text:span text:style-name="T537">oint</text:span><text:span text:style-name="T518">(</text:span><text:span text:style-name="T520">3</text:span><text:span text:style-name="T510">,</text:span><text:span text:style-name="T532"> </text:span><text:span text:style-name="T520">4</text:span><text:span text:style-name="T510">)</text:span></text:p><text:p text:style-name="P465"><text:span text:style-name="T508">13</text:span><text:span text:style-name="T507">.</text:span><text:span text:style-name="T538"> </text:span><text:span text:style-name="T518">p</text:span><text:span text:style-name="T510">2</text:span><text:span text:style-name="T533"> </text:span><text:span text:style-name="T510">=</text:span><text:span text:style-name="T533"> </text:span><text:span text:style-name="T536">P</text:span><text:span text:style-name="T537">oint</text:span><text:span text:style-name="T518">(</text:span><text:span text:style-name="T520">1</text:span><text:span text:style-name="T510">,</text:span><text:span text:style-name="T532"> </text:span><text:span text:style-name="T520">2</text:span><text:span text:style-name="T510">)</text:span></text:p><text:p text:style-name="P465"><text:span text:style-name="T510">result =</text:span><text:span text:style-name="T524"> </text:span><text:span text:style-name="T510">p1-p2</text:span></text:p><text:p text:style-name="P465"><text:span text:style-name="T509">print</text:span><text:span text:style-name="T510">(result.x,</text:span><text:span text:style-name="T539"> </text:span><text:span text:style-name="T510">result.y)</text:span></text:p><draw:enhanced-geometry draw:type="0"/></draw:custom-shape><draw:custom-shape draw:style-name="gr7" draw:text-style-name="P470" svg:width="1.474in" svg:height="0.4496in" svg:x="2.2134in" svg:y="2.5295in"><text:p text:style-name="P465"><text:span text:style-name="T510">x</text:span><text:span text:style-name="T540"> </text:span><text:span text:style-name="T510">=</text:span><text:span text:style-name="T541"> </text:span><text:span text:style-name="T509">self</text:span><text:span text:style-name="T510">.x</text:span><text:span text:style-name="T542"> </text:span><text:span text:style-name="T510">+</text:span><text:span text:style-name="T542"> </text:span><text:span text:style-name="T510">other.x</text:span></text:p><text:p text:style-name="P465"><text:span text:style-name="T510">y</text:span><text:span text:style-name="T540"> </text:span><text:span text:style-name="T510">=</text:span><text:span text:style-name="T541"> </text:span><text:span text:style-name="T509">self</text:span><text:span text:style-name="T510">.y</text:span><text:span text:style-name="T542"> </text:span><text:span text:style-name="T510">+</text:span><text:span text:style-name="T542"> </text:span><text:span text:style-name="T510">other.y</text:span></text:p><draw:enhanced-geometry draw:type="0"/></draw:custom-shape><draw:custom-shape draw:style-name="gr7" draw:text-style-name="P470" svg:width="0.7323in" svg:height="0.4496in" svg:x="2.0209in" svg:y="1.1594in"><text:p text:style-name="P465"><text:span text:style-name="T509">self</text:span><text:span text:style-name="T510">.x =</text:span><text:span text:style-name="T514"> </text:span><text:span text:style-name="T510">x</text:span></text:p><text:p text:style-name="P465"><text:span text:style-name="T509">self</text:span><text:span text:style-name="T510">.y =</text:span><text:span text:style-name="T514"> </text:span><text:span text:style-name="T510">y</text:span></text:p><draw:enhanced-geometry draw:type="0"/></draw:custom-shape></draw:g></text:p>
      <text:list xml:id="list1168558459" text:style-name="WWNum24">
        <text:list-header>
          <text:p text:style-name="P44"><text:span text:style-name="T244"/></text:p>
          <text:p text:style-name="P89"><text:span text:style-name="T89"/></text:p>
          <text:p text:style-name="P89"><text:span text:style-name="T89">Ans:- </text:span><text:span text:style-name="T244">4</text:span><text:span text:style-name="T195"> </text:span><text:span text:style-name="T196">6</text:span></text:p>
          <text:p text:style-name="P70"><text:span text:style-name="T36"/></text:p>
        </text:list-header>
      </text:list>
      <text:p text:style-name="P202"><text:span text:style-name="T5">Q20. Opening a file in </text:span><text:span text:style-name="T17">‘a’ </text:span><text:span text:style-name="T5">mode</text:span></text:p>
      <text:p text:style-name="P198"><text:span text:style-name="T89">Ans:- </text:span><text:span text:style-name="T36">opens</text:span><text:span text:style-name="T45"> </text:span><text:span text:style-name="T36">the</text:span><text:span text:style-name="T50"> </text:span><text:span text:style-name="T36">file</text:span><text:span text:style-name="T44"> </text:span><text:span text:style-name="T36">for</text:span><text:span text:style-name="T43"> </text:span><text:span text:style-name="T36">appending,</text:span><text:span text:style-name="T46"> </text:span><text:span text:style-name="T36">at</text:span><text:span text:style-name="T42"> </text:span><text:span text:style-name="T36">the</text:span><text:span text:style-name="T42"> </text:span><text:span text:style-name="T36">end</text:span><text:span text:style-name="T44"> </text:span><text:span text:style-name="T36">of</text:span><text:span text:style-name="T45"> </text:span><text:span text:style-name="T36">file</text:span></text:p>
      <text:p text:style-name="P20"><text:span text:style-name="T36"/></text:p>
      <text:p text:style-name="P196"><text:span text:style-name="T5">Q21. What does the following code do?</text:span></text:p>
      <text:p text:style-name="P208"><text:span text:style-name="T136"><text:s/></text:span><text:span text:style-name="T137"><text:tab/></text:span><text:span text:style-name="T135">f =</text:span><text:span text:style-name="T300"> </text:span><text:span text:style-name="T135">open(</text:span><text:span text:style-name="T138">"test.txt"</text:span><text:span text:style-name="T135">).</text:span></text:p>
      <text:p text:style-name="P208"><text:span text:style-name="T135"/></text:p>
      <text:list xml:id="list3964448361" text:style-name="WWNum26">
        <text:list-header>
          <text:p text:style-name="P90"><text:span text:style-name="T89">Ans:- </text:span><text:span text:style-name="T98">Opens</text:span><text:span text:style-name="T113"> </text:span><text:span text:style-name="T98">test.txt</text:span><text:span text:style-name="T114"> </text:span><text:span text:style-name="T98">file</text:span><text:span text:style-name="T105"> </text:span><text:span text:style-name="T98">for</text:span><text:span text:style-name="T105"> </text:span><text:span text:style-name="T98">reading</text:span><text:span text:style-name="T114"> </text:span><text:span text:style-name="T98">only</text:span></text:p>
        </text:list-header>
      </text:list>
      <text:p text:style-name="P265"/>
      <text:p text:style-name="P370"><text:span text:style-name="T5">Q22. Which of the codes closes files automatically if an exception occurs?</text:span></text:p>
      <text:p text:style-name="P371"><text:span text:style-name="T92">Choose one</text:span></text:p>
      <text:p text:style-name="P373"><text:span text:style-name="T92">a)</text:span></text:p>
      <text:p text:style-name="P19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5"><text:span text:style-name="T129">1.</text:span></text:p>
          </table:table-cell>
          <table:table-cell table:style-name="Table1.B1" table:number-columns-spanned="2" office:value-type="string">
            <text:p text:style-name="P160"><text:span text:style-name="T257">wi</text:span><text:span text:style-name="T261">t</text:span><text:span text:style-name="T257">h</text:span><text:span text:style-name="T262"> </text:span><text:span text:style-name="T115">open(</text:span><text:span text:style-name="T143">"</text:span><text:span text:style-name="T144">tes</text:span><text:span text:style-name="T146">t</text:span><text:span text:style-name="T144">.tx</text:span><text:span text:style-name="T143">t"</text:span><text:span text:style-name="T97">,</text:span><text:span text:style-name="T111"> </text:span><text:span text:style-name="T115">e</text:span><text:span text:style-name="T104">n</text:span><text:span text:style-name="T115">c</text:span><text:span text:style-name="T104">o</text:span><text:span text:style-name="T115">din</text:span><text:span text:style-name="T97">g</text:span><text:span text:style-name="T112"> </text:span><text:span text:style-name="T97">=</text:span><text:span text:style-name="T112"> </text:span><text:span text:style-name="T144">'ut</text:span><text:span text:style-name="T143">f</text:span><text:span text:style-name="T147">-</text:span><text:span text:style-name="T231">8</text:span><text:span text:style-name="T232">'</text:span><text:span text:style-name="T158">)</text:span><text:span text:style-name="T157"> </text:span><text:span text:style-name="T159"><text:s/></text:span><text:span text:style-name="T170">as</text:span><text:span text:style-name="T171"> </text:span><text:span text:style-name="T172"><text:s/></text:span><text:span text:style-name="T160">f:</text:span></text:p>
          </table:table-cell>
          <table:covered-table-cell/>
          <table:table-cell table:style-name="Table1.A1" office:value-type="string">
            <text:p text:style-name="P144"/>
          </table:table-cell>
        </table:table-row>
        <table:table-row table:style-name="Table1.2">
          <table:table-cell table:style-name="Table1.A1" office:value-type="string">
            <text:p text:style-name="P148"><text:span text:style-name="T239">2.</text:span></text:p>
          </table:table-cell>
          <table:table-cell table:style-name="Table1.B1" office:value-type="string">
            <text:p text:style-name="P159"><text:span text:style-name="T303">#</text:span><text:span text:style-name="T305"> </text:span><text:span text:style-name="T303">perform</text:span><text:span text:style-name="T306"> </text:span><text:span text:style-name="T303">file</text:span><text:span text:style-name="T307"> </text:span><text:span text:style-name="T303">operation</text:span></text:p>
          </table:table-cell>
          <table:table-cell table:style-name="Table1.A1" table:number-columns-spanned="2" office:value-type="string">
            <text:p text:style-name="P144"/>
          </table:table-cell>
          <table:covered-table-cell/>
        </table:table-row>
      </table:table>
      <text:p text:style-name="P266"/>
      <text:p text:style-name="P374"><text:span text:style-name="T92">b)</text:span></text:p>
      <text:p text:style-name="P37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145"><text:span text:style-name="T129">1.</text:span></text:p>
          </table:table-cell>
          <table:table-cell table:style-name="Table3.B1" office:value-type="string">
            <text:p text:style-name="P154"><text:span text:style-name="T257">try</text:span><text:span text:style-name="T97">:</text:span></text:p>
          </table:table-cell>
          <table:table-cell table:style-name="Table3.A1" table:number-columns-spanned="5" office:value-type="string">
            <text:p text:style-name="P144"/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45"><text:span text:style-name="T239">2.</text:span></text:p>
          </table:table-cell>
          <table:table-cell table:style-name="Table3.B1" table:number-columns-spanned="5" office:value-type="string">
            <text:p text:style-name="P161"><text:span text:style-name="T97">f</text:span><text:span text:style-name="T108"> </text:span><text:span text:style-name="T97">=</text:span><text:span text:style-name="T112"> </text:span><text:span text:style-name="T104">o</text:span><text:span text:style-name="T115">pen(</text:span><text:span text:style-name="T143">"</text:span><text:span text:style-name="T144">test.txt</text:span><text:span text:style-name="T143">"</text:span><text:span text:style-name="T116">,</text:span><text:span text:style-name="T115">en</text:span><text:span text:style-name="T97">c</text:span><text:span text:style-name="T104">o</text:span><text:span text:style-name="T115">din</text:span><text:span text:style-name="T97">g</text:span><text:span text:style-name="T112"> </text:span><text:span text:style-name="T97">=</text:span><text:span text:style-name="T112"> </text:span><text:span text:style-name="T144">'ut</text:span><text:span text:style-name="T143">f</text:span><text:span text:style-name="T147">-</text:span><text:span text:style-name="T231">8</text:span><text:span text:style-name="T232">'</text:span><text:span text:style-name="T158">)</text:span></text:p>
          </table:table-cell>
          <table:covered-table-cell/>
          <table:covered-table-cell/>
          <table:covered-table-cell/>
          <table:covered-table-cell/>
          <table:table-cell table:style-name="Table3.A1" office:value-type="string">
            <text:p text:style-name="P144"/>
          </table:table-cell>
        </table:table-row>
        <table:table-row table:style-name="Table3.1">
          <table:table-cell table:style-name="Table3.A1" office:value-type="string">
            <text:p text:style-name="P145"><text:span text:style-name="T129">3.</text:span></text:p>
          </table:table-cell>
          <table:table-cell table:style-name="Table3.B1" table:number-columns-spanned="4" office:value-type="string">
            <text:p text:style-name="P162"><text:span text:style-name="T304"># perform file operations</text:span></text:p>
          </table:table-cell>
          <table:covered-table-cell/>
          <table:covered-table-cell/>
          <table:covered-table-cell/>
          <table:table-cell table:style-name="Table3.A1" table:number-columns-spanned="2" office:value-type="string">
            <text:p text:style-name="P144"/>
          </table:table-cell>
          <table:covered-table-cell/>
        </table:table-row>
        <table:table-row table:style-name="Table3.1">
          <table:table-cell table:style-name="Table3.A1" office:value-type="string">
            <text:p text:style-name="P145"><text:span text:style-name="T239">4.</text:span></text:p>
          </table:table-cell>
          <table:table-cell table:style-name="Table3.B1" table:number-columns-spanned="2" office:value-type="string">
            <text:p text:style-name="P154"><text:span text:style-name="T257">finally</text:span><text:span text:style-name="T97">:</text:span></text:p>
          </table:table-cell>
          <table:covered-table-cell/>
          <table:table-cell table:style-name="Table3.A1" table:number-columns-spanned="4" office:value-type="string">
            <text:p text:style-name="P144"/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145"><text:span text:style-name="T129">5.</text:span></text:p>
          </table:table-cell>
          <table:table-cell table:style-name="Table3.B1" table:number-columns-spanned="3" office:value-type="string">
            <text:p text:style-name="P157"><text:span text:style-name="T97">f.close()</text:span></text:p>
          </table:table-cell>
          <table:covered-table-cell/>
          <table:covered-table-cell/>
          <table:table-cell table:style-name="Table3.A1" table:number-columns-spanned="3" office:value-type="string">
            <text:p text:style-name="P144"/>
          </table:table-cell>
          <table:covered-table-cell/>
          <table:covered-table-cell/>
        </table:table-row>
      </table:table>
      <text:p text:style-name="P332"/>
      <text:list xml:id="list160730898056028" text:continue-numbering="true" text:style-name="WWNum26">
        <text:list-item>
          <text:list>
            <text:list-item>
              <text:p text:style-name="P46"><text:span text:style-name="T41">None</text:span><text:span text:style-name="T56"> </text:span><text:span text:style-name="T41">of</text:span><text:span text:style-name="T56"> </text:span><text:span text:style-name="T41">the</text:span><text:span text:style-name="T56"> </text:span><text:span text:style-name="T41">above</text:span></text:p>
            </text:list-item>
            <text:list-item>
              <text:p text:style-name="P90"><text:span text:style-name="T89">Ans:- </text:span><text:span text:style-name="T41">Both</text:span><text:span text:style-name="T56"> </text:span><text:span text:style-name="T41">of</text:span><text:span text:style-name="T83"> </text:span><text:span text:style-name="T41">the</text:span><text:span text:style-name="T56"> </text:span><text:span text:style-name="T41">above</text:span></text:p>
            </text:list-item>
          </text:list>
        </text:list-item>
      </text:list>
      <text:p text:style-name="P203"><text:span text:style-name="T5">Q23. For the following code,</text:span></text:p>
      <text:p text:style-name="P3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49"><text:span text:style-name="T129">1.</text:span></text:p>
          </table:table-cell>
          <table:table-cell table:style-name="Table5.B1" table:number-columns-spanned="2" office:value-type="string">
            <text:p text:style-name="P156"><text:span text:style-name="T97">f</text:span><text:span text:style-name="T108"> </text:span><text:span text:style-name="T97">=</text:span><text:span text:style-name="T112"> </text:span><text:span text:style-name="T115">open(</text:span><text:span text:style-name="T144">'t</text:span><text:span text:style-name="T146">e</text:span><text:span text:style-name="T144">st.txt</text:span><text:span text:style-name="T146">'</text:span><text:span text:style-name="T97">,</text:span><text:span text:style-name="T111"> </text:span><text:span text:style-name="T144">'r</text:span><text:span text:style-name="T148">'</text:span><text:span text:style-name="T97">,</text:span><text:span text:style-name="T111"> </text:span><text:span text:style-name="T115">e</text:span><text:span text:style-name="T104">n</text:span><text:span text:style-name="T115">co</text:span><text:span text:style-name="T104">d</text:span><text:span text:style-name="T97">ing</text:span><text:span text:style-name="T112"> </text:span><text:span text:style-name="T97">=</text:span><text:span text:style-name="T112"> </text:span><text:span text:style-name="T144">'ut</text:span><text:span text:style-name="T143">f</text:span><text:span text:style-name="T147">-</text:span><text:span text:style-name="T231">8</text:span><text:span text:style-name="T232">'</text:span><text:span text:style-name="T158">)</text:span></text:p>
          </table:table-cell>
          <table:covered-table-cell/>
          <table:table-cell table:style-name="Table5.A1" office:value-type="string">
            <text:p text:style-name="P144"/>
          </table:table-cell>
        </table:table-row>
        <table:table-row table:style-name="Table5.1">
          <table:table-cell table:style-name="Table5.A1" office:value-type="string">
            <text:p text:style-name="P149"><text:span text:style-name="T239">2.</text:span></text:p>
          </table:table-cell>
          <table:table-cell table:style-name="Table5.B1" office:value-type="string">
            <text:p text:style-name="P152"><text:span text:style-name="T97">f.read()</text:span></text:p>
          </table:table-cell>
          <table:table-cell table:style-name="Table5.A1" table:number-columns-spanned="2" office:value-type="string">
            <text:p text:style-name="P144"/>
          </table:table-cell>
          <table:covered-table-cell/>
        </table:table-row>
      </table:table>
      <text:p text:style-name="P207"><text:span text:style-name="T33">Which of the following statement is true</text:span></text:p>
      <text:list xml:id="list1583945026" text:style-name="WWNum27">
        <text:list-item>
          <text:p text:style-name="P43"><text:span text:style-name="T36">This</text:span><text:span text:style-name="T57"> </text:span><text:span text:style-name="T36">program</text:span><text:span text:style-name="T43"> </text:span><text:span text:style-name="T36">reads</text:span><text:span text:style-name="T44"> </text:span><text:span text:style-name="T36">the</text:span><text:span text:style-name="T43"> </text:span><text:span text:style-name="T36">content</text:span><text:span text:style-name="T42"> </text:span><text:span text:style-name="T36">of</text:span><text:span text:style-name="T50"> </text:span><text:span text:style-name="T36">the</text:span><text:span text:style-name="T42"> </text:span><text:span text:style-name="T36">test.txt</text:span><text:span text:style-name="T42"> </text:span><text:span text:style-name="T36">file.</text:span></text:p>
        </text:list-item>
        <text:list-item>
          <text:p text:style-name="P38"><text:span text:style-name="T36">If</text:span><text:span text:style-name="T77"> </text:span><text:span text:style-name="T36">test.txt</text:span><text:span text:style-name="T70"> </text:span><text:span text:style-name="T36">contains</text:span><text:span text:style-name="T77"> </text:span><text:span text:style-name="T36">a</text:span><text:span text:style-name="T77"> </text:span><text:span text:style-name="T36">newline,</text:span><text:span text:style-name="T69"> </text:span><text:span text:style-name="T36">read()</text:span><text:span text:style-name="T77"> </text:span><text:span text:style-name="T36">will</text:span><text:span text:style-name="T72"> </text:span><text:span text:style-name="T36">return</text:span><text:span text:style-name="T69"> </text:span><text:span text:style-name="T36">the</text:span><text:span text:style-name="T69"> </text:span><text:span text:style-name="T36">newline</text:span><text:span text:style-name="T72"> </text:span><text:span text:style-name="T36">as</text:span><text:span text:style-name="T72"> </text:span><text:span text:style-name="T36">‘\n’.</text:span></text:p>
        </text:list-item>
        <text:list-item>
          <text:p text:style-name="P41"><text:span text:style-name="T36">You</text:span><text:span text:style-name="T43"> </text:span><text:span text:style-name="T36">can</text:span><text:span text:style-name="T44"> </text:span><text:span text:style-name="T36">pass</text:span><text:span text:style-name="T44"> </text:span><text:span text:style-name="T36">an</text:span><text:span text:style-name="T43"> </text:span><text:span text:style-name="T36">integer</text:span><text:span text:style-name="T43"> </text:span><text:span text:style-name="T36">to</text:span><text:span text:style-name="T57"> </text:span><text:span text:style-name="T36">the</text:span><text:span text:style-name="T45"> </text:span><text:span text:style-name="T36">read()</text:span><text:span text:style-name="T43"> </text:span><text:span text:style-name="T36">method</text:span></text:p>
        </text:list-item>
        <text:list-item>
          <text:p text:style-name="P91"><text:span text:style-name="T89">Ans:- </text:span><text:span text:style-name="T36">All of the</text:span><text:span text:style-name="T61"> </text:span><text:span text:style-name="T36">above.</text:span></text:p>
        </text:list-item>
      </text:list>
      <text:p text:style-name="P196"><text:span text:style-name="T5">Q24. What does the following code do?</text:span></text:p>
      <text:p text:style-name="P349"><text:span text:style-name="T135">os.listdir()</text:span></text:p>
      <text:p text:style-name="P349"><text:span text:style-name="T89">Ans:- </text:span><text:span text:style-name="T36">Prints</text:span><text:span text:style-name="T58"> </text:span><text:span text:style-name="T36">all</text:span><text:span text:style-name="T51"> </text:span><text:span text:style-name="T36">the</text:span><text:span text:style-name="T52"> </text:span><text:span text:style-name="T36">directories</text:span><text:span text:style-name="T68"> </text:span><text:span text:style-name="T36">and</text:span><text:span text:style-name="T58"> </text:span><text:span text:style-name="T36">files</text:span><text:span text:style-name="T57"> </text:span><text:span text:style-name="T36">inside</text:span><text:span text:style-name="T52"> </text:span><text:span text:style-name="T36">the</text:span><text:span text:style-name="T58"> </text:span><text:span text:style-name="T36">given</text:span><text:span text:style-name="T58"> </text:span><text:span text:style-name="T36">directory</text:span></text:p>
      <text:p text:style-name="P210"><text:span text:style-name="T5">Q25. Which of the following is correct?</text:span></text:p>
      <text:list xml:id="list2222475059" text:style-name="WWNum29">
        <text:list-header>
          <text:p text:style-name="P92"><text:span text:style-name="T89">Ans:- </text:span><text:span text:style-name="T36">An</text:span><text:span text:style-name="T44"> </text:span><text:span text:style-name="T36">exception</text:span><text:span text:style-name="T42"> </text:span><text:span text:style-name="T36">is</text:span><text:span text:style-name="T44"> </text:span><text:span text:style-name="T36">an</text:span><text:span text:style-name="T43"> </text:span><text:span text:style-name="T36">error</text:span><text:span text:style-name="T42"> </text:span><text:span text:style-name="T36">that</text:span><text:span text:style-name="T44"> </text:span><text:span text:style-name="T36">occurs</text:span><text:span text:style-name="T44"> </text:span><text:span text:style-name="T36">in</text:span><text:span text:style-name="T44"> </text:span><text:span text:style-name="T36">the</text:span><text:span text:style-name="T43"> </text:span><text:span text:style-name="T36">runtime.</text:span></text:p>
        </text:list-header>
      </text:list>
      <text:p text:style-name="P19"><text:span text:style-name="T36"/></text:p>
      <text:p text:style-name="P196"><text:span text:style-name="T5">Q26. What will happen if we try to open the file that doesn’t exist?</text:span></text:p>
      <text:p text:style-name="P22"><text:span text:style-name="T40"/></text:p>
      <text:list xml:id="list3529824511" text:style-name="WWNum30">
        <text:list-header>
          <text:p text:style-name="P93"><text:span text:style-name="T89">Ans:- </text:span><text:span text:style-name="T36">An exception is</text:span><text:span text:style-name="T75"> </text:span><text:span text:style-name="T36">raised.</text:span></text:p>
        </text:list-header>
      </text:list>
      <text:p text:style-name="P204"><text:span text:style-name="T5">Q27. What is the output of the code?</text:span></text:p>
      <text:p text:style-name="P166"/>
      <text:p text:style-name="P166"/>
      <text:p text:style-name="P3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145"><text:span text:style-name="T129">1.</text:span></text:p>
          </table:table-cell>
          <table:table-cell table:style-name="Table6.B1" table:number-columns-spanned="4" office:value-type="string">
            <text:p text:style-name="P154"><text:span text:style-name="T98">number</text:span><text:span text:style-name="T117"> </text:span><text:span text:style-name="T98">=</text:span><text:span text:style-name="T118"> </text:span><text:span text:style-name="T145">5.0</text:span></text:p>
          </table:table-cell>
          <table:covered-table-cell/>
          <table:covered-table-cell/>
          <table:covered-table-cell/>
          <table:table-cell table:style-name="Table6.A1" table:number-columns-spanned="3" office:value-type="string">
            <text:p text:style-name="P144"/>
          </table:table-cell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45"><text:span text:style-name="T239">2.</text:span></text:p>
          </table:table-cell>
          <table:table-cell table:style-name="Table6.B1" office:value-type="string">
            <text:p text:style-name="P154"><text:span text:style-name="T257">try</text:span><text:span text:style-name="T97">:</text:span></text:p>
          </table:table-cell>
          <table:table-cell table:style-name="Table6.A1" table:number-columns-spanned="6" office:value-type="string">
            <text:p text:style-name="P14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45"><text:span text:style-name="T129">3.</text:span></text:p>
          </table:table-cell>
          <table:table-cell table:style-name="Table6.B1" table:number-columns-spanned="5" office:value-type="string">
            <text:p text:style-name="P157"><text:span text:style-name="T98">r</text:span><text:span text:style-name="T119"> </text:span><text:span text:style-name="T98">=</text:span><text:span text:style-name="T119"> </text:span><text:span text:style-name="T145">10</text:span><text:span text:style-name="T98">/number</text:span></text:p>
          </table:table-cell>
          <table:covered-table-cell/>
          <table:covered-table-cell/>
          <table:covered-table-cell/>
          <table:covered-table-cell/>
          <table:table-cell table:style-name="Table6.A1" table:number-columns-spanned="2" office:value-type="string">
            <text:p text:style-name="P144"/>
          </table:table-cell>
          <table:covered-table-cell/>
        </table:table-row>
        <table:table-row table:style-name="Table6.1">
          <table:table-cell table:style-name="Table6.A1" office:value-type="string">
            <text:p text:style-name="P145"><text:span text:style-name="T239">4.</text:span></text:p>
          </table:table-cell>
          <table:table-cell table:style-name="Table6.B1" table:number-columns-spanned="3" office:value-type="string">
            <text:p text:style-name="P157"><text:span text:style-name="T257">print</text:span><text:span text:style-name="T97">(r)</text:span></text:p>
          </table:table-cell>
          <table:covered-table-cell/>
          <table:covered-table-cell/>
          <table:table-cell table:style-name="Table6.A1" table:number-columns-spanned="4" office:value-type="string">
            <text:p text:style-name="P144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45"><text:span text:style-name="T129">5.</text:span></text:p>
          </table:table-cell>
          <table:table-cell table:style-name="Table6.B1" table:number-columns-spanned="2" office:value-type="string">
            <text:p text:style-name="P154"><text:span text:style-name="T257">except</text:span><text:span text:style-name="T97">:</text:span></text:p>
          </table:table-cell>
          <table:covered-table-cell/>
          <table:table-cell table:style-name="Table6.A1" table:number-columns-spanned="5" office:value-type="string">
            <text:p text:style-name="P144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45"><text:span text:style-name="T129">6.</text:span></text:p>
          </table:table-cell>
          <table:table-cell table:style-name="Table6.B1" table:number-columns-spanned="6" office:value-type="string">
            <text:p text:style-name="P157"><text:span text:style-name="T257">print</text:span><text:span text:style-name="T97">(</text:span><text:span text:style-name="T144">"Oops! Error</text:span><text:span text:style-name="T149"> </text:span><text:span text:style-name="T144">occurred.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A1" office:value-type="string">
            <text:p text:style-name="P144"/>
          </table:table-cell>
        </table:table-row>
      </table:table>
      <text:p text:style-name="Standard"><text:span text:style-name="T89">Ans:- </text:span><text:span text:style-name="T243">2</text:span><text:span text:style-name="T247">.</text:span><text:span text:style-name="T203">0</text:span></text:p>
      <text:p text:style-name="P170"/>
      <text:p text:style-name="P171"/>
      <text:p text:style-name="P207"><text:span text:style-name="T5">Q28. What does the following code do?</text:span></text:p>
      <text:p text:style-name="P166"/>
      <text:p text:style-name="P166"/>
      <text:p text:style-name="P309"><draw:frame draw:style-name="fr2" draw:name="Frame4" text:anchor-type="char" svg:x="1.4807in" svg:y="0.1661in" svg:width="5.8098in" svg:height="1.3791in" draw:z-index="7"><draw:text-box><text:list xml:id="list3376820632" text:style-name="WWNum32"><text:list-item><text:p text:style-name="P272"><text:span text:style-name="T266">try</text:span><text:span text:style-name="T288">:</text:span></text:p></text:list-item><text:list-item><text:p text:style-name="P284"><text:span text:style-name="T204"><text:s/></text:span><text:span text:style-name="T206"><text:s/></text:span><text:span text:style-name="T205">#</text:span><text:span text:style-name="T208"> </text:span><text:span text:style-name="T205">code</text:span><text:span text:style-name="T209"> </text:span><text:span text:style-name="T205">that</text:span><text:span text:style-name="T207"> </text:span><text:span text:style-name="T205">can</text:span><text:span text:style-name="T209"> </text:span><text:span text:style-name="T205">raise</text:span><text:span text:style-name="T209"> </text:span><text:span text:style-name="T205">an</text:span><text:span text:style-name="T208"> </text:span><text:span text:style-name="T205">error</text:span></text:p></text:list-item><text:list-item><text:p text:style-name="P378"><text:span text:style-name="T267"><text:s/></text:span><text:span text:style-name="T268"><text:s/></text:span><text:span text:style-name="T275"><text:s/></text:span><text:span text:style-name="T276">pass</text:span><text:span text:style-name="T240"> </text:span><text:span text:style-name="T237">4.</text:span></text:p></text:list-item></text:list><text:list xml:id="list3595768346" text:style-name="WWNum33"><text:list-item><text:p text:style-name="P279"><text:span text:style-name="T266">except </text:span><text:span text:style-name="T288">(</text:span><text:span text:style-name="T282">TypeError</text:span><text:span text:style-name="T288">,</text:span><text:span text:style-name="T291"> </text:span><text:span text:style-name="T282">ZeroDivisionError</text:span><text:span text:style-name="T288">):</text:span></text:p></text:list-item><text:list-item><text:p text:style-name="P285"><text:span text:style-name="T267"><text:s/></text:span><text:span text:style-name="T277"><text:s/></text:span><text:span text:style-name="T266">print</text:span><text:span text:style-name="T288">(</text:span><text:span text:style-name="T139">"Two"</text:span><text:span text:style-name="T288">)</text:span></text:p></text:list-item></text:list></draw:text-box></draw:frame></text:p>
      <text:list xml:id="list1455062849" text:style-name="WWNum34">
        <text:list-header>
          <text:p text:style-name="P94"><text:soft-page-break/><text:span text:style-name="T89">Ans:- </text:span><text:span text:style-name="T36">Prints</text:span><text:span text:style-name="T75"> </text:span><text:span text:style-name="T36">Two</text:span><text:span text:style-name="T61"> </text:span><text:span text:style-name="T36">if</text:span><text:span text:style-name="T73"> </text:span><text:span text:style-name="T36">the</text:span><text:span text:style-name="T61"> </text:span><text:span text:style-name="T36">TypeError</text:span><text:span text:style-name="T75"> </text:span><text:span text:style-name="T36">or</text:span><text:span text:style-name="T75"> </text:span><text:span text:style-name="T36">ZeroDivisionEr</text:span><text:span text:style-name="T38">r</text:span><text:span text:style-name="T36">or</text:span><text:span text:style-name="T62"> </text:span><text:span text:style-name="T36">exception</text:span><text:span text:style-name="T75"> </text:span><text:span text:style-name="T36">occurs.</text:span></text:p>
          <text:p text:style-name="P71"><text:span text:style-name="T36"/></text:p>
        </text:list-header>
      </text:list>
      <text:p text:style-name="P380"/>
      <text:p text:style-name="P207"><text:span text:style-name="T5">Q29. Which of the following statement is true?</text:span></text:p>
      <text:list xml:id="list3416106051" text:style-name="WWNum35">
        <text:list-header>
          <text:p text:style-name="P59"><text:span text:style-name="T36"/></text:p>
          <text:p text:style-name="P95"><text:span text:style-name="T89">Ans:- </text:span><text:span text:style-name="T41">You</text:span><text:span text:style-name="T60"> </text:span><text:span text:style-name="T41">can</text:span><text:span text:style-name="T59"> </text:span><text:span text:style-name="T41">create</text:span><text:span text:style-name="T59"> </text:span><text:span text:style-name="T41">the</text:span><text:span text:style-name="T54"> </text:span><text:span text:style-name="T41">user-defined</text:span><text:span text:style-name="T59"> </text:span><text:span text:style-name="T41">exception</text:span><text:span text:style-name="T59"> </text:span><text:span text:style-name="T41">by</text:span><text:span text:style-name="T60"> </text:span><text:span text:style-name="T41">deriving</text:span><text:span text:style-name="T54"> </text:span><text:span text:style-name="T41">a</text:span><text:span text:style-name="T59"> </text:span><text:span text:style-name="T41">class</text:span><text:span text:style-name="T59"> </text:span><text:span text:style-name="T41">from</text:span><text:span text:style-name="T60"> </text:span><text:span text:style-name="T41">Exception</text:span><text:span text:style-name="T60"> </text:span><text:span text:style-name="T41">class.</text:span></text:p>
        </text:list-header>
      </text:list>
      <text:p text:style-name="P17"><text:span text:style-name="T36"/></text:p>
      <text:p text:style-name="P196"><text:span text:style-name="T5">Q30. Which of the following statement is true?</text:span></text:p>
      <text:list xml:id="list1566256297" text:style-name="WWNum36">
        <text:list-header>
          <text:p text:style-name="P96"><text:span text:style-name="T89">Ans:- </text:span><text:span text:style-name="T36">The</text:span><text:span text:style-name="T69"> </text:span><text:span text:style-name="T36">function</text:span><text:span text:style-name="T52"> </text:span><text:span text:style-name="T36">is</text:span><text:span text:style-name="T68"> </text:span><text:span text:style-name="T36">a</text:span><text:span text:style-name="T52"> </text:span><text:span text:style-name="T36">piece</text:span><text:span text:style-name="T68"> </text:span><text:span text:style-name="T36">of</text:span><text:span text:style-name="T72"> </text:span><text:span text:style-name="T36">code</text:span><text:span text:style-name="T68"> </text:span><text:span text:style-name="T36">that</text:span><text:span text:style-name="T52"> </text:span><text:span text:style-name="T36">can</text:span><text:span text:style-name="T69"> </text:span><text:span text:style-name="T36">perform</text:span><text:span text:style-name="T52"> </text:span><text:span text:style-name="T36">a</text:span><text:span text:style-name="T52"> </text:span><text:span text:style-name="T36">specific</text:span><text:span text:style-name="T68"> </text:span><text:span text:style-name="T36">task.</text:span></text:p>
        </text:list-header>
      </text:list>
      <text:p text:style-name="P211"><text:span text:style-name="T5">Q31. What is the output of the</text:span><text:span text:style-name="T16"> </text:span><text:span text:style-name="T5">code?</text:span></text:p>
      <text:p text:style-name="P324"><draw:g text:anchor-type="char" draw:z-index="41" draw:style-name="gr5"><draw:path draw:style-name="gr6" draw:text-style-name="P469" svg:width="5.8094in" svg:height="0.4579in" svg:x="1.4795in" svg:y="0.1339in" svg:viewBox="0 0 14757 1164" svg:d="M684 580h-684v584h684zM684 0h-684v580h684zM14757 580h-9972v584h9972zM14757 0h-11014v580h11014z"><text:p/></draw:path><draw:rect draw:style-name="gr3" draw:text-style-name="P464" svg:width="1.6142in" svg:height="0.2323in" svg:x="1.7492in" svg:y="0.3602in"><text:p/></draw:rect><draw:polygon draw:style-name="gr6" draw:text-style-name="P469" svg:width="5.8094in" svg:height="0.4594in" svg:x="1.4795in" svg:y="0.5921in" svg:viewBox="0 0 14757 1168" draw:points="14757,0 0,0 0,585 0,1168 684,1168 684,585 3701,585 3701,1168 14757,1168 14757,585"><text:p/></draw:polygon><draw:custom-shape draw:style-name="gr4" draw:text-style-name="P466" svg:width="2.0516in" svg:height="0.8657in" svg:x="3.3618in" svg:y="0.1311in"><text:p text:style-name="P465"><text:span text:style-name="T507">1.</text:span></text:p><text:p text:style-name="P465"><text:span text:style-name="T508">2</text:span><text:span text:style-name="T507">.</text:span><text:span text:style-name="T522">pr</text:span><text:span text:style-name="T509">in</text:span><text:span text:style-name="T523">t</text:span><text:span text:style-name="T518">(</text:span><text:span text:style-name="T510">text,</text:span><text:span text:style-name="T524"> </text:span><text:span text:style-name="T511">'is</text:span><text:span text:style-name="T525"> </text:span><text:span text:style-name="T520">aw</text:span><text:span text:style-name="T526">e</text:span><text:span text:style-name="T511">s</text:span><text:span text:style-name="T520">om</text:span><text:span text:style-name="T515">e</text:span><text:span text:style-name="T511">.'</text:span><text:span text:style-name="T510">)</text:span></text:p><text:p text:style-name="P465"/><text:p text:style-name="P465"><text:span text:style-name="T508">4.</text:span></text:p><draw:enhanced-geometry draw:mirror-horizontal="false" draw:mirror-vertical="false" draw:type="0"/></draw:custom-shape><draw:custom-shape draw:style-name="gr7" draw:text-style-name="P470" svg:width="1.476in" svg:height="0.2252in" svg:x="1.6098in" svg:y="0.822in"><text:p text:style-name="P465"><text:span text:style-name="T510">printLine(</text:span><text:span text:style-name="T511">'Python'</text:span><text:span text:style-name="T510">)</text:span></text:p><draw:enhanced-geometry draw:mirror-horizontal="false" draw:mirror-vertical="false" draw:type="0"/></draw:custom-shape><draw:custom-shape draw:style-name="gr4" draw:text-style-name="P466" svg:width="0.1476in" svg:height="0.2252in" svg:x="1.4909in" svg:y="0.5913in"><text:p text:style-name="P465"><text:span text:style-name="T507">3.</text:span></text:p><draw:enhanced-geometry draw:mirror-horizontal="false" draw:mirror-vertical="false" draw:type="0"/></draw:custom-shape><draw:custom-shape draw:style-name="gr7" draw:text-style-name="P470" svg:width="1.5012in" svg:height="0.2252in" svg:x="1.598in" svg:y="0.1339in"><text:p text:style-name="P465"><text:span text:style-name="T509">def</text:span><text:span text:style-name="T527"> </text:span><text:span text:style-name="T510">printLine(text):</text:span></text:p><draw:enhanced-geometry draw:mirror-horizontal="false" draw:mirror-vertical="false" draw:type="0"/></draw:custom-shape></draw:g></text:p>
      <text:p text:style-name="P386"/>
      <text:p text:style-name="P185"/>
      <text:list xml:id="list2036237147" text:style-name="WWNum37">
        <text:list-header>
          <text:p text:style-name="P97"><text:span text:style-name="T89">Ans:- </text:span><text:span text:style-name="T36">Python is</text:span><text:span text:style-name="T51"> </text:span><text:span text:style-name="T36">awesome.</text:span></text:p>
        </text:list-header>
      </text:list>
      <text:p text:style-name="P23"><text:span text:style-name="T36"/></text:p>
      <text:p text:style-name="P170"/>
      <text:p text:style-name="P385"><text:span text:style-name="T5">Q32. If the return statement is not used inside the function, the function will return</text:span><text:span text:style-name="T93">:</text:span></text:p>
      <text:list xml:id="list237149152" text:style-name="WWNum38">
        <text:list-header>
          <text:p text:style-name="P25"><text:span text:style-name="T40"/></text:p>
          <text:p text:style-name="P98"><text:span text:style-name="T89">Ans:- </text:span><text:span text:style-name="T36">None</text:span><text:span text:style-name="T79"> </text:span><text:span text:style-name="T36">object</text:span></text:p>
        </text:list-header>
      </text:list>
      <text:p text:style-name="P24"><text:span text:style-name="T36"/></text:p>
      <text:p text:style-name="P196"><text:span text:style-name="T5">Q33. What is the output of the code?</text:span></text:p>
      <text:p text:style-name="P166"/>
      <text:p text:style-name="P166"/>
      <text:p text:style-name="P186"><draw:g text:anchor-type="char" draw:z-index="42" draw:style-name="gr5"><draw:path draw:style-name="gr6" draw:text-style-name="P469" svg:width="6.0594in" svg:height="0.2303in" svg:x="1.2295in" svg:y="0.1657in" svg:viewBox="0 0 15392 586" svg:d="M684 0h-684v586h684zM15392 0h-10785v586h10785z"><text:p/></draw:path><draw:rect draw:style-name="gr3" draw:text-style-name="P464" svg:width="1.5441in" svg:height="0.2323in" svg:x="1.4992in" svg:y="0.1638in"><text:p/></draw:rect><draw:path draw:style-name="gr6" draw:text-style-name="P469" svg:width="6.0594in" svg:height="0.6886in" svg:x="1.2295in" svg:y="0.3957in" svg:viewBox="0 0 15392 1750" svg:d="M684 1169h-684v581h684zM15392 1169h-10002v581h10002zM15392 0h-11404v585h-3304v-585h-684v585 575 9h15392v-9-575z"><text:p/></draw:path><draw:rect draw:style-name="gr3" draw:text-style-name="P464" svg:width="1.8524in" svg:height="0.2323in" svg:x="1.4992in" svg:y="0.8528in"><text:p/></draw:rect><draw:custom-shape draw:style-name="gr4" draw:text-style-name="P466" svg:width="2.6398in" svg:height="0.9004in" svg:x="2.9425in" svg:y="0.1638in"><text:p text:style-name="P465"><text:span text:style-name="T507">1. </text:span><text:span text:style-name="T509">def </text:span><text:span text:style-name="T510">greetPerson(*name):</text:span></text:p><text:p text:style-name="P465"><text:span text:style-name="T508">2.</text:span></text:p><text:p text:style-name="P465"/><text:p text:style-name="P465"><text:span text:style-name="T508">4</text:span><text:span text:style-name="T507">. <text:s/></text:span><text:span text:style-name="T517"><text:s/></text:span><text:span text:style-name="T518">gre</text:span><text:span text:style-name="T510">et</text:span><text:span text:style-name="T519">P</text:span><text:span text:style-name="T518">erson(</text:span><text:span text:style-name="T511">'</text:span><text:span text:style-name="T520">Frodo</text:span><text:span text:style-name="T511">'</text:span><text:span text:style-name="T510">,</text:span><text:span text:style-name="T521"> </text:span><text:span text:style-name="T511">'</text:span><text:span text:style-name="T520">Saur</text:span><text:span text:style-name="T515">o</text:span><text:span text:style-name="T520">n</text:span><text:span text:style-name="T511">'</text:span><text:span text:style-name="T510">)</text:span></text:p><draw:enhanced-geometry draw:type="0"/></draw:custom-shape><draw:custom-shape draw:style-name="gr4" draw:text-style-name="P466" svg:width="0.1496in" svg:height="0.2386in" svg:x="1.2402in" svg:y="0.6248in"><text:p text:style-name="P465"><text:span text:style-name="T507">3.</text:span></text:p><draw:enhanced-geometry draw:type="0"/></draw:custom-shape><draw:custom-shape draw:style-name="gr7" draw:text-style-name="P470" svg:width="1.537in" svg:height="0.2386in" svg:x="1.3815in" svg:y="0.3957in"><text:p text:style-name="P465"><text:span text:style-name="T509">print</text:span><text:span text:style-name="T510">(</text:span><text:span text:style-name="T511">'Hello'</text:span><text:span text:style-name="T510">, name)</text:span></text:p><draw:enhanced-geometry draw:type="0"/></draw:custom-shape></draw:g></text:p>
      <text:p text:style-name="P261"><text:span text:style-name="T86"/></text:p>
      <text:p text:style-name="P307"/>
      <text:list xml:id="list160731370394710" text:continue-numbering="true" text:style-name="WWNum38">
        <text:list-item>
          <text:list>
            <text:list-item>
              <text:p text:style-name="P47"><text:span text:style-name="T36">Hello ('Frodo',</text:span><text:span text:style-name="T52"> </text:span><text:span text:style-name="T36">'Sauron')</text:span></text:p>
            </text:list-item>
          </text:list>
        </text:list-item>
      </text:list>
      <text:p text:style-name="P326"/>
      <text:p text:style-name="P207"><text:span text:style-name="T5">Q34. What is a recursive function?</text:span></text:p>
      <text:p text:style-name="P312"/>
      <text:section text:style-name="Sect2" text:name="Section1">
        <text:p text:style-name="P212"><text:span text:style-name="T34">Choose</text:span><text:span text:style-name="T35"> </text:span><text:span text:style-name="T34">one</text:span></text:p>
        <text:p text:style-name="P347"/>
        <text:p text:style-name="P3"><text:span text:style-name="T36"/></text:p>
        <text:list xml:id="list2838220155" text:style-name="WWNum39">
          <text:list-header>
            <text:p text:style-name="P99"><text:span text:style-name="T89">Ans:- </text:span><text:span text:style-name="T36">A function that calls</text:span><text:span text:style-name="T84"> </text:span><text:span text:style-name="T36">itself.</text:span></text:p>
          </text:list-header>
        </text:list>
      </text:section>
      <text:p text:style-name="P213"><text:span text:style-name="T5">Q35. What is the output of the program?</text:span></text:p>
      <text:p text:style-name="P34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145"><text:span text:style-name="T129">1.</text:span></text:p>
          </table:table-cell>
          <table:table-cell table:style-name="Table7.B1" table:number-columns-spanned="2" office:value-type="string">
            <text:p text:style-name="P154"><text:span text:style-name="T96">result</text:span><text:span text:style-name="T120"> </text:span><text:span text:style-name="T96">=</text:span><text:span text:style-name="T120"> </text:span><text:span text:style-name="T258">lambda</text:span><text:span text:style-name="T263"> </text:span><text:span text:style-name="T96">x:</text:span><text:span text:style-name="T121"> </text:span><text:span text:style-name="T96">x</text:span><text:span text:style-name="T120"> </text:span><text:span text:style-name="T96">*</text:span><text:span text:style-name="T120"> </text:span><text:span text:style-name="T96">x</text:span></text:p>
          </table:table-cell>
          <table:covered-table-cell/>
          <table:table-cell table:style-name="Table7.A1" office:value-type="string">
            <text:p text:style-name="P144"/>
          </table:table-cell>
        </table:table-row>
        <table:table-row table:style-name="Table7.1">
          <table:table-cell table:style-name="Table7.A1" office:value-type="string">
            <text:p text:style-name="P145"><text:span text:style-name="T239">2.</text:span></text:p>
          </table:table-cell>
          <table:table-cell table:style-name="Table7.B1" office:value-type="string">
            <text:p text:style-name="P150"><text:span text:style-name="T257">print</text:span><text:span text:style-name="T97">(result(</text:span><text:span text:style-name="T144">5</text:span><text:span text:style-name="T97">))</text:span></text:p>
          </table:table-cell>
          <table:table-cell table:style-name="Table7.A1" table:number-columns-spanned="2" office:value-type="string">
            <text:p text:style-name="P144"/>
          </table:table-cell>
          <table:covered-table-cell/>
        </table:table-row>
      </table:table>
      <text:p text:style-name="P261"><text:span text:style-name="T36"/></text:p>
      <text:list xml:id="list160732598785004" text:continue-numbering="true" text:style-name="WWNum39">
        <text:list-item>
          <text:list>
            <text:list-header>
              <text:p text:style-name="P99"><text:span text:style-name="T89">Ans:- </text:span><text:span text:style-name="T244">25</text:span></text:p>
            </text:list-header>
          </text:list>
        </text:list-item>
      </text:list>
      <text:p text:style-name="P170"/>
      <text:p text:style-name="P381"/>
      <text:p text:style-name="P207"><text:span text:style-name="T5">Q36. What is the output of the program?</text:span></text:p>
      <text:p text:style-name="P187"><draw:frame draw:style-name="fr2" draw:name="Frame5" text:anchor-type="char" svg:x="1.4807in" svg:y="0.2256in" svg:width="5.8098in" svg:height="1.6083in" draw:z-index="8"><draw:text-box><text:p text:style-name="P294"><text:span text:style-name="T134">1.</text:span><text:span text:style-name="T278"> </text:span><text:span text:style-name="T266">def</text:span><text:span text:style-name="T279"> </text:span><text:span text:style-name="T282">Foo</text:span><text:span text:style-name="T288">(x):</text:span></text:p><text:p text:style-name="P296"><text:span text:style-name="T238">2</text:span><text:span text:style-name="T241">.</text:span><text:span text:style-name="T188"> <text:s/></text:span><text:span text:style-name="T189"><text:s/></text:span><text:span text:style-name="T173"><text:s/></text:span><text:span text:style-name="T179"><text:s/></text:span><text:span text:style-name="T180">i</text:span><text:span text:style-name="T173">f</text:span><text:span text:style-name="T181"> </text:span><text:span text:style-name="T191">(x==</text:span><text:span text:style-name="T164">1</text:span><text:span text:style-name="T191">):</text:span></text:p><text:list xml:id="list2385547265" text:style-name="WWNum40"><text:list-item><text:p text:style-name="P286"><text:span text:style-name="T267"><text:s/></text:span><text:span text:style-name="T268"><text:s/></text:span><text:span text:style-name="T273"><text:s/></text:span><text:span text:style-name="T266">return</text:span><text:span text:style-name="T269"> </text:span><text:span text:style-name="T139">1</text:span></text:p></text:list-item><text:list-item><text:p text:style-name="P286"><text:span text:style-name="T173"><text:s/></text:span><text:span text:style-name="T179"><text:s/></text:span><text:span text:style-name="T175">else</text:span><text:span text:style-name="T183">:</text:span></text:p></text:list-item><text:list-item><text:p text:style-name="P387"><text:span text:style-name="T267"><text:s/></text:span><text:span text:style-name="T268"><text:s/></text:span><text:span text:style-name="T273"><text:s/></text:span><text:span text:style-name="T267">return </text:span><text:span text:style-name="T290">x+</text:span><text:span text:style-name="T283">Foo</text:span><text:span text:style-name="T290">(x-</text:span><text:span text:style-name="T140">1</text:span><text:span text:style-name="T290">)</text:span><text:span text:style-name="T132"> </text:span><text:span text:style-name="T134">6.</text:span></text:p></text:list-item></text:list><text:p text:style-name="P298"><text:span text:style-name="T131">7</text:span><text:span text:style-name="T132">.</text:span><text:span text:style-name="T130"> <text:s/></text:span><text:span text:style-name="T133"><text:s/></text:span><text:span text:style-name="T270">pr</text:span><text:span text:style-name="T267">in</text:span><text:span text:style-name="T271">t</text:span><text:span text:style-name="T295">(</text:span><text:span text:style-name="T286">F</text:span><text:span text:style-name="T287">oo</text:span><text:span text:style-name="T295">(</text:span><text:span text:style-name="T233">4</text:span><text:span text:style-name="T193">))</text:span></text:p></draw:text-box></draw:frame></text:p>
      <text:p text:style-name="P363"/>
      <text:list xml:id="list2775750505" text:style-name="WWNum41">
        <text:list-header>
          <text:p text:style-name="P100"><text:span text:style-name="T89">Ans:- </text:span><text:span text:style-name="T36">10</text:span></text:p>
          <text:p text:style-name="P72"><text:span text:style-name="T245"/></text:p>
        </text:list-header>
      </text:list>
      <text:p text:style-name="P264"/>
      <text:p text:style-name="P388"><text:span text:style-name="T5">Q37. Suppose you need to print pi constant defined in the math module. Which of the following code can do this task?</text:span></text:p>
      <text:p text:style-name="P166"/>
      <text:p text:style-name="P389"/>
      <text:list xml:id="list160732317313790" text:continue-numbering="true" text:style-name="WWNum41">
        <text:list-item>
          <text:list>
            <text:list-header>
              <text:p text:style-name="P101">Ans:- </text:p>
            </text:list-header>
          </text:list>
        </text:list-item>
      </text:list>
      <text:p text:style-name="P39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9"><text:span text:style-name="T129">1.</text:span></text:p>
          </table:table-cell>
          <table:table-cell table:style-name="Table8.B1" table:number-columns-spanned="2" office:value-type="string">
            <text:p text:style-name="P156"><text:span text:style-name="T259">from</text:span><text:span text:style-name="T264"> </text:span><text:span text:style-name="T98">math</text:span><text:span text:style-name="T117"> </text:span><text:span text:style-name="T259">import</text:span><text:span text:style-name="T264"> </text:span><text:span text:style-name="T98">pi</text:span></text:p>
          </table:table-cell>
          <table:covered-table-cell/>
          <table:table-cell table:style-name="Table8.A1" office:value-type="string">
            <text:p text:style-name="P144"/>
          </table:table-cell>
        </table:table-row>
        <table:table-row table:style-name="Table8.1">
          <table:table-cell table:style-name="Table8.A1" office:value-type="string">
            <text:p text:style-name="P149"><text:span text:style-name="T239">2.</text:span></text:p>
          </table:table-cell>
          <table:table-cell table:style-name="Table8.B1" office:value-type="string">
            <text:p text:style-name="P152"><text:span text:style-name="T257">print</text:span><text:span text:style-name="T97">(pi)</text:span></text:p>
          </table:table-cell>
          <table:table-cell table:style-name="Table8.A1" table:number-columns-spanned="2" office:value-type="string">
            <text:p text:style-name="P144"/>
          </table:table-cell>
          <table:covered-table-cell/>
        </table:table-row>
      </table:table>
      <text:p text:style-name="P392"><text:span text:style-name="T190"/></text:p>
      <text:p text:style-name="P393"><text:span text:style-name="T5">Q38. Which operator is used in Python to import modules from the packages?</text:span></text:p>
      <text:p text:style-name="P361"/>
      <text:section text:style-name="Sect3" text:name="Section2">
        <text:p text:style-name="P222"><text:span text:style-name="T34">Choose</text:span><text:span text:style-name="T35"> </text:span><text:span text:style-name="T34">one</text:span></text:p>
        <text:p text:style-name="P194"/>
        <text:p text:style-name="P207"><text:span text:style-name="T92">a). operator</text:span></text:p>
        <text:list xml:id="list2024757317" text:style-name="WWNum43">
          <text:list-item>
            <text:p text:style-name="P48"><text:span text:style-name="T40">* operator</text:span></text:p>
          </text:list-item>
          <text:list-item>
            <text:p text:style-name="P49"><text:span text:style-name="T40">-&gt;</text:span><text:span text:style-name="T87"> </text:span><text:span text:style-name="T40">symbol</text:span></text:p>
          </text:list-item>
          <text:list-item>
            <text:p text:style-name="P48"><text:span text:style-name="T40">,</text:span><text:span text:style-name="T88"> </text:span><text:span text:style-name="T40">operator</text:span></text:p>
          </text:list-item>
        </text:list>
      </text:section>
      <text:section text:style-name="Sect1" text:name="Section3">
        <text:p text:style-name="P336"/>
        <text:p text:style-name="P223"><text:span text:style-name="T5">Q39. What is the output of the code?</text:span></text:p>
        <text:p text:style-name="P166"/>
        <text:p text:style-name="P166"/>
        <text:p text:style-name="P188"/>
        <table:table table:name="Table9" table:style-name="Table9">
          <table:table-column table:style-name="Table9.A"/>
          <table:table-column table:style-name="Table9.B"/>
          <table:table-column table:style-name="Table9.C"/>
          <table:table-column table:style-name="Table9.D"/>
          <table:table-row table:style-name="Table9.1">
            <table:table-cell table:style-name="Table9.A1" office:value-type="string">
              <text:p text:style-name="P148"><text:span text:style-name="T129">1.</text:span></text:p>
            </table:table-cell>
            <table:table-cell table:style-name="Table9.B1" office:value-type="string">
              <text:p text:style-name="P163"><text:span text:style-name="T98">numbers</text:span><text:span text:style-name="T109"> </text:span><text:span text:style-name="T98">=</text:span><text:span text:style-name="T122"> </text:span><text:span text:style-name="T98">[</text:span><text:span text:style-name="T145">1</text:span><text:span text:style-name="T98">,</text:span><text:span text:style-name="T122"> </text:span><text:span text:style-name="T145">3</text:span><text:span text:style-name="T98">,</text:span><text:span text:style-name="T109"> </text:span><text:span text:style-name="T145">6</text:span><text:span text:style-name="T98">]</text:span></text:p>
            </table:table-cell>
            <table:table-cell table:style-name="Table9.A1" table:number-columns-spanned="2" office:value-type="string">
              <text:p text:style-name="P144"/>
            </table:table-cell>
            <table:covered-table-cell/>
          </table:table-row>
          <table:table-row table:style-name="Table9.2">
            <table:table-cell table:style-name="Table9.A1" office:value-type="string">
              <text:p text:style-name="P145"><text:span text:style-name="T239">2.</text:span></text:p>
            </table:table-cell>
            <table:table-cell table:style-name="Table9.B1" table:number-columns-spanned="2" office:value-type="string">
              <text:p text:style-name="P154"><text:span text:style-name="T97">newNumbers = tuple(map(</text:span><text:span text:style-name="T257">lambda </text:span><text:span text:style-name="T97">x: x ,</text:span><text:span text:style-name="T123"> </text:span><text:span text:style-name="T97">numbers))</text:span></text:p>
            </table:table-cell>
            <table:covered-table-cell/>
            <table:table-cell table:style-name="Table9.A1" office:value-type="string">
              <text:p text:style-name="P144"/>
            </table:table-cell>
          </table:table-row>
          <table:table-row table:style-name="Table9.2">
            <table:table-cell table:style-name="Table9.A1" office:value-type="string">
              <text:p text:style-name="P145"><text:span text:style-name="T129">3.</text:span></text:p>
            </table:table-cell>
            <table:table-cell table:style-name="Table9.B1" office:value-type="string">
              <text:p text:style-name="P153"><text:span text:style-name="T261">print</text:span><text:span text:style-name="T115">(newNumbers)</text:span></text:p>
            </table:table-cell>
            <table:table-cell table:style-name="Table9.A1" table:number-columns-spanned="2" office:value-type="string">
              <text:p text:style-name="P144"/>
            </table:table-cell>
            <table:covered-table-cell/>
          </table:table-row>
        </table:table>
        <text:p text:style-name="P166"/>
        <text:p text:style-name="Standard"><text:span text:style-name="T89"><text:tab/>Ans:- </text:span><text:span text:style-name="T92"><text:s/>(1, 3,</text:span><text:span text:style-name="T94"> </text:span><text:span text:style-name="T92">6)</text:span></text:p>
        <text:p text:style-name="P314"/>
        <text:p text:style-name="P207"><text:span text:style-name="T5">Q40. What is the output of the code?</text:span></text:p>
        <text:p text:style-name="P166"/>
        <text:p text:style-name="P166"/>
        <text:p text:style-name="P389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row table:style-name="Table10.1">
            <table:table-cell table:style-name="Table10.A1" office:value-type="string">
              <text:p text:style-name="P145"><text:span text:style-name="T129">1.</text:span></text:p>
            </table:table-cell>
            <table:table-cell table:style-name="Table10.B1" office:value-type="string">
              <text:p text:style-name="P154"><text:span text:style-name="T259">if</text:span><text:span text:style-name="T265"> </text:span><text:span text:style-name="T259">None</text:span><text:span text:style-name="T98">:</text:span></text:p>
            </table:table-cell>
            <table:table-cell table:style-name="Table10.A1" table:number-columns-spanned="2" office:value-type="string">
              <text:p text:style-name="P144"/>
            </table:table-cell>
            <table:covered-table-cell/>
          </table:table-row>
          <table:table-row table:style-name="Table10.1">
            <table:table-cell table:style-name="Table10.A1" office:value-type="string">
              <text:p text:style-name="P145"><text:span text:style-name="T239">2.</text:span></text:p>
            </table:table-cell>
            <table:table-cell table:style-name="Table10.B1" table:number-columns-spanned="2" office:value-type="string">
              <text:p text:style-name="P157"><text:span text:style-name="T257">print</text:span><text:span text:style-name="T97">(“</text:span><text:span text:style-name="T285">Hello</text:span><text:span text:style-name="T97">”)</text:span></text:p>
            </table:table-cell>
            <table:covered-table-cell/>
            <table:table-cell table:style-name="Table10.A1" office:value-type="string">
              <text:p text:style-name="P144"/>
            </table:table-cell>
          </table:table-row>
        </table:table>
        <text:p text:style-name="P166"/>
        <text:list xml:id="list160733068892990" text:continue-numbering="true" text:style-name="WWNum43">
          <text:list-item>
            <text:list>
              <text:list-header>
                <text:p text:style-name="P102"><text:span text:style-name="T89">Ans:- </text:span><text:span text:style-name="T36">Nothing will be</text:span><text:span text:style-name="T53"> </text:span><text:span text:style-name="T36">printed</text:span></text:p>
                <text:p text:style-name="P7"><text:span text:style-name="T96"/></text:p>
              </text:list-header>
            </text:list>
          </text:list-item>
        </text:list>
        <text:p text:style-name="P267"/>
        <text:p text:style-name="P395"><text:span text:style-name="T5">Q41. The </text:span><text:span text:style-name="T17">if-elif-else </text:span><text:span text:style-name="T5">executes only one block of code among several blocks</text:span><text:span text:style-name="T93">.</text:span></text:p>
        <text:p text:style-name="P337"/>
        <text:list xml:id="list1185450583" text:style-name="WWNum44">
          <text:list-header>
            <text:p text:style-name="P103"><text:span text:style-name="T89">Ans:- </text:span><text:span text:style-name="T36">True.</text:span></text:p>
            <text:p text:style-name="P64"><text:span text:style-name="T36"/></text:p>
          </text:list-header>
        </text:list>
      </text:section>
      <text:p text:style-name="P214"><text:span text:style-name="T5">Q42. What is the output of the code?</text:span></text:p>
      <text:p text:style-name="P166"/>
      <text:p text:style-name="P166"/>
      <text:p text:style-name="P189"><draw:frame draw:style-name="fr4" draw:name="Frame6" text:anchor-type="char" svg:x="1.7201in" svg:y="0.1299in" svg:width="5.5693in" svg:height="0.5701in" draw:z-index="9"><draw:text-box><text:list xml:id="list2022415946" text:style-name="WWNum45"><text:list-item><text:p text:style-name="P273"><text:span text:style-name="T278">for </text:span><text:span text:style-name="T399">i </text:span><text:span text:style-name="T278">in </text:span><text:span text:style-name="T399">[</text:span><text:span text:style-name="T150">1</text:span><text:span text:style-name="T399">,</text:span><text:span text:style-name="T400"> </text:span><text:span text:style-name="T150">0</text:span><text:span text:style-name="T399">]:</text:span></text:p></text:list-item><text:list-item><text:p text:style-name="P396"><text:span text:style-name="T182">print</text:span><text:span text:style-name="T210">(i+</text:span><text:span text:style-name="T165">1</text:span><text:span text:style-name="T210">)</text:span></text:p></text:list-item></text:list></draw:text-box></draw:frame></text:p>
      <text:p text:style-name="P166"/>
      <text:list xml:id="list160733089756855" text:continue-list="list1185450583" text:style-name="WWNum44">
        <text:list-item>
          <text:list>
            <text:list-item>
              <text:p text:style-name="P50"><text:span text:style-name="T246">2</text:span><text:span text:style-name="T197"> </text:span><text:span text:style-name="T196">1</text:span></text:p>
            </text:list-item>
          </text:list>
        </text:list-item>
      </text:list>
      <text:p text:style-name="P379"/>
      <text:p text:style-name="P398"><text:span text:style-name="T5">Q43. In the Python, f</text:span><text:span text:style-name="T14">or</text:span><text:span text:style-name="T5"> and </text:span><text:span text:style-name="T14">while</text:span><text:span text:style-name="T5"> loop can have the optional else statement?</text:span></text:p>
      <text:p text:style-name="P398"><text:span text:style-name="T89">Ans:- </text:span><text:span text:style-name="T40">Both loops can have optional else</text:span><text:span text:style-name="T88"> </text:span><text:span text:style-name="T40">statement</text:span></text:p>
      <text:list xml:id="list1690894868" text:style-name="WWNum46">
        <text:list-header>
          <text:p text:style-name="P65"><text:span text:style-name="T98"/></text:p>
        </text:list-header>
      </text:list>
      <text:p text:style-name="P170"/>
      <text:p text:style-name="P172"/>
      <text:p text:style-name="P207"><text:span text:style-name="T5">Q44. What is the output of the code?</text:span></text:p>
      <text:p text:style-name="P166"/>
      <text:p text:style-name="P166"/>
      <text:p text:style-name="P166"/>
      <text:p text:style-name="P308"><draw:frame draw:style-name="fr4" draw:name="Frame7" text:anchor-type="char" svg:x="1.4807in" svg:y="0.2465in" svg:width="5.8098in" svg:height="1.6091in" draw:z-index="10"><draw:text-box><text:p text:style-name="P294"><text:span text:style-name="T134">1. </text:span><text:span text:style-name="T399">i = sum = </text:span><text:span text:style-name="T150">0</text:span></text:p><text:p text:style-name="P299"><text:span text:style-name="T238">2.</text:span></text:p><text:list xml:id="list1494615713" text:style-name="WWNum47"><text:list-item><text:p text:style-name="P399"><text:span text:style-name="T278">while </text:span><text:span text:style-name="T399">i &lt;=</text:span><text:span text:style-name="T151"> </text:span><text:span text:style-name="T234">4</text:span><text:span text:style-name="T210">:</text:span></text:p></text:list-item><text:list-item><text:p text:style-name="P400"><text:span text:style-name="T210">sum +=</text:span><text:span text:style-name="T211"> </text:span><text:span text:style-name="T210">i</text:span></text:p></text:list-item></text:list><text:p text:style-name="P297"><text:span text:style-name="T134">5.<text:tab/></text:span><text:span text:style-name="T399">i =</text:span><text:span text:style-name="T401"> </text:span><text:span text:style-name="T399">i+</text:span><text:span text:style-name="T150">1</text:span></text:p><text:p text:style-name="P296"><text:span text:style-name="T134">6.</text:span></text:p><text:p text:style-name="P296"><text:span text:style-name="T134">7. </text:span><text:span text:style-name="T278">print</text:span><text:span text:style-name="T399">(sum)</text:span></text:p></draw:text-box></draw:frame></text:p>
      <text:p text:style-name="P166"/>
      <text:p text:style-name="P27"><text:span text:style-name="T40"/></text:p>
      <text:list xml:id="list160731883390909" text:continue-list="list1690894868" text:style-name="WWNum46">
        <text:list-item>
          <text:list>
            <text:list-item>
              <text:p text:style-name="P104"><text:span text:style-name="T89">Ans:- </text:span><text:span text:style-name="T36">10</text:span></text:p>
            </text:list-item>
          </text:list>
        </text:list-item>
      </text:list>
      <text:p text:style-name="P14"><text:span text:style-name="T244"/></text:p>
      <text:p text:style-name="P193"/>
      <text:p text:style-name="P207"><text:span text:style-name="T5">Q45. What is the output of the code?</text:span></text:p>
      <text:p text:style-name="P166"/>
      <text:p text:style-name="P166"/>
      <text:p text:style-name="P166"/>
      <text:p text:style-name="P360"><draw:frame draw:style-name="fr4" draw:name="Frame8" text:anchor-type="char" svg:x="1.6165in" svg:y="0.2465in" svg:width="5.6728in" svg:height="0.4583in" draw:z-index="11"><draw:text-box><text:list xml:id="list4243433457" text:style-name="WWNum48"><text:list-item><text:p text:style-name="P274"><text:span text:style-name="T280">while</text:span><text:span text:style-name="T152"> </text:span><text:span text:style-name="T235">4</text:span><text:span text:style-name="T166"> </text:span><text:span text:style-name="T212">==</text:span><text:span text:style-name="T166"> </text:span><text:span text:style-name="T235">4</text:span><text:span text:style-name="T212">:</text:span></text:p></text:list-item><text:list-item><text:p text:style-name="P401"><text:span text:style-name="T182">print</text:span><text:span text:style-name="T210">(</text:span><text:span text:style-name="T234">'4'</text:span><text:span text:style-name="T210">)</text:span></text:p></text:list-item></text:list></draw:text-box></draw:frame></text:p>
      <text:p text:style-name="P166"/>
      <text:list xml:id="list732362421" text:style-name="WWNum49">
        <text:list-header>
          <text:p text:style-name="P105"><text:soft-page-break/><text:span text:style-name="T89">Ans:- </text:span><text:span text:style-name="T248">4</text:span><text:span text:style-name="T213"> </text:span><text:span text:style-name="T196">is</text:span><text:span text:style-name="T198"> </text:span><text:span text:style-name="T196">printed</text:span><text:span text:style-name="T199"> </text:span><text:span text:style-name="T196">infinitely</text:span><text:span text:style-name="T200"> </text:span><text:span text:style-name="T196">until</text:span><text:span text:style-name="T201"> </text:span><text:span text:style-name="T196">the</text:span><text:span text:style-name="T202"> </text:span><text:span text:style-name="T196">program</text:span><text:span text:style-name="T202"> </text:span><text:span text:style-name="T196">closes</text:span></text:p>
          <text:p text:style-name="P73"><text:span text:style-name="T96"/></text:p>
        </text:list-header>
      </text:list>
      <text:p text:style-name="P314"/>
      <text:p text:style-name="P402"><text:span text:style-name="T5">Q46. Is it better to use the for loop instead of while if we are iterating through a sequence?</text:span></text:p>
      <text:p text:style-name="P362"><text:span text:style-name="T36"/></text:p>
      <text:list xml:id="list160731710719556" text:continue-numbering="true" text:style-name="WWNum49">
        <text:list-item>
          <text:list>
            <text:list-header>
              <text:p text:style-name="P105"><text:span text:style-name="T89">Ans:- </text:span><text:span text:style-name="T36">Yes,</text:span><text:span text:style-name="T45"> </text:span><text:span text:style-name="T36">for</text:span><text:span text:style-name="T45"> </text:span><text:span text:style-name="T36">loop</text:span><text:span text:style-name="T43"> </text:span><text:span text:style-name="T36">is</text:span><text:span text:style-name="T50"> </text:span><text:span text:style-name="T36">more</text:span><text:span text:style-name="T43"> </text:span><text:span text:style-name="T36">pythonic</text:span><text:span text:style-name="T50"> </text:span><text:span text:style-name="T36">choice.</text:span></text:p>
            </text:list-header>
          </text:list>
        </text:list-item>
      </text:list>
      <text:p text:style-name="P267"/>
      <text:p text:style-name="P205"><text:span text:style-name="T5">Q47. Which of the following statement is</text:span><text:span text:style-name="T18"> </text:span><text:span text:style-name="T5">true?</text:span></text:p>
      <text:list xml:id="list600029372" text:style-name="WWNum50">
        <text:list-item>
          <text:p text:style-name="P51"><text:span text:style-name="T41">“break”-</text:span><text:span text:style-name="T66"> </text:span><text:span text:style-name="T41">It</text:span><text:span text:style-name="T66"> </text:span><text:span text:style-name="T41">terminates</text:span><text:span text:style-name="T67"> </text:span><text:span text:style-name="T41">the</text:span><text:span text:style-name="T66"> </text:span><text:span text:style-name="T41">loop</text:span><text:span text:style-name="T66"> </text:span><text:span text:style-name="T41">containing</text:span><text:span text:style-name="T66"> </text:span><text:span text:style-name="T41">it.</text:span></text:p>
        </text:list-item>
        <text:list-item>
          <text:p text:style-name="P52"><text:span text:style-name="T36">“continue”</text:span><text:span text:style-name="T68"> </text:span><text:span text:style-name="T36">-</text:span><text:span text:style-name="T58"> </text:span><text:span text:style-name="T36">It</text:span><text:span text:style-name="T51"> </text:span><text:span text:style-name="T36">is</text:span><text:span text:style-name="T51"> </text:span><text:span text:style-name="T36">used</text:span><text:span text:style-name="T58"> </text:span><text:span text:style-name="T36">to</text:span><text:span text:style-name="T69"> </text:span><text:span text:style-name="T36">skip</text:span><text:span text:style-name="T58"> </text:span><text:span text:style-name="T36">the</text:span><text:span text:style-name="T58"> </text:span><text:span text:style-name="T36">rest</text:span><text:span text:style-name="T52"> </text:span><text:span text:style-name="T36">of</text:span><text:span text:style-name="T42"> </text:span><text:span text:style-name="T36">the</text:span><text:span text:style-name="T52"> </text:span><text:span text:style-name="T36">code</text:span><text:span text:style-name="T68"> </text:span><text:span text:style-name="T36">inside</text:span><text:span text:style-name="T57"> </text:span><text:span text:style-name="T36">the</text:span><text:span text:style-name="T52"> </text:span><text:span text:style-name="T36">loops.</text:span></text:p>
        </text:list-item>
        <text:list-item>
          <text:p text:style-name="P53"><text:tab/><text:span text:style-name="T41">break</text:span><text:span text:style-name="T85"> </text:span><text:span text:style-name="T41">and</text:span><text:span text:style-name="T85"> </text:span><text:span text:style-name="T41">continue:</text:span><text:span text:style-name="T85"> </text:span><text:span text:style-name="T41">These</text:span><text:span text:style-name="T49"> </text:span><text:span text:style-name="T41">are</text:span><text:span text:style-name="T85"> </text:span><text:span text:style-name="T41">almost</text:span><text:span text:style-name="T49"> </text:span><text:span text:style-name="T41">always</text:span><text:span text:style-name="T85"> </text:span><text:span text:style-name="T41">used</text:span><text:span text:style-name="T85"> </text:span><text:span text:style-name="T41">with</text:span><text:span text:style-name="T49"> </text:span><text:span text:style-name="T41">if,</text:span><text:span text:style-name="T49"> </text:span><text:span text:style-name="T41">if...else</text:span><text:span text:style-name="T63"> </text:span><text:span text:style-name="T41">and</text:span><text:span text:style-name="T85"> </text:span><text:span text:style-name="T41">if...elif...else </text:span><text:span text:style-name="T36">statements.</text:span></text:p>
        </text:list-item>
        <text:list-item>
          <text:p text:style-name="P106"><text:span text:style-name="T89">Ans:- </text:span><text:span text:style-name="T96">All of the</text:span><text:span text:style-name="T124"> </text:span><text:span text:style-name="T96">above.</text:span></text:p>
        </text:list-item>
      </text:list>
      <text:p text:style-name="P170"/>
      <text:p text:style-name="P391"/>
      <text:p text:style-name="P207"><text:span text:style-name="T5">Q48. What is the output of the code?</text:span></text:p>
      <text:p text:style-name="P263"><draw:frame draw:style-name="fr4" draw:name="Frame9" text:anchor-type="char" svg:x="0.9807in" svg:y="0.252in" svg:width="6.3098in" svg:height="0.9201in" draw:z-index="12"><draw:text-box><text:list xml:id="list4026588682" text:style-name="WWNum51"><text:list-item><text:p text:style-name="P275"><text:span text:style-name="T278">for char in </text:span><text:span text:style-name="T150">'PYTHON</text:span><text:span text:style-name="T153"> </text:span><text:span text:style-name="T150">STRING'</text:span><text:span text:style-name="T399">:</text:span></text:p></text:list-item><text:list-item><text:p text:style-name="P397"><text:span text:style-name="T182">if char </text:span><text:span text:style-name="T210">== </text:span><text:span text:style-name="T165">'</text:span><text:span text:style-name="T167"> </text:span><text:span text:style-name="T165">'</text:span><text:span text:style-name="T210">:</text:span></text:p></text:list-item><text:list-item><text:p text:style-name="P403"><text:span text:style-name="T281">break</text:span><text:span text:style-name="T242"> </text:span><text:span text:style-name="T237">4.</text:span></text:p></text:list-item></text:list></draw:text-box></draw:frame></text:p>
      <text:p text:style-name="P341"/>
      <text:p text:style-name="P404"><draw:g text:anchor-type="as-char" draw:z-index="43" draw:style-name="gr1"><draw:rect draw:style-name="gr2" draw:text-style-name="P463" svg:width="6.3098in" svg:height="0.2307in" svg:x="0in" svg:y="0.0016in"><text:p/></draw:rect><draw:rect draw:style-name="gr3" draw:text-style-name="P464" svg:width="1.1976in" svg:height="0.2331in" svg:x="0.2693in" svg:y="0in"><text:p/></draw:rect><draw:polygon draw:style-name="gr2" draw:text-style-name="P463" svg:width="6.3094in" svg:height="0.4602in" svg:x="0in" svg:y="0.2319in" svg:viewBox="0 0 16027 1170" draw:points="16027,0 0,0 0,585 0,1170 16027,1170 16027,585"><text:p/></draw:polygon><draw:rect draw:style-name="gr3" draw:text-style-name="P464" svg:width="0.9504in" svg:height="0.2323in" svg:x="0.2693in" svg:y="0.4598in"><text:p/></draw:rect><draw:rect draw:style-name="gr2" draw:text-style-name="P463" svg:width="6.3098in" svg:height="0.2287in" svg:x="0in" svg:y="0.6917in"><text:p/></draw:rect><draw:rect draw:style-name="gr3" draw:text-style-name="P464" svg:width="0.774in" svg:height="0.2323in" svg:x="0.2693in" svg:y="0.6882in"><text:p/></draw:rect><draw:custom-shape draw:style-name="gr4" draw:text-style-name="P466" svg:width="0.1496in" svg:height="0.9512in" svg:x="0.0102in" svg:y="0.0008in"><text:p text:style-name="P465"><text:span text:style-name="T507">5.</text:span></text:p><text:p text:style-name="P465"><text:span text:style-name="T507">6.</text:span></text:p><text:p text:style-name="P465"><text:span text:style-name="T507">7.</text:span></text:p><text:p text:style-name="P465"><text:span text:style-name="T508">8.</text:span></text:p><draw:enhanced-geometry draw:type="0"/></draw:custom-shape><draw:custom-shape draw:style-name="gr4" draw:text-style-name="P466" svg:width="1.424in" svg:height="0.2386in" svg:x="0.2063in" svg:y="0.0008in"><text:p text:style-name="P465"><text:span text:style-name="T509">print</text:span><text:span text:style-name="T510">(</text:span><text:span text:style-name="T509">char</text:span><text:span text:style-name="T510">, </text:span><text:span text:style-name="T509">end</text:span><text:span text:style-name="T510">=</text:span><text:span text:style-name="T511">''</text:span><text:span text:style-name="T510">)</text:span></text:p><draw:enhanced-geometry draw:type="0"/></draw:custom-shape><draw:custom-shape draw:style-name="gr4" draw:text-style-name="P468" svg:width="1.0386in" svg:height="0.476in" svg:x="0.2756in" svg:y="0.4602in"><text:p text:style-name="P467"><text:span text:style-name="T509">if</text:span><text:span text:style-name="T512"> </text:span><text:span text:style-name="T509">char</text:span><text:span text:style-name="T513"> </text:span><text:span text:style-name="T510">==</text:span><text:span text:style-name="T514"> </text:span><text:span text:style-name="T515">'O'</text:span><text:span text:style-name="T516">:</text:span></text:p><text:p text:style-name="P467"><text:span text:style-name="T509">continue</text:span></text:p><draw:enhanced-geometry draw:type="0"/></draw:custom-shape></draw:g></text:p>
      <text:list xml:id="list160732578181831" text:continue-list="list600029372" text:style-name="WWNum50">
        <text:list-item>
          <text:list>
            <text:list-header>
              <text:p text:style-name="P106"><text:span text:style-name="T89"/></text:p>
              <text:p text:style-name="P106"><text:span text:style-name="T89">Ans:- </text:span><text:span text:style-name="T36">PYTHON</text:span></text:p>
            </text:list-header>
          </text:list>
        </text:list-item>
      </text:list>
      <text:p text:style-name="P366"/>
      <text:p text:style-name="P405"><text:span text:style-name="T5">Q49. Which of the statement is true about the “pass” statement?</text:span></text:p>
      <text:p text:style-name="P167"/>
      <text:list xml:id="list3134973518" text:style-name="WWNum52">
        <text:list-header>
          <text:p text:style-name="P26"><text:span text:style-name="T36"/></text:p>
          <text:p text:style-name="P107"><text:span text:style-name="T89">Ans:- </text:span><text:span text:style-name="T36">It</text:span><text:span text:style-name="T64"> </text:span><text:span text:style-name="T36">is</text:span><text:span text:style-name="T84"> </text:span><text:span text:style-name="T36">used</text:span><text:span text:style-name="T84"> </text:span><text:span text:style-name="T36">as</text:span><text:span text:style-name="T84"> </text:span><text:span text:style-name="T36">the</text:span><text:span text:style-name="T84"> </text:span><text:span text:style-name="T36">placeholder</text:span><text:span text:style-name="T84"> </text:span><text:span text:style-name="T36">for</text:span><text:span text:style-name="T64"> </text:span><text:span text:style-name="T36">future</text:span><text:span text:style-name="T84"> </text:span><text:span text:style-name="T36">implementation</text:span><text:span text:style-name="T84"> </text:span><text:span text:style-name="T36">of</text:span><text:span text:style-name="T84"> </text:span><text:span text:style-name="T36">functions,</text:span><text:span text:style-name="T84"> </text:span><text:span text:style-name="T36">loops,</text:span><text:span text:style-name="T84"> </text:span><text:span text:style-name="T36">etc</text:span></text:p>
          <text:p text:style-name="P8"><text:span text:style-name="T96">.</text:span></text:p>
        </text:list-header>
      </text:list>
      <text:p text:style-name="P315"/>
      <text:p text:style-name="P406"><text:span text:style-name="T5">Q50. In regards to separated value files such as </text:span><text:span text:style-name="T20">.csv</text:span><text:span text:style-name="T5"> and </text:span><text:span text:style-name="T20">.tsv</text:span><text:span text:style-name="T5">, what is the delimiter?</text:span></text:p>
      <text:p text:style-name="P183"/>
      <text:list xml:id="list2748104576" text:style-name="WWNum53">
        <text:list-header>
          <text:p text:style-name="P68"><text:span text:style-name="T402"/></text:p>
          <text:p text:style-name="P108"><text:span text:style-name="T89">Ans:- </text:span><text:span text:style-name="T403">Any</text:span><text:span text:style-name="T410"> </text:span><text:span text:style-name="T403">character</text:span><text:span text:style-name="T411"> </text:span><text:span text:style-name="T403">such</text:span><text:span text:style-name="T410"> </text:span><text:span text:style-name="T403">as</text:span><text:span text:style-name="T410"> </text:span><text:span text:style-name="T403">the</text:span><text:span text:style-name="T412"> </text:span><text:span text:style-name="T403">comma</text:span><text:span text:style-name="T413"> </text:span><text:span text:style-name="T403">(</text:span><text:span text:style-name="T408">,</text:span><text:span text:style-name="T403">)</text:span><text:span text:style-name="T412"> </text:span><text:span text:style-name="T403">or</text:span><text:span text:style-name="T413"> </text:span><text:span text:style-name="T403">tab</text:span><text:span text:style-name="T411"> </text:span><text:span text:style-name="T403">(</text:span><text:span text:style-name="T408">\t</text:span><text:span text:style-name="T403">)</text:span><text:span text:style-name="T410"> </text:span><text:span text:style-name="T403">that</text:span><text:span text:style-name="T410"> </text:span><text:span text:style-name="T403">is</text:span><text:span text:style-name="T410"> </text:span><text:span text:style-name="T403">used</text:span><text:span text:style-name="T411"> </text:span><text:span text:style-name="T403">to</text:span><text:span text:style-name="T411"> </text:span><text:span text:style-name="T403">separate </text:span><text:span text:style-name="T402">the </text:span><text:span text:style-name="T414">column</text:span><text:span text:style-name="T409"> </text:span><text:span text:style-name="T402">data.</text:span></text:p>
          <text:p text:style-name="P4"><text:span text:style-name="T402"/></text:p>
        </text:list-header>
      </text:list>
      <text:p text:style-name="P315"/>
      <text:p text:style-name="P408"><text:span text:style-name="T5">Q51. In separated value files such as </text:span><text:span text:style-name="T20">.csv</text:span><text:span text:style-name="T5"> and </text:span><text:span text:style-name="T20">.tsv</text:span><text:span text:style-name="T5">, what does the first row in the file typically contain?</text:span></text:p>
      <text:p text:style-name="P364"/>
      <text:list xml:id="list1101209087" text:style-name="WWNum54">
        <text:list-header>
          <text:p text:style-name="P109"><text:span text:style-name="T89">Ans:- </text:span><text:span text:style-name="T402">The</text:span><text:span text:style-name="T416"> </text:span><text:span text:style-name="T402">column</text:span><text:span text:style-name="T417"> </text:span><text:span text:style-name="T402">names</text:span><text:span text:style-name="T417"> </text:span><text:span text:style-name="T402">of</text:span><text:span text:style-name="T417"> </text:span><text:span text:style-name="T402">the</text:span><text:span text:style-name="T417"> </text:span><text:span text:style-name="T402">data.</text:span></text:p>
        </text:list-header>
      </text:list>
      <text:p text:style-name="P74"><text:span text:style-name="T402"/></text:p>
      <text:p text:style-name="P315"/>
      <text:p text:style-name="P410"><text:span text:style-name="T5">Q52. Assume you have a file object </text:span><text:span text:style-name="T20">my_data</text:span><text:span text:style-name="T5">, which has properly opened a separated value file that uses the tab character (</text:span><text:span text:style-name="T20">\t</text:span><text:span text:style-name="T5">) as the delimiter.</text:span></text:p>
      <text:p text:style-name="P344"/>
      <text:p text:style-name="P411"><text:span text:style-name="T5">What is the proper way to open the file using the Python </text:span><text:span text:style-name="T20">CSV</text:span><text:span text:style-name="T5"> module and assign it to the variable </text:span><text:span text:style-name="T20">csv_reader</text:span><text:span text:style-name="T5">?</text:span></text:p>
      <text:p text:style-name="P412"><text:span text:style-name="T428">Assume that </text:span><text:span text:style-name="T429">csv</text:span><text:span text:style-name="T428"> has already been imported.</text:span></text:p>
      <text:list xml:id="list160731898513107" text:continue-numbering="true" text:style-name="WWNum54">
        <text:list-item>
          <text:list>
            <text:list-header>
              <text:p text:style-name="P109"><text:span text:style-name="T89">Ans:- </text:span><text:span text:style-name="T407">csv.reader(my_data,</text:span><text:span text:style-name="T418"> </text:span><text:span text:style-name="T407">delimiter='\t')</text:span></text:p>
              <text:p text:style-name="P9"><text:span text:style-name="T91"/></text:p>
            </text:list-header>
          </text:list>
        </text:list-item>
      </text:list>
      <text:p text:style-name="P164"/>
      <text:p text:style-name="P382"/>
      <text:p text:style-name="P413"><text:span text:style-name="T5">Q53. When iterating over an object returned from </text:span><text:span text:style-name="T20">csv.reader()</text:span><text:span text:style-name="T5">, what is returned with each iteration?</text:span></text:p>
      <text:p text:style-name="P394"><text:span text:style-name="T431">For</text:span><text:span text:style-name="T432"> </text:span><text:span text:style-name="T431">example,</text:span><text:span text:style-name="T433"> </text:span><text:span text:style-name="T431">given</text:span><text:span text:style-name="T432"> </text:span><text:span text:style-name="T431">the</text:span><text:span text:style-name="T432"> </text:span><text:span text:style-name="T431">following</text:span><text:span text:style-name="T434"> </text:span><text:span text:style-name="T431">code</text:span><text:span text:style-name="T432"> </text:span><text:span text:style-name="T431">block</text:span><text:span text:style-name="T432"> </text:span><text:span text:style-name="T431">that</text:span><text:span text:style-name="T432"> </text:span><text:span text:style-name="T431">assumes</text:span><text:span text:style-name="T435"> </text:span><text:span text:style-name="T430">csv_reader</text:span><text:span text:style-name="T433"> </text:span><text:span text:style-name="T431">is</text:span><text:span text:style-name="T433"> </text:span><text:span text:style-name="T431">an</text:span><text:span text:style-name="T432"> </text:span><text:span text:style-name="T431">object</text:span><text:span text:style-name="T433"> </text:span><text:span text:style-name="T431">returned </text:span><text:span text:style-name="T428">from</text:span><text:span text:style-name="T436"> </text:span><text:span text:style-name="T429">csv.reader()</text:span><text:span text:style-name="T428">,</text:span><text:span text:style-name="T437"> </text:span><text:span text:style-name="T428">what</text:span><text:span text:style-name="T439"> </text:span><text:span text:style-name="T428">would</text:span><text:span text:style-name="T436"> </text:span><text:span text:style-name="T428">be</text:span><text:span text:style-name="T439"> </text:span><text:span text:style-name="T428">printed</text:span><text:span text:style-name="T436"> </text:span><text:span text:style-name="T428">to</text:span><text:span text:style-name="T439"> </text:span><text:span text:style-name="T428">the</text:span><text:span text:style-name="T436"> </text:span><text:span text:style-name="T428">console</text:span><text:span text:style-name="T439"> </text:span><text:span text:style-name="T428">with</text:span><text:span text:style-name="T440"> </text:span><text:span text:style-name="T428">each</text:span><text:span text:style-name="T436"> </text:span><text:span text:style-name="T428">iteration?</text:span></text:p>
      <text:p text:style-name="P367"><draw:frame draw:style-name="fr2" draw:name="Frame10" text:anchor-type="char" svg:x="1.4807in" svg:y="0.2299in" svg:width="5.8098in" svg:height="0.5in" draw:z-index="13"><draw:text-box><text:p text:style-name="P295"><text:span text:style-name="T453">for </text:span><text:span text:style-name="T399">item </text:span><text:span text:style-name="T453">in </text:span><text:span text:style-name="T399">csv_reader:</text:span></text:p><text:p text:style-name="P414"><text:span text:style-name="T453">print</text:span><text:span text:style-name="T399">(item)</text:span></text:p></draw:text-box></draw:frame></text:p>
      <text:p text:style-name="P164"/>
      <text:list xml:id="list160732329700031" text:continue-numbering="true" text:style-name="WWNum54">
        <text:list-item>
          <text:list>
            <text:list-item>
              <text:list>
                <text:list-header>
                  <text:p text:style-name="P28"><text:span text:style-name="T402"/></text:p>
                  <text:p text:style-name="P109"><text:span text:style-name="T89">Ans:- </text:span><text:span text:style-name="T402">The row data as a</text:span><text:span text:style-name="T415"> </text:span><text:span text:style-name="T402">list</text:span></text:p>
                  <text:p text:style-name="P67"><text:span text:style-name="T402"/></text:p>
                </text:list-header>
              </text:list>
            </text:list-item>
          </text:list>
        </text:list-item>
      </text:list>
      <text:p text:style-name="P415"><text:span text:style-name="T5">Q54. When writing to a CSV file using the </text:span><text:span text:style-name="T20">.writerow()</text:span><text:span text:style-name="T5"> method of the </text:span><text:span text:style-name="T20">csv.DictWriter</text:span><text:span text:style-name="T5"> object, what must each key in the</text:span></text:p>
      <text:p text:style-name="P350"><text:span text:style-name="T5">input </text:span><text:span text:style-name="T20">dict</text:span><text:span text:style-name="T5"> represent? Below is an example</text:span><text:span text:style-name="T441">:</text:span></text:p>
      <text:p text:style-name="P268"><draw:frame draw:style-name="fr2" draw:name="Frame11" text:anchor-type="char" svg:x="1.4807in" svg:y="0.2362in" svg:width="5.8098in" svg:height="2.7508in" draw:z-index="14"><draw:text-box><text:p text:style-name="P295"><text:span text:style-name="T453">with open</text:span><text:span text:style-name="T399">(</text:span><text:span text:style-name="T454">'test_file.csv'</text:span><text:span text:style-name="T399">, mode</text:span><text:span text:style-name="T459">=</text:span><text:span text:style-name="T454">'w'</text:span><text:span text:style-name="T399">) </text:span><text:span text:style-name="T453">as </text:span><text:span text:style-name="T399">csv_file:</text:span></text:p><text:p text:style-name="P368"/><text:p text:style-name="P416"><text:span text:style-name="T308">writer </text:span><text:span text:style-name="T460">= </text:span><text:span text:style-name="T308">csv</text:span><text:span text:style-name="T460">.</text:span><text:span text:style-name="T308">DictWriter( </text:span><text:span text:style-name="T399">csv_file,</text:span></text:p><text:p text:style-name="P417"><text:span text:style-name="T399">fieldnames</text:span><text:span text:style-name="T459">=</text:span><text:span text:style-name="T399">[</text:span><text:span text:style-name="T454">'first_col'</text:span><text:span text:style-name="T399">, </text:span><text:span text:style-name="T454">'second_col'</text:span><text:span text:style-name="T399">]</text:span></text:p><text:p text:style-name="P414"><text:span text:style-name="T308">)</text:span></text:p><text:p text:style-name="P414"><text:span text:style-name="T399">writer</text:span><text:span text:style-name="T459">.</text:span><text:span text:style-name="T399">writeheader()</text:span></text:p><text:p text:style-name="P368"/><text:p text:style-name="P418"><text:span text:style-name="T462">#</text:span><text:span text:style-name="T463"> </text:span><text:span text:style-name="T462">T</text:span><text:span text:style-name="T464">h</text:span><text:span text:style-name="T465">i</text:span><text:span text:style-name="T462">s</text:span><text:span text:style-name="T466"> </text:span><text:span text:style-name="T462">input</text:span><text:span text:style-name="T467"> </text:span><text:span text:style-name="T464">dict</text:span><text:span text:style-name="T468">i</text:span><text:span text:style-name="T464">onar</text:span><text:span text:style-name="T462">y</text:span><text:span text:style-name="T463"> </text:span><text:span text:style-name="T462">is</text:span><text:span text:style-name="T469"> </text:span><text:span text:style-name="T462">what</text:span><text:span text:style-name="T463"> </text:span><text:span text:style-name="T462">the</text:span><text:span text:style-name="T463"> </text:span><text:span text:style-name="T464">qu</text:span><text:span text:style-name="T470">e</text:span><text:span text:style-name="T462">st</text:span><text:span text:style-name="T468">i</text:span><text:span text:style-name="T464">o</text:span><text:span text:style-name="T462">n</text:span><text:span text:style-name="T466"> </text:span><text:span text:style-name="T462">is</text:span><text:span text:style-name="T471"> </text:span><text:span text:style-name="T464">refe</text:span><text:span text:style-name="T465">r</text:span><text:span text:style-name="T464">r</text:span><text:span text:style-name="T462">ing #</text:span><text:span text:style-name="T463"> </text:span><text:span text:style-name="T462">to</text:span><text:span text:style-name="T472"> </text:span><text:span text:style-name="T468">a</text:span><text:span text:style-name="T464">n</text:span><text:span text:style-name="T462">d</text:span><text:span text:style-name="T466"> </text:span><text:span text:style-name="T462">is</text:span><text:span text:style-name="T471"> </text:span><text:span text:style-name="T464">no</text:span><text:span text:style-name="T462">t</text:span><text:span text:style-name="T463"> </text:span><text:span text:style-name="T464">ne</text:span><text:span text:style-name="T462">c</text:span><text:span text:style-name="T470">e</text:span><text:span text:style-name="T462">s</text:span><text:span text:style-name="T468">s</text:span><text:span text:style-name="T464">ari</text:span><text:span text:style-name="T468">l</text:span><text:span text:style-name="T462">y</text:span><text:span text:style-name="T466"> </text:span><text:span text:style-name="T464">cor</text:span><text:span text:style-name="T468">r</text:span><text:span text:style-name="T464">e</text:span><text:span text:style-name="T462">ct</text:span><text:span text:style-name="T463"> </text:span><text:span text:style-name="T464">a</text:span><text:span text:style-name="T462">s</text:span><text:span text:style-name="T472"> </text:span><text:span text:style-name="T462">s</text:span><text:span text:style-name="T464">how</text:span><text:span text:style-name="T470">n</text:span><text:span text:style-name="T462">. </text:span><text:span text:style-name="T308">w</text:span><text:span text:style-name="T296">r</text:span><text:span text:style-name="T308">i</text:span><text:span text:style-name="T298">t</text:span><text:span text:style-name="T296">er</text:span><text:span text:style-name="T461">.</text:span><text:span text:style-name="T308">w</text:span><text:span text:style-name="T296">r</text:span><text:span text:style-name="T308">i</text:span><text:span text:style-name="T298">t</text:span><text:span text:style-name="T296">erow</text:span><text:span text:style-name="T298">(</text:span><text:span text:style-name="T308">{</text:span><text:span text:style-name="T455">'key</text:span><text:span text:style-name="T456">1</text:span><text:span text:style-name="T457">'</text:span><text:span text:style-name="T296">:</text:span><text:span text:style-name="T458">'</text:span><text:span text:style-name="T457">value1</text:span><text:span text:style-name="T455">'</text:span><text:span text:style-name="T308">,</text:span><text:span text:style-name="T301"> </text:span><text:span text:style-name="T251">'key2'</text:span><text:span text:style-name="T192">:</text:span><text:span text:style-name="T226">'</text:span><text:span text:style-name="T227">v</text:span><text:span text:style-name="T252">alue2</text:span><text:span text:style-name="T253">'</text:span><text:span text:style-name="T192">})</text:span></text:p></draw:text-box></draw:frame></text:p>
      <text:p text:style-name="P30"><text:span text:style-name="T403"/></text:p>
      <text:list xml:id="list872868765" text:style-name="WWNum55">
        <text:list-header>
          <text:p text:style-name="P110"><text:span text:style-name="T89">Ans:- </text:span><text:span text:style-name="T403">Each</text:span><text:span text:style-name="T420"> </text:span><text:span text:style-name="T403">key</text:span><text:span text:style-name="T420"> </text:span><text:span text:style-name="T403">must</text:span><text:span text:style-name="T420"> </text:span><text:span text:style-name="T403">match</text:span><text:span text:style-name="T420"> </text:span><text:span text:style-name="T403">up</text:span><text:span text:style-name="T421"> </text:span><text:span text:style-name="T403">to</text:span><text:span text:style-name="T420"> </text:span><text:span text:style-name="T403">the</text:span><text:span text:style-name="T421"> </text:span><text:span text:style-name="T403">field</text:span><text:span text:style-name="T420"> </text:span><text:span text:style-name="T403">names</text:span><text:span text:style-name="T423"> </text:span><text:span text:style-name="T403">(column</text:span><text:span text:style-name="T420"> </text:span><text:span text:style-name="T403">names)</text:span><text:span text:style-name="T412"> </text:span><text:span text:style-name="T403">used</text:span><text:span text:style-name="T423"> </text:span><text:span text:style-name="T403">to</text:span><text:span text:style-name="T423"> </text:span><text:span text:style-name="T403">identify</text:span><text:span text:style-name="T420"> </text:span><text:span text:style-name="T403">the</text:span><text:span text:style-name="T423"> </text:span><text:span text:style-name="T403">column </text:span><text:span text:style-name="T402">data</text:span></text:p>
        </text:list-header>
      </text:list>
      <text:p text:style-name="P31"><text:span text:style-name="T402"/></text:p>
      <text:p text:style-name="P164"/>
      <text:p text:style-name="P316"/>
      <text:p text:style-name="P419"><text:span text:style-name="T5">Q55. Which is the correct way to open the CSV file </text:span><text:span text:style-name="T20">hrdata.csv</text:span><text:span text:style-name="T5"> for reading using the </text:span><text:span text:style-name="T20">pandas</text:span><text:span text:style-name="T5"> package? Assume that the </text:span><text:span text:style-name="T20">pandas</text:span><text:span text:style-name="T5"> package has already been imported.</text:span></text:p>
      <text:p text:style-name="P166"/>
      <text:list xml:id="list160731302490432" text:continue-numbering="true" text:style-name="WWNum55">
        <text:list-item>
          <text:list>
            <text:list-header>
              <text:p text:style-name="P32"><text:span text:style-name="T407"/></text:p>
              <text:p text:style-name="P110"><text:span text:style-name="T89">Ans:- </text:span><text:span text:style-name="T407">pandas.read_csv('hrdata.csv')</text:span></text:p>
              <text:p text:style-name="P66"><text:span text:style-name="T407"/></text:p>
            </text:list-header>
          </text:list>
        </text:list-item>
      </text:list>
      <text:p text:style-name="P420"><text:span text:style-name="T5">Q56. By default, </text:span><text:span text:style-name="T20">pandas</text:span><text:span text:style-name="T5"> uses 0-based indices for indexing rows. Which is the correct way to import the CSV file </text:span><text:span text:style-name="T20">hrdata.csv</text:span></text:p>
      <text:p text:style-name="P351"><text:span text:style-name="T5">for reading and using the </text:span><text:span text:style-name="T20">'Name'</text:span><text:span text:style-name="T5"> column as the index row instead?</text:span></text:p>
      <text:p text:style-name="P352"><text:span text:style-name="T428">Below is the contents of </text:span><text:span text:style-name="T429">hrdata.csv</text:span></text:p>
      <text:p text:style-name="P268"><draw:frame draw:style-name="fr2" draw:name="Frame12" text:anchor-type="char" svg:x="1.4807in" svg:y="0.2362in" svg:width="5.8098in" svg:height="0.5in" draw:z-index="15"><draw:text-box><text:p text:style-name="P295"><text:span text:style-name="T399">Name,Hire </text:span><text:span text:style-name="T453">Date</text:span><text:span text:style-name="T399">,Salary,Sick Days remaining</text:span></text:p><text:p text:style-name="P300"><text:span text:style-name="T399">Fred,</text:span><text:span text:style-name="T473">10</text:span><text:span text:style-name="T459">/</text:span><text:span text:style-name="T473">10</text:span><text:span text:style-name="T459">/</text:span><text:span text:style-name="T473">10</text:span><text:span text:style-name="T399">,</text:span><text:span text:style-name="T473">10000</text:span><text:span text:style-name="T399">,</text:span><text:span text:style-name="T473">10</text:span></text:p></draw:text-box></draw:frame></text:p>
      <text:list xml:id="list160731931278353" text:continue-numbering="true" text:style-name="WWNum55">
        <text:list-item>
          <text:list>
            <text:list-item>
              <text:list>
                <text:list-header>
                  <text:p text:style-name="P110"><text:span text:style-name="T89"/></text:p>
                  <text:p text:style-name="P110"><text:span text:style-name="T89">Ans:- </text:span><text:span text:style-name="T407">pandas.read_csv('hrdata.csv',</text:span><text:span text:style-name="T406"> </text:span><text:span text:style-name="T407">index_col='Name')</text:span></text:p>
                  <text:p text:style-name="P75"><text:span text:style-name="T91"/></text:p>
                </text:list-header>
              </text:list>
            </text:list-item>
          </text:list>
        </text:list-item>
      </text:list>
      <text:p text:style-name="P164"/>
      <text:p text:style-name="P382"/>
      <text:p text:style-name="P421"><text:span text:style-name="T5">Q57. Given the file </text:span><text:span text:style-name="T20">dog_breeds.txt</text:span><text:span text:style-name="T5">, which of the following is the correct way to open the file for reading as a </text:span><text:span text:style-name="T17">text file</text:span><text:span text:style-name="T5">? Select all that apply.</text:span></text:p>
      <text:list xml:id="list588949890" text:style-name="WWNum56">
        <text:list-header>
          <text:p text:style-name="P111"><text:span text:style-name="T89">Ans:- </text:span><text:span text:style-name="T407">open('dog_breeds.txt',</text:span><text:span text:style-name="T418"> </text:span><text:span text:style-name="T407">'w')</text:span></text:p>
          <text:p text:style-name="P54"><text:span text:style-name="T91"/></text:p>
        </text:list-header>
      </text:list>
      <text:p text:style-name="P423"/>
      <text:p text:style-name="P317"/>
      <text:p text:style-name="P224"><text:span text:style-name="T5">Q58. Given the following directory structure:</text:span></text:p>
      <text:p text:style-name="P168"><draw:frame draw:style-name="fr2" draw:name="Frame13" text:anchor-type="char" svg:x="1.6165in" svg:y="0.1126in" svg:width="5.6728in" svg:height="2.5909in" draw:z-index="16"><draw:text-box><text:p text:style-name="P295"><text:span text:style-name="T474">animals/</text:span></text:p><text:p text:style-name="P301"><text:span text:style-name="T475">│</text:span></text:p><text:p text:style-name="P302"><text:span text:style-name="T476">├── </text:span><text:span text:style-name="T477">feline/</text:span></text:p><text:p text:style-name="P303"><text:span text:style-name="T476">│ ├── </text:span><text:span text:style-name="T477">lions.gif</text:span></text:p><text:p text:style-name="P304"><text:span text:style-name="T476">│ └── </text:span><text:span text:style-name="T477">tigers.gif</text:span></text:p><text:p text:style-name="P301"><text:span text:style-name="T475">│</text:span></text:p><text:p text:style-name="P302"><text:span text:style-name="T476">├── </text:span><text:span text:style-name="T477">ursine/</text:span></text:p><text:p text:style-name="P303"><text:span text:style-name="T476">│ └── </text:span><text:span text:style-name="T477">bears.gif</text:span></text:p><text:p text:style-name="P305"><text:span text:style-name="T475">│</text:span></text:p><text:p text:style-name="P302"><text:span text:style-name="T476">└── </text:span><text:span text:style-name="T477">animals.csv</text:span></text:p></draw:text-box></draw:frame></text:p>
      <text:p text:style-name="P353"><text:span text:style-name="T428">Assuming</text:span><text:span text:style-name="T442"> </text:span><text:span text:style-name="T428">that</text:span><text:span text:style-name="T444"> </text:span><text:span text:style-name="T428">the</text:span><text:span text:style-name="T445"> </text:span><text:span text:style-name="T428">cwd</text:span><text:span text:style-name="T445"> </text:span><text:span text:style-name="T428">is</text:span><text:span text:style-name="T444"> </text:span><text:span text:style-name="T428">in</text:span><text:span text:style-name="T445"> </text:span><text:span text:style-name="T428">the</text:span><text:span text:style-name="T444"> </text:span><text:span text:style-name="T428">root</text:span><text:span text:style-name="T444"> </text:span><text:span text:style-name="T428">folder</text:span><text:span text:style-name="T444"> </text:span><text:span text:style-name="T428">where</text:span><text:span text:style-name="T445"> </text:span><text:span text:style-name="T429">animals</text:span><text:span text:style-name="T445"> </text:span><text:span text:style-name="T428">reside,</text:span><text:span text:style-name="T444"> </text:span><text:span text:style-name="T428">what</text:span><text:span text:style-name="T442"> </text:span><text:span text:style-name="T428">is</text:span><text:span text:style-name="T444"> </text:span><text:span text:style-name="T428">the</text:span><text:span text:style-name="T444"> </text:span><text:span text:style-name="T447">full</text:span><text:span text:style-name="T446"> </text:span><text:span text:style-name="T447">path</text:span><text:span text:style-name="T446"> </text:span><text:span text:style-name="T428">to</text:span></text:p>
      <text:p text:style-name="P355"><text:span text:style-name="T428">the </text:span><text:span text:style-name="T429">feline</text:span><text:span text:style-name="T428"> folder?</text:span></text:p>
      <text:p text:style-name="P346"/>
      <text:p text:style-name="P422"><text:span text:style-name="T5">Q59. Given the file </text:span><text:span text:style-name="T20">jack_russell.png</text:span><text:span text:style-name="T5">, which of the following is the correct way to open the file for reading as a </text:span><text:span text:style-name="T17">buffered binary file</text:span><text:span text:style-name="T5">? Select all that apply.</text:span></text:p>
      <text:p text:style-name="P166"/>
      <text:p text:style-name="Standard"><text:span text:style-name="T89">Ans:- </text:span><text:span text:style-name="T429">open('jack_russell.png', 'rb')</text:span><text:span text:style-name="T428"> </text:span></text:p>
      <text:p text:style-name="P164"/>
      <text:p text:style-name="P333"/>
      <text:p text:style-name="P223"><text:span text:style-name="T20">Q60. </text:span><text:span text:style-name="T5">Using the same directory structure as before:</text:span></text:p>
      <text:p text:style-name="P166"/>
      <text:p text:style-name="P166"/>
      <text:p text:style-name="P166"/>
      <text:p text:style-name="P169"><draw:frame draw:style-name="fr2" draw:name="Frame14" text:anchor-type="char" svg:x="1.6165in" svg:y="0.1366in" svg:width="5.6728in" svg:height="1.2953in" draw:z-index="17"><draw:text-box><text:p text:style-name="P295"><text:span text:style-name="T474">animals/</text:span></text:p><text:p text:style-name="P301"><text:span text:style-name="T475">│</text:span></text:p><text:p text:style-name="P302"><text:span text:style-name="T476">├── </text:span><text:span text:style-name="T477">feline/</text:span></text:p><text:p text:style-name="P303"><text:span text:style-name="T476">│ ├── </text:span><text:span text:style-name="T477">lions.gif</text:span></text:p><text:p text:style-name="P304"><text:span text:style-name="T476">│ └── </text:span><text:span text:style-name="T477">tigers.gif</text:span></text:p></draw:text-box></draw:frame></text:p>
      <text:p text:style-name="P328"/>
      <text:p text:style-name="P424"><draw:frame draw:style-name="fr3" draw:name="Frame15" text:anchor-type="as-char" svg:width="5.6728in" svg:height="1.2957in" draw:z-index="29"><draw:text-box><text:p text:style-name="P306"><text:span text:style-name="T475">│</text:span></text:p><text:p text:style-name="P302"><text:span text:style-name="T476">├── </text:span><text:span text:style-name="T477">ursine/</text:span></text:p><text:p text:style-name="P303"><text:span text:style-name="T476">│ └── </text:span><text:span text:style-name="T477">bears.gif</text:span></text:p><text:p text:style-name="P301"><text:span text:style-name="T475">│</text:span></text:p><text:p text:style-name="P302"><text:span text:style-name="T476">└── </text:span><text:span text:style-name="T477">animals.csv</text:span></text:p></draw:text-box></draw:frame></text:p>
      <text:p text:style-name="P354"><text:span text:style-name="T428">Assuming</text:span><text:span text:style-name="T449"> </text:span><text:span text:style-name="T428">that</text:span><text:span text:style-name="T442"> </text:span><text:span text:style-name="T428">the</text:span><text:span text:style-name="T442"> </text:span><text:span text:style-name="T428">cwd</text:span><text:span text:style-name="T450"> </text:span><text:span text:style-name="T428">is</text:span><text:span text:style-name="T442"> </text:span><text:span text:style-name="T428">in</text:span><text:span text:style-name="T450"> </text:span><text:span text:style-name="T428">the</text:span><text:span text:style-name="T442"> </text:span><text:span text:style-name="T428">root</text:span><text:span text:style-name="T450"> </text:span><text:span text:style-name="T428">folder</text:span><text:span text:style-name="T450"> </text:span><text:span text:style-name="T428">where</text:span><text:span text:style-name="T442"> </text:span><text:span text:style-name="T429">Animals</text:span><text:span text:style-name="T442"> </text:span><text:span text:style-name="T428">reside,</text:span><text:span text:style-name="T442"> </text:span><text:span text:style-name="T428">what</text:span><text:span text:style-name="T450"> </text:span><text:span text:style-name="T428">is</text:span><text:span text:style-name="T450"> </text:span><text:span text:style-name="T428">the</text:span><text:span text:style-name="T450"> </text:span><text:span text:style-name="T447">full</text:span><text:span text:style-name="T443"> </text:span><text:span text:style-name="T447">path</text:span><text:span text:style-name="T443"> </text:span><text:span text:style-name="T428">to</text:span></text:p>
      <text:p text:style-name="P355"><text:span text:style-name="T428">the file </text:span><text:span text:style-name="T429">bears.gif</text:span><text:span text:style-name="T428">?</text:span></text:p>
      <text:p text:style-name="P327"/>
      <text:p text:style-name="P425"><text:span text:style-name="T5">Q61. Whenever possible, what is the recommended way to ensure that a file object is properly closed after usage?</text:span></text:p>
      <text:p text:style-name="P166"/>
      <text:list xml:id="list808054755" text:style-name="WWNum57">
        <text:list-header>
          <text:p text:style-name="P112"><text:span text:style-name="T90">A</text:span><text:span text:style-name="T89">ns:- </text:span><text:span text:style-name="T402">By using the </text:span><text:span text:style-name="T407">with</text:span><text:span text:style-name="T427"> </text:span><text:span text:style-name="T402">statement</text:span></text:p>
        </text:list-header>
      </text:list>
      <text:p text:style-name="P225"><text:span text:style-name="T5">Q62. Using the same directory structure as before</text:span><text:span text:style-name="T441">:</text:span></text:p>
      <text:p text:style-name="P383"><draw:frame draw:style-name="fr2" draw:name="Frame16" text:anchor-type="char" svg:x="1.6165in" svg:y="0.2366in" svg:width="5.6728in" svg:height="2.5902in" draw:z-index="18"><draw:text-box><text:p text:style-name="P295"><text:span text:style-name="T474">animals/</text:span></text:p><text:p text:style-name="P301"><text:span text:style-name="T475">│</text:span></text:p><text:p text:style-name="P298"><text:span text:style-name="T476">├── </text:span><text:span text:style-name="T477">feline/ </text:span><text:span text:style-name="T476">← </text:span><text:span text:style-name="T477">cwd</text:span></text:p><text:p text:style-name="P304"><text:span text:style-name="T476">│ ├── </text:span><text:span text:style-name="T477">lions.gif</text:span></text:p><text:p text:style-name="P304"><text:span text:style-name="T476">│ └── </text:span><text:span text:style-name="T477">tigers.gif</text:span></text:p><text:p text:style-name="P305"><text:span text:style-name="T475">│</text:span></text:p><text:p text:style-name="P302"><text:span text:style-name="T476">├── </text:span><text:span text:style-name="T477">ursine/</text:span></text:p><text:p text:style-name="P304"><text:span text:style-name="T476">│ └── </text:span><text:span text:style-name="T477">bears.gif</text:span></text:p><text:p text:style-name="P305"><text:span text:style-name="T475">│</text:span></text:p><text:p text:style-name="P302"><text:span text:style-name="T476">└── </text:span><text:span text:style-name="T477">animals.csv</text:span></text:p></draw:text-box></draw:frame></text:p>
      <text:p text:style-name="P426"><text:span text:style-name="T428">Assuming that the cwd is in the </text:span><text:span text:style-name="T429">feline</text:span><text:span text:style-name="T428"> folder, what is the </text:span><text:span text:style-name="T447">relative path </text:span><text:span text:style-name="T428">to the</text:span></text:p>
      <text:p text:style-name="P427"><text:span text:style-name="T428">file </text:span><text:span text:style-name="T429">bears.gif</text:span><text:span text:style-name="T428">?</text:span></text:p>
      <text:p text:style-name="P170"/>
      <text:p text:style-name="P338"/>
      <text:p text:style-name="P428"><text:span text:style-name="T5">Q63. When reading a file using the file object, what method is best for reading the entire file into a single string?</text:span></text:p>
      <text:list xml:id="list160732756993194" text:continue-numbering="true" text:style-name="WWNum57">
        <text:list-item>
          <text:list>
            <text:list-header>
              <text:p text:style-name="P62"><text:span text:style-name="T407"/></text:p>
              <text:p text:style-name="P112"><text:span text:style-name="T89">Ans:- </text:span><text:span text:style-name="T407">.read()</text:span></text:p>
              <text:p text:style-name="P42"><text:span text:style-name="T91"/></text:p>
            </text:list-header>
          </text:list>
        </text:list-item>
      </text:list>
      <text:p text:style-name="P437"/>
      <text:p text:style-name="P317"/>
      <text:p text:style-name="P429"><text:span text:style-name="T5">Q64. The value </text:span><text:span text:style-name="T20">1.73</text:span><text:span text:style-name="T5"> rounded to one decimal place using the “rounding up” strategy is…</text:span></text:p>
      <text:p text:style-name="Standard"><text:span text:style-name="T89">Ans:- </text:span><text:span text:style-name="T451">1</text:span><text:span text:style-name="T448">.</text:span><text:span text:style-name="T254">8</text:span></text:p>
      <text:p text:style-name="P180"><text:span text:style-name="T92"/></text:p>
      <text:p text:style-name="P431"><text:span text:style-name="T5">Q65. The value </text:span><text:span text:style-name="T20">-2.961</text:span><text:span text:style-name="T5"> rounded to two decimal places using the “rounding down” strategy is…</text:span></text:p>
      <text:p text:style-name="Standard"><text:span text:style-name="T89">Ans:- </text:span><text:span text:style-name="T451">-</text:span><text:span text:style-name="T255">2</text:span><text:span text:style-name="T254">.</text:span><text:span text:style-name="T228">97</text:span></text:p>
      <text:p text:style-name="P432"><text:span text:style-name="T5">Q66. When a value is truncated to 3 decimal places, which of the following is</text:span><text:span text:style-name="T21"> </text:span><text:span text:style-name="T5">true?</text:span></text:p>
      <text:list xml:id="list4029977137" text:style-name="WWNum58">
        <text:list-header>
          <text:p text:style-name="P5"><text:span text:style-name="T405"/></text:p>
          <text:p text:style-name="P113"><text:span text:style-name="T89">Ans:- </text:span><text:span text:style-name="T402">Positive</text:span><text:span text:style-name="T419"> </text:span><text:span text:style-name="T402">numbers</text:span><text:span text:style-name="T424"> </text:span><text:span text:style-name="T402">are</text:span><text:span text:style-name="T426"> </text:span><text:span text:style-name="T402">rounded</text:span><text:span text:style-name="T425"> </text:span><text:span text:style-name="T402">down,</text:span><text:span text:style-name="T419"> </text:span><text:span text:style-name="T402">and</text:span><text:span text:style-name="T425"> </text:span><text:span text:style-name="T402">negative</text:span><text:span text:style-name="T419"> </text:span><text:span text:style-name="T402">numbers</text:span><text:span text:style-name="T424"> </text:span><text:span text:style-name="T402">are</text:span><text:span text:style-name="T419"> </text:span><text:span text:style-name="T402">rounded</text:span><text:span text:style-name="T419"> </text:span><text:span text:style-name="T402">up.</text:span></text:p>
        </text:list-header>
      </text:list>
      <text:p text:style-name="P13"><text:span text:style-name="T402"/></text:p>
      <text:p text:style-name="P433"><text:span text:style-name="T5">Q67. The value </text:span><text:span text:style-name="T20">-0.045</text:span><text:span text:style-name="T5"> rounded to 2 decimal places using the “round half away from zero” strategy is…</text:span></text:p>
      <text:p text:style-name="Standard"><text:span text:style-name="T89">Ans:- </text:span><text:span text:style-name="T452"><text:s/></text:span><text:span text:style-name="T428">-0.05</text:span></text:p>
      <text:p text:style-name="P435"><text:span text:style-name="T5">Q68. Which rounding strategy does Python’s built-in </text:span><text:span text:style-name="T20">round()</text:span><text:span text:style-name="T5"> function use?</text:span></text:p>
      <text:list xml:id="list1765893984" text:style-name="WWNum59">
        <text:list-header>
          <text:p text:style-name="P63"><text:span text:style-name="T402"/></text:p>
          <text:p text:style-name="P114"><text:span text:style-name="T89">Ans:- </text:span><text:span text:style-name="T402">Round half to</text:span><text:span text:style-name="T422"> </text:span><text:span text:style-name="T402">even</text:span></text:p>
        </text:list-header>
      </text:list>
      <text:p text:style-name="P436"><text:span text:style-name="T5">Q69. The </text:span><text:span text:style-name="T32">v</text:span><text:span text:style-name="T5">alue </text:span><text:span text:style-name="T20">4.65</text:span><text:span text:style-name="T5"> rounded to one decimal place using the “round half to even” strategy is…</text:span></text:p>
      <text:p text:style-name="Standard"><text:span text:style-name="T89">Ans:- </text:span><text:span text:style-name="T441"><text:s text:c="2"/></text:span><text:span text:style-name="T438"><text:s/></text:span><text:span text:style-name="T255">4</text:span><text:span text:style-name="T254">.</text:span><text:span text:style-name="T229">6</text:span></text:p>
      <text:p text:style-name="P441"/>
      <text:p text:style-name="P339"/>
      <text:p text:style-name="P224"><text:span text:style-name="T5">Q70. </text:span><text:span text:style-name="T23">Which problem arises due to the multiple inheritances, if</text:span></text:p>
      <text:p text:style-name="P226"><text:span text:style-name="T24"><text:s/></text:span><text:span text:style-name="T23"><text:tab/>hierarchical inheritance is used previously for its base</text:span><text:span text:style-name="T25"> </text:span><text:span text:style-name="T23">classes?</text:span></text:p>
      <text:p text:style-name="P166"/>
      <text:p text:style-name="P190"/>
      <text:list xml:id="list160732812699527" text:continue-numbering="true" text:style-name="WWNum59">
        <text:list-item>
          <text:list>
            <text:list-header>
              <text:p text:style-name="P114"><text:span text:style-name="T89">Ans:- </text:span><text:span text:style-name="T310">Diamond</text:span></text:p>
            </text:list-header>
          </text:list>
        </text:list-item>
      </text:list>
      <text:p text:style-name="P164"/>
      <text:p text:style-name="P384"/>
      <text:p text:style-name="P438"><text:span text:style-name="T26">Q71. How many classes should a program contain to implement the</text:span><text:span text:style-name="T5"> </text:span><text:span text:style-name="T23">multiple inheritances?</text:span></text:p>
      <text:p text:style-name="P183"/>
      <text:p text:style-name="Standard"><text:span text:style-name="T360"><text:s/></text:span><text:span text:style-name="T89">Ans:- </text:span><text:span text:style-name="T357"><text:s/></text:span><text:span text:style-name="T353">At</text:span><text:span text:style-name="T359"> </text:span><text:span text:style-name="T353">leas</text:span><text:span text:style-name="T354">t </text:span><text:span text:style-name="T353">3</text:span></text:p>
      <text:p text:style-name="P439"><text:span text:style-name="T23">Q72. If class a inherits class b and class c as “class a: public class b,</text:span><text:span text:style-name="T5"> </text:span><text:span text:style-name="T23">public class c {// class body ;}; ”, which class constructor will be</text:span><text:span text:style-name="T5"> </text:span><text:span text:style-name="T23">called first?</text:span></text:p>
      <text:p text:style-name="P325"/>
      <text:p text:style-name="Standard"><text:span text:style-name="T352"><text:s/></text:span><text:span text:style-name="T89">Ans:- </text:span><text:span text:style-name="T353"><text:s/>Class</text:span><text:span text:style-name="T364"> </text:span><text:span text:style-name="T366">c.</text:span></text:p>
      <text:p text:style-name="P230"><text:span text:style-name="T23">Q73.If all the members of all base classes are private then,</text:span></text:p>
      <text:p text:style-name="P166"/>
      <text:p text:style-name="Standard"><text:span text:style-name="T89">Ans:- </text:span><text:span text:style-name="T367"><text:s/></text:span><text:span text:style-name="T352">There</text:span><text:span text:style-name="T367"> </text:span><text:span text:style-name="T352">won’t</text:span><text:span text:style-name="T368"> </text:span><text:span text:style-name="T352">be</text:span><text:span text:style-name="T367"> </text:span><text:span text:style-name="T352">any</text:span><text:span text:style-name="T367"> </text:span><text:span text:style-name="T352">use</text:span><text:span text:style-name="T368"> </text:span><text:span text:style-name="T352">of</text:span><text:span text:style-name="T367"> </text:span><text:span text:style-name="T352">multiple</text:span><text:span text:style-name="T367"> </text:span><text:span text:style-name="T352">inheritance</text:span></text:p>
      <text:p text:style-name="P440"><text:span text:style-name="T23">Q74. Can the derived class be made abstract if multiple inheritance is</text:span><text:span text:style-name="T5"> </text:span><text:span text:style-name="T23">used?</text:span></text:p>
      <text:p text:style-name="P440"><text:span text:style-name="T89">Ans:- </text:span><text:span text:style-name="T311">No,</text:span><text:span text:style-name="T317"> </text:span><text:span text:style-name="T311">because</text:span><text:span text:style-name="T318"> </text:span><text:span text:style-name="T311">other</text:span><text:span text:style-name="T319"> </text:span><text:span text:style-name="T311">classes</text:span><text:span text:style-name="T318"> </text:span><text:span text:style-name="T311">must</text:span><text:span text:style-name="T320"> </text:span><text:span text:style-name="T311">be</text:span><text:span text:style-name="T321"> </text:span><text:span text:style-name="T311">abstract</text:span><text:span text:style-name="T318"> </text:span><text:span text:style-name="T311">too</text:span></text:p>
      <text:p text:style-name="P10"><text:span text:style-name="T314"/></text:p>
      <text:p text:style-name="P233"><text:span text:style-name="T23">Q75. Which among the following best defines the multilevel inheritance?</text:span></text:p>
      <text:p text:style-name="P166"/>
      <text:list xml:id="list1658254810" text:style-name="WWNum61">
        <text:list-header>
          <text:p text:style-name="P115"><text:span text:style-name="T89">Ans:- </text:span><text:span text:style-name="T315">Classes being derived from other derived classes </text:span></text:p>
        </text:list-header>
      </text:list>
      <text:p text:style-name="P372"><text:span text:style-name="T353"/></text:p>
      <text:p text:style-name="P442"><text:span text:style-name="T23">Q76. If there are 5 classes, E is derived from D, D from C, C from B and</text:span><text:span text:style-name="T5"> </text:span><text:span text:style-name="T23">B from A. Which class constructor will be called first if the object of</text:span><text:span text:style-name="T5"> </text:span><text:span text:style-name="T23">E or D is created?</text:span></text:p>
      <text:list xml:id="list3909293314" text:style-name="WWNum62">
        <text:list-header>
          <text:p text:style-name="P116"><text:span text:style-name="T89">Ans:- </text:span><text:span text:style-name="T315">A</text:span></text:p>
          <text:p text:style-name="P76"><text:span text:style-name="T311"/></text:p>
        </text:list-header>
      </text:list>
      <text:p text:style-name="P234"><text:span text:style-name="T23">Q77. Which Class is having the highest degree of abstraction in</text:span></text:p>
      <text:p text:style-name="P237"><text:soft-page-break/><text:span text:style-name="T24"><text:s/></text:span><text:span text:style-name="T23"><text:tab/>multilevel inheritance of 5</text:span><text:span text:style-name="T7"> </text:span><text:span text:style-name="T23">levels?</text:span></text:p>
      <text:p text:style-name="P365"><draw:rect text:anchor-type="char" draw:z-index="19" draw:style-name="gr14" draw:text-style-name="P473" svg:width="0.5004in" svg:height="0.2252in" svg:x="1.0008in" svg:y="0.1126in"><text:p/></draw:rect></text:p>
      <text:p text:style-name="Standard"><text:span text:style-name="T89">Ans:- </text:span><text:span text:style-name="T374">Cl</text:span><text:span text:style-name="T376">a</text:span><text:span text:style-name="T355">ss</text:span><text:span text:style-name="T377"> </text:span><text:span text:style-name="T374">a</text:span><text:span text:style-name="T355">t</text:span><text:span text:style-name="T378"> </text:span><text:span text:style-name="T380">1</text:span><text:span text:style-name="T355">st</text:span><text:span text:style-name="T361"> </text:span><text:span text:style-name="T355">le</text:span><text:span text:style-name="T376">v</text:span><text:span text:style-name="T374">el</text:span><text:span text:style-name="T375"> </text:span></text:p>
      <text:p text:style-name="P369"><draw:frame draw:style-name="fr1" draw:name="Frame17" text:anchor-type="char" svg:x="1.0008in" svg:y="0.1492in" svg:width="6.1429in" svg:height="0.2252in" draw:z-index="20"><draw:text-box><text:p text:style-name="P173"><text:span text:style-name="T5">Q78. Multilevel</text:span><text:span text:style-name="T27"> </text:span><text:span text:style-name="T5">inheritance</text:span><text:span text:style-name="T27"> </text:span><text:span text:style-name="T5">allows</text:span><text:span text:style-name="T9"> <text:tab/></text:span><text:span text:style-name="T5">in the</text:span><text:span text:style-name="T15"> </text:span><text:span text:style-name="T5">program.</text:span></text:p></draw:text-box></draw:frame></text:p>
      <text:p text:style-name="Text_20_body"/>
      <text:list xml:id="list4225177926" text:style-name="WWNum63">
        <text:list-header>
          <text:p text:style-name="P117"><text:span text:style-name="T89">Ans:- </text:span><text:span text:style-name="T311">As</text:span><text:span text:style-name="T309"> </text:span><text:span text:style-name="T311">many</text:span><text:span text:style-name="T322"> </text:span><text:span text:style-name="T311">levels</text:span><text:span text:style-name="T321"> </text:span><text:span text:style-name="T311">of</text:span><text:span text:style-name="T318"> </text:span><text:span text:style-name="T311">inheritance</text:span><text:span text:style-name="T322"> </text:span><text:span text:style-name="T311">as</text:span><text:span text:style-name="T321"> </text:span><text:span text:style-name="T311">required</text:span></text:p>
        </text:list-header>
      </text:list>
      <text:p text:style-name="P409"><draw:line text:anchor-type="char" draw:z-index="3" draw:style-name="gr15" draw:text-style-name="P472" svg:x1="3.002in" svg:y1="0.6992in" svg:x2="4.1921in" svg:y2="0.6992in"><text:p/></draw:line><text:span text:style-name="T23">Q79. If all the classes used parameterized constructors and no default</text:span><text:span text:style-name="T5"> </text:span><text:span text:style-name="T23">constructor</text:span><text:span text:style-name="T12"> </text:span><text:span text:style-name="T23">then,<text:tab/></text:span></text:p>
      <text:p text:style-name="P313"/>
      <text:p text:style-name="P29"><text:span text:style-name="T311"/></text:p>
      <text:list xml:id="list3121987211" text:style-name="WWNum64">
        <text:list-header>
          <text:p text:style-name="P118"><text:span text:style-name="T89">Ans:- </text:span><text:span text:style-name="T311">Object</text:span><text:span text:style-name="T328"> </text:span><text:span text:style-name="T311">of</text:span><text:span text:style-name="T329"> </text:span><text:span text:style-name="T311">lower-level</text:span><text:span text:style-name="T328"> </text:span><text:span text:style-name="T311">classes</text:span><text:span text:style-name="T329"> </text:span><text:span text:style-name="T311">must</text:span><text:span text:style-name="T328"> </text:span><text:span text:style-name="T311">call</text:span><text:span text:style-name="T329"> </text:span><text:span text:style-name="T311">parent</text:span><text:span text:style-name="T329"> </text:span><text:span text:style-name="T311">class</text:span><text:span text:style-name="T328"> </text:span><text:span text:style-name="T311">constructors</text:span><text:span text:style-name="T329"> </text:span><text:span text:style-name="T311">explicitly</text:span></text:p>
        </text:list-header>
      </text:list>
      <text:p text:style-name="P164"/>
      <text:p text:style-name="P164"/>
      <text:p text:style-name="P238"><text:span text:style-name="T23">Q80. Which is the universal exception handler class?</text:span></text:p>
      <text:p text:style-name="Text_20_body"><text:span text:style-name="T352"/></text:p>
      <text:p text:style-name="Standard"><text:span text:style-name="T89">Ans:- </text:span><text:span text:style-name="T353"><text:s/>Exceptions</text:span></text:p>
      <text:p text:style-name="P444"><text:span text:style-name="T23">Q81. What are two exception classes in the hierarchy of java exceptions</text:span><text:span text:style-name="T5"> </text:span><text:span text:style-name="T23">class?</text:span></text:p>
      <text:list xml:id="list3963457486" text:style-name="WWNum65">
        <text:list-header>
          <text:p text:style-name="P119"><text:span text:style-name="T89">Ans:-</text:span><text:span text:style-name="T315">Runtime exceptions and other exceptions</text:span></text:p>
        </text:list-header>
      </text:list>
      <text:p text:style-name="P430"><text:span text:style-name="T23">Q82. Which are the two blocks that are used to check error and handle</text:span><text:span text:style-name="T5"> </text:span><text:span text:style-name="T23">the error?</text:span></text:p>
      <text:p text:style-name="P166"/>
      <text:list xml:id="list718849327" text:style-name="WWNum66">
        <text:list-header>
          <text:p text:style-name="P120"><text:span text:style-name="T89">Ans:- </text:span><text:span text:style-name="T311">Try and</text:span><text:span text:style-name="T332"> </text:span><text:span text:style-name="T311">catch</text:span></text:p>
        </text:list-header>
      </text:list>
      <text:p text:style-name="P240"><draw:line text:anchor-type="char" draw:z-index="28" draw:style-name="gr12" draw:text-style-name="P472" svg:x1="3.5835in" svg:y1="0.3638in" svg:x2="5.6409in" svg:y2="0.3638in"><text:p/></draw:line><text:span text:style-name="T23">Q83. To catch the</text:span><text:span text:style-name="T28"> </text:span><text:span text:style-name="T23">exceptions<text:tab/></text:span></text:p>
      <text:p text:style-name="P166"/>
      <text:p text:style-name="Standard"><text:span text:style-name="T89">Ans:- </text:span><text:span text:style-name="T353">An</text:span><text:span text:style-name="T363"> </text:span><text:span text:style-name="T353">object</text:span><text:span text:style-name="T381"> </text:span><text:span text:style-name="T353">must</text:span><text:span text:style-name="T363"> </text:span><text:span text:style-name="T353">be</text:span><text:span text:style-name="T381"> </text:span><text:span text:style-name="T353">created</text:span><text:span text:style-name="T363"> </text:span><text:span text:style-name="T353">to</text:span><text:span text:style-name="T363"> </text:span><text:span text:style-name="T353">catch</text:span><text:span text:style-name="T382"> </text:span><text:span text:style-name="T353">the</text:span><text:span text:style-name="T363"> </text:span><text:span text:style-name="T353">exception</text:span></text:p>
      <text:p text:style-name="P164"/>
      <text:p text:style-name="P384"/>
      <text:p text:style-name="P223"><text:span text:style-name="T26">Q84.</text:span><text:span text:style-name="T5"> </text:span><text:span text:style-name="T23">Which class is used to handle the input and output exceptions?</text:span></text:p>
      <text:list xml:id="list72587165" text:style-name="WWNum67">
        <text:list-header>
          <text:p text:style-name="P121"><text:span text:style-name="T89">Ans:- </text:span><text:span text:style-name="T335"><text:s/></text:span><text:span text:style-name="T311">IOException</text:span><text:span text:style-name="T312">s</text:span></text:p>
        </text:list-header>
      </text:list>
      <text:p text:style-name="P215"><text:span text:style-name="T23">Q85. Which among the following is true for the class exceptions?</text:span></text:p>
      <text:list xml:id="list1398923724" text:style-name="WWNum68">
        <text:list-header>
          <text:p text:style-name="P122"><text:span text:style-name="T89">Ans:- </text:span><text:span text:style-name="T311">Both</text:span><text:span text:style-name="T332"> </text:span><text:span text:style-name="T311">base</text:span><text:span text:style-name="T332"> </text:span><text:span text:style-name="T311">class</text:span><text:span text:style-name="T332"> </text:span><text:span text:style-name="T311">and</text:span><text:span text:style-name="T332"> </text:span><text:span text:style-name="T311">derived</text:span><text:span text:style-name="T335"> </text:span><text:span text:style-name="T311">class</text:span><text:span text:style-name="T332"> </text:span><text:span text:style-name="T311">may</text:span><text:span text:style-name="T338"> </text:span><text:span text:style-name="T311">produce</text:span><text:span text:style-name="T332"> </text:span><text:span text:style-name="T311">exceptions</text:span></text:p>
        </text:list-header>
      </text:list>
      <text:p text:style-name="P164"/>
      <text:p text:style-name="P164"/>
      <text:p text:style-name="P242"><text:span text:style-name="T23">Q86. If both base and derived class caught</text:span><text:span text:style-name="T19"> </text:span><text:span text:style-name="T23">the</text:span><text:span text:style-name="T22"> </text:span><text:span text:style-name="T23">exceptions,</text:span><text:span text:style-name="T9"> <text:tab/></text:span><text:span text:style-name="T23">.</text:span></text:p>
      <text:p text:style-name="P166"/>
      <text:p text:style-name="Standard"><text:span text:style-name="T89">Ans:- </text:span><text:span text:style-name="T352">Then</text:span><text:span text:style-name="T388"> </text:span><text:span text:style-name="T352">catch</text:span><text:span text:style-name="T387"> </text:span><text:span text:style-name="T352">block</text:span><text:span text:style-name="T385"> </text:span><text:span text:style-name="T352">of</text:span><text:span text:style-name="T370"> </text:span><text:span text:style-name="T352">a</text:span><text:span text:style-name="T387"> </text:span><text:span text:style-name="T352">derived</text:span><text:span text:style-name="T388"> </text:span><text:span text:style-name="T352">class</text:span><text:span text:style-name="T385"> </text:span><text:span text:style-name="T352">must</text:span><text:span text:style-name="T385"> </text:span><text:span text:style-name="T352">be</text:span><text:span text:style-name="T388"> </text:span><text:span text:style-name="T352">defined</text:span><text:span text:style-name="T387"> </text:span><text:span text:style-name="T352">before</text:span><text:span text:style-name="T370"> </text:span><text:span text:style-name="T352">the</text:span><text:span text:style-name="T387"> </text:span><text:span text:style-name="T352">base</text:span><text:span text:style-name="T385"> </text:span><text:span text:style-name="T352">class </text:span></text:p>
      <text:p text:style-name="P318"><draw:frame draw:style-name="fr1" draw:name="Frame18" text:anchor-type="char" svg:x="1.0008in" svg:y="0.15in" svg:width="5.7409in" svg:height="0.2252in" draw:z-index="21"><draw:text-box><text:p text:style-name="P174"><text:span text:style-name="T5">Q87. <text:s/>The catching of base class</text:span><text:span text:style-name="T16"> </text:span><text:span text:style-name="T5">the</text:span><text:span text:style-name="T29"> </text:span><text:span text:style-name="T5">exception</text:span><text:span text:style-name="T9"> <text:tab/></text:span><text:span text:style-name="T5">in</text:span><text:span text:style-name="T15"> </text:span><text:span text:style-name="T5">java.</text:span></text:p></draw:text-box></draw:frame></text:p>
      <text:p text:style-name="P164"/>
      <text:p text:style-name="Standard"><text:span text:style-name="T352"><text:s/></text:span><text:span text:style-name="T89">Ans:- </text:span><text:span text:style-name="T367"><text:s/></text:span><text:span text:style-name="T352">Before</text:span><text:span text:style-name="T373"> </text:span><text:span text:style-name="T352">derived</text:span><text:span text:style-name="T373"> </text:span><text:span text:style-name="T352">class</text:span><text:span text:style-name="T367"> </text:span><text:span text:style-name="T352">is</text:span><text:span text:style-name="T368"> </text:span><text:span text:style-name="T352">not</text:span><text:span text:style-name="T373"> </text:span><text:span text:style-name="T352">allowed</text:span><text:span text:style-name="T368"> </text:span><text:span text:style-name="T352">by</text:span><text:span text:style-name="T362"> </text:span><text:span text:style-name="T352">the</text:span><text:span text:style-name="T373"> </text:span><text:span text:style-name="T352">compiler </text:span></text:p>
      <text:p text:style-name="P243"><text:span text:style-name="T23">Q88. Which of the following handles the undefined class in the</text:span></text:p>
      <text:p text:style-name="P227"><text:span text:style-name="T24"><text:s/></text:span><text:span text:style-name="T23"><text:tab/>program?</text:span></text:p>
      <text:p text:style-name="P227"><text:span text:style-name="T89">Ans:- </text:span><text:span text:style-name="T311">ClassNotFoundException</text:span></text:p>
      <text:p text:style-name="P164"/>
      <text:p text:style-name="P164"/>
      <text:p text:style-name="P244"><text:span text:style-name="T23">Q89. Which among the following is true?</text:span></text:p>
      <text:list xml:id="list1312511148" text:style-name="WWNum70">
        <text:list-header>
          <text:p text:style-name="P123"><text:span text:style-name="T89">Ans:- </text:span><text:span text:style-name="T311">Both</text:span><text:span text:style-name="T316"> </text:span><text:span text:style-name="T311">the</text:span><text:span text:style-name="T338"> </text:span><text:span text:style-name="T311">base</text:span><text:span text:style-name="T316"> </text:span><text:span text:style-name="T311">and</text:span><text:span text:style-name="T316"> </text:span><text:span text:style-name="T311">derived</text:span><text:span text:style-name="T338"> </text:span><text:span text:style-name="T311">class</text:span><text:span text:style-name="T327"> </text:span><text:span text:style-name="T311">catch</text:span><text:span text:style-name="T320"> </text:span><text:span text:style-name="T311">the</text:span><text:span text:style-name="T327"> </text:span><text:span text:style-name="T311">blocks</text:span><text:span text:style-name="T316"> </text:span><text:span text:style-name="T311">are</text:span><text:span text:style-name="T338"> </text:span><text:span text:style-name="T311">important.</text:span></text:p>
        </text:list-header>
      </text:list>
      <text:p text:style-name="P445"><text:span text:style-name="T26">Q90.</text:span><text:span text:style-name="T5"> </text:span><text:span text:style-name="T23">Which condition among the following might result in memory</text:span><text:span text:style-name="T5"> </text:span><text:span text:style-name="T23">exception?</text:span></text:p>
      <text:list xml:id="list1544996721" text:style-name="WWNum71">
        <text:list-header>
          <text:p text:style-name="P124"><text:span text:style-name="T89">Ans:- </text:span><text:span text:style-name="T311"><text:s/>Infinite</text:span><text:span text:style-name="T316"> </text:span><text:span text:style-name="T311">loops</text:span></text:p>
        </text:list-header>
      </text:list>
      <text:p text:style-name="P375"><text:span text:style-name="T353"/></text:p>
      <text:p text:style-name="P164"/>
      <text:p text:style-name="P164"/>
      <text:p text:style-name="P241"><text:span text:style-name="T23">Q91. Which among the following is the correct definition for static</text:span></text:p>
      <text:p text:style-name="P226"><text:span text:style-name="T24"><text:s/></text:span><text:span text:style-name="T23"><text:tab/>member</text:span><text:span text:style-name="T30"> </text:span><text:span text:style-name="T23">functions?</text:span></text:p>
      <text:p text:style-name="P166"/>
      <text:list xml:id="list1068110445" text:style-name="WWNum72">
        <text:list-header>
          <text:p text:style-name="P125"><text:span text:style-name="T89">Ans:- </text:span><text:span text:style-name="T314">Functions</text:span><text:span text:style-name="T323"> </text:span><text:span text:style-name="T314">made</text:span><text:span text:style-name="T323"> </text:span><text:span text:style-name="T314">to</text:span><text:span text:style-name="T324"> </text:span><text:span text:style-name="T314">maintain</text:span><text:span text:style-name="T342"> </text:span><text:span text:style-name="T314">a</text:span><text:span text:style-name="T324"> </text:span><text:span text:style-name="T314">single</text:span><text:span text:style-name="T324"> </text:span><text:span text:style-name="T314">copy</text:span><text:span text:style-name="T324"> </text:span><text:span text:style-name="T314">of</text:span><text:span text:style-name="T323"> </text:span><text:span text:style-name="T314">member</text:span><text:span text:style-name="T324"> </text:span><text:span text:style-name="T314">functions</text:span><text:span text:style-name="T324"> </text:span><text:span text:style-name="T314">for</text:span><text:span text:style-name="T324"> </text:span><text:span text:style-name="T314">all</text:span><text:span text:style-name="T339"> </text:span><text:span text:style-name="T314">the</text:span><text:span text:style-name="T325"> </text:span><text:span text:style-name="T314">objects </text:span></text:p>
        </text:list-header>
      </text:list>
      <text:p text:style-name="P164"/>
      <text:p text:style-name="P164"/>
      <text:p text:style-name="P245"><draw:line text:anchor-type="char" draw:z-index="30" draw:style-name="gr11" draw:text-style-name="P472" svg:x1="3.9736in" svg:y1="0.3874in" svg:x2="5.9189in" svg:y2="0.3874in"><text:p/></draw:line><text:span text:style-name="T478">Q92. The static member</text:span><text:span text:style-name="T480"> </text:span><text:span text:style-name="T478">functions<text:tab/></text:span></text:p>
      <text:list xml:id="list239119343" text:style-name="WWNum73">
        <text:list-header>
          <text:p text:style-name="P126"><text:span text:style-name="T89">Ans:- </text:span><text:span text:style-name="T314">Having</text:span><text:span text:style-name="T346"> </text:span><text:span text:style-name="T314">access</text:span><text:span text:style-name="T334"> </text:span><text:span text:style-name="T314">to</text:span><text:span text:style-name="T347"> </text:span><text:span text:style-name="T314">only</text:span><text:span text:style-name="T345"> </text:span><text:span text:style-name="T314">the</text:span><text:span text:style-name="T334"> </text:span><text:span text:style-name="T314">static</text:span><text:span text:style-name="T345"> </text:span><text:span text:style-name="T314">members</text:span><text:span text:style-name="T334"> </text:span><text:span text:style-name="T314">of</text:span><text:span text:style-name="T347"> </text:span><text:span text:style-name="T314">a</text:span><text:span text:style-name="T345"> </text:span><text:span text:style-name="T314">class.</text:span></text:p>
        </text:list-header>
      </text:list>
      <text:p text:style-name="P246"><text:span text:style-name="T478">Q93. Which is the correct syntax to access the static member functions</text:span></text:p>
      <text:p text:style-name="P237"><text:span text:style-name="T479"><text:s/></text:span><text:span text:style-name="T478"><text:tab/>with a class name?</text:span></text:p>
      <text:p text:style-name="P166"/>
      <text:p text:style-name="Standard"><text:span text:style-name="T352"><text:s/></text:span><text:span text:style-name="T89">Ans:- </text:span><text:span text:style-name="T352"><text:s/>className :: functionName;</text:span></text:p>
      <text:p text:style-name="P249"><draw:line text:anchor-type="char" draw:z-index="31" draw:style-name="gr11" draw:text-style-name="P472" svg:x1="3.5744in" svg:y1="0.3571in" svg:x2="5.9528in" svg:y2="0.3571in"><text:p/></draw:line><text:span text:style-name="T478">Q94. The static members</text:span><text:span text:style-name="T482"> </text:span><text:span text:style-name="T478">are<text:tab/></text:span></text:p>
      <text:p text:style-name="Standard"><text:span text:style-name="T89">Ans:- </text:span><text:span text:style-name="T391"><text:s/></text:span><text:span text:style-name="T353">Created</text:span><text:span text:style-name="T369"> </text:span><text:span text:style-name="T353">and</text:span><text:span text:style-name="T371"> </text:span><text:span text:style-name="T353">initialised,</text:span><text:span text:style-name="T389"> </text:span><text:span text:style-name="T353">only</text:span><text:span text:style-name="T369"> </text:span><text:span text:style-name="T353">once</text:span></text:p>
      <text:p text:style-name="P177"/>
      <text:p text:style-name="P181"><text:span text:style-name="T478">Q95. Which among the following is true?</text:span></text:p>
      <text:p text:style-name="P166"/>
      <text:p text:style-name="Standard"><text:span text:style-name="T352"><text:s/></text:span><text:span text:style-name="T89">Ans:- </text:span><text:span text:style-name="T392"><text:s/></text:span><text:span text:style-name="T352">Static</text:span><text:span text:style-name="T358"> </text:span><text:span text:style-name="T352">member</text:span><text:span text:style-name="T365"> </text:span><text:span text:style-name="T352">functions</text:span><text:span text:style-name="T392"> </text:span><text:span text:style-name="T352">can’t</text:span><text:span text:style-name="T358"> </text:span><text:span text:style-name="T352">be</text:span><text:span text:style-name="T358"> </text:span><text:span text:style-name="T352">overloaded.</text:span></text:p>
      <text:p text:style-name="P446"><text:span text:style-name="T353"/></text:p>
      <text:p text:style-name="P164"/>
      <text:p text:style-name="P247"><draw:line text:anchor-type="char" draw:z-index="32" draw:style-name="gr11" draw:text-style-name="P472" svg:x1="3.9736in" svg:y1="0.3791in" svg:x2="5.5957in" svg:y2="0.3791in"><text:p/></draw:line><text:span text:style-name="T478">Q96. The static member</text:span><text:span text:style-name="T480"> </text:span><text:span text:style-name="T478">functions<text:tab/></text:span></text:p>
      <text:p text:style-name="P166"/>
      <text:list xml:id="list3642240388" text:style-name="WWNum74">
        <text:list-header>
          <text:p text:style-name="P127"><text:span text:style-name="T89">Ans:- </text:span><text:span text:style-name="T311">Can’t</text:span><text:span text:style-name="T319"> </text:span><text:span text:style-name="T311">be</text:span><text:span text:style-name="T320"> </text:span><text:span text:style-name="T311">declared</text:span><text:span text:style-name="T335"> </text:span><text:span text:style-name="T311">const,</text:span><text:span text:style-name="T319"> </text:span><text:span text:style-name="T311">volatile,</text:span><text:span text:style-name="T319"> </text:span><text:span text:style-name="T311">or</text:span><text:span text:style-name="T335"> </text:span><text:span text:style-name="T311">constant</text:span><text:span text:style-name="T335"> </text:span><text:span text:style-name="T311">volatile.</text:span></text:p>
        </text:list-header>
      </text:list>
      <text:p text:style-name="P447"><text:span text:style-name="T478">Q97. Which among the following can’t be used to access the members</text:span><text:span text:style-name="T483"> </text:span><text:span text:style-name="T478">in anyway?</text:span></text:p>
      <text:p text:style-name="Standard"><text:span text:style-name="T89">Ans:- </text:span><text:span text:style-name="T353"><text:s/>Single</text:span><text:span text:style-name="T393"> </text:span><text:span text:style-name="T353">colon.</text:span></text:p>
      <text:p text:style-name="P235"><draw:line text:anchor-type="char" draw:z-index="33" draw:style-name="gr11" draw:text-style-name="P472" svg:x1="4.7839in" svg:y1="0.3661in" svg:x2="6.2976in" svg:y2="0.3661in"><text:p/></draw:line><text:span text:style-name="T478">Q98. If static data member are made</text:span><text:span text:style-name="T484"> </text:span><text:span text:style-name="T478">inline,<text:tab/></text:span></text:p>
      <text:p text:style-name="P166"/>
      <text:p text:style-name="Standard"><text:span text:style-name="T89">Ans:- </text:span><text:span text:style-name="T367"><text:s/></text:span><text:span text:style-name="T352">Those</text:span><text:span text:style-name="T373"> </text:span><text:span text:style-name="T352">can</text:span><text:span text:style-name="T367"> </text:span><text:span text:style-name="T352">be</text:span><text:span text:style-name="T367"> </text:span><text:span text:style-name="T352">initialised</text:span><text:span text:style-name="T368"> </text:span><text:span text:style-name="T352">within</text:span><text:span text:style-name="T373"> </text:span><text:span text:style-name="T352">the</text:span><text:span text:style-name="T373"> </text:span><text:span text:style-name="T352">class.</text:span></text:p>
      <text:p text:style-name="P251"><draw:line text:anchor-type="char" draw:z-index="34" draw:style-name="gr11" draw:text-style-name="P472" svg:x1="3.5752in" svg:y1="0.3563in" svg:x2="5.4142in" svg:y2="0.3563in"><text:p/></draw:line><text:span text:style-name="T478">Q99. The static data</text:span><text:span text:style-name="T485"> </text:span><text:span text:style-name="T478">member<text:tab/></text:span></text:p>
      <text:p text:style-name="P166"/>
      <text:p text:style-name="Standard"><text:soft-page-break/><text:span text:style-name="T89">Ans:- </text:span><text:span text:style-name="T352">Can’t</text:span><text:span text:style-name="T372"> </text:span><text:span text:style-name="T352">be</text:span><text:span text:style-name="T368"> </text:span><text:span text:style-name="T352">mutable</text:span></text:p>
      <text:p text:style-name="P164"/>
      <text:p text:style-name="P164"/>
      <text:p text:style-name="P164"/>
      <text:p text:style-name="P252"><text:span text:style-name="T478">Q100. We can use the static member functions and static data member</text:span></text:p>
      <text:p text:style-name="P253"><text:span text:style-name="T486"><text:s/></text:span><text:span text:style-name="T487"><text:tab/></text:span><text:span text:style-name="T478">.</text:span></text:p>
      <text:p text:style-name="P166"/>
      <text:p text:style-name="Standard"><text:span text:style-name="T89">Ans:- </text:span><text:span text:style-name="T352">Even</text:span><text:span text:style-name="T385"> </text:span><text:span text:style-name="T352">if</text:span><text:span text:style-name="T387"> </text:span><text:span text:style-name="T352">a</text:span><text:span text:style-name="T388"> </text:span><text:span text:style-name="T352">class</text:span><text:span text:style-name="T387"> </text:span><text:span text:style-name="T352">object</text:span><text:span text:style-name="T385"> </text:span><text:span text:style-name="T352">is</text:span><text:span text:style-name="T386"> </text:span><text:span text:style-name="T352">not</text:span><text:span text:style-name="T385"> </text:span><text:span text:style-name="T352">created</text:span></text:p>
      <text:p text:style-name="P248"><text:span text:style-name="T478">Q101. Point out the wrong statement:</text:span></text:p>
      <text:p text:style-name="P166"/>
      <text:p text:style-name="Standard"><text:span text:style-name="T89">Ans:- </text:span><text:span text:style-name="T394"><text:s/></text:span><text:span text:style-name="T352">rPy</text:span><text:span text:style-name="T384"> </text:span><text:span text:style-name="T352">provides</text:span><text:span text:style-name="T387"> </text:span><text:span text:style-name="T352">lots</text:span><text:span text:style-name="T386"> </text:span><text:span text:style-name="T352">of</text:span><text:span text:style-name="T386"> </text:span><text:span text:style-name="T352">scientific</text:span><text:span text:style-name="T384"> </text:span><text:span text:style-name="T352">routines</text:span><text:span text:style-name="T384"> </text:span><text:span text:style-name="T352">that</text:span><text:span text:style-name="T386"> </text:span><text:span text:style-name="T352">work</text:span><text:span text:style-name="T386"> </text:span><text:span text:style-name="T352">on</text:span><text:span text:style-name="T384"> </text:span><text:span text:style-name="T352">top</text:span><text:span text:style-name="T386"> </text:span><text:span text:style-name="T352">of</text:span><text:span text:style-name="T386"> </text:span><text:span text:style-name="T352">NumPy.</text:span></text:p>
      <text:p text:style-name="P319"><draw:frame draw:style-name="fr1" draw:name="Frame19" text:anchor-type="char" svg:x="1.0008in" svg:y="0.1425in" svg:width="5.9264in" svg:height="0.2252in" draw:z-index="22"><draw:text-box><text:p text:style-name="P449"><text:span text:style-name="T483">Q102. </text:span><text:span text:style-name="T490"><text:s/></text:span><text:span text:style-name="T483">The</text:span><text:span text:style-name="T488"> <text:tab/></text:span><text:span text:style-name="T483">function returns its argument with the</text:span><text:span text:style-name="T491"> </text:span><text:span text:style-name="T483">modified</text:span></text:p></draw:text-box></draw:frame><draw:frame draw:style-name="fr1" draw:name="Frame20" text:anchor-type="char" svg:x="1.0008in" svg:y="0.4772in" svg:width="6.0898in" svg:height="0.2256in" draw:z-index="23"><draw:text-box><text:p text:style-name="P451"><text:span text:style-name="T483">shape,</text:span><text:span text:style-name="T493"> </text:span><text:span text:style-name="T483">whereas</text:span><text:span text:style-name="T495"> </text:span><text:span text:style-name="T483">the</text:span><text:span text:style-name="T488"> <text:tab/></text:span><text:span text:style-name="T483">method modifies the array</text:span><text:span text:style-name="T481"> </text:span><text:span text:style-name="T483">itself.</text:span></text:p></draw:text-box></draw:frame></text:p>
      <text:p text:style-name="P334"/>
      <text:p text:style-name="P164"/>
      <text:p text:style-name="Standard"><text:span text:style-name="T89">Ans:- </text:span><text:span text:style-name="T361"><text:s/></text:span><text:span text:style-name="T374">re</text:span><text:span text:style-name="T395">s</text:span><text:span text:style-name="T374">ha</text:span><text:span text:style-name="T380">p</text:span><text:span text:style-name="T374">e</text:span><text:span text:style-name="T355">,</text:span><text:span text:style-name="T396"> </text:span><text:span text:style-name="T374">re</text:span><text:span text:style-name="T395">s</text:span><text:span text:style-name="T355">i</text:span><text:span text:style-name="T380">z</text:span><text:span text:style-name="T355">e.</text:span></text:p>
      <text:p text:style-name="P369"><draw:frame draw:style-name="fr1" draw:name="Frame21" text:anchor-type="char" svg:x="1.0008in" svg:y="0.1492in" svg:width="6.1862in" svg:height="0.4484in" draw:z-index="24"><draw:text-box><text:p text:style-name="P448"><text:span text:style-name="T483">Q103. To create sequences of the numbers, NumPy provides a</text:span><text:span text:style-name="T481"> </text:span><text:span text:style-name="T483">function</text:span></text:p><text:p text:style-name="P176"><text:span text:style-name="T489"><text:s/></text:span><text:span text:style-name="T488"><text:tab/></text:span><text:span text:style-name="T483">analogous to range that returns arrays instead of</text:span><text:span text:style-name="T497"> </text:span><text:span text:style-name="T483">lists.</text:span></text:p></draw:text-box></draw:frame></text:p>
      <text:p text:style-name="P164"/>
      <text:p text:style-name="Standard"><text:span text:style-name="T89">Ans:- </text:span><text:span text:style-name="T362"><text:s/></text:span><text:span text:style-name="T397">arrange. </text:span></text:p>
      <text:p text:style-name="P230"><text:span text:style-name="T478">Q104. Point out the correct statement:</text:span></text:p>
      <text:p text:style-name="Standard"><text:span text:style-name="T89">Ans:- </text:span><text:span text:style-name="T353"><text:s/>All of the</text:span><text:span text:style-name="T379"> </text:span><text:span text:style-name="T353">Mentioned</text:span></text:p>
      <text:p text:style-name="P233"><text:span text:style-name="T478">Q105. Which of the following function stack 1D array as the</text:span></text:p>
      <text:p text:style-name="P237"><text:span text:style-name="T479"><text:s/></text:span><text:span text:style-name="T478"><text:tab/>columns into the 2D</text:span><text:span text:style-name="T494"> </text:span><text:span text:style-name="T478">array?</text:span></text:p>
      <text:p text:style-name="P166"/>
      <text:list xml:id="list1390970291" text:style-name="WWNum75">
        <text:list-header>
          <text:p text:style-name="P128"><text:span text:style-name="T89">Ans:- </text:span><text:span text:style-name="T315">column_stack.</text:span></text:p>
        </text:list-header>
      </text:list>
      <text:p text:style-name="P239"><text:span text:style-name="T478">Q106. ndarray is also known as an alias array.</text:span></text:p>
      <text:p text:style-name="P166"/>
      <text:p text:style-name="Standard"><text:span text:style-name="T89">Ans:- </text:span><text:span text:style-name="T353"><text:s/>True </text:span></text:p>
      <text:p text:style-name="P452"><text:span text:style-name="T478">Q107. Which of the following method creates the new array object that</text:span><text:span text:style-name="T483"> </text:span><text:span text:style-name="T478">looks at the same data?</text:span></text:p>
      <text:p text:style-name="P331"/>
      <text:p text:style-name="Standard"><text:span text:style-name="T89">Ans:- </text:span><text:span text:style-name="T353">view. </text:span></text:p>
      <text:p text:style-name="P243"><text:span text:style-name="T478">Q108. Which of the functions can be used to combine the</text:span></text:p>
      <text:p text:style-name="P226"><text:span text:style-name="T479"><text:s/></text:span><text:span text:style-name="T478"><text:tab/>different vectors to obtain the result for each</text:span><text:span text:style-name="T498"> </text:span><text:span text:style-name="T478">n-uplet?</text:span></text:p>
      <text:p text:style-name="P166"/>
      <text:p text:style-name="Standard"><text:span text:style-name="T353"><text:s/></text:span><text:span text:style-name="T89">Ans:- </text:span><text:span text:style-name="T353">ix_.</text:span><text:span text:style-name="T387"> </text:span></text:p>
      <text:p text:style-name="P236"><text:span text:style-name="T478">Q109. ndarray.dataitemSize is the buffer</text:span><text:span text:style-name="T492"> </text:span><text:span text:style-name="T478">containing</text:span><text:span text:style-name="T496"> </text:span><text:span text:style-name="T478">actual<text:tab/>elements</text:span></text:p>
      <text:p text:style-name="P237"><text:soft-page-break/><text:span text:style-name="T479"><text:s/></text:span><text:span text:style-name="T478"><text:tab/>of an</text:span><text:span text:style-name="T499"> </text:span><text:span text:style-name="T478">array.</text:span></text:p>
      <text:p text:style-name="P166"/>
      <text:p text:style-name="P453"><text:span text:style-name="T353">a)</text:span><text:span text:style-name="T359"> </text:span><text:span text:style-name="T353">True</text:span></text:p>
      <text:p text:style-name="P216"><text:span text:style-name="T478">Q110. Which of the following is in the NumPy library?</text:span></text:p>
      <text:p text:style-name="Standard"><text:span text:style-name="T89">Ans:- </text:span><text:span text:style-name="T353"><text:s/>all of the Mentioned</text:span></text:p>
      <text:p text:style-name="P234"><text:span text:style-name="T478">Q111. Which of the following sets the size of the buffer used in ufuncs ?</text:span><text:span text:style-name="T89">Ans:- </text:span><text:span text:style-name="T311">setbufsize(size)</text:span></text:p>
      <text:p text:style-name="P231"><text:span text:style-name="T478">Q112. Point out the wrong statement:</text:span></text:p>
      <text:p text:style-name="P231"><text:span text:style-name="T89">Ans:- </text:span><text:span text:style-name="T315">In Numpy, universal functions are the instances of numpy.ufunction class</text:span></text:p>
      <text:p text:style-name="P434"><text:span text:style-name="T478">Q113. Which of the following attribute should be used while checking the</text:span><text:span text:style-name="T483"> </text:span><text:span text:style-name="T478">type combination input and output?</text:span></text:p>
      <text:p text:style-name="P345"/>
      <text:p text:style-name="P454"><text:span text:style-name="T352">a)</text:span><text:span text:style-name="T384"> </text:span><text:span text:style-name="T397">typ</text:span><text:span text:style-name="T398">es</text:span></text:p>
      <text:p text:style-name="P407"><text:span text:style-name="T478">Q114. Which of the following returns an array of “ones” with the same</text:span><text:span text:style-name="T483"> </text:span><text:span text:style-name="T478">shape and type as a given array?</text:span></text:p>
      <text:p text:style-name="P331"/>
      <text:p text:style-name="Standard"><text:span text:style-name="T353"><text:s/></text:span><text:span text:style-name="T89">Ans:- </text:span><text:span text:style-name="T355">ones_like </text:span></text:p>
      <text:p text:style-name="P232"><text:span text:style-name="T478">Q115. Point out the wrong statement:</text:span></text:p>
      <text:p text:style-name="P232"><text:span text:style-name="T89">Ans:- </text:span><text:span text:style-name="T314">The</text:span><text:span text:style-name="T341"> </text:span><text:span text:style-name="T314">output</text:span><text:span text:style-name="T342"> </text:span><text:span text:style-name="T314">of</text:span><text:span text:style-name="T341"> </text:span><text:span text:style-name="T314">the</text:span><text:span text:style-name="T342"> </text:span><text:span text:style-name="T314">ufunc</text:span><text:span text:style-name="T339"> </text:span><text:span text:style-name="T314">is</text:span><text:span text:style-name="T343"> </text:span><text:span text:style-name="T314">necessarily</text:span><text:span text:style-name="T343"> </text:span><text:span text:style-name="T314">a</text:span><text:span text:style-name="T339"> </text:span><text:span text:style-name="T314">ndarray,</text:span><text:span text:style-name="T343"> </text:span><text:span text:style-name="T314">if</text:span><text:span text:style-name="T342"> </text:span><text:span text:style-name="T314">all</text:span><text:span text:style-name="T345"> </text:span><text:span text:style-name="T314">the</text:span><text:span text:style-name="T341"> </text:span><text:span text:style-name="T314">input</text:span><text:span text:style-name="T341"> </text:span><text:span text:style-name="T314">arguments</text:span><text:span text:style-name="T339"> </text:span><text:span text:style-name="T314">are </text:span><text:span text:style-name="T311">ndarrays</text:span></text:p>
      <text:list xml:id="list1900024397" text:style-name="WWNum79">
        <text:list-header>
          <text:p text:style-name="P77"><text:span text:style-name="T311"/></text:p>
        </text:list-header>
      </text:list>
      <text:p text:style-name="P243"><text:span text:style-name="T478">Q116. Which of the following set of a floating-point error callback</text:span></text:p>
      <text:p text:style-name="P228"><text:span text:style-name="T479"><text:s/></text:span><text:span text:style-name="T478"><text:tab/>function or a log</text:span><text:span text:style-name="T499"> </text:span><text:span text:style-name="T478">object?</text:span></text:p>
      <text:p text:style-name="P228"><text:span text:style-name="T89">Ans:- </text:span><text:span text:style-name="T314">settercall.</text:span></text:p>
      <text:p text:style-name="P234"><text:span text:style-name="T478">Q117. Some ufuncs can take output arguments.</text:span></text:p>
      <text:p text:style-name="P166"/>
      <text:p text:style-name="Standard"><text:span text:style-name="T89">Ans:- </text:span><text:span text:style-name="T352"><text:s/>False</text:span></text:p>
      <text:p text:style-name="P390"><draw:frame draw:style-name="fr1" draw:name="Frame22" text:anchor-type="char" svg:x="1.0008in" svg:y="0.1437in" svg:width="5.0591in" svg:height="0.2252in" draw:z-index="25"><draw:text-box><text:p text:style-name="P450"><text:span text:style-name="T483">Q118.</text:span><text:span text:style-name="T488"> <text:tab/></text:span><text:span text:style-name="T483">decompose the elements of x into</text:span><text:span text:style-name="T491"> </text:span><text:span text:style-name="T483">the</text:span></text:p></draw:text-box></draw:frame></text:p>
      <text:p text:style-name="P254"><text:span text:style-name="T479"><text:s/></text:span><text:span text:style-name="T478"><text:tab/>mantissa and the two’s</text:span><text:span text:style-name="T500"> </text:span><text:span text:style-name="T478">exponent</text:span><text:span text:style-name="T356">.</text:span></text:p>
      <text:p text:style-name="P164"/>
      <text:p text:style-name="P192"/>
      <text:p text:style-name="Standard"><text:span text:style-name="T89">Ans:- </text:span><text:span text:style-name="T352"><text:s/>frexp </text:span></text:p>
      <text:p text:style-name="P455"><text:span text:style-name="T478">Q119. Which of the following function take the only a single value as</text:span><text:span text:style-name="T483"> </text:span><text:span text:style-name="T478">input?</text:span></text:p>
      <text:p text:style-name="P166"/>
      <text:p text:style-name="Standard"><text:span text:style-name="T89">Ans:- </text:span><text:span text:style-name="T355"><text:s/>iscomplex.</text:span></text:p>
      <text:p text:style-name="P234"><text:span text:style-name="T478">Q120. The array object returned by the _array_prepare_ is passed to</text:span></text:p>
      <text:p text:style-name="P356"><text:soft-page-break/><text:span text:style-name="T479"><text:s/></text:span><text:span text:style-name="T478"><text:s text:c="2"/>ufunc for computation.</text:span></text:p>
      <text:p text:style-name="P166"/>
      <text:p text:style-name="P443"><text:span text:style-name="T353">a) True</text:span></text:p>
      <text:p text:style-name="P217"><text:span text:style-name="T478">Q121. All pandas data</text:span><text:span text:style-name="T482"> </text:span><text:span text:style-name="T478">structures</text:span><text:span text:style-name="T494"> </text:span><text:span text:style-name="T478">are</text:span><text:span text:style-name="T488"> <text:tab/></text:span><text:span text:style-name="T478">mutable but not</text:span><text:span text:style-name="T501"> </text:span><text:span text:style-name="T478">always</text:span></text:p>
      <text:p text:style-name="P376"><text:span text:style-name="T486"><text:s/></text:span><text:span text:style-name="T487"><text:tab/></text:span><text:span text:style-name="T478">-mutable.</text:span></text:p>
      <text:p text:style-name="P376"><text:span text:style-name="T89">Ans:- </text:span><text:span text:style-name="T315"><text:s/></text:span><text:span text:style-name="T348"><text:s/></text:span><text:span text:style-name="T311">value,size.</text:span></text:p>
      <text:p text:style-name="P372"><text:span text:style-name="T353"/></text:p>
      <text:p text:style-name="P164"/>
      <text:p text:style-name="P164"/>
      <text:p text:style-name="P255"><text:span text:style-name="T478">Q122. Point out the correct statement:</text:span></text:p>
      <text:list xml:id="list4291022180" text:style-name="WWNum82">
        <text:list-header>
          <text:p text:style-name="P129"><text:span text:style-name="T89">Ans:- </text:span><text:span text:style-name="T335"><text:s/></text:span><text:span text:style-name="T311">All</text:span><text:span text:style-name="T319"> </text:span><text:span text:style-name="T311">of</text:span><text:span text:style-name="T319"> </text:span><text:span text:style-name="T311">the</text:span><text:span text:style-name="T319"> </text:span><text:span text:style-name="T311">above</text:span><text:span text:style-name="T320"> </text:span><text:span text:style-name="T311">mentioned.</text:span></text:p>
        </text:list-header>
      </text:list>
      <text:p text:style-name="P256"><text:span text:style-name="T478">Q123. Which of the following statement will import the pandas?</text:span></text:p>
      <text:p text:style-name="P166"/>
      <text:p text:style-name="Standard"><text:span text:style-name="T89">Ans:- </text:span><text:span text:style-name="T383"><text:s/></text:span><text:span text:style-name="T352">import</text:span><text:span text:style-name="T362"> </text:span><text:span text:style-name="T352">pandas</text:span><text:span text:style-name="T383"> </text:span><text:span text:style-name="T352">as</text:span><text:span text:style-name="T362"> </text:span><text:span text:style-name="T352">pd </text:span></text:p>
      <text:p text:style-name="P456"><text:span text:style-name="T478">Q124. Which of the following object did we get after reading the CSV</text:span><text:span text:style-name="T483"> </text:span><text:span text:style-name="T478">file?</text:span></text:p>
      <text:list xml:id="list1848274165" text:style-name="WWNum83">
        <text:list-header>
          <text:p text:style-name="P130"><text:span text:style-name="T89">Ans:- </text:span><text:span text:style-name="T311">DataFrame.</text:span></text:p>
        </text:list-header>
      </text:list>
      <text:p text:style-name="P243"><text:span text:style-name="T478">Q125. Point out the wrong statement:</text:span></text:p>
      <text:list xml:id="list917199796" text:style-name="WWNum84">
        <text:list-header>
          <text:p text:style-name="P131"><text:span text:style-name="T89">Ans:- </text:span><text:span text:style-name="T314">The</text:span><text:span text:style-name="T326"> </text:span><text:span text:style-name="T314">panel</text:span><text:span text:style-name="T326"> </text:span><text:span text:style-name="T314">is</text:span><text:span text:style-name="T326"> </text:span><text:span text:style-name="T314">generally</text:span><text:span text:style-name="T326"> </text:span><text:span text:style-name="T249">2</text:span><text:span text:style-name="T214">D</text:span><text:span text:style-name="T215"> </text:span><text:span text:style-name="T214">labelled,</text:span><text:span text:style-name="T215"> </text:span><text:span text:style-name="T214">also</text:span><text:span text:style-name="T216"> </text:span><text:span text:style-name="T214">a</text:span><text:span text:style-name="T216"> </text:span><text:span text:style-name="T214">size-mutable</text:span><text:span text:style-name="T215"> </text:span><text:span text:style-name="T214">array</text:span></text:p>
        </text:list-header>
      </text:list>
      <text:p text:style-name="P218"><text:span text:style-name="T502">Q126.</text:span><text:span text:style-name="T483"> </text:span><text:span text:style-name="T478">Which of the following library is similar to the pandas?</text:span></text:p>
      <text:p text:style-name="Standard"><text:span text:style-name="T89">Ans:- </text:span><text:span text:style-name="T352"><text:s/></text:span><text:span text:style-name="T397">numpy. </text:span></text:p>
      <text:p text:style-name="P164"/>
      <text:p text:style-name="P164"/>
      <text:p text:style-name="P257"><text:span text:style-name="T478">Q127. Panel is a container for the Series, and DataFrame is a</text:span></text:p>
      <text:p text:style-name="P228"><text:span text:style-name="T479"><text:s/></text:span><text:span text:style-name="T478"><text:tab/>container for DataFrame</text:span><text:span text:style-name="T494"> </text:span><text:span text:style-name="T478">objects.</text:span></text:p>
      <text:p text:style-name="Standard"><text:span text:style-name="T89">Ans:- </text:span><text:span text:style-name="T352"><text:s/>False</text:span></text:p>
      <text:p text:style-name="P256"><text:span text:style-name="T478">Q128. Which of the following is the prominent python “statistics and</text:span></text:p>
      <text:p text:style-name="P357"><text:span text:style-name="T506"><text:s/></text:span><text:span text:style-name="T478">econometrics library”?</text:span></text:p>
      <text:p text:style-name="P357"><text:span text:style-name="T89">Ans:- </text:span><text:span text:style-name="T311">Statsmodels.</text:span></text:p>
      <text:p text:style-name="P15"><text:span text:style-name="T311"/></text:p>
      <text:p text:style-name="P457"><text:span text:style-name="T478">Q129. Which of the following is the foundational exploratory visualisation</text:span><text:span text:style-name="T483"> </text:span><text:span text:style-name="T478">package for the R language in the pandas ecosystem?</text:span></text:p>
      <text:p text:style-name="P183"/>
      <text:list xml:id="list2282597708" text:style-name="WWNum86">
        <text:list-header>
          <text:p text:style-name="P132"><text:span text:style-name="T89">Ans:- </text:span><text:span text:style-name="T311">yha</text:span><text:span text:style-name="T313">t</text:span></text:p>
        </text:list-header>
      </text:list>
      <text:p text:style-name="P458"><text:span text:style-name="T478">Q130. Pandas consist of static and the moving window linear and panel</text:span><text:span text:style-name="T483"> </text:span><text:span text:style-name="T478">regression.</text:span></text:p>
      <text:p text:style-name="P191"/>
      <text:p text:style-name="Standard"><text:span text:style-name="T89">Ans:- </text:span><text:span text:style-name="T359"><text:s/></text:span><text:span text:style-name="T353">True</text:span></text:p>
      <text:p text:style-name="P219"><text:span text:style-name="T478">Q131. Quandl API for Python</text:span><text:span text:style-name="T499"> </text:span><text:span text:style-name="T478">wraps</text:span><text:span text:style-name="T494"> </text:span><text:span text:style-name="T478">the</text:span><text:span text:style-name="T488"> <text:tab/></text:span><text:span text:style-name="T478">REST API</text:span><text:span text:style-name="T494"> </text:span><text:span text:style-name="T478">to</text:span></text:p>
      <text:p text:style-name="P226"><text:span text:style-name="T479"><text:s/></text:span><text:span text:style-name="T478"><text:tab/>returns the pandas DataFrames with time series</text:span><text:span text:style-name="T499"> </text:span><text:span text:style-name="T478">indexes.</text:span></text:p>
      <text:list xml:id="list2636690783" text:style-name="WWNum87">
        <text:list-header>
          <text:p text:style-name="P133"><text:span text:style-name="T89">Ans:- </text:span><text:span text:style-name="T311">Quandl.</text:span></text:p>
        </text:list-header>
      </text:list>
      <text:p text:style-name="P241"><text:span text:style-name="T478">Q132. Point out the correct statement:</text:span></text:p>
      <text:p text:style-name="P166"/>
      <text:list xml:id="list2573482640" text:style-name="WWNum88">
        <text:list-header>
          <text:p text:style-name="P134"><text:span text:style-name="T89">Ans:- </text:span><text:span text:style-name="T315">Statsmodels provides powerful statistics, econometrics, analysis and the </text:span><text:span text:style-name="T311">modelling</text:span><text:span text:style-name="T332"> </text:span><text:span text:style-name="T311">functionality</text:span><text:span text:style-name="T316"> </text:span><text:span text:style-name="T311">which</text:span><text:span text:style-name="T336"> </text:span><text:span text:style-name="T311">is</text:span><text:span text:style-name="T338"> </text:span><text:span text:style-name="T311">out</text:span><text:span text:style-name="T332"> </text:span><text:span text:style-name="T311">of</text:span><text:span text:style-name="T316"> </text:span><text:span text:style-name="T311">pandas’</text:span><text:span text:style-name="T338"> </text:span><text:span text:style-name="T311">scope</text:span></text:p>
        </text:list-header>
      </text:list>
      <text:p text:style-name="P250"><text:span text:style-name="T478">Q133.Which of the following library is used to retrieve and to acquire</text:span></text:p>
      <text:p text:style-name="P258"><text:span text:style-name="T479"><text:s/></text:span><text:span text:style-name="T478"><text:tab/>statistical data and metadata disseminated in SDMX</text:span><text:span text:style-name="T485"> </text:span><text:span text:style-name="T478">2.1?</text:span></text:p>
      <text:p text:style-name="P166"/>
      <text:p text:style-name="Standard"><text:span text:style-name="T89">Ans:- </text:span><text:span text:style-name="T355"><text:s/>pandaSDMX</text:span></text:p>
      <text:p text:style-name="P234"><text:span text:style-name="T478">Q134. Which of the following provides the standard API for doing</text:span></text:p>
      <text:p text:style-name="P258"><text:span text:style-name="T479"><text:s/></text:span><text:span text:style-name="T478"><text:tab/>computations with</text:span><text:span text:style-name="T503"> </text:span><text:span text:style-name="T478">MongoDB?</text:span></text:p>
      <text:p text:style-name="P166"/>
      <text:list xml:id="list1935826514" text:style-name="WWNum90">
        <text:list-header>
          <text:p text:style-name="P135"><text:span text:style-name="T89">Ans:- </text:span><text:span text:style-name="T311">Blaze.</text:span></text:p>
        </text:list-header>
      </text:list>
      <text:p text:style-name="P78"><text:span text:style-name="T311"/></text:p>
      <text:p text:style-name="P239"><text:span text:style-name="T478">Q135. Point out the wrong statement:</text:span></text:p>
      <text:list xml:id="list1730693932" text:style-name="WWNum91">
        <text:list-header>
          <text:p text:style-name="P136"><text:span text:style-name="T89">Ans:- </text:span><text:span text:style-name="T314">Spyder</text:span><text:span text:style-name="T330"> </text:span><text:span text:style-name="T314">is</text:span><text:span text:style-name="T330"> </text:span><text:span text:style-name="T314">a</text:span><text:span text:style-name="T330"> </text:span><text:span text:style-name="T314">cross-platform</text:span><text:span text:style-name="T330"> </text:span><text:span text:style-name="T314">Qt-based</text:span><text:span text:style-name="T330"> </text:span><text:span text:style-name="T314">open-source</text:span><text:span text:style-name="T330"> </text:span><text:span text:style-name="T314">R</text:span><text:span text:style-name="T330"> </text:span><text:span text:style-name="T314">IDE </text:span></text:p>
        </text:list-header>
      </text:list>
      <text:p text:style-name="P233"><text:span text:style-name="T478">Q136. Which of the following makes use of the pandas and returns</text:span></text:p>
      <text:p text:style-name="P237"><text:span text:style-name="T479"><text:s/></text:span><text:span text:style-name="T478"><text:tab/>data in a Series or</text:span><text:span text:style-name="T485"> </text:span><text:span text:style-name="T478">DataFrame?</text:span></text:p>
      <text:p text:style-name="Standard"><text:span text:style-name="T89">Ans:- </text:span><text:span text:style-name="T353"><text:s/>freedapi.</text:span></text:p>
      <text:p text:style-name="P230"><text:span text:style-name="T478">Q137. Spyder can introspect and display Pandas DataFrames.</text:span></text:p>
      <text:p text:style-name="P166"/>
      <text:p text:style-name="Standard"><text:span text:style-name="T353"><text:s/></text:span><text:span text:style-name="T89">Ans:- </text:span><text:span text:style-name="T352"><text:s/>False</text:span></text:p>
      <text:p text:style-name="P259"><text:span text:style-name="T478">Q138. Which of the following is used for machine learning in the python?</text:span></text:p>
      <text:p text:style-name="P166"/>
      <text:p text:style-name="Standard"><text:span text:style-name="T89">Ans:- </text:span><text:span text:style-name="T352"><text:s/>sci-kit-learn.</text:span></text:p>
      <text:p text:style-name="P340"><draw:frame draw:style-name="fr1" draw:name="Frame23" text:anchor-type="char" svg:x="1.0008in" svg:y="0.1516in" svg:width="6.1327in" svg:height="0.2252in" draw:z-index="26"><draw:text-box><text:p text:style-name="P175"><text:span text:style-name="T483">Q139.</text:span><text:span text:style-name="T495"> </text:span><text:span text:style-name="T483">The</text:span><text:span text:style-name="T488"> <text:tab/></text:span><text:span text:style-name="T483">project builds on top of the pandas and</text:span><text:span text:style-name="T504"> </text:span><text:span text:style-name="T483">matplotlib</text:span></text:p></draw:text-box></draw:frame></text:p>
      <text:p text:style-name="P209"><text:span text:style-name="T479"><text:s/></text:span><text:span text:style-name="T478"><text:tab/>to provide easy plotting of</text:span><text:span text:style-name="T505"> </text:span><text:span text:style-name="T478">data.</text:span></text:p>
      <text:list xml:id="list1141995426" text:style-name="WWNum93">
        <text:list-header>
          <text:p text:style-name="P137"><text:span text:style-name="T89">Ans:- </text:span><text:span text:style-name="T349">Seaborn.</text:span></text:p>
        </text:list-header>
      </text:list>
      <text:p text:style-name="P164"/>
      <text:p text:style-name="P164"/>
      <text:p text:style-name="P459"><text:span text:style-name="T478">Q140 x-ray brings the labelled data power of pandas to the physical</text:span><text:span text:style-name="T483"> </text:span><text:span text:style-name="T478">sciences.</text:span></text:p>
      <text:p text:style-name="Standard"><text:span text:style-name="T89">Ans:- </text:span><text:span text:style-name="T353">True</text:span></text:p>
      <text:p text:style-name="P220"><text:span text:style-name="T478">Q141. Which of the following is the base layer of all of the sparse</text:span></text:p>
      <text:p text:style-name="P226"><text:span text:style-name="T479"><text:s/></text:span><text:span text:style-name="T478"><text:tab/>has it indexed data</text:span><text:span text:style-name="T503"> </text:span><text:span text:style-name="T478">structures?</text:span></text:p>
      <text:list xml:id="list936121483" text:style-name="WWNum94">
        <text:list-header>
          <text:p text:style-name="P138"><text:span text:style-name="T89">Ans:- </text:span><text:span text:style-name="T315">SparseArray.</text:span></text:p>
        </text:list-header>
      </text:list>
      <text:p text:style-name="P234"><text:span text:style-name="T478">Q142. Point out the correct statement.</text:span></text:p>
      <text:list xml:id="list1554901335" text:style-name="WWNum95">
        <text:list-header>
          <text:p text:style-name="P139"><text:span text:style-name="T89">Ans:- </text:span><text:span text:style-name="T311">All of the</text:span><text:span text:style-name="T351"> </text:span><text:span text:style-name="T311">mentioned.</text:span></text:p>
        </text:list-header>
      </text:list>
      <text:p text:style-name="P164"/>
      <text:p text:style-name="P164"/>
      <text:p text:style-name="P246"><text:span text:style-name="T478">Q143. Which of the following is not an indexed object?</text:span></text:p>
      <text:p text:style-name="P166"/>
      <text:p text:style-name="Standard"><text:span text:style-name="T89">Ans:- </text:span><text:span text:style-name="T353"><text:s/>None of the mentioned.</text:span></text:p>
      <text:p text:style-name="P460"><text:span text:style-name="T478">Q144. Which of the following list like data structure is used for managing</text:span><text:span text:style-name="T483"> </text:span><text:span text:style-name="T478">the dynamic collection of SparseArrays?</text:span></text:p>
      <text:p text:style-name="Standard"><text:span text:style-name="T89">Ans:- </text:span><text:span text:style-name="T355"><text:s/>SparseList. </text:span></text:p>
      <text:p text:style-name="P234"><text:span text:style-name="T478">Q145. Point out the wrong statement.</text:span></text:p>
      <text:p text:style-name="P166"/>
      <text:p text:style-name="Standard"><text:span text:style-name="T89">Ans:- </text:span><text:span text:style-name="T361"><text:s/></text:span><text:span text:style-name="T355">to_a</text:span><text:span text:style-name="T374">rray</text:span><text:span text:style-name="T355">.</text:span><text:span text:style-name="T361"> </text:span><text:span text:style-name="T355">a</text:span><text:span text:style-name="T374">ppe</text:span><text:span text:style-name="T380">n</text:span><text:span text:style-name="T355">d</text:span><text:span text:style-name="T378"> </text:span><text:span text:style-name="T380">c</text:span><text:span text:style-name="T374">a</text:span><text:span text:style-name="T355">n</text:span><text:span text:style-name="T361"> </text:span><text:span text:style-name="T374">a</text:span><text:span text:style-name="T380">c</text:span><text:span text:style-name="T374">c</text:span><text:span text:style-name="T355">e</text:span><text:span text:style-name="T374">p</text:span><text:span text:style-name="T355">t</text:span><text:span text:style-name="T390"> </text:span><text:span text:style-name="T355">s</text:span><text:span text:style-name="T374">c</text:span><text:span text:style-name="T355">alar</text:span><text:span text:style-name="T390"> </text:span><text:span text:style-name="T374">valu</text:span><text:span text:style-name="T380">e</text:span><text:span text:style-name="T355">s</text:span><text:span text:style-name="T378"> </text:span><text:span text:style-name="T374">o</text:span><text:span text:style-name="T355">r</text:span><text:span text:style-name="T390"> </text:span><text:span text:style-name="T374">an</text:span><text:span text:style-name="T355">y</text:span><text:span text:style-name="T378"> </text:span><text:span text:style-name="T250">2</text:span><text:span text:style-name="T222">-</text:span><text:span text:style-name="T217">D</text:span><text:span text:style-name="T223"> </text:span><text:span text:style-name="T217">s</text:span><text:span text:style-name="T222">eq</text:span><text:span text:style-name="T219">u</text:span><text:span text:style-name="T222">en</text:span><text:span text:style-name="T217">c</text:span><text:span text:style-name="T222">e</text:span><text:span text:style-name="T217">.</text:span><text:span text:style-name="T224"> </text:span></text:p>
      <text:p text:style-name="P221"><text:span text:style-name="T478">Q146. Which of the following method used for transforming the</text:span></text:p>
      <text:p text:style-name="P226"><text:span text:style-name="T479"><text:s/></text:span><text:span text:style-name="T478"><text:tab/>Sparse-series index by the MultiIndex to</text:span><text:span text:style-name="T505"> </text:span><text:span text:style-name="T478">a</text:span></text:p>
      <text:p text:style-name="P237"><text:span text:style-name="T479"><text:s/></text:span><text:span text:style-name="T478"><text:tab/>scipy.sparse.coo_matrix?</text:span></text:p>
      <text:p text:style-name="P166"/>
      <text:p text:style-name="Standard"><text:span text:style-name="T89">Ans:- </text:span><text:span text:style-name="T355">SparseSeries.to_coo().</text:span></text:p>
      <text:p text:style-name="P256"><text:span text:style-name="T478">Q147. The integer format tracks only the locations and the sizes of</text:span></text:p>
      <text:p text:style-name="P229"><text:span text:style-name="T479"><text:s/></text:span><text:span text:style-name="T478"><text:tab/>blocks of</text:span><text:span text:style-name="T496"> </text:span><text:span text:style-name="T478">data.</text:span></text:p>
      <text:p text:style-name="Standard"><text:span text:style-name="T89">Ans:- </text:span><text:span text:style-name="T352">False</text:span></text:p>
      <text:p text:style-name="P259"><text:span text:style-name="T478">Q148. Which of the following is used for the testing for membership in</text:span></text:p>
      <text:p text:style-name="P258"><text:span text:style-name="T479"><text:s/></text:span><text:span text:style-name="T478"><text:tab/>the list of column names?</text:span></text:p>
      <text:list xml:id="list1482291246" text:style-name="WWNum99">
        <text:list-header>
          <text:p text:style-name="P140"><text:span text:style-name="T89">Ans:- </text:span><text:span text:style-name="T311">in.</text:span></text:p>
        </text:list-header>
      </text:list>
      <text:p text:style-name="P10"><text:span text:style-name="T311"/></text:p>
      <text:p text:style-name="P457"><text:span text:style-name="T478">Q149. Which of the following indexing capabilities is used as the concise</text:span><text:span text:style-name="T483"> </text:span><text:span text:style-name="T478">means of selecting data from a pandas object?</text:span></text:p>
      <text:list xml:id="list1549972878" text:style-name="WWNum100">
        <text:list-header>
          <text:p text:style-name="P141"><text:span text:style-name="T89">Ans:- </text:span><text:span text:style-name="T311">ix.</text:span></text:p>
        </text:list-header>
      </text:list>
      <text:p text:style-name="P11"><text:span text:style-name="T311"/></text:p>
      <text:p text:style-name="P461"><text:span text:style-name="T478">Q150. Pandas follow the NumPy convention of raising an error when</text:span><text:span text:style-name="T483"> </text:span><text:span text:style-name="T478">you try to convert something to a bool.</text:span></text:p>
      <text:p text:style-name="P313"/>
      <text:p text:style-name="Standard"><text:span text:style-name="T89">Ans:- </text:span><text:span text:style-name="T353"><text:s/>True</text:span></text:p>
      <text:p text:style-name="P322"><draw:line text:anchor-type="char" draw:z-index="27" draw:style-name="gr13" draw:text-style-name="P468" svg:x1="1.0008in" svg:y1="0.2579in" svg:x2="7.2543in" svg:y2="0.2579in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roman" style:font-pitch="variable"/>
    <style:font-face style:name="Carlito" svg:font-family="Carlito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draw:stroke-dash draw:name="Dashed_20__28_var_29__20_4" draw:display-name="Dashed (var) 4" draw:style="rect" draw:dots2="1" draw:dots2-length="0.0413in" draw:distance="0.0138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252in" fo:margin-right="0in" fo:margin-top="0.061in" fo:margin-bottom="0in" loext:contextual-spacing="false" fo:text-indent="0in" style:auto-text-indent="false"/>
      <style:text-properties style:font-name="Arial" fo:font-family="Arial" style:font-family-generic="roman" style:font-pitch="variable" fo:font-size="14pt" fo:language="en" fo:country="US" fo:font-weight="bold" style:font-name-asian="Arial1" style:font-family-asian="Arial" style:font-family-generic-asian="system" style:font-pitch-asian="variable" style:font-size-asian="14pt" style:language-asian="en" style:country-asian="US" style:font-weight-asian="bold" style:font-name-complex="Arial1" style:font-family-complex="Arial" style:font-family-generic-complex="system" style:font-pitch-complex="variable" style:font-size-complex="14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1.0882in" fo:margin-right="1.061in" fo:margin-top="0.1492in" fo:margin-bottom="0in" loext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36pt" fo:language="en" fo:country="US" fo:font-weight="bold" style:font-name-asian="Arial1" style:font-family-asian="Arial" style:font-family-generic-asian="system" style:font-pitch-asian="variable" style:font-size-asian="36pt" style:language-asian="en" style:country-asian="US" style:font-weight-asian="bold" style:font-name-complex="Arial1" style:font-family-complex="Arial" style:font-family-generic-complex="system" style:font-pitch-complex="variable" style:font-size-complex="36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1252in" fo:margin-right="0in" fo:margin-top="0.0063in" fo:margin-bottom="0in" loext:contextual-spacing="false" fo:text-indent="-0.2508in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line-height="0.189in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1" style:display-name="ListLabel 11" style:family="text">
      <style:text-properties fo:language="en" fo:country="US" style:language-asian="en" style:country-asian="US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0" style:display-name="ListLabel 20" style:family="text">
      <style:text-properties fo:language="en" fo:country="US" style:language-asian="en" style:country-asian="US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55" style:display-name="ListLabel 55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6" style:display-name="ListLabel 56" style:family="text">
      <style:text-properties fo:language="en" fo:country="US" style:language-asian="en" style:country-asian="US" style:language-complex="ar" style:country-complex="SA"/>
    </style:style>
    <style:style style:name="ListLabel_20_57" style:display-name="ListLabel 57" style:family="text">
      <style:text-properties fo:language="en" fo:country="US" style:language-asian="en" style:country-asian="US" style:language-complex="ar" style:country-complex="SA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64" style:display-name="ListLabel 64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5" style:display-name="ListLabel 65" style:family="text">
      <style:text-properties fo:language="en" fo:country="US" style:language-asian="en" style:country-asian="US" style:language-complex="ar" style:country-complex="SA"/>
    </style:style>
    <style:style style:name="ListLabel_20_66" style:display-name="ListLabel 66" style:family="text">
      <style:text-properties fo:language="en" fo:country="US" style:language-asian="en" style:country-asian="US" style:language-complex="ar" style:country-complex="SA"/>
    </style:style>
    <style:style style:name="ListLabel_20_67" style:display-name="ListLabel 67" style:family="text">
      <style:text-properties fo:language="en" fo:country="US" style:language-asian="en" style:country-asian="US" style:language-complex="ar" style:country-complex="SA"/>
    </style:style>
    <style:style style:name="ListLabel_20_68" style:display-name="ListLabel 68" style:family="text">
      <style:text-properties fo:language="en" fo:country="US" style:language-asian="en" style:country-asian="US" style:language-complex="ar" style:country-complex="SA"/>
    </style:style>
    <style:style style:name="ListLabel_20_69" style:display-name="ListLabel 69" style:family="text">
      <style:text-properties fo:language="en" fo:country="US" style:language-asian="en" style:country-asian="US" style:language-complex="ar" style:country-complex="SA"/>
    </style:style>
    <style:style style:name="ListLabel_20_70" style:display-name="ListLabel 70" style:family="text">
      <style:text-properties fo:language="en" fo:country="US" style:language-asian="en" style:country-asian="US" style:language-complex="ar" style:country-complex="SA"/>
    </style:style>
    <style:style style:name="ListLabel_20_71" style:display-name="ListLabel 71" style:family="text">
      <style:text-properties fo:language="en" fo:country="US" style:language-asian="en" style:country-asian="US" style:language-complex="ar" style:country-complex="SA"/>
    </style:style>
    <style:style style:name="ListLabel_20_72" style:display-name="ListLabel 72" style:family="text">
      <style:text-properties fo:language="en" fo:country="US" style:language-asian="en" style:country-asian="US" style:language-complex="ar" style:country-complex="SA"/>
    </style:style>
    <style:style style:name="ListLabel_20_73" style:display-name="ListLabel 73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4" style:display-name="ListLabel 74" style:family="text">
      <style:text-properties fo:language="en" fo:country="US" style:language-asian="en" style:country-asian="US" style:language-complex="ar" style:country-complex="SA"/>
    </style:style>
    <style:style style:name="ListLabel_20_75" style:display-name="ListLabel 75" style:family="text">
      <style:text-properties fo:language="en" fo:country="US" style:language-asian="en" style:country-asian="US" style:language-complex="ar" style:country-complex="SA"/>
    </style:style>
    <style:style style:name="ListLabel_20_76" style:display-name="ListLabel 76" style:family="text">
      <style:text-properties fo:language="en" fo:country="US" style:language-asian="en" style:country-asian="US" style:language-complex="ar" style:country-complex="SA"/>
    </style:style>
    <style:style style:name="ListLabel_20_77" style:display-name="ListLabel 77" style:family="text">
      <style:text-properties fo:language="en" fo:country="US" style:language-asian="en" style:country-asian="US" style:language-complex="ar" style:country-complex="SA"/>
    </style:style>
    <style:style style:name="ListLabel_20_78" style:display-name="ListLabel 78" style:family="text">
      <style:text-properties fo:language="en" fo:country="US" style:language-asian="en" style:country-asian="US" style:language-complex="ar" style:country-complex="SA"/>
    </style:style>
    <style:style style:name="ListLabel_20_79" style:display-name="ListLabel 79" style:family="text">
      <style:text-properties fo:language="en" fo:country="US" style:language-asian="en" style:country-asian="US" style:language-complex="ar" style:country-complex="SA"/>
    </style:style>
    <style:style style:name="ListLabel_20_80" style:display-name="ListLabel 80" style:family="text">
      <style:text-properties fo:language="en" fo:country="US" style:language-asian="en" style:country-asian="US" style:language-complex="ar" style:country-complex="SA"/>
    </style:style>
    <style:style style:name="ListLabel_20_81" style:display-name="ListLabel 81" style:family="text">
      <style:text-properties fo:language="en" fo:country="US" style:language-asian="en" style:country-asian="US" style:language-complex="ar" style:country-complex="SA"/>
    </style:style>
    <style:style style:name="ListLabel_20_82" style:display-name="ListLabel 82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3" style:display-name="ListLabel 83" style:family="text">
      <style:text-properties fo:language="en" fo:country="US" style:language-asian="en" style:country-asian="US" style:language-complex="ar" style:country-complex="SA"/>
    </style:style>
    <style:style style:name="ListLabel_20_84" style:display-name="ListLabel 84" style:family="text">
      <style:text-properties fo:language="en" fo:country="US" style:language-asian="en" style:country-asian="US" style:language-complex="ar" style:country-complex="SA"/>
    </style:style>
    <style:style style:name="ListLabel_20_85" style:display-name="ListLabel 85" style:family="text">
      <style:text-properties fo:language="en" fo:country="US" style:language-asian="en" style:country-asian="US" style:language-complex="ar" style:country-complex="SA"/>
    </style:style>
    <style:style style:name="ListLabel_20_86" style:display-name="ListLabel 86" style:family="text">
      <style:text-properties fo:language="en" fo:country="US" style:language-asian="en" style:country-asian="US" style:language-complex="ar" style:country-complex="SA"/>
    </style:style>
    <style:style style:name="ListLabel_20_87" style:display-name="ListLabel 87" style:family="text">
      <style:text-properties fo:language="en" fo:country="US" style:language-asian="en" style:country-asian="US" style:language-complex="ar" style:country-complex="SA"/>
    </style:style>
    <style:style style:name="ListLabel_20_88" style:display-name="ListLabel 88" style:family="text">
      <style:text-properties fo:language="en" fo:country="US" style:language-asian="en" style:country-asian="US" style:language-complex="ar" style:country-complex="SA"/>
    </style:style>
    <style:style style:name="ListLabel_20_89" style:display-name="ListLabel 89" style:family="text">
      <style:text-properties fo:language="en" fo:country="US" style:language-asian="en" style:country-asian="US" style:language-complex="ar" style:country-complex="SA"/>
    </style:style>
    <style:style style:name="ListLabel_20_90" style:display-name="ListLabel 90" style:family="text">
      <style:text-properties fo:language="en" fo:country="US" style:language-asian="en" style:country-asian="US" style:language-complex="ar" style:country-complex="SA"/>
    </style:style>
    <style:style style:name="ListLabel_20_91" style:display-name="ListLabel 91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92" style:display-name="ListLabel 92" style:family="text">
      <style:text-properties fo:language="en" fo:country="US" style:language-asian="en" style:country-asian="US" style:language-complex="ar" style:country-complex="SA"/>
    </style:style>
    <style:style style:name="ListLabel_20_93" style:display-name="ListLabel 93" style:family="text">
      <style:text-properties fo:language="en" fo:country="US" style:language-asian="en" style:country-asian="US" style:language-complex="ar" style:country-complex="SA"/>
    </style:style>
    <style:style style:name="ListLabel_20_94" style:display-name="ListLabel 94" style:family="text">
      <style:text-properties fo:language="en" fo:country="US" style:language-asian="en" style:country-asian="US" style:language-complex="ar" style:country-complex="SA"/>
    </style:style>
    <style:style style:name="ListLabel_20_95" style:display-name="ListLabel 95" style:family="text">
      <style:text-properties fo:language="en" fo:country="US" style:language-asian="en" style:country-asian="US" style:language-complex="ar" style:country-complex="SA"/>
    </style:style>
    <style:style style:name="ListLabel_20_96" style:display-name="ListLabel 96" style:family="text">
      <style:text-properties fo:language="en" fo:country="US" style:language-asian="en" style:country-asian="US" style:language-complex="ar" style:country-complex="SA"/>
    </style:style>
    <style:style style:name="ListLabel_20_97" style:display-name="ListLabel 97" style:family="text">
      <style:text-properties fo:language="en" fo:country="US" style:language-asian="en" style:country-asian="US" style:language-complex="ar" style:country-complex="SA"/>
    </style:style>
    <style:style style:name="ListLabel_20_98" style:display-name="ListLabel 98" style:family="text">
      <style:text-properties fo:language="en" fo:country="US" style:language-asian="en" style:country-asian="US" style:language-complex="ar" style:country-complex="SA"/>
    </style:style>
    <style:style style:name="ListLabel_20_99" style:display-name="ListLabel 99" style:family="text">
      <style:text-properties fo:language="en" fo:country="US" style:language-asian="en" style:country-asian="US" style:language-complex="ar" style:country-complex="SA"/>
    </style:style>
    <style:style style:name="ListLabel_20_100" style:display-name="ListLabel 100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01" style:display-name="ListLabel 101" style:family="text">
      <style:text-properties fo:language="en" fo:country="US" style:language-asian="en" style:country-asian="US" style:language-complex="ar" style:country-complex="SA"/>
    </style:style>
    <style:style style:name="ListLabel_20_102" style:display-name="ListLabel 102" style:family="text">
      <style:text-properties fo:language="en" fo:country="US" style:language-asian="en" style:country-asian="US" style:language-complex="ar" style:country-complex="SA"/>
    </style:style>
    <style:style style:name="ListLabel_20_103" style:display-name="ListLabel 103" style:family="text">
      <style:text-properties fo:language="en" fo:country="US" style:language-asian="en" style:country-asian="US" style:language-complex="ar" style:country-complex="SA"/>
    </style:style>
    <style:style style:name="ListLabel_20_104" style:display-name="ListLabel 104" style:family="text">
      <style:text-properties fo:language="en" fo:country="US" style:language-asian="en" style:country-asian="US" style:language-complex="ar" style:country-complex="SA"/>
    </style:style>
    <style:style style:name="ListLabel_20_105" style:display-name="ListLabel 105" style:family="text">
      <style:text-properties fo:language="en" fo:country="US" style:language-asian="en" style:country-asian="US" style:language-complex="ar" style:country-complex="SA"/>
    </style:style>
    <style:style style:name="ListLabel_20_106" style:display-name="ListLabel 106" style:family="text">
      <style:text-properties fo:language="en" fo:country="US" style:language-asian="en" style:country-asian="US" style:language-complex="ar" style:country-complex="SA"/>
    </style:style>
    <style:style style:name="ListLabel_20_107" style:display-name="ListLabel 107" style:family="text">
      <style:text-properties fo:language="en" fo:country="US" style:language-asian="en" style:country-asian="US" style:language-complex="ar" style:country-complex="SA"/>
    </style:style>
    <style:style style:name="ListLabel_20_108" style:display-name="ListLabel 108" style:family="text">
      <style:text-properties fo:language="en" fo:country="US" style:language-asian="en" style:country-asian="US" style:language-complex="ar" style:country-complex="SA"/>
    </style:style>
    <style:style style:name="ListLabel_20_109" style:display-name="ListLabel 109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10" style:display-name="ListLabel 110" style:family="text">
      <style:text-properties fo:language="en" fo:country="US" style:language-asian="en" style:country-asian="US" style:language-complex="ar" style:country-complex="SA"/>
    </style:style>
    <style:style style:name="ListLabel_20_111" style:display-name="ListLabel 111" style:family="text">
      <style:text-properties fo:language="en" fo:country="US" style:language-asian="en" style:country-asian="US" style:language-complex="ar" style:country-complex="SA"/>
    </style:style>
    <style:style style:name="ListLabel_20_112" style:display-name="ListLabel 112" style:family="text">
      <style:text-properties fo:language="en" fo:country="US" style:language-asian="en" style:country-asian="US" style:language-complex="ar" style:country-complex="SA"/>
    </style:style>
    <style:style style:name="ListLabel_20_113" style:display-name="ListLabel 113" style:family="text">
      <style:text-properties fo:language="en" fo:country="US" style:language-asian="en" style:country-asian="US" style:language-complex="ar" style:country-complex="SA"/>
    </style:style>
    <style:style style:name="ListLabel_20_114" style:display-name="ListLabel 114" style:family="text">
      <style:text-properties fo:language="en" fo:country="US" style:language-asian="en" style:country-asian="US" style:language-complex="ar" style:country-complex="SA"/>
    </style:style>
    <style:style style:name="ListLabel_20_115" style:display-name="ListLabel 115" style:family="text">
      <style:text-properties fo:language="en" fo:country="US" style:language-asian="en" style:country-asian="US" style:language-complex="ar" style:country-complex="SA"/>
    </style:style>
    <style:style style:name="ListLabel_20_116" style:display-name="ListLabel 116" style:family="text">
      <style:text-properties fo:language="en" fo:country="US" style:language-asian="en" style:country-asian="US" style:language-complex="ar" style:country-complex="SA"/>
    </style:style>
    <style:style style:name="ListLabel_20_117" style:display-name="ListLabel 117" style:family="text">
      <style:text-properties fo:language="en" fo:country="US" style:language-asian="en" style:country-asian="US" style:language-complex="ar" style:country-complex="SA"/>
    </style:style>
    <style:style style:name="ListLabel_20_118" style:display-name="ListLabel 118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19" style:display-name="ListLabel 119" style:family="text">
      <style:text-properties fo:language="en" fo:country="US" style:language-asian="en" style:country-asian="US" style:language-complex="ar" style:country-complex="SA"/>
    </style:style>
    <style:style style:name="ListLabel_20_120" style:display-name="ListLabel 120" style:family="text">
      <style:text-properties fo:language="en" fo:country="US" style:language-asian="en" style:country-asian="US" style:language-complex="ar" style:country-complex="SA"/>
    </style:style>
    <style:style style:name="ListLabel_20_121" style:display-name="ListLabel 121" style:family="text">
      <style:text-properties fo:language="en" fo:country="US" style:language-asian="en" style:country-asian="US" style:language-complex="ar" style:country-complex="SA"/>
    </style:style>
    <style:style style:name="ListLabel_20_122" style:display-name="ListLabel 122" style:family="text">
      <style:text-properties fo:language="en" fo:country="US" style:language-asian="en" style:country-asian="US" style:language-complex="ar" style:country-complex="SA"/>
    </style:style>
    <style:style style:name="ListLabel_20_123" style:display-name="ListLabel 123" style:family="text">
      <style:text-properties fo:language="en" fo:country="US" style:language-asian="en" style:country-asian="US" style:language-complex="ar" style:country-complex="SA"/>
    </style:style>
    <style:style style:name="ListLabel_20_124" style:display-name="ListLabel 124" style:family="text">
      <style:text-properties fo:language="en" fo:country="US" style:language-asian="en" style:country-asian="US" style:language-complex="ar" style:country-complex="SA"/>
    </style:style>
    <style:style style:name="ListLabel_20_125" style:display-name="ListLabel 125" style:family="text">
      <style:text-properties fo:language="en" fo:country="US" style:language-asian="en" style:country-asian="US" style:language-complex="ar" style:country-complex="SA"/>
    </style:style>
    <style:style style:name="ListLabel_20_126" style:display-name="ListLabel 126" style:family="text">
      <style:text-properties fo:language="en" fo:country="US" style:language-asian="en" style:country-asian="US" style:language-complex="ar" style:country-complex="SA"/>
    </style:style>
    <style:style style:name="ListLabel_20_127" style:display-name="ListLabel 127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28" style:display-name="ListLabel 128" style:family="text">
      <style:text-properties fo:language="en" fo:country="US" style:language-asian="en" style:country-asian="US" style:language-complex="ar" style:country-complex="SA"/>
    </style:style>
    <style:style style:name="ListLabel_20_129" style:display-name="ListLabel 129" style:family="text">
      <style:text-properties fo:language="en" fo:country="US" style:language-asian="en" style:country-asian="US" style:language-complex="ar" style:country-complex="SA"/>
    </style:style>
    <style:style style:name="ListLabel_20_130" style:display-name="ListLabel 130" style:family="text">
      <style:text-properties fo:language="en" fo:country="US" style:language-asian="en" style:country-asian="US" style:language-complex="ar" style:country-complex="SA"/>
    </style:style>
    <style:style style:name="ListLabel_20_131" style:display-name="ListLabel 131" style:family="text">
      <style:text-properties fo:language="en" fo:country="US" style:language-asian="en" style:country-asian="US" style:language-complex="ar" style:country-complex="SA"/>
    </style:style>
    <style:style style:name="ListLabel_20_132" style:display-name="ListLabel 132" style:family="text">
      <style:text-properties fo:language="en" fo:country="US" style:language-asian="en" style:country-asian="US" style:language-complex="ar" style:country-complex="SA"/>
    </style:style>
    <style:style style:name="ListLabel_20_133" style:display-name="ListLabel 133" style:family="text">
      <style:text-properties fo:language="en" fo:country="US" style:language-asian="en" style:country-asian="US" style:language-complex="ar" style:country-complex="SA"/>
    </style:style>
    <style:style style:name="ListLabel_20_134" style:display-name="ListLabel 134" style:family="text">
      <style:text-properties fo:language="en" fo:country="US" style:language-asian="en" style:country-asian="US" style:language-complex="ar" style:country-complex="SA"/>
    </style:style>
    <style:style style:name="ListLabel_20_135" style:display-name="ListLabel 135" style:family="text">
      <style:text-properties fo:language="en" fo:country="US" style:language-asian="en" style:country-asian="US" style:language-complex="ar" style:country-complex="SA"/>
    </style:style>
    <style:style style:name="ListLabel_20_136" style:display-name="ListLabel 136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37" style:display-name="ListLabel 137" style:family="text">
      <style:text-properties fo:language="en" fo:country="US" style:language-asian="en" style:country-asian="US" style:language-complex="ar" style:country-complex="SA"/>
    </style:style>
    <style:style style:name="ListLabel_20_138" style:display-name="ListLabel 138" style:family="text">
      <style:text-properties fo:language="en" fo:country="US" style:language-asian="en" style:country-asian="US" style:language-complex="ar" style:country-complex="SA"/>
    </style:style>
    <style:style style:name="ListLabel_20_139" style:display-name="ListLabel 139" style:family="text">
      <style:text-properties fo:language="en" fo:country="US" style:language-asian="en" style:country-asian="US" style:language-complex="ar" style:country-complex="SA"/>
    </style:style>
    <style:style style:name="ListLabel_20_140" style:display-name="ListLabel 140" style:family="text">
      <style:text-properties fo:language="en" fo:country="US" style:language-asian="en" style:country-asian="US" style:language-complex="ar" style:country-complex="SA"/>
    </style:style>
    <style:style style:name="ListLabel_20_141" style:display-name="ListLabel 141" style:family="text">
      <style:text-properties fo:language="en" fo:country="US" style:language-asian="en" style:country-asian="US" style:language-complex="ar" style:country-complex="SA"/>
    </style:style>
    <style:style style:name="ListLabel_20_142" style:display-name="ListLabel 142" style:family="text">
      <style:text-properties fo:language="en" fo:country="US" style:language-asian="en" style:country-asian="US" style:language-complex="ar" style:country-complex="SA"/>
    </style:style>
    <style:style style:name="ListLabel_20_143" style:display-name="ListLabel 143" style:family="text">
      <style:text-properties fo:language="en" fo:country="US" style:language-asian="en" style:country-asian="US" style:language-complex="ar" style:country-complex="SA"/>
    </style:style>
    <style:style style:name="ListLabel_20_144" style:display-name="ListLabel 144" style:family="text">
      <style:text-properties fo:language="en" fo:country="US" style:language-asian="en" style:country-asian="US" style:language-complex="ar" style:country-complex="SA"/>
    </style:style>
    <style:style style:name="ListLabel_20_145" style:display-name="ListLabel 145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46" style:display-name="ListLabel 146" style:family="text">
      <style:text-properties fo:language="en" fo:country="US" style:language-asian="en" style:country-asian="US" style:language-complex="ar" style:country-complex="SA"/>
    </style:style>
    <style:style style:name="ListLabel_20_147" style:display-name="ListLabel 147" style:family="text">
      <style:text-properties fo:language="en" fo:country="US" style:language-asian="en" style:country-asian="US" style:language-complex="ar" style:country-complex="SA"/>
    </style:style>
    <style:style style:name="ListLabel_20_148" style:display-name="ListLabel 148" style:family="text">
      <style:text-properties fo:language="en" fo:country="US" style:language-asian="en" style:country-asian="US" style:language-complex="ar" style:country-complex="SA"/>
    </style:style>
    <style:style style:name="ListLabel_20_149" style:display-name="ListLabel 149" style:family="text">
      <style:text-properties fo:language="en" fo:country="US" style:language-asian="en" style:country-asian="US" style:language-complex="ar" style:country-complex="SA"/>
    </style:style>
    <style:style style:name="ListLabel_20_150" style:display-name="ListLabel 150" style:family="text">
      <style:text-properties fo:language="en" fo:country="US" style:language-asian="en" style:country-asian="US" style:language-complex="ar" style:country-complex="SA"/>
    </style:style>
    <style:style style:name="ListLabel_20_151" style:display-name="ListLabel 151" style:family="text">
      <style:text-properties fo:language="en" fo:country="US" style:language-asian="en" style:country-asian="US" style:language-complex="ar" style:country-complex="SA"/>
    </style:style>
    <style:style style:name="ListLabel_20_152" style:display-name="ListLabel 152" style:family="text">
      <style:text-properties fo:language="en" fo:country="US" style:language-asian="en" style:country-asian="US" style:language-complex="ar" style:country-complex="SA"/>
    </style:style>
    <style:style style:name="ListLabel_20_153" style:display-name="ListLabel 153" style:family="text">
      <style:text-properties fo:language="en" fo:country="US" style:language-asian="en" style:country-asian="US" style:language-complex="ar" style:country-complex="SA"/>
    </style:style>
    <style:style style:name="ListLabel_20_154" style:display-name="ListLabel 154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55" style:display-name="ListLabel 155" style:family="text">
      <style:text-properties fo:language="en" fo:country="US" style:language-asian="en" style:country-asian="US" style:language-complex="ar" style:country-complex="SA"/>
    </style:style>
    <style:style style:name="ListLabel_20_156" style:display-name="ListLabel 156" style:family="text">
      <style:text-properties fo:language="en" fo:country="US" style:language-asian="en" style:country-asian="US" style:language-complex="ar" style:country-complex="SA"/>
    </style:style>
    <style:style style:name="ListLabel_20_157" style:display-name="ListLabel 157" style:family="text">
      <style:text-properties fo:language="en" fo:country="US" style:language-asian="en" style:country-asian="US" style:language-complex="ar" style:country-complex="SA"/>
    </style:style>
    <style:style style:name="ListLabel_20_158" style:display-name="ListLabel 158" style:family="text">
      <style:text-properties fo:language="en" fo:country="US" style:language-asian="en" style:country-asian="US" style:language-complex="ar" style:country-complex="SA"/>
    </style:style>
    <style:style style:name="ListLabel_20_159" style:display-name="ListLabel 159" style:family="text">
      <style:text-properties fo:language="en" fo:country="US" style:language-asian="en" style:country-asian="US" style:language-complex="ar" style:country-complex="SA"/>
    </style:style>
    <style:style style:name="ListLabel_20_160" style:display-name="ListLabel 160" style:family="text">
      <style:text-properties fo:language="en" fo:country="US" style:language-asian="en" style:country-asian="US" style:language-complex="ar" style:country-complex="SA"/>
    </style:style>
    <style:style style:name="ListLabel_20_161" style:display-name="ListLabel 161" style:family="text">
      <style:text-properties fo:language="en" fo:country="US" style:language-asian="en" style:country-asian="US" style:language-complex="ar" style:country-complex="SA"/>
    </style:style>
    <style:style style:name="ListLabel_20_162" style:display-name="ListLabel 162" style:family="text">
      <style:text-properties fo:language="en" fo:country="US" style:language-asian="en" style:country-asian="US" style:language-complex="ar" style:country-complex="SA"/>
    </style:style>
    <style:style style:name="ListLabel_20_163" style:display-name="ListLabel 163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64" style:display-name="ListLabel 164" style:family="text">
      <style:text-properties fo:language="en" fo:country="US" style:language-asian="en" style:country-asian="US" style:language-complex="ar" style:country-complex="SA"/>
    </style:style>
    <style:style style:name="ListLabel_20_165" style:display-name="ListLabel 165" style:family="text">
      <style:text-properties fo:language="en" fo:country="US" style:language-asian="en" style:country-asian="US" style:language-complex="ar" style:country-complex="SA"/>
    </style:style>
    <style:style style:name="ListLabel_20_166" style:display-name="ListLabel 166" style:family="text">
      <style:text-properties fo:language="en" fo:country="US" style:language-asian="en" style:country-asian="US" style:language-complex="ar" style:country-complex="SA"/>
    </style:style>
    <style:style style:name="ListLabel_20_167" style:display-name="ListLabel 167" style:family="text">
      <style:text-properties fo:language="en" fo:country="US" style:language-asian="en" style:country-asian="US" style:language-complex="ar" style:country-complex="SA"/>
    </style:style>
    <style:style style:name="ListLabel_20_168" style:display-name="ListLabel 168" style:family="text">
      <style:text-properties fo:language="en" fo:country="US" style:language-asian="en" style:country-asian="US" style:language-complex="ar" style:country-complex="SA"/>
    </style:style>
    <style:style style:name="ListLabel_20_169" style:display-name="ListLabel 169" style:family="text">
      <style:text-properties fo:language="en" fo:country="US" style:language-asian="en" style:country-asian="US" style:language-complex="ar" style:country-complex="SA"/>
    </style:style>
    <style:style style:name="ListLabel_20_170" style:display-name="ListLabel 170" style:family="text">
      <style:text-properties fo:language="en" fo:country="US" style:language-asian="en" style:country-asian="US" style:language-complex="ar" style:country-complex="SA"/>
    </style:style>
    <style:style style:name="ListLabel_20_171" style:display-name="ListLabel 171" style:family="text">
      <style:text-properties fo:language="en" fo:country="US" style:language-asian="en" style:country-asian="US" style:language-complex="ar" style:country-complex="SA"/>
    </style:style>
    <style:style style:name="ListLabel_20_172" style:display-name="ListLabel 172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73" style:display-name="ListLabel 173" style:family="text">
      <style:text-properties fo:language="en" fo:country="US" style:language-asian="en" style:country-asian="US" style:language-complex="ar" style:country-complex="SA"/>
    </style:style>
    <style:style style:name="ListLabel_20_174" style:display-name="ListLabel 174" style:family="text">
      <style:text-properties fo:language="en" fo:country="US" style:language-asian="en" style:country-asian="US" style:language-complex="ar" style:country-complex="SA"/>
    </style:style>
    <style:style style:name="ListLabel_20_175" style:display-name="ListLabel 175" style:family="text">
      <style:text-properties fo:language="en" fo:country="US" style:language-asian="en" style:country-asian="US" style:language-complex="ar" style:country-complex="SA"/>
    </style:style>
    <style:style style:name="ListLabel_20_176" style:display-name="ListLabel 176" style:family="text">
      <style:text-properties fo:language="en" fo:country="US" style:language-asian="en" style:country-asian="US" style:language-complex="ar" style:country-complex="SA"/>
    </style:style>
    <style:style style:name="ListLabel_20_177" style:display-name="ListLabel 177" style:family="text">
      <style:text-properties fo:language="en" fo:country="US" style:language-asian="en" style:country-asian="US" style:language-complex="ar" style:country-complex="SA"/>
    </style:style>
    <style:style style:name="ListLabel_20_178" style:display-name="ListLabel 178" style:family="text">
      <style:text-properties fo:language="en" fo:country="US" style:language-asian="en" style:country-asian="US" style:language-complex="ar" style:country-complex="SA"/>
    </style:style>
    <style:style style:name="ListLabel_20_179" style:display-name="ListLabel 179" style:family="text">
      <style:text-properties fo:language="en" fo:country="US" style:language-asian="en" style:country-asian="US" style:language-complex="ar" style:country-complex="SA"/>
    </style:style>
    <style:style style:name="ListLabel_20_180" style:display-name="ListLabel 180" style:family="text">
      <style:text-properties fo:language="en" fo:country="US" style:language-asian="en" style:country-asian="US" style:language-complex="ar" style:country-complex="SA"/>
    </style:style>
    <style:style style:name="ListLabel_20_181" style:display-name="ListLabel 181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82" style:display-name="ListLabel 182" style:family="text">
      <style:text-properties fo:language="en" fo:country="US" style:language-asian="en" style:country-asian="US" style:language-complex="ar" style:country-complex="SA"/>
    </style:style>
    <style:style style:name="ListLabel_20_183" style:display-name="ListLabel 183" style:family="text">
      <style:text-properties fo:language="en" fo:country="US" style:language-asian="en" style:country-asian="US" style:language-complex="ar" style:country-complex="SA"/>
    </style:style>
    <style:style style:name="ListLabel_20_184" style:display-name="ListLabel 184" style:family="text">
      <style:text-properties fo:language="en" fo:country="US" style:language-asian="en" style:country-asian="US" style:language-complex="ar" style:country-complex="SA"/>
    </style:style>
    <style:style style:name="ListLabel_20_185" style:display-name="ListLabel 185" style:family="text">
      <style:text-properties fo:language="en" fo:country="US" style:language-asian="en" style:country-asian="US" style:language-complex="ar" style:country-complex="SA"/>
    </style:style>
    <style:style style:name="ListLabel_20_186" style:display-name="ListLabel 186" style:family="text">
      <style:text-properties fo:language="en" fo:country="US" style:language-asian="en" style:country-asian="US" style:language-complex="ar" style:country-complex="SA"/>
    </style:style>
    <style:style style:name="ListLabel_20_187" style:display-name="ListLabel 187" style:family="text">
      <style:text-properties fo:language="en" fo:country="US" style:language-asian="en" style:country-asian="US" style:language-complex="ar" style:country-complex="SA"/>
    </style:style>
    <style:style style:name="ListLabel_20_188" style:display-name="ListLabel 188" style:family="text">
      <style:text-properties fo:language="en" fo:country="US" style:language-asian="en" style:country-asian="US" style:language-complex="ar" style:country-complex="SA"/>
    </style:style>
    <style:style style:name="ListLabel_20_189" style:display-name="ListLabel 189" style:family="text">
      <style:text-properties fo:language="en" fo:country="US" style:language-asian="en" style:country-asian="US" style:language-complex="ar" style:country-complex="SA"/>
    </style:style>
    <style:style style:name="ListLabel_20_190" style:display-name="ListLabel 190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191" style:display-name="ListLabel 191" style:family="text">
      <style:text-properties fo:language="en" fo:country="US" style:language-asian="en" style:country-asian="US" style:language-complex="ar" style:country-complex="SA"/>
    </style:style>
    <style:style style:name="ListLabel_20_192" style:display-name="ListLabel 192" style:family="text">
      <style:text-properties fo:language="en" fo:country="US" style:language-asian="en" style:country-asian="US" style:language-complex="ar" style:country-complex="SA"/>
    </style:style>
    <style:style style:name="ListLabel_20_193" style:display-name="ListLabel 193" style:family="text">
      <style:text-properties fo:language="en" fo:country="US" style:language-asian="en" style:country-asian="US" style:language-complex="ar" style:country-complex="SA"/>
    </style:style>
    <style:style style:name="ListLabel_20_194" style:display-name="ListLabel 194" style:family="text">
      <style:text-properties fo:language="en" fo:country="US" style:language-asian="en" style:country-asian="US" style:language-complex="ar" style:country-complex="SA"/>
    </style:style>
    <style:style style:name="ListLabel_20_195" style:display-name="ListLabel 195" style:family="text">
      <style:text-properties fo:language="en" fo:country="US" style:language-asian="en" style:country-asian="US" style:language-complex="ar" style:country-complex="SA"/>
    </style:style>
    <style:style style:name="ListLabel_20_196" style:display-name="ListLabel 196" style:family="text">
      <style:text-properties fo:language="en" fo:country="US" style:language-asian="en" style:country-asian="US" style:language-complex="ar" style:country-complex="SA"/>
    </style:style>
    <style:style style:name="ListLabel_20_197" style:display-name="ListLabel 197" style:family="text">
      <style:text-properties fo:language="en" fo:country="US" style:language-asian="en" style:country-asian="US" style:language-complex="ar" style:country-complex="SA"/>
    </style:style>
    <style:style style:name="ListLabel_20_198" style:display-name="ListLabel 198" style:family="text">
      <style:text-properties fo:language="en" fo:country="US" style:language-asian="en" style:country-asian="US" style:language-complex="ar" style:country-complex="SA"/>
    </style:style>
    <style:style style:name="ListLabel_20_199" style:display-name="ListLabel 199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00" style:display-name="ListLabel 200" style:family="text">
      <style:text-properties fo:language="en" fo:country="US" style:language-asian="en" style:country-asian="US" style:language-complex="ar" style:country-complex="SA"/>
    </style:style>
    <style:style style:name="ListLabel_20_201" style:display-name="ListLabel 201" style:family="text">
      <style:text-properties fo:language="en" fo:country="US" style:language-asian="en" style:country-asian="US" style:language-complex="ar" style:country-complex="SA"/>
    </style:style>
    <style:style style:name="ListLabel_20_202" style:display-name="ListLabel 202" style:family="text">
      <style:text-properties fo:language="en" fo:country="US" style:language-asian="en" style:country-asian="US" style:language-complex="ar" style:country-complex="SA"/>
    </style:style>
    <style:style style:name="ListLabel_20_203" style:display-name="ListLabel 203" style:family="text">
      <style:text-properties fo:language="en" fo:country="US" style:language-asian="en" style:country-asian="US" style:language-complex="ar" style:country-complex="SA"/>
    </style:style>
    <style:style style:name="ListLabel_20_204" style:display-name="ListLabel 204" style:family="text">
      <style:text-properties fo:language="en" fo:country="US" style:language-asian="en" style:country-asian="US" style:language-complex="ar" style:country-complex="SA"/>
    </style:style>
    <style:style style:name="ListLabel_20_205" style:display-name="ListLabel 205" style:family="text">
      <style:text-properties fo:language="en" fo:country="US" style:language-asian="en" style:country-asian="US" style:language-complex="ar" style:country-complex="SA"/>
    </style:style>
    <style:style style:name="ListLabel_20_206" style:display-name="ListLabel 206" style:family="text">
      <style:text-properties fo:language="en" fo:country="US" style:language-asian="en" style:country-asian="US" style:language-complex="ar" style:country-complex="SA"/>
    </style:style>
    <style:style style:name="ListLabel_20_207" style:display-name="ListLabel 207" style:family="text">
      <style:text-properties fo:language="en" fo:country="US" style:language-asian="en" style:country-asian="US" style:language-complex="ar" style:country-complex="SA"/>
    </style:style>
    <style:style style:name="ListLabel_20_208" style:display-name="ListLabel 208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09" style:display-name="ListLabel 209" style:family="text">
      <style:text-properties fo:language="en" fo:country="US" style:language-asian="en" style:country-asian="US" style:language-complex="ar" style:country-complex="SA"/>
    </style:style>
    <style:style style:name="ListLabel_20_210" style:display-name="ListLabel 210" style:family="text">
      <style:text-properties fo:language="en" fo:country="US" style:language-asian="en" style:country-asian="US" style:language-complex="ar" style:country-complex="SA"/>
    </style:style>
    <style:style style:name="ListLabel_20_211" style:display-name="ListLabel 211" style:family="text">
      <style:text-properties fo:language="en" fo:country="US" style:language-asian="en" style:country-asian="US" style:language-complex="ar" style:country-complex="SA"/>
    </style:style>
    <style:style style:name="ListLabel_20_212" style:display-name="ListLabel 212" style:family="text">
      <style:text-properties fo:language="en" fo:country="US" style:language-asian="en" style:country-asian="US" style:language-complex="ar" style:country-complex="SA"/>
    </style:style>
    <style:style style:name="ListLabel_20_213" style:display-name="ListLabel 213" style:family="text">
      <style:text-properties fo:language="en" fo:country="US" style:language-asian="en" style:country-asian="US" style:language-complex="ar" style:country-complex="SA"/>
    </style:style>
    <style:style style:name="ListLabel_20_214" style:display-name="ListLabel 214" style:family="text">
      <style:text-properties fo:language="en" fo:country="US" style:language-asian="en" style:country-asian="US" style:language-complex="ar" style:country-complex="SA"/>
    </style:style>
    <style:style style:name="ListLabel_20_215" style:display-name="ListLabel 215" style:family="text">
      <style:text-properties fo:language="en" fo:country="US" style:language-asian="en" style:country-asian="US" style:language-complex="ar" style:country-complex="SA"/>
    </style:style>
    <style:style style:name="ListLabel_20_216" style:display-name="ListLabel 216" style:family="text">
      <style:text-properties fo:language="en" fo:country="US" style:language-asian="en" style:country-asian="US" style:language-complex="ar" style:country-complex="SA"/>
    </style:style>
    <style:style style:name="ListLabel_20_217" style:display-name="ListLabel 217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18" style:display-name="ListLabel 218" style:family="text">
      <style:text-properties fo:language="en" fo:country="US" style:language-asian="en" style:country-asian="US" style:language-complex="ar" style:country-complex="SA"/>
    </style:style>
    <style:style style:name="ListLabel_20_219" style:display-name="ListLabel 219" style:family="text">
      <style:text-properties fo:language="en" fo:country="US" style:language-asian="en" style:country-asian="US" style:language-complex="ar" style:country-complex="SA"/>
    </style:style>
    <style:style style:name="ListLabel_20_220" style:display-name="ListLabel 220" style:family="text">
      <style:text-properties fo:language="en" fo:country="US" style:language-asian="en" style:country-asian="US" style:language-complex="ar" style:country-complex="SA"/>
    </style:style>
    <style:style style:name="ListLabel_20_221" style:display-name="ListLabel 221" style:family="text">
      <style:text-properties fo:language="en" fo:country="US" style:language-asian="en" style:country-asian="US" style:language-complex="ar" style:country-complex="SA"/>
    </style:style>
    <style:style style:name="ListLabel_20_222" style:display-name="ListLabel 222" style:family="text">
      <style:text-properties fo:language="en" fo:country="US" style:language-asian="en" style:country-asian="US" style:language-complex="ar" style:country-complex="SA"/>
    </style:style>
    <style:style style:name="ListLabel_20_223" style:display-name="ListLabel 223" style:family="text">
      <style:text-properties fo:language="en" fo:country="US" style:language-asian="en" style:country-asian="US" style:language-complex="ar" style:country-complex="SA"/>
    </style:style>
    <style:style style:name="ListLabel_20_224" style:display-name="ListLabel 224" style:family="text">
      <style:text-properties fo:language="en" fo:country="US" style:language-asian="en" style:country-asian="US" style:language-complex="ar" style:country-complex="SA"/>
    </style:style>
    <style:style style:name="ListLabel_20_225" style:display-name="ListLabel 225" style:family="text">
      <style:text-properties fo:language="en" fo:country="US" style:language-asian="en" style:country-asian="US" style:language-complex="ar" style:country-complex="SA"/>
    </style:style>
    <style:style style:name="ListLabel_20_226" style:display-name="ListLabel 226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27" style:display-name="ListLabel 227" style:family="text">
      <style:text-properties fo:language="en" fo:country="US" style:language-asian="en" style:country-asian="US" style:language-complex="ar" style:country-complex="SA"/>
    </style:style>
    <style:style style:name="ListLabel_20_228" style:display-name="ListLabel 228" style:family="text">
      <style:text-properties fo:language="en" fo:country="US" style:language-asian="en" style:country-asian="US" style:language-complex="ar" style:country-complex="SA"/>
    </style:style>
    <style:style style:name="ListLabel_20_229" style:display-name="ListLabel 229" style:family="text">
      <style:text-properties fo:language="en" fo:country="US" style:language-asian="en" style:country-asian="US" style:language-complex="ar" style:country-complex="SA"/>
    </style:style>
    <style:style style:name="ListLabel_20_230" style:display-name="ListLabel 230" style:family="text">
      <style:text-properties fo:language="en" fo:country="US" style:language-asian="en" style:country-asian="US" style:language-complex="ar" style:country-complex="SA"/>
    </style:style>
    <style:style style:name="ListLabel_20_231" style:display-name="ListLabel 231" style:family="text">
      <style:text-properties fo:language="en" fo:country="US" style:language-asian="en" style:country-asian="US" style:language-complex="ar" style:country-complex="SA"/>
    </style:style>
    <style:style style:name="ListLabel_20_232" style:display-name="ListLabel 232" style:family="text">
      <style:text-properties fo:language="en" fo:country="US" style:language-asian="en" style:country-asian="US" style:language-complex="ar" style:country-complex="SA"/>
    </style:style>
    <style:style style:name="ListLabel_20_233" style:display-name="ListLabel 233" style:family="text">
      <style:text-properties fo:language="en" fo:country="US" style:language-asian="en" style:country-asian="US" style:language-complex="ar" style:country-complex="SA"/>
    </style:style>
    <style:style style:name="ListLabel_20_234" style:display-name="ListLabel 234" style:family="text">
      <style:text-properties fo:language="en" fo:country="US" style:language-asian="en" style:country-asian="US" style:language-complex="ar" style:country-complex="SA"/>
    </style:style>
    <style:style style:name="ListLabel_20_235" style:display-name="ListLabel 235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36" style:display-name="ListLabel 236" style:family="text">
      <style:text-properties fo:language="en" fo:country="US" style:language-asian="en" style:country-asian="US" style:language-complex="ar" style:country-complex="SA"/>
    </style:style>
    <style:style style:name="ListLabel_20_237" style:display-name="ListLabel 237" style:family="text">
      <style:text-properties fo:language="en" fo:country="US" style:language-asian="en" style:country-asian="US" style:language-complex="ar" style:country-complex="SA"/>
    </style:style>
    <style:style style:name="ListLabel_20_238" style:display-name="ListLabel 238" style:family="text">
      <style:text-properties fo:language="en" fo:country="US" style:language-asian="en" style:country-asian="US" style:language-complex="ar" style:country-complex="SA"/>
    </style:style>
    <style:style style:name="ListLabel_20_239" style:display-name="ListLabel 239" style:family="text">
      <style:text-properties fo:language="en" fo:country="US" style:language-asian="en" style:country-asian="US" style:language-complex="ar" style:country-complex="SA"/>
    </style:style>
    <style:style style:name="ListLabel_20_240" style:display-name="ListLabel 240" style:family="text">
      <style:text-properties fo:language="en" fo:country="US" style:language-asian="en" style:country-asian="US" style:language-complex="ar" style:country-complex="SA"/>
    </style:style>
    <style:style style:name="ListLabel_20_241" style:display-name="ListLabel 241" style:family="text">
      <style:text-properties fo:language="en" fo:country="US" style:language-asian="en" style:country-asian="US" style:language-complex="ar" style:country-complex="SA"/>
    </style:style>
    <style:style style:name="ListLabel_20_242" style:display-name="ListLabel 242" style:family="text">
      <style:text-properties fo:language="en" fo:country="US" style:language-asian="en" style:country-asian="US" style:language-complex="ar" style:country-complex="SA"/>
    </style:style>
    <style:style style:name="ListLabel_20_243" style:display-name="ListLabel 243" style:family="text">
      <style:text-properties fo:language="en" fo:country="US" style:language-asian="en" style:country-asian="US" style:language-complex="ar" style:country-complex="SA"/>
    </style:style>
    <style:style style:name="ListLabel_20_244" style:display-name="ListLabel 244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45" style:display-name="ListLabel 245" style:family="text">
      <style:text-properties fo:language="en" fo:country="US" style:language-asian="en" style:country-asian="US" style:language-complex="ar" style:country-complex="SA"/>
    </style:style>
    <style:style style:name="ListLabel_20_246" style:display-name="ListLabel 246" style:family="text">
      <style:text-properties fo:language="en" fo:country="US" style:language-asian="en" style:country-asian="US" style:language-complex="ar" style:country-complex="SA"/>
    </style:style>
    <style:style style:name="ListLabel_20_247" style:display-name="ListLabel 247" style:family="text">
      <style:text-properties fo:language="en" fo:country="US" style:language-asian="en" style:country-asian="US" style:language-complex="ar" style:country-complex="SA"/>
    </style:style>
    <style:style style:name="ListLabel_20_248" style:display-name="ListLabel 248" style:family="text">
      <style:text-properties fo:language="en" fo:country="US" style:language-asian="en" style:country-asian="US" style:language-complex="ar" style:country-complex="SA"/>
    </style:style>
    <style:style style:name="ListLabel_20_249" style:display-name="ListLabel 249" style:family="text">
      <style:text-properties fo:language="en" fo:country="US" style:language-asian="en" style:country-asian="US" style:language-complex="ar" style:country-complex="SA"/>
    </style:style>
    <style:style style:name="ListLabel_20_250" style:display-name="ListLabel 250" style:family="text">
      <style:text-properties fo:language="en" fo:country="US" style:language-asian="en" style:country-asian="US" style:language-complex="ar" style:country-complex="SA"/>
    </style:style>
    <style:style style:name="ListLabel_20_251" style:display-name="ListLabel 251" style:family="text">
      <style:text-properties fo:language="en" fo:country="US" style:language-asian="en" style:country-asian="US" style:language-complex="ar" style:country-complex="SA"/>
    </style:style>
    <style:style style:name="ListLabel_20_252" style:display-name="ListLabel 252" style:family="text">
      <style:text-properties fo:language="en" fo:country="US" style:language-asian="en" style:country-asian="US" style:language-complex="ar" style:country-complex="SA"/>
    </style:style>
    <style:style style:name="ListLabel_20_253" style:display-name="ListLabel 253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54" style:display-name="ListLabel 254" style:family="text">
      <style:text-properties fo:language="en" fo:country="US" style:language-asian="en" style:country-asian="US" style:language-complex="ar" style:country-complex="SA"/>
    </style:style>
    <style:style style:name="ListLabel_20_255" style:display-name="ListLabel 255" style:family="text">
      <style:text-properties fo:language="en" fo:country="US" style:language-asian="en" style:country-asian="US" style:language-complex="ar" style:country-complex="SA"/>
    </style:style>
    <style:style style:name="ListLabel_20_256" style:display-name="ListLabel 256" style:family="text">
      <style:text-properties fo:language="en" fo:country="US" style:language-asian="en" style:country-asian="US" style:language-complex="ar" style:country-complex="SA"/>
    </style:style>
    <style:style style:name="ListLabel_20_257" style:display-name="ListLabel 257" style:family="text">
      <style:text-properties fo:language="en" fo:country="US" style:language-asian="en" style:country-asian="US" style:language-complex="ar" style:country-complex="SA"/>
    </style:style>
    <style:style style:name="ListLabel_20_258" style:display-name="ListLabel 258" style:family="text">
      <style:text-properties fo:language="en" fo:country="US" style:language-asian="en" style:country-asian="US" style:language-complex="ar" style:country-complex="SA"/>
    </style:style>
    <style:style style:name="ListLabel_20_259" style:display-name="ListLabel 259" style:family="text">
      <style:text-properties fo:language="en" fo:country="US" style:language-asian="en" style:country-asian="US" style:language-complex="ar" style:country-complex="SA"/>
    </style:style>
    <style:style style:name="ListLabel_20_260" style:display-name="ListLabel 260" style:family="text">
      <style:text-properties fo:language="en" fo:country="US" style:language-asian="en" style:country-asian="US" style:language-complex="ar" style:country-complex="SA"/>
    </style:style>
    <style:style style:name="ListLabel_20_261" style:display-name="ListLabel 261" style:family="text">
      <style:text-properties fo:language="en" fo:country="US" style:language-asian="en" style:country-asian="US" style:language-complex="ar" style:country-complex="SA"/>
    </style:style>
    <style:style style:name="ListLabel_20_262" style:display-name="ListLabel 262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63" style:display-name="ListLabel 263" style:family="text">
      <style:text-properties fo:language="en" fo:country="US" style:language-asian="en" style:country-asian="US" style:language-complex="ar" style:country-complex="SA"/>
    </style:style>
    <style:style style:name="ListLabel_20_264" style:display-name="ListLabel 264" style:family="text">
      <style:text-properties fo:language="en" fo:country="US" style:language-asian="en" style:country-asian="US" style:language-complex="ar" style:country-complex="SA"/>
    </style:style>
    <style:style style:name="ListLabel_20_265" style:display-name="ListLabel 265" style:family="text">
      <style:text-properties fo:language="en" fo:country="US" style:language-asian="en" style:country-asian="US" style:language-complex="ar" style:country-complex="SA"/>
    </style:style>
    <style:style style:name="ListLabel_20_266" style:display-name="ListLabel 266" style:family="text">
      <style:text-properties fo:language="en" fo:country="US" style:language-asian="en" style:country-asian="US" style:language-complex="ar" style:country-complex="SA"/>
    </style:style>
    <style:style style:name="ListLabel_20_267" style:display-name="ListLabel 267" style:family="text">
      <style:text-properties fo:language="en" fo:country="US" style:language-asian="en" style:country-asian="US" style:language-complex="ar" style:country-complex="SA"/>
    </style:style>
    <style:style style:name="ListLabel_20_268" style:display-name="ListLabel 268" style:family="text">
      <style:text-properties fo:language="en" fo:country="US" style:language-asian="en" style:country-asian="US" style:language-complex="ar" style:country-complex="SA"/>
    </style:style>
    <style:style style:name="ListLabel_20_269" style:display-name="ListLabel 269" style:family="text">
      <style:text-properties fo:language="en" fo:country="US" style:language-asian="en" style:country-asian="US" style:language-complex="ar" style:country-complex="SA"/>
    </style:style>
    <style:style style:name="ListLabel_20_270" style:display-name="ListLabel 270" style:family="text">
      <style:text-properties fo:language="en" fo:country="US" style:language-asian="en" style:country-asian="US" style:language-complex="ar" style:country-complex="SA"/>
    </style:style>
    <style:style style:name="ListLabel_20_271" style:display-name="ListLabel 271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72" style:display-name="ListLabel 272" style:family="text">
      <style:text-properties fo:language="en" fo:country="US" style:language-asian="en" style:country-asian="US" style:language-complex="ar" style:country-complex="SA"/>
    </style:style>
    <style:style style:name="ListLabel_20_273" style:display-name="ListLabel 273" style:family="text">
      <style:text-properties fo:language="en" fo:country="US" style:language-asian="en" style:country-asian="US" style:language-complex="ar" style:country-complex="SA"/>
    </style:style>
    <style:style style:name="ListLabel_20_274" style:display-name="ListLabel 274" style:family="text">
      <style:text-properties fo:language="en" fo:country="US" style:language-asian="en" style:country-asian="US" style:language-complex="ar" style:country-complex="SA"/>
    </style:style>
    <style:style style:name="ListLabel_20_275" style:display-name="ListLabel 275" style:family="text">
      <style:text-properties fo:language="en" fo:country="US" style:language-asian="en" style:country-asian="US" style:language-complex="ar" style:country-complex="SA"/>
    </style:style>
    <style:style style:name="ListLabel_20_276" style:display-name="ListLabel 276" style:family="text">
      <style:text-properties fo:language="en" fo:country="US" style:language-asian="en" style:country-asian="US" style:language-complex="ar" style:country-complex="SA"/>
    </style:style>
    <style:style style:name="ListLabel_20_277" style:display-name="ListLabel 277" style:family="text">
      <style:text-properties fo:language="en" fo:country="US" style:language-asian="en" style:country-asian="US" style:language-complex="ar" style:country-complex="SA"/>
    </style:style>
    <style:style style:name="ListLabel_20_278" style:display-name="ListLabel 278" style:family="text">
      <style:text-properties fo:language="en" fo:country="US" style:language-asian="en" style:country-asian="US" style:language-complex="ar" style:country-complex="SA"/>
    </style:style>
    <style:style style:name="ListLabel_20_279" style:display-name="ListLabel 279" style:family="text">
      <style:text-properties fo:language="en" fo:country="US" style:language-asian="en" style:country-asian="US" style:language-complex="ar" style:country-complex="SA"/>
    </style:style>
    <style:style style:name="ListLabel_20_280" style:display-name="ListLabel 280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81" style:display-name="ListLabel 281" style:family="text">
      <style:text-properties fo:language="en" fo:country="US" style:language-asian="en" style:country-asian="US" style:language-complex="ar" style:country-complex="SA"/>
    </style:style>
    <style:style style:name="ListLabel_20_282" style:display-name="ListLabel 282" style:family="text">
      <style:text-properties fo:language="en" fo:country="US" style:language-asian="en" style:country-asian="US" style:language-complex="ar" style:country-complex="SA"/>
    </style:style>
    <style:style style:name="ListLabel_20_283" style:display-name="ListLabel 283" style:family="text">
      <style:text-properties fo:language="en" fo:country="US" style:language-asian="en" style:country-asian="US" style:language-complex="ar" style:country-complex="SA"/>
    </style:style>
    <style:style style:name="ListLabel_20_284" style:display-name="ListLabel 284" style:family="text">
      <style:text-properties fo:language="en" fo:country="US" style:language-asian="en" style:country-asian="US" style:language-complex="ar" style:country-complex="SA"/>
    </style:style>
    <style:style style:name="ListLabel_20_285" style:display-name="ListLabel 285" style:family="text">
      <style:text-properties fo:language="en" fo:country="US" style:language-asian="en" style:country-asian="US" style:language-complex="ar" style:country-complex="SA"/>
    </style:style>
    <style:style style:name="ListLabel_20_286" style:display-name="ListLabel 286" style:family="text">
      <style:text-properties fo:language="en" fo:country="US" style:language-asian="en" style:country-asian="US" style:language-complex="ar" style:country-complex="SA"/>
    </style:style>
    <style:style style:name="ListLabel_20_287" style:display-name="ListLabel 287" style:family="text">
      <style:text-properties fo:language="en" fo:country="US" style:language-asian="en" style:country-asian="US" style:language-complex="ar" style:country-complex="SA"/>
    </style:style>
    <style:style style:name="ListLabel_20_288" style:display-name="ListLabel 288" style:family="text">
      <style:text-properties fo:language="en" fo:country="US" style:language-asian="en" style:country-asian="US" style:language-complex="ar" style:country-complex="SA"/>
    </style:style>
    <style:style style:name="ListLabel_20_289" style:display-name="ListLabel 289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90" style:display-name="ListLabel 290" style:family="text">
      <style:text-properties fo:language="en" fo:country="US" style:language-asian="en" style:country-asian="US" style:language-complex="ar" style:country-complex="SA"/>
    </style:style>
    <style:style style:name="ListLabel_20_291" style:display-name="ListLabel 291" style:family="text">
      <style:text-properties fo:language="en" fo:country="US" style:language-asian="en" style:country-asian="US" style:language-complex="ar" style:country-complex="SA"/>
    </style:style>
    <style:style style:name="ListLabel_20_292" style:display-name="ListLabel 292" style:family="text">
      <style:text-properties fo:language="en" fo:country="US" style:language-asian="en" style:country-asian="US" style:language-complex="ar" style:country-complex="SA"/>
    </style:style>
    <style:style style:name="ListLabel_20_293" style:display-name="ListLabel 293" style:family="text">
      <style:text-properties fo:language="en" fo:country="US" style:language-asian="en" style:country-asian="US" style:language-complex="ar" style:country-complex="SA"/>
    </style:style>
    <style:style style:name="ListLabel_20_294" style:display-name="ListLabel 294" style:family="text">
      <style:text-properties fo:language="en" fo:country="US" style:language-asian="en" style:country-asian="US" style:language-complex="ar" style:country-complex="SA"/>
    </style:style>
    <style:style style:name="ListLabel_20_295" style:display-name="ListLabel 295" style:family="text">
      <style:text-properties fo:language="en" fo:country="US" style:language-asian="en" style:country-asian="US" style:language-complex="ar" style:country-complex="SA"/>
    </style:style>
    <style:style style:name="ListLabel_20_296" style:display-name="ListLabel 296" style:family="text">
      <style:text-properties fo:language="en" fo:country="US" style:language-asian="en" style:country-asian="US" style:language-complex="ar" style:country-complex="SA"/>
    </style:style>
    <style:style style:name="ListLabel_20_297" style:display-name="ListLabel 297" style:family="text">
      <style:text-properties fo:language="en" fo:country="US" style:language-asian="en" style:country-asian="US" style:language-complex="ar" style:country-complex="SA"/>
    </style:style>
    <style:style style:name="ListLabel_20_298" style:display-name="ListLabel 298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299" style:display-name="ListLabel 299" style:family="text">
      <style:text-properties fo:language="en" fo:country="US" style:language-asian="en" style:country-asian="US" style:language-complex="ar" style:country-complex="SA"/>
    </style:style>
    <style:style style:name="ListLabel_20_300" style:display-name="ListLabel 300" style:family="text">
      <style:text-properties fo:language="en" fo:country="US" style:language-asian="en" style:country-asian="US" style:language-complex="ar" style:country-complex="SA"/>
    </style:style>
    <style:style style:name="ListLabel_20_301" style:display-name="ListLabel 301" style:family="text">
      <style:text-properties fo:language="en" fo:country="US" style:language-asian="en" style:country-asian="US" style:language-complex="ar" style:country-complex="SA"/>
    </style:style>
    <style:style style:name="ListLabel_20_302" style:display-name="ListLabel 302" style:family="text">
      <style:text-properties fo:language="en" fo:country="US" style:language-asian="en" style:country-asian="US" style:language-complex="ar" style:country-complex="SA"/>
    </style:style>
    <style:style style:name="ListLabel_20_303" style:display-name="ListLabel 303" style:family="text">
      <style:text-properties fo:language="en" fo:country="US" style:language-asian="en" style:country-asian="US" style:language-complex="ar" style:country-complex="SA"/>
    </style:style>
    <style:style style:name="ListLabel_20_304" style:display-name="ListLabel 304" style:family="text">
      <style:text-properties fo:language="en" fo:country="US" style:language-asian="en" style:country-asian="US" style:language-complex="ar" style:country-complex="SA"/>
    </style:style>
    <style:style style:name="ListLabel_20_305" style:display-name="ListLabel 305" style:family="text">
      <style:text-properties fo:language="en" fo:country="US" style:language-asian="en" style:country-asian="US" style:language-complex="ar" style:country-complex="SA"/>
    </style:style>
    <style:style style:name="ListLabel_20_306" style:display-name="ListLabel 306" style:family="text">
      <style:text-properties fo:language="en" fo:country="US" style:language-asian="en" style:country-asian="US" style:language-complex="ar" style:country-complex="SA"/>
    </style:style>
    <style:style style:name="ListLabel_20_307" style:display-name="ListLabel 307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08" style:display-name="ListLabel 308" style:family="text">
      <style:text-properties fo:language="en" fo:country="US" style:language-asian="en" style:country-asian="US" style:language-complex="ar" style:country-complex="SA"/>
    </style:style>
    <style:style style:name="ListLabel_20_309" style:display-name="ListLabel 309" style:family="text">
      <style:text-properties fo:language="en" fo:country="US" style:language-asian="en" style:country-asian="US" style:language-complex="ar" style:country-complex="SA"/>
    </style:style>
    <style:style style:name="ListLabel_20_310" style:display-name="ListLabel 310" style:family="text">
      <style:text-properties fo:language="en" fo:country="US" style:language-asian="en" style:country-asian="US" style:language-complex="ar" style:country-complex="SA"/>
    </style:style>
    <style:style style:name="ListLabel_20_311" style:display-name="ListLabel 311" style:family="text">
      <style:text-properties fo:language="en" fo:country="US" style:language-asian="en" style:country-asian="US" style:language-complex="ar" style:country-complex="SA"/>
    </style:style>
    <style:style style:name="ListLabel_20_312" style:display-name="ListLabel 312" style:family="text">
      <style:text-properties fo:language="en" fo:country="US" style:language-asian="en" style:country-asian="US" style:language-complex="ar" style:country-complex="SA"/>
    </style:style>
    <style:style style:name="ListLabel_20_313" style:display-name="ListLabel 313" style:family="text">
      <style:text-properties fo:language="en" fo:country="US" style:language-asian="en" style:country-asian="US" style:language-complex="ar" style:country-complex="SA"/>
    </style:style>
    <style:style style:name="ListLabel_20_314" style:display-name="ListLabel 314" style:family="text">
      <style:text-properties fo:language="en" fo:country="US" style:language-asian="en" style:country-asian="US" style:language-complex="ar" style:country-complex="SA"/>
    </style:style>
    <style:style style:name="ListLabel_20_315" style:display-name="ListLabel 315" style:family="text">
      <style:text-properties fo:language="en" fo:country="US" style:language-asian="en" style:country-asian="US" style:language-complex="ar" style:country-complex="SA"/>
    </style:style>
    <style:style style:name="ListLabel_20_316" style:display-name="ListLabel 316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17" style:display-name="ListLabel 317" style:family="text">
      <style:text-properties fo:language="en" fo:country="US" style:language-asian="en" style:country-asian="US" style:language-complex="ar" style:country-complex="SA"/>
    </style:style>
    <style:style style:name="ListLabel_20_318" style:display-name="ListLabel 318" style:family="text">
      <style:text-properties fo:language="en" fo:country="US" style:language-asian="en" style:country-asian="US" style:language-complex="ar" style:country-complex="SA"/>
    </style:style>
    <style:style style:name="ListLabel_20_319" style:display-name="ListLabel 319" style:family="text">
      <style:text-properties fo:language="en" fo:country="US" style:language-asian="en" style:country-asian="US" style:language-complex="ar" style:country-complex="SA"/>
    </style:style>
    <style:style style:name="ListLabel_20_320" style:display-name="ListLabel 320" style:family="text">
      <style:text-properties fo:language="en" fo:country="US" style:language-asian="en" style:country-asian="US" style:language-complex="ar" style:country-complex="SA"/>
    </style:style>
    <style:style style:name="ListLabel_20_321" style:display-name="ListLabel 321" style:family="text">
      <style:text-properties fo:language="en" fo:country="US" style:language-asian="en" style:country-asian="US" style:language-complex="ar" style:country-complex="SA"/>
    </style:style>
    <style:style style:name="ListLabel_20_322" style:display-name="ListLabel 322" style:family="text">
      <style:text-properties fo:language="en" fo:country="US" style:language-asian="en" style:country-asian="US" style:language-complex="ar" style:country-complex="SA"/>
    </style:style>
    <style:style style:name="ListLabel_20_323" style:display-name="ListLabel 323" style:family="text">
      <style:text-properties fo:language="en" fo:country="US" style:language-asian="en" style:country-asian="US" style:language-complex="ar" style:country-complex="SA"/>
    </style:style>
    <style:style style:name="ListLabel_20_324" style:display-name="ListLabel 324" style:family="text">
      <style:text-properties fo:language="en" fo:country="US" style:language-asian="en" style:country-asian="US" style:language-complex="ar" style:country-complex="SA"/>
    </style:style>
    <style:style style:name="ListLabel_20_325" style:display-name="ListLabel 325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26" style:display-name="ListLabel 326" style:family="text">
      <style:text-properties fo:language="en" fo:country="US" style:language-asian="en" style:country-asian="US" style:language-complex="ar" style:country-complex="SA"/>
    </style:style>
    <style:style style:name="ListLabel_20_327" style:display-name="ListLabel 327" style:family="text">
      <style:text-properties fo:language="en" fo:country="US" style:language-asian="en" style:country-asian="US" style:language-complex="ar" style:country-complex="SA"/>
    </style:style>
    <style:style style:name="ListLabel_20_328" style:display-name="ListLabel 328" style:family="text">
      <style:text-properties fo:language="en" fo:country="US" style:language-asian="en" style:country-asian="US" style:language-complex="ar" style:country-complex="SA"/>
    </style:style>
    <style:style style:name="ListLabel_20_329" style:display-name="ListLabel 329" style:family="text">
      <style:text-properties fo:language="en" fo:country="US" style:language-asian="en" style:country-asian="US" style:language-complex="ar" style:country-complex="SA"/>
    </style:style>
    <style:style style:name="ListLabel_20_330" style:display-name="ListLabel 330" style:family="text">
      <style:text-properties fo:language="en" fo:country="US" style:language-asian="en" style:country-asian="US" style:language-complex="ar" style:country-complex="SA"/>
    </style:style>
    <style:style style:name="ListLabel_20_331" style:display-name="ListLabel 331" style:family="text">
      <style:text-properties fo:language="en" fo:country="US" style:language-asian="en" style:country-asian="US" style:language-complex="ar" style:country-complex="SA"/>
    </style:style>
    <style:style style:name="ListLabel_20_332" style:display-name="ListLabel 332" style:family="text">
      <style:text-properties fo:language="en" fo:country="US" style:language-asian="en" style:country-asian="US" style:language-complex="ar" style:country-complex="SA"/>
    </style:style>
    <style:style style:name="ListLabel_20_333" style:display-name="ListLabel 333" style:family="text">
      <style:text-properties fo:language="en" fo:country="US" style:language-asian="en" style:country-asian="US" style:language-complex="ar" style:country-complex="SA"/>
    </style:style>
    <style:style style:name="ListLabel_20_334" style:display-name="ListLabel 334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35" style:display-name="ListLabel 335" style:family="text">
      <style:text-properties fo:language="en" fo:country="US" style:language-asian="en" style:country-asian="US" style:language-complex="ar" style:country-complex="SA"/>
    </style:style>
    <style:style style:name="ListLabel_20_336" style:display-name="ListLabel 336" style:family="text">
      <style:text-properties fo:language="en" fo:country="US" style:language-asian="en" style:country-asian="US" style:language-complex="ar" style:country-complex="SA"/>
    </style:style>
    <style:style style:name="ListLabel_20_337" style:display-name="ListLabel 337" style:family="text">
      <style:text-properties fo:language="en" fo:country="US" style:language-asian="en" style:country-asian="US" style:language-complex="ar" style:country-complex="SA"/>
    </style:style>
    <style:style style:name="ListLabel_20_338" style:display-name="ListLabel 338" style:family="text">
      <style:text-properties fo:language="en" fo:country="US" style:language-asian="en" style:country-asian="US" style:language-complex="ar" style:country-complex="SA"/>
    </style:style>
    <style:style style:name="ListLabel_20_339" style:display-name="ListLabel 339" style:family="text">
      <style:text-properties fo:language="en" fo:country="US" style:language-asian="en" style:country-asian="US" style:language-complex="ar" style:country-complex="SA"/>
    </style:style>
    <style:style style:name="ListLabel_20_340" style:display-name="ListLabel 340" style:family="text">
      <style:text-properties fo:language="en" fo:country="US" style:language-asian="en" style:country-asian="US" style:language-complex="ar" style:country-complex="SA"/>
    </style:style>
    <style:style style:name="ListLabel_20_341" style:display-name="ListLabel 341" style:family="text">
      <style:text-properties fo:language="en" fo:country="US" style:language-asian="en" style:country-asian="US" style:language-complex="ar" style:country-complex="SA"/>
    </style:style>
    <style:style style:name="ListLabel_20_342" style:display-name="ListLabel 342" style:family="text">
      <style:text-properties fo:language="en" fo:country="US" style:language-asian="en" style:country-asian="US" style:language-complex="ar" style:country-complex="SA"/>
    </style:style>
    <style:style style:name="ListLabel_20_343" style:display-name="ListLabel 343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44" style:display-name="ListLabel 344" style:family="text">
      <style:text-properties fo:language="en" fo:country="US" style:language-asian="en" style:country-asian="US" style:language-complex="ar" style:country-complex="SA"/>
    </style:style>
    <style:style style:name="ListLabel_20_345" style:display-name="ListLabel 345" style:family="text">
      <style:text-properties fo:language="en" fo:country="US" style:language-asian="en" style:country-asian="US" style:language-complex="ar" style:country-complex="SA"/>
    </style:style>
    <style:style style:name="ListLabel_20_346" style:display-name="ListLabel 346" style:family="text">
      <style:text-properties fo:language="en" fo:country="US" style:language-asian="en" style:country-asian="US" style:language-complex="ar" style:country-complex="SA"/>
    </style:style>
    <style:style style:name="ListLabel_20_347" style:display-name="ListLabel 347" style:family="text">
      <style:text-properties fo:language="en" fo:country="US" style:language-asian="en" style:country-asian="US" style:language-complex="ar" style:country-complex="SA"/>
    </style:style>
    <style:style style:name="ListLabel_20_348" style:display-name="ListLabel 348" style:family="text">
      <style:text-properties fo:language="en" fo:country="US" style:language-asian="en" style:country-asian="US" style:language-complex="ar" style:country-complex="SA"/>
    </style:style>
    <style:style style:name="ListLabel_20_349" style:display-name="ListLabel 349" style:family="text">
      <style:text-properties fo:language="en" fo:country="US" style:language-asian="en" style:country-asian="US" style:language-complex="ar" style:country-complex="SA"/>
    </style:style>
    <style:style style:name="ListLabel_20_350" style:display-name="ListLabel 350" style:family="text">
      <style:text-properties fo:language="en" fo:country="US" style:language-asian="en" style:country-asian="US" style:language-complex="ar" style:country-complex="SA"/>
    </style:style>
    <style:style style:name="ListLabel_20_351" style:display-name="ListLabel 351" style:family="text">
      <style:text-properties fo:language="en" fo:country="US" style:language-asian="en" style:country-asian="US" style:language-complex="ar" style:country-complex="SA"/>
    </style:style>
    <style:style style:name="ListLabel_20_352" style:display-name="ListLabel 352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53" style:display-name="ListLabel 353" style:family="text">
      <style:text-properties fo:language="en" fo:country="US" style:language-asian="en" style:country-asian="US" style:language-complex="ar" style:country-complex="SA"/>
    </style:style>
    <style:style style:name="ListLabel_20_354" style:display-name="ListLabel 354" style:family="text">
      <style:text-properties fo:language="en" fo:country="US" style:language-asian="en" style:country-asian="US" style:language-complex="ar" style:country-complex="SA"/>
    </style:style>
    <style:style style:name="ListLabel_20_355" style:display-name="ListLabel 355" style:family="text">
      <style:text-properties fo:language="en" fo:country="US" style:language-asian="en" style:country-asian="US" style:language-complex="ar" style:country-complex="SA"/>
    </style:style>
    <style:style style:name="ListLabel_20_356" style:display-name="ListLabel 356" style:family="text">
      <style:text-properties fo:language="en" fo:country="US" style:language-asian="en" style:country-asian="US" style:language-complex="ar" style:country-complex="SA"/>
    </style:style>
    <style:style style:name="ListLabel_20_357" style:display-name="ListLabel 357" style:family="text">
      <style:text-properties fo:language="en" fo:country="US" style:language-asian="en" style:country-asian="US" style:language-complex="ar" style:country-complex="SA"/>
    </style:style>
    <style:style style:name="ListLabel_20_358" style:display-name="ListLabel 358" style:family="text">
      <style:text-properties fo:language="en" fo:country="US" style:language-asian="en" style:country-asian="US" style:language-complex="ar" style:country-complex="SA"/>
    </style:style>
    <style:style style:name="ListLabel_20_359" style:display-name="ListLabel 359" style:family="text">
      <style:text-properties fo:language="en" fo:country="US" style:language-asian="en" style:country-asian="US" style:language-complex="ar" style:country-complex="SA"/>
    </style:style>
    <style:style style:name="ListLabel_20_360" style:display-name="ListLabel 360" style:family="text">
      <style:text-properties fo:language="en" fo:country="US" style:language-asian="en" style:country-asian="US" style:language-complex="ar" style:country-complex="SA"/>
    </style:style>
    <style:style style:name="ListLabel_20_361" style:display-name="ListLabel 361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62" style:display-name="ListLabel 362" style:family="text">
      <style:text-properties fo:language="en" fo:country="US" style:language-asian="en" style:country-asian="US" style:language-complex="ar" style:country-complex="SA"/>
    </style:style>
    <style:style style:name="ListLabel_20_363" style:display-name="ListLabel 363" style:family="text">
      <style:text-properties fo:language="en" fo:country="US" style:language-asian="en" style:country-asian="US" style:language-complex="ar" style:country-complex="SA"/>
    </style:style>
    <style:style style:name="ListLabel_20_364" style:display-name="ListLabel 364" style:family="text">
      <style:text-properties fo:language="en" fo:country="US" style:language-asian="en" style:country-asian="US" style:language-complex="ar" style:country-complex="SA"/>
    </style:style>
    <style:style style:name="ListLabel_20_365" style:display-name="ListLabel 365" style:family="text">
      <style:text-properties fo:language="en" fo:country="US" style:language-asian="en" style:country-asian="US" style:language-complex="ar" style:country-complex="SA"/>
    </style:style>
    <style:style style:name="ListLabel_20_366" style:display-name="ListLabel 366" style:family="text">
      <style:text-properties fo:language="en" fo:country="US" style:language-asian="en" style:country-asian="US" style:language-complex="ar" style:country-complex="SA"/>
    </style:style>
    <style:style style:name="ListLabel_20_367" style:display-name="ListLabel 367" style:family="text">
      <style:text-properties fo:language="en" fo:country="US" style:language-asian="en" style:country-asian="US" style:language-complex="ar" style:country-complex="SA"/>
    </style:style>
    <style:style style:name="ListLabel_20_368" style:display-name="ListLabel 368" style:family="text">
      <style:text-properties fo:language="en" fo:country="US" style:language-asian="en" style:country-asian="US" style:language-complex="ar" style:country-complex="SA"/>
    </style:style>
    <style:style style:name="ListLabel_20_369" style:display-name="ListLabel 369" style:family="text">
      <style:text-properties fo:language="en" fo:country="US" style:language-asian="en" style:country-asian="US" style:language-complex="ar" style:country-complex="SA"/>
    </style:style>
    <style:style style:name="ListLabel_20_370" style:display-name="ListLabel 370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371" style:display-name="ListLabel 371" style:family="text">
      <style:text-properties fo:color="#545454" fo:font-size="14pt" fo:letter-spacing="-0.0008in" fo:language="en" fo:country="US" fo:background-color="#fcfcfc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72" style:display-name="ListLabel 372" style:family="text">
      <style:text-properties fo:language="en" fo:country="US" style:language-asian="en" style:country-asian="US" style:language-complex="ar" style:country-complex="SA"/>
    </style:style>
    <style:style style:name="ListLabel_20_373" style:display-name="ListLabel 373" style:family="text">
      <style:text-properties fo:language="en" fo:country="US" style:language-asian="en" style:country-asian="US" style:language-complex="ar" style:country-complex="SA"/>
    </style:style>
    <style:style style:name="ListLabel_20_374" style:display-name="ListLabel 374" style:family="text">
      <style:text-properties fo:language="en" fo:country="US" style:language-asian="en" style:country-asian="US" style:language-complex="ar" style:country-complex="SA"/>
    </style:style>
    <style:style style:name="ListLabel_20_375" style:display-name="ListLabel 375" style:family="text">
      <style:text-properties fo:language="en" fo:country="US" style:language-asian="en" style:country-asian="US" style:language-complex="ar" style:country-complex="SA"/>
    </style:style>
    <style:style style:name="ListLabel_20_376" style:display-name="ListLabel 376" style:family="text">
      <style:text-properties fo:language="en" fo:country="US" style:language-asian="en" style:country-asian="US" style:language-complex="ar" style:country-complex="SA"/>
    </style:style>
    <style:style style:name="ListLabel_20_377" style:display-name="ListLabel 377" style:family="text">
      <style:text-properties fo:language="en" fo:country="US" style:language-asian="en" style:country-asian="US" style:language-complex="ar" style:country-complex="SA"/>
    </style:style>
    <style:style style:name="ListLabel_20_378" style:display-name="ListLabel 378" style:family="text">
      <style:text-properties fo:language="en" fo:country="US" style:language-asian="en" style:country-asian="US" style:language-complex="ar" style:country-complex="SA"/>
    </style:style>
    <style:style style:name="ListLabel_20_379" style:display-name="ListLabel 379" style:family="text">
      <style:text-properties fo:color="#212121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380" style:display-name="ListLabel 380" style:family="text">
      <style:text-properties fo:language="en" fo:country="US" style:language-asian="en" style:country-asian="US" style:language-complex="ar" style:country-complex="SA"/>
    </style:style>
    <style:style style:name="ListLabel_20_381" style:display-name="ListLabel 381" style:family="text">
      <style:text-properties fo:language="en" fo:country="US" style:language-asian="en" style:country-asian="US" style:language-complex="ar" style:country-complex="SA"/>
    </style:style>
    <style:style style:name="ListLabel_20_382" style:display-name="ListLabel 382" style:family="text">
      <style:text-properties fo:language="en" fo:country="US" style:language-asian="en" style:country-asian="US" style:language-complex="ar" style:country-complex="SA"/>
    </style:style>
    <style:style style:name="ListLabel_20_383" style:display-name="ListLabel 383" style:family="text">
      <style:text-properties fo:language="en" fo:country="US" style:language-asian="en" style:country-asian="US" style:language-complex="ar" style:country-complex="SA"/>
    </style:style>
    <style:style style:name="ListLabel_20_384" style:display-name="ListLabel 384" style:family="text">
      <style:text-properties fo:language="en" fo:country="US" style:language-asian="en" style:country-asian="US" style:language-complex="ar" style:country-complex="SA"/>
    </style:style>
    <style:style style:name="ListLabel_20_385" style:display-name="ListLabel 385" style:family="text">
      <style:text-properties fo:language="en" fo:country="US" style:language-asian="en" style:country-asian="US" style:language-complex="ar" style:country-complex="SA"/>
    </style:style>
    <style:style style:name="ListLabel_20_386" style:display-name="ListLabel 386" style:family="text">
      <style:text-properties fo:language="en" fo:country="US" style:language-asian="en" style:country-asian="US" style:language-complex="ar" style:country-complex="SA"/>
    </style:style>
    <style:style style:name="ListLabel_20_387" style:display-name="ListLabel 387" style:family="text">
      <style:text-properties fo:language="en" fo:country="US" style:language-asian="en" style:country-asian="US" style:language-complex="ar" style:country-complex="SA"/>
    </style:style>
    <style:style style:name="ListLabel_20_388" style:display-name="ListLabel 388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389" style:display-name="ListLabel 389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390" style:display-name="ListLabel 390" style:family="text">
      <style:text-properties fo:language="en" fo:country="US" style:language-asian="en" style:country-asian="US" style:language-complex="ar" style:country-complex="SA"/>
    </style:style>
    <style:style style:name="ListLabel_20_391" style:display-name="ListLabel 391" style:family="text">
      <style:text-properties fo:language="en" fo:country="US" style:language-asian="en" style:country-asian="US" style:language-complex="ar" style:country-complex="SA"/>
    </style:style>
    <style:style style:name="ListLabel_20_392" style:display-name="ListLabel 392" style:family="text">
      <style:text-properties fo:language="en" fo:country="US" style:language-asian="en" style:country-asian="US" style:language-complex="ar" style:country-complex="SA"/>
    </style:style>
    <style:style style:name="ListLabel_20_393" style:display-name="ListLabel 393" style:family="text">
      <style:text-properties fo:language="en" fo:country="US" style:language-asian="en" style:country-asian="US" style:language-complex="ar" style:country-complex="SA"/>
    </style:style>
    <style:style style:name="ListLabel_20_394" style:display-name="ListLabel 394" style:family="text">
      <style:text-properties fo:language="en" fo:country="US" style:language-asian="en" style:country-asian="US" style:language-complex="ar" style:country-complex="SA"/>
    </style:style>
    <style:style style:name="ListLabel_20_395" style:display-name="ListLabel 395" style:family="text">
      <style:text-properties fo:language="en" fo:country="US" style:language-asian="en" style:country-asian="US" style:language-complex="ar" style:country-complex="SA"/>
    </style:style>
    <style:style style:name="ListLabel_20_396" style:display-name="ListLabel 396" style:family="text">
      <style:text-properties fo:language="en" fo:country="US" style:language-asian="en" style:country-asian="US" style:language-complex="ar" style:country-complex="SA"/>
    </style:style>
    <style:style style:name="ListLabel_20_397" style:display-name="ListLabel 397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398" style:display-name="ListLabel 398" style:family="text">
      <style:text-properties fo:language="en" fo:country="US" style:language-asian="en" style:country-asian="US" style:language-complex="ar" style:country-complex="SA"/>
    </style:style>
    <style:style style:name="ListLabel_20_399" style:display-name="ListLabel 399" style:family="text">
      <style:text-properties fo:language="en" fo:country="US" style:language-asian="en" style:country-asian="US" style:language-complex="ar" style:country-complex="SA"/>
    </style:style>
    <style:style style:name="ListLabel_20_400" style:display-name="ListLabel 400" style:family="text">
      <style:text-properties fo:language="en" fo:country="US" style:language-asian="en" style:country-asian="US" style:language-complex="ar" style:country-complex="SA"/>
    </style:style>
    <style:style style:name="ListLabel_20_401" style:display-name="ListLabel 401" style:family="text">
      <style:text-properties fo:language="en" fo:country="US" style:language-asian="en" style:country-asian="US" style:language-complex="ar" style:country-complex="SA"/>
    </style:style>
    <style:style style:name="ListLabel_20_402" style:display-name="ListLabel 402" style:family="text">
      <style:text-properties fo:language="en" fo:country="US" style:language-asian="en" style:country-asian="US" style:language-complex="ar" style:country-complex="SA"/>
    </style:style>
    <style:style style:name="ListLabel_20_403" style:display-name="ListLabel 403" style:family="text">
      <style:text-properties fo:language="en" fo:country="US" style:language-asian="en" style:country-asian="US" style:language-complex="ar" style:country-complex="SA"/>
    </style:style>
    <style:style style:name="ListLabel_20_404" style:display-name="ListLabel 404" style:family="text">
      <style:text-properties fo:language="en" fo:country="US" style:language-asian="en" style:country-asian="US" style:language-complex="ar" style:country-complex="SA"/>
    </style:style>
    <style:style style:name="ListLabel_20_405" style:display-name="ListLabel 405" style:family="text">
      <style:text-properties fo:language="en" fo:country="US" style:language-asian="en" style:country-asian="US" style:language-complex="ar" style:country-complex="SA"/>
    </style:style>
    <style:style style:name="ListLabel_20_406" style:display-name="ListLabel 406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07" style:display-name="ListLabel 407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08" style:display-name="ListLabel 408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09" style:display-name="ListLabel 409" style:family="text">
      <style:text-properties fo:language="en" fo:country="US" style:language-asian="en" style:country-asian="US" style:language-complex="ar" style:country-complex="SA"/>
    </style:style>
    <style:style style:name="ListLabel_20_410" style:display-name="ListLabel 410" style:family="text">
      <style:text-properties fo:language="en" fo:country="US" style:language-asian="en" style:country-asian="US" style:language-complex="ar" style:country-complex="SA"/>
    </style:style>
    <style:style style:name="ListLabel_20_411" style:display-name="ListLabel 411" style:family="text">
      <style:text-properties fo:language="en" fo:country="US" style:language-asian="en" style:country-asian="US" style:language-complex="ar" style:country-complex="SA"/>
    </style:style>
    <style:style style:name="ListLabel_20_412" style:display-name="ListLabel 412" style:family="text">
      <style:text-properties fo:language="en" fo:country="US" style:language-asian="en" style:country-asian="US" style:language-complex="ar" style:country-complex="SA"/>
    </style:style>
    <style:style style:name="ListLabel_20_413" style:display-name="ListLabel 413" style:family="text">
      <style:text-properties fo:language="en" fo:country="US" style:language-asian="en" style:country-asian="US" style:language-complex="ar" style:country-complex="SA"/>
    </style:style>
    <style:style style:name="ListLabel_20_414" style:display-name="ListLabel 414" style:family="text">
      <style:text-properties fo:language="en" fo:country="US" style:language-asian="en" style:country-asian="US" style:language-complex="ar" style:country-complex="SA"/>
    </style:style>
    <style:style style:name="ListLabel_20_415" style:display-name="ListLabel 415" style:family="text">
      <style:text-properties fo:color="#212121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416" style:display-name="ListLabel 416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17" style:display-name="ListLabel 417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18" style:display-name="ListLabel 418" style:family="text">
      <style:text-properties fo:language="en" fo:country="US" style:language-asian="en" style:country-asian="US" style:language-complex="ar" style:country-complex="SA"/>
    </style:style>
    <style:style style:name="ListLabel_20_419" style:display-name="ListLabel 419" style:family="text">
      <style:text-properties fo:language="en" fo:country="US" style:language-asian="en" style:country-asian="US" style:language-complex="ar" style:country-complex="SA"/>
    </style:style>
    <style:style style:name="ListLabel_20_420" style:display-name="ListLabel 420" style:family="text">
      <style:text-properties fo:language="en" fo:country="US" style:language-asian="en" style:country-asian="US" style:language-complex="ar" style:country-complex="SA"/>
    </style:style>
    <style:style style:name="ListLabel_20_421" style:display-name="ListLabel 421" style:family="text">
      <style:text-properties fo:language="en" fo:country="US" style:language-asian="en" style:country-asian="US" style:language-complex="ar" style:country-complex="SA"/>
    </style:style>
    <style:style style:name="ListLabel_20_422" style:display-name="ListLabel 422" style:family="text">
      <style:text-properties fo:language="en" fo:country="US" style:language-asian="en" style:country-asian="US" style:language-complex="ar" style:country-complex="SA"/>
    </style:style>
    <style:style style:name="ListLabel_20_423" style:display-name="ListLabel 423" style:family="text">
      <style:text-properties fo:language="en" fo:country="US" style:language-asian="en" style:country-asian="US" style:language-complex="ar" style:country-complex="SA"/>
    </style:style>
    <style:style style:name="ListLabel_20_424" style:display-name="ListLabel 424" style:family="text">
      <style:text-properties fo:color="#212121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425" style:display-name="ListLabel 425" style:family="text">
      <style:text-properties fo:language="en" fo:country="US" style:language-asian="en" style:country-asian="US" style:language-complex="ar" style:country-complex="SA"/>
    </style:style>
    <style:style style:name="ListLabel_20_426" style:display-name="ListLabel 426" style:family="text">
      <style:text-properties fo:language="en" fo:country="US" style:language-asian="en" style:country-asian="US" style:language-complex="ar" style:country-complex="SA"/>
    </style:style>
    <style:style style:name="ListLabel_20_427" style:display-name="ListLabel 427" style:family="text">
      <style:text-properties fo:language="en" fo:country="US" style:language-asian="en" style:country-asian="US" style:language-complex="ar" style:country-complex="SA"/>
    </style:style>
    <style:style style:name="ListLabel_20_428" style:display-name="ListLabel 428" style:family="text">
      <style:text-properties fo:language="en" fo:country="US" style:language-asian="en" style:country-asian="US" style:language-complex="ar" style:country-complex="SA"/>
    </style:style>
    <style:style style:name="ListLabel_20_429" style:display-name="ListLabel 429" style:family="text">
      <style:text-properties fo:language="en" fo:country="US" style:language-asian="en" style:country-asian="US" style:language-complex="ar" style:country-complex="SA"/>
    </style:style>
    <style:style style:name="ListLabel_20_430" style:display-name="ListLabel 430" style:family="text">
      <style:text-properties fo:language="en" fo:country="US" style:language-asian="en" style:country-asian="US" style:language-complex="ar" style:country-complex="SA"/>
    </style:style>
    <style:style style:name="ListLabel_20_431" style:display-name="ListLabel 431" style:family="text">
      <style:text-properties fo:language="en" fo:country="US" style:language-asian="en" style:country-asian="US" style:language-complex="ar" style:country-complex="SA"/>
    </style:style>
    <style:style style:name="ListLabel_20_432" style:display-name="ListLabel 432" style:family="text">
      <style:text-properties fo:language="en" fo:country="US" style:language-asian="en" style:country-asian="US" style:language-complex="ar" style:country-complex="SA"/>
    </style:style>
    <style:style style:name="ListLabel_20_433" style:display-name="ListLabel 433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34" style:display-name="ListLabel 434" style:family="text">
      <style:text-properties fo:language="en" fo:country="US" style:language-asian="en" style:country-asian="US" style:language-complex="ar" style:country-complex="SA"/>
    </style:style>
    <style:style style:name="ListLabel_20_435" style:display-name="ListLabel 435" style:family="text">
      <style:text-properties fo:language="en" fo:country="US" style:language-asian="en" style:country-asian="US" style:language-complex="ar" style:country-complex="SA"/>
    </style:style>
    <style:style style:name="ListLabel_20_436" style:display-name="ListLabel 436" style:family="text">
      <style:text-properties fo:language="en" fo:country="US" style:language-asian="en" style:country-asian="US" style:language-complex="ar" style:country-complex="SA"/>
    </style:style>
    <style:style style:name="ListLabel_20_437" style:display-name="ListLabel 437" style:family="text">
      <style:text-properties fo:language="en" fo:country="US" style:language-asian="en" style:country-asian="US" style:language-complex="ar" style:country-complex="SA"/>
    </style:style>
    <style:style style:name="ListLabel_20_438" style:display-name="ListLabel 438" style:family="text">
      <style:text-properties fo:language="en" fo:country="US" style:language-asian="en" style:country-asian="US" style:language-complex="ar" style:country-complex="SA"/>
    </style:style>
    <style:style style:name="ListLabel_20_439" style:display-name="ListLabel 439" style:family="text">
      <style:text-properties fo:language="en" fo:country="US" style:language-asian="en" style:country-asian="US" style:language-complex="ar" style:country-complex="SA"/>
    </style:style>
    <style:style style:name="ListLabel_20_440" style:display-name="ListLabel 440" style:family="text">
      <style:text-properties fo:language="en" fo:country="US" style:language-asian="en" style:country-asian="US" style:language-complex="ar" style:country-complex="SA"/>
    </style:style>
    <style:style style:name="ListLabel_20_441" style:display-name="ListLabel 441" style:family="text">
      <style:text-properties fo:language="en" fo:country="US" style:language-asian="en" style:country-asian="US" style:language-complex="ar" style:country-complex="SA"/>
    </style:style>
    <style:style style:name="ListLabel_20_442" style:display-name="ListLabel 442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443" style:display-name="ListLabel 443" style:family="text">
      <style:text-properties fo:language="en" fo:country="US" style:language-asian="en" style:country-asian="US" style:language-complex="ar" style:country-complex="SA"/>
    </style:style>
    <style:style style:name="ListLabel_20_444" style:display-name="ListLabel 444" style:family="text">
      <style:text-properties fo:language="en" fo:country="US" style:language-asian="en" style:country-asian="US" style:language-complex="ar" style:country-complex="SA"/>
    </style:style>
    <style:style style:name="ListLabel_20_445" style:display-name="ListLabel 445" style:family="text">
      <style:text-properties fo:language="en" fo:country="US" style:language-asian="en" style:country-asian="US" style:language-complex="ar" style:country-complex="SA"/>
    </style:style>
    <style:style style:name="ListLabel_20_446" style:display-name="ListLabel 446" style:family="text">
      <style:text-properties fo:language="en" fo:country="US" style:language-asian="en" style:country-asian="US" style:language-complex="ar" style:country-complex="SA"/>
    </style:style>
    <style:style style:name="ListLabel_20_447" style:display-name="ListLabel 447" style:family="text">
      <style:text-properties fo:language="en" fo:country="US" style:language-asian="en" style:country-asian="US" style:language-complex="ar" style:country-complex="SA"/>
    </style:style>
    <style:style style:name="ListLabel_20_448" style:display-name="ListLabel 448" style:family="text">
      <style:text-properties fo:language="en" fo:country="US" style:language-asian="en" style:country-asian="US" style:language-complex="ar" style:country-complex="SA"/>
    </style:style>
    <style:style style:name="ListLabel_20_449" style:display-name="ListLabel 449" style:family="text">
      <style:text-properties fo:language="en" fo:country="US" style:language-asian="en" style:country-asian="US" style:language-complex="ar" style:country-complex="SA"/>
    </style:style>
    <style:style style:name="ListLabel_20_450" style:display-name="ListLabel 450" style:family="text">
      <style:text-properties fo:language="en" fo:country="US" style:language-asian="en" style:country-asian="US" style:language-complex="ar" style:country-complex="SA"/>
    </style:style>
    <style:style style:name="ListLabel_20_451" style:display-name="ListLabel 451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52" style:display-name="ListLabel 452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53" style:display-name="ListLabel 453" style:family="text">
      <style:text-properties fo:language="en" fo:country="US" style:language-asian="en" style:country-asian="US" style:language-complex="ar" style:country-complex="SA"/>
    </style:style>
    <style:style style:name="ListLabel_20_454" style:display-name="ListLabel 454" style:family="text">
      <style:text-properties fo:language="en" fo:country="US" style:language-asian="en" style:country-asian="US" style:language-complex="ar" style:country-complex="SA"/>
    </style:style>
    <style:style style:name="ListLabel_20_455" style:display-name="ListLabel 455" style:family="text">
      <style:text-properties fo:language="en" fo:country="US" style:language-asian="en" style:country-asian="US" style:language-complex="ar" style:country-complex="SA"/>
    </style:style>
    <style:style style:name="ListLabel_20_456" style:display-name="ListLabel 456" style:family="text">
      <style:text-properties fo:language="en" fo:country="US" style:language-asian="en" style:country-asian="US" style:language-complex="ar" style:country-complex="SA"/>
    </style:style>
    <style:style style:name="ListLabel_20_457" style:display-name="ListLabel 457" style:family="text">
      <style:text-properties fo:language="en" fo:country="US" style:language-asian="en" style:country-asian="US" style:language-complex="ar" style:country-complex="SA"/>
    </style:style>
    <style:style style:name="ListLabel_20_458" style:display-name="ListLabel 458" style:family="text">
      <style:text-properties fo:language="en" fo:country="US" style:language-asian="en" style:country-asian="US" style:language-complex="ar" style:country-complex="SA"/>
    </style:style>
    <style:style style:name="ListLabel_20_459" style:display-name="ListLabel 459" style:family="text">
      <style:text-properties fo:language="en" fo:country="US" style:language-asian="en" style:country-asian="US" style:language-complex="ar" style:country-complex="SA"/>
    </style:style>
    <style:style style:name="ListLabel_20_460" style:display-name="ListLabel 460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61" style:display-name="ListLabel 461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62" style:display-name="ListLabel 462" style:family="text">
      <style:text-properties fo:language="en" fo:country="US" style:language-asian="en" style:country-asian="US" style:language-complex="ar" style:country-complex="SA"/>
    </style:style>
    <style:style style:name="ListLabel_20_463" style:display-name="ListLabel 463" style:family="text">
      <style:text-properties fo:language="en" fo:country="US" style:language-asian="en" style:country-asian="US" style:language-complex="ar" style:country-complex="SA"/>
    </style:style>
    <style:style style:name="ListLabel_20_464" style:display-name="ListLabel 464" style:family="text">
      <style:text-properties fo:language="en" fo:country="US" style:language-asian="en" style:country-asian="US" style:language-complex="ar" style:country-complex="SA"/>
    </style:style>
    <style:style style:name="ListLabel_20_465" style:display-name="ListLabel 465" style:family="text">
      <style:text-properties fo:language="en" fo:country="US" style:language-asian="en" style:country-asian="US" style:language-complex="ar" style:country-complex="SA"/>
    </style:style>
    <style:style style:name="ListLabel_20_466" style:display-name="ListLabel 466" style:family="text">
      <style:text-properties fo:language="en" fo:country="US" style:language-asian="en" style:country-asian="US" style:language-complex="ar" style:country-complex="SA"/>
    </style:style>
    <style:style style:name="ListLabel_20_467" style:display-name="ListLabel 467" style:family="text">
      <style:text-properties fo:language="en" fo:country="US" style:language-asian="en" style:country-asian="US" style:language-complex="ar" style:country-complex="SA"/>
    </style:style>
    <style:style style:name="ListLabel_20_468" style:display-name="ListLabel 468" style:family="text">
      <style:text-properties fo:language="en" fo:country="US" style:language-asian="en" style:country-asian="US" style:language-complex="ar" style:country-complex="SA"/>
    </style:style>
    <style:style style:name="ListLabel_20_469" style:display-name="ListLabel 469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470" style:display-name="ListLabel 470" style:family="text">
      <style:text-properties fo:language="en" fo:country="US" style:language-asian="en" style:country-asian="US" style:language-complex="ar" style:country-complex="SA"/>
    </style:style>
    <style:style style:name="ListLabel_20_471" style:display-name="ListLabel 471" style:family="text">
      <style:text-properties fo:language="en" fo:country="US" style:language-asian="en" style:country-asian="US" style:language-complex="ar" style:country-complex="SA"/>
    </style:style>
    <style:style style:name="ListLabel_20_472" style:display-name="ListLabel 472" style:family="text">
      <style:text-properties fo:language="en" fo:country="US" style:language-asian="en" style:country-asian="US" style:language-complex="ar" style:country-complex="SA"/>
    </style:style>
    <style:style style:name="ListLabel_20_473" style:display-name="ListLabel 473" style:family="text">
      <style:text-properties fo:language="en" fo:country="US" style:language-asian="en" style:country-asian="US" style:language-complex="ar" style:country-complex="SA"/>
    </style:style>
    <style:style style:name="ListLabel_20_474" style:display-name="ListLabel 474" style:family="text">
      <style:text-properties fo:language="en" fo:country="US" style:language-asian="en" style:country-asian="US" style:language-complex="ar" style:country-complex="SA"/>
    </style:style>
    <style:style style:name="ListLabel_20_475" style:display-name="ListLabel 475" style:family="text">
      <style:text-properties fo:language="en" fo:country="US" style:language-asian="en" style:country-asian="US" style:language-complex="ar" style:country-complex="SA"/>
    </style:style>
    <style:style style:name="ListLabel_20_476" style:display-name="ListLabel 476" style:family="text">
      <style:text-properties fo:language="en" fo:country="US" style:language-asian="en" style:country-asian="US" style:language-complex="ar" style:country-complex="SA"/>
    </style:style>
    <style:style style:name="ListLabel_20_477" style:display-name="ListLabel 477" style:family="text">
      <style:text-properties fo:language="en" fo:country="US" style:language-asian="en" style:country-asian="US" style:language-complex="ar" style:country-complex="SA"/>
    </style:style>
    <style:style style:name="ListLabel_20_478" style:display-name="ListLabel 478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479" style:display-name="ListLabel 479" style:family="text">
      <style:text-properties fo:language="en" fo:country="US" style:language-asian="en" style:country-asian="US" style:language-complex="ar" style:country-complex="SA"/>
    </style:style>
    <style:style style:name="ListLabel_20_480" style:display-name="ListLabel 480" style:family="text">
      <style:text-properties fo:language="en" fo:country="US" style:language-asian="en" style:country-asian="US" style:language-complex="ar" style:country-complex="SA"/>
    </style:style>
    <style:style style:name="ListLabel_20_481" style:display-name="ListLabel 481" style:family="text">
      <style:text-properties fo:language="en" fo:country="US" style:language-asian="en" style:country-asian="US" style:language-complex="ar" style:country-complex="SA"/>
    </style:style>
    <style:style style:name="ListLabel_20_482" style:display-name="ListLabel 482" style:family="text">
      <style:text-properties fo:language="en" fo:country="US" style:language-asian="en" style:country-asian="US" style:language-complex="ar" style:country-complex="SA"/>
    </style:style>
    <style:style style:name="ListLabel_20_483" style:display-name="ListLabel 483" style:family="text">
      <style:text-properties fo:language="en" fo:country="US" style:language-asian="en" style:country-asian="US" style:language-complex="ar" style:country-complex="SA"/>
    </style:style>
    <style:style style:name="ListLabel_20_484" style:display-name="ListLabel 484" style:family="text">
      <style:text-properties fo:language="en" fo:country="US" style:language-asian="en" style:country-asian="US" style:language-complex="ar" style:country-complex="SA"/>
    </style:style>
    <style:style style:name="ListLabel_20_485" style:display-name="ListLabel 485" style:family="text">
      <style:text-properties fo:language="en" fo:country="US" style:language-asian="en" style:country-asian="US" style:language-complex="ar" style:country-complex="SA"/>
    </style:style>
    <style:style style:name="ListLabel_20_486" style:display-name="ListLabel 486" style:family="text">
      <style:text-properties fo:language="en" fo:country="US" style:language-asian="en" style:country-asian="US" style:language-complex="ar" style:country-complex="SA"/>
    </style:style>
    <style:style style:name="ListLabel_20_487" style:display-name="ListLabel 487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88" style:display-name="ListLabel 488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489" style:display-name="ListLabel 489" style:family="text">
      <style:text-properties fo:language="en" fo:country="US" style:language-asian="en" style:country-asian="US" style:language-complex="ar" style:country-complex="SA"/>
    </style:style>
    <style:style style:name="ListLabel_20_490" style:display-name="ListLabel 490" style:family="text">
      <style:text-properties fo:language="en" fo:country="US" style:language-asian="en" style:country-asian="US" style:language-complex="ar" style:country-complex="SA"/>
    </style:style>
    <style:style style:name="ListLabel_20_491" style:display-name="ListLabel 491" style:family="text">
      <style:text-properties fo:language="en" fo:country="US" style:language-asian="en" style:country-asian="US" style:language-complex="ar" style:country-complex="SA"/>
    </style:style>
    <style:style style:name="ListLabel_20_492" style:display-name="ListLabel 492" style:family="text">
      <style:text-properties fo:language="en" fo:country="US" style:language-asian="en" style:country-asian="US" style:language-complex="ar" style:country-complex="SA"/>
    </style:style>
    <style:style style:name="ListLabel_20_493" style:display-name="ListLabel 493" style:family="text">
      <style:text-properties fo:language="en" fo:country="US" style:language-asian="en" style:country-asian="US" style:language-complex="ar" style:country-complex="SA"/>
    </style:style>
    <style:style style:name="ListLabel_20_494" style:display-name="ListLabel 494" style:family="text">
      <style:text-properties fo:language="en" fo:country="US" style:language-asian="en" style:country-asian="US" style:language-complex="ar" style:country-complex="SA"/>
    </style:style>
    <style:style style:name="ListLabel_20_495" style:display-name="ListLabel 495" style:family="text">
      <style:text-properties fo:language="en" fo:country="US" style:language-asian="en" style:country-asian="US" style:language-complex="ar" style:country-complex="SA"/>
    </style:style>
    <style:style style:name="ListLabel_20_496" style:display-name="ListLabel 496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497" style:display-name="ListLabel 497" style:family="text">
      <style:text-properties fo:language="en" fo:country="US" style:language-asian="en" style:country-asian="US" style:language-complex="ar" style:country-complex="SA"/>
    </style:style>
    <style:style style:name="ListLabel_20_498" style:display-name="ListLabel 498" style:family="text">
      <style:text-properties fo:language="en" fo:country="US" style:language-asian="en" style:country-asian="US" style:language-complex="ar" style:country-complex="SA"/>
    </style:style>
    <style:style style:name="ListLabel_20_499" style:display-name="ListLabel 499" style:family="text">
      <style:text-properties fo:language="en" fo:country="US" style:language-asian="en" style:country-asian="US" style:language-complex="ar" style:country-complex="SA"/>
    </style:style>
    <style:style style:name="ListLabel_20_500" style:display-name="ListLabel 500" style:family="text">
      <style:text-properties fo:language="en" fo:country="US" style:language-asian="en" style:country-asian="US" style:language-complex="ar" style:country-complex="SA"/>
    </style:style>
    <style:style style:name="ListLabel_20_501" style:display-name="ListLabel 501" style:family="text">
      <style:text-properties fo:language="en" fo:country="US" style:language-asian="en" style:country-asian="US" style:language-complex="ar" style:country-complex="SA"/>
    </style:style>
    <style:style style:name="ListLabel_20_502" style:display-name="ListLabel 502" style:family="text">
      <style:text-properties fo:language="en" fo:country="US" style:language-asian="en" style:country-asian="US" style:language-complex="ar" style:country-complex="SA"/>
    </style:style>
    <style:style style:name="ListLabel_20_503" style:display-name="ListLabel 503" style:family="text">
      <style:text-properties fo:language="en" fo:country="US" style:language-asian="en" style:country-asian="US" style:language-complex="ar" style:country-complex="SA"/>
    </style:style>
    <style:style style:name="ListLabel_20_504" style:display-name="ListLabel 504" style:family="text">
      <style:text-properties fo:language="en" fo:country="US" style:language-asian="en" style:country-asian="US" style:language-complex="ar" style:country-complex="SA"/>
    </style:style>
    <style:style style:name="ListLabel_20_505" style:display-name="ListLabel 505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506" style:display-name="ListLabel 506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07" style:display-name="ListLabel 507" style:family="text">
      <style:text-properties fo:language="en" fo:country="US" style:language-asian="en" style:country-asian="US" style:language-complex="ar" style:country-complex="SA"/>
    </style:style>
    <style:style style:name="ListLabel_20_508" style:display-name="ListLabel 508" style:family="text">
      <style:text-properties fo:language="en" fo:country="US" style:language-asian="en" style:country-asian="US" style:language-complex="ar" style:country-complex="SA"/>
    </style:style>
    <style:style style:name="ListLabel_20_509" style:display-name="ListLabel 509" style:family="text">
      <style:text-properties fo:language="en" fo:country="US" style:language-asian="en" style:country-asian="US" style:language-complex="ar" style:country-complex="SA"/>
    </style:style>
    <style:style style:name="ListLabel_20_510" style:display-name="ListLabel 510" style:family="text">
      <style:text-properties fo:language="en" fo:country="US" style:language-asian="en" style:country-asian="US" style:language-complex="ar" style:country-complex="SA"/>
    </style:style>
    <style:style style:name="ListLabel_20_511" style:display-name="ListLabel 511" style:family="text">
      <style:text-properties fo:language="en" fo:country="US" style:language-asian="en" style:country-asian="US" style:language-complex="ar" style:country-complex="SA"/>
    </style:style>
    <style:style style:name="ListLabel_20_512" style:display-name="ListLabel 512" style:family="text">
      <style:text-properties fo:language="en" fo:country="US" style:language-asian="en" style:country-asian="US" style:language-complex="ar" style:country-complex="SA"/>
    </style:style>
    <style:style style:name="ListLabel_20_513" style:display-name="ListLabel 513" style:family="text">
      <style:text-properties fo:language="en" fo:country="US" style:language-asian="en" style:country-asian="US" style:language-complex="ar" style:country-complex="SA"/>
    </style:style>
    <style:style style:name="ListLabel_20_514" style:display-name="ListLabel 514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15" style:display-name="ListLabel 515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516" style:display-name="ListLabel 516" style:family="text">
      <style:text-properties fo:language="en" fo:country="US" style:language-asian="en" style:country-asian="US" style:language-complex="ar" style:country-complex="SA"/>
    </style:style>
    <style:style style:name="ListLabel_20_517" style:display-name="ListLabel 517" style:family="text">
      <style:text-properties fo:language="en" fo:country="US" style:language-asian="en" style:country-asian="US" style:language-complex="ar" style:country-complex="SA"/>
    </style:style>
    <style:style style:name="ListLabel_20_518" style:display-name="ListLabel 518" style:family="text">
      <style:text-properties fo:language="en" fo:country="US" style:language-asian="en" style:country-asian="US" style:language-complex="ar" style:country-complex="SA"/>
    </style:style>
    <style:style style:name="ListLabel_20_519" style:display-name="ListLabel 519" style:family="text">
      <style:text-properties fo:language="en" fo:country="US" style:language-asian="en" style:country-asian="US" style:language-complex="ar" style:country-complex="SA"/>
    </style:style>
    <style:style style:name="ListLabel_20_520" style:display-name="ListLabel 520" style:family="text">
      <style:text-properties fo:language="en" fo:country="US" style:language-asian="en" style:country-asian="US" style:language-complex="ar" style:country-complex="SA"/>
    </style:style>
    <style:style style:name="ListLabel_20_521" style:display-name="ListLabel 521" style:family="text">
      <style:text-properties fo:language="en" fo:country="US" style:language-asian="en" style:country-asian="US" style:language-complex="ar" style:country-complex="SA"/>
    </style:style>
    <style:style style:name="ListLabel_20_522" style:display-name="ListLabel 522" style:family="text">
      <style:text-properties fo:language="en" fo:country="US" style:language-asian="en" style:country-asian="US" style:language-complex="ar" style:country-complex="SA"/>
    </style:style>
    <style:style style:name="ListLabel_20_523" style:display-name="ListLabel 523" style:family="text">
      <style:text-properties fo:font-size="14pt" fo:letter-spacing="-0.0008in" fo:language="en" fo:country="US" style:language-asian="en" style:country-asian="US" style:language-complex="ar" style:country-complex="SA" style:text-scale="80%"/>
    </style:style>
    <style:style style:name="ListLabel_20_524" style:display-name="ListLabel 524" style:family="text">
      <style:text-properties fo:language="en" fo:country="US" style:language-asian="en" style:country-asian="US" style:language-complex="ar" style:country-complex="SA"/>
    </style:style>
    <style:style style:name="ListLabel_20_525" style:display-name="ListLabel 525" style:family="text">
      <style:text-properties fo:language="en" fo:country="US" style:language-asian="en" style:country-asian="US" style:language-complex="ar" style:country-complex="SA"/>
    </style:style>
    <style:style style:name="ListLabel_20_526" style:display-name="ListLabel 526" style:family="text">
      <style:text-properties fo:language="en" fo:country="US" style:language-asian="en" style:country-asian="US" style:language-complex="ar" style:country-complex="SA"/>
    </style:style>
    <style:style style:name="ListLabel_20_527" style:display-name="ListLabel 527" style:family="text">
      <style:text-properties fo:language="en" fo:country="US" style:language-asian="en" style:country-asian="US" style:language-complex="ar" style:country-complex="SA"/>
    </style:style>
    <style:style style:name="ListLabel_20_528" style:display-name="ListLabel 528" style:family="text">
      <style:text-properties fo:language="en" fo:country="US" style:language-asian="en" style:country-asian="US" style:language-complex="ar" style:country-complex="SA"/>
    </style:style>
    <style:style style:name="ListLabel_20_529" style:display-name="ListLabel 529" style:family="text">
      <style:text-properties fo:language="en" fo:country="US" style:language-asian="en" style:country-asian="US" style:language-complex="ar" style:country-complex="SA"/>
    </style:style>
    <style:style style:name="ListLabel_20_530" style:display-name="ListLabel 530" style:family="text">
      <style:text-properties fo:language="en" fo:country="US" style:language-asian="en" style:country-asian="US" style:language-complex="ar" style:country-complex="SA"/>
    </style:style>
    <style:style style:name="ListLabel_20_531" style:display-name="ListLabel 531" style:family="text">
      <style:text-properties fo:language="en" fo:country="US" style:language-asian="en" style:country-asian="US" style:language-complex="ar" style:country-complex="SA"/>
    </style:style>
    <style:style style:name="ListLabel_20_532" style:display-name="ListLabel 532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33" style:display-name="ListLabel 533" style:family="text">
      <style:text-properties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34" style:display-name="ListLabel 534" style:family="text">
      <style:text-properties fo:language="en" fo:country="US" style:language-asian="en" style:country-asian="US" style:language-complex="ar" style:country-complex="SA"/>
    </style:style>
    <style:style style:name="ListLabel_20_535" style:display-name="ListLabel 535" style:family="text">
      <style:text-properties fo:language="en" fo:country="US" style:language-asian="en" style:country-asian="US" style:language-complex="ar" style:country-complex="SA"/>
    </style:style>
    <style:style style:name="ListLabel_20_536" style:display-name="ListLabel 536" style:family="text">
      <style:text-properties fo:language="en" fo:country="US" style:language-asian="en" style:country-asian="US" style:language-complex="ar" style:country-complex="SA"/>
    </style:style>
    <style:style style:name="ListLabel_20_537" style:display-name="ListLabel 537" style:family="text">
      <style:text-properties fo:language="en" fo:country="US" style:language-asian="en" style:country-asian="US" style:language-complex="ar" style:country-complex="SA"/>
    </style:style>
    <style:style style:name="ListLabel_20_538" style:display-name="ListLabel 538" style:family="text">
      <style:text-properties fo:language="en" fo:country="US" style:language-asian="en" style:country-asian="US" style:language-complex="ar" style:country-complex="SA"/>
    </style:style>
    <style:style style:name="ListLabel_20_539" style:display-name="ListLabel 539" style:family="text">
      <style:text-properties fo:language="en" fo:country="US" style:language-asian="en" style:country-asian="US" style:language-complex="ar" style:country-complex="SA"/>
    </style:style>
    <style:style style:name="ListLabel_20_540" style:display-name="ListLabel 540" style:family="text">
      <style:text-properties fo:language="en" fo:country="US" style:language-asian="en" style:country-asian="US" style:language-complex="ar" style:country-complex="SA"/>
    </style:style>
    <style:style style:name="ListLabel_20_541" style:display-name="ListLabel 541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542" style:display-name="ListLabel 542" style:family="text">
      <style:text-properties fo:language="en" fo:country="US" style:language-asian="en" style:country-asian="US" style:language-complex="ar" style:country-complex="SA"/>
    </style:style>
    <style:style style:name="ListLabel_20_543" style:display-name="ListLabel 543" style:family="text">
      <style:text-properties fo:language="en" fo:country="US" style:language-asian="en" style:country-asian="US" style:language-complex="ar" style:country-complex="SA"/>
    </style:style>
    <style:style style:name="ListLabel_20_544" style:display-name="ListLabel 544" style:family="text">
      <style:text-properties fo:language="en" fo:country="US" style:language-asian="en" style:country-asian="US" style:language-complex="ar" style:country-complex="SA"/>
    </style:style>
    <style:style style:name="ListLabel_20_545" style:display-name="ListLabel 545" style:family="text">
      <style:text-properties fo:language="en" fo:country="US" style:language-asian="en" style:country-asian="US" style:language-complex="ar" style:country-complex="SA"/>
    </style:style>
    <style:style style:name="ListLabel_20_546" style:display-name="ListLabel 546" style:family="text">
      <style:text-properties fo:language="en" fo:country="US" style:language-asian="en" style:country-asian="US" style:language-complex="ar" style:country-complex="SA"/>
    </style:style>
    <style:style style:name="ListLabel_20_547" style:display-name="ListLabel 547" style:family="text">
      <style:text-properties fo:language="en" fo:country="US" style:language-asian="en" style:country-asian="US" style:language-complex="ar" style:country-complex="SA"/>
    </style:style>
    <style:style style:name="ListLabel_20_548" style:display-name="ListLabel 548" style:family="text">
      <style:text-properties fo:language="en" fo:country="US" style:language-asian="en" style:country-asian="US" style:language-complex="ar" style:country-complex="SA"/>
    </style:style>
    <style:style style:name="ListLabel_20_549" style:display-name="ListLabel 549" style:family="text">
      <style:text-properties fo:language="en" fo:country="US" style:language-asian="en" style:country-asian="US" style:language-complex="ar" style:country-complex="SA"/>
    </style:style>
    <style:style style:name="ListLabel_20_550" style:display-name="ListLabel 550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551" style:display-name="ListLabel 551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52" style:display-name="ListLabel 552" style:family="text">
      <style:text-properties fo:language="en" fo:country="US" style:language-asian="en" style:country-asian="US" style:language-complex="ar" style:country-complex="SA"/>
    </style:style>
    <style:style style:name="ListLabel_20_553" style:display-name="ListLabel 553" style:family="text">
      <style:text-properties fo:language="en" fo:country="US" style:language-asian="en" style:country-asian="US" style:language-complex="ar" style:country-complex="SA"/>
    </style:style>
    <style:style style:name="ListLabel_20_554" style:display-name="ListLabel 554" style:family="text">
      <style:text-properties fo:language="en" fo:country="US" style:language-asian="en" style:country-asian="US" style:language-complex="ar" style:country-complex="SA"/>
    </style:style>
    <style:style style:name="ListLabel_20_555" style:display-name="ListLabel 555" style:family="text">
      <style:text-properties fo:language="en" fo:country="US" style:language-asian="en" style:country-asian="US" style:language-complex="ar" style:country-complex="SA"/>
    </style:style>
    <style:style style:name="ListLabel_20_556" style:display-name="ListLabel 556" style:family="text">
      <style:text-properties fo:language="en" fo:country="US" style:language-asian="en" style:country-asian="US" style:language-complex="ar" style:country-complex="SA"/>
    </style:style>
    <style:style style:name="ListLabel_20_557" style:display-name="ListLabel 557" style:family="text">
      <style:text-properties fo:language="en" fo:country="US" style:language-asian="en" style:country-asian="US" style:language-complex="ar" style:country-complex="SA"/>
    </style:style>
    <style:style style:name="ListLabel_20_558" style:display-name="ListLabel 558" style:family="text">
      <style:text-properties fo:language="en" fo:country="US" style:language-asian="en" style:country-asian="US" style:language-complex="ar" style:country-complex="SA"/>
    </style:style>
    <style:style style:name="ListLabel_20_559" style:display-name="ListLabel 559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60" style:display-name="ListLabel 560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61" style:display-name="ListLabel 561" style:family="text">
      <style:text-properties fo:language="en" fo:country="US" style:language-asian="en" style:country-asian="US" style:language-complex="ar" style:country-complex="SA"/>
    </style:style>
    <style:style style:name="ListLabel_20_562" style:display-name="ListLabel 562" style:family="text">
      <style:text-properties fo:language="en" fo:country="US" style:language-asian="en" style:country-asian="US" style:language-complex="ar" style:country-complex="SA"/>
    </style:style>
    <style:style style:name="ListLabel_20_563" style:display-name="ListLabel 563" style:family="text">
      <style:text-properties fo:language="en" fo:country="US" style:language-asian="en" style:country-asian="US" style:language-complex="ar" style:country-complex="SA"/>
    </style:style>
    <style:style style:name="ListLabel_20_564" style:display-name="ListLabel 564" style:family="text">
      <style:text-properties fo:language="en" fo:country="US" style:language-asian="en" style:country-asian="US" style:language-complex="ar" style:country-complex="SA"/>
    </style:style>
    <style:style style:name="ListLabel_20_565" style:display-name="ListLabel 565" style:family="text">
      <style:text-properties fo:language="en" fo:country="US" style:language-asian="en" style:country-asian="US" style:language-complex="ar" style:country-complex="SA"/>
    </style:style>
    <style:style style:name="ListLabel_20_566" style:display-name="ListLabel 566" style:family="text">
      <style:text-properties fo:language="en" fo:country="US" style:language-asian="en" style:country-asian="US" style:language-complex="ar" style:country-complex="SA"/>
    </style:style>
    <style:style style:name="ListLabel_20_567" style:display-name="ListLabel 567" style:family="text">
      <style:text-properties fo:language="en" fo:country="US" style:language-asian="en" style:country-asian="US" style:language-complex="ar" style:country-complex="SA"/>
    </style:style>
    <style:style style:name="ListLabel_20_568" style:display-name="ListLabel 568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569" style:display-name="ListLabel 569" style:family="text">
      <style:text-properties fo:language="en" fo:country="US" style:language-asian="en" style:country-asian="US" style:language-complex="ar" style:country-complex="SA"/>
    </style:style>
    <style:style style:name="ListLabel_20_570" style:display-name="ListLabel 570" style:family="text">
      <style:text-properties fo:language="en" fo:country="US" style:language-asian="en" style:country-asian="US" style:language-complex="ar" style:country-complex="SA"/>
    </style:style>
    <style:style style:name="ListLabel_20_571" style:display-name="ListLabel 571" style:family="text">
      <style:text-properties fo:language="en" fo:country="US" style:language-asian="en" style:country-asian="US" style:language-complex="ar" style:country-complex="SA"/>
    </style:style>
    <style:style style:name="ListLabel_20_572" style:display-name="ListLabel 572" style:family="text">
      <style:text-properties fo:language="en" fo:country="US" style:language-asian="en" style:country-asian="US" style:language-complex="ar" style:country-complex="SA"/>
    </style:style>
    <style:style style:name="ListLabel_20_573" style:display-name="ListLabel 573" style:family="text">
      <style:text-properties fo:language="en" fo:country="US" style:language-asian="en" style:country-asian="US" style:language-complex="ar" style:country-complex="SA"/>
    </style:style>
    <style:style style:name="ListLabel_20_574" style:display-name="ListLabel 574" style:family="text">
      <style:text-properties fo:language="en" fo:country="US" style:language-asian="en" style:country-asian="US" style:language-complex="ar" style:country-complex="SA"/>
    </style:style>
    <style:style style:name="ListLabel_20_575" style:display-name="ListLabel 575" style:family="text">
      <style:text-properties fo:language="en" fo:country="US" style:language-asian="en" style:country-asian="US" style:language-complex="ar" style:country-complex="SA"/>
    </style:style>
    <style:style style:name="ListLabel_20_576" style:display-name="ListLabel 576" style:family="text">
      <style:text-properties fo:language="en" fo:country="US" style:language-asian="en" style:country-asian="US" style:language-complex="ar" style:country-complex="SA"/>
    </style:style>
    <style:style style:name="ListLabel_20_577" style:display-name="ListLabel 577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578" style:display-name="ListLabel 578" style:family="text">
      <style:text-properties fo:language="en" fo:country="US" style:language-asian="en" style:country-asian="US" style:language-complex="ar" style:country-complex="SA"/>
    </style:style>
    <style:style style:name="ListLabel_20_579" style:display-name="ListLabel 579" style:family="text">
      <style:text-properties fo:language="en" fo:country="US" style:language-asian="en" style:country-asian="US" style:language-complex="ar" style:country-complex="SA"/>
    </style:style>
    <style:style style:name="ListLabel_20_580" style:display-name="ListLabel 580" style:family="text">
      <style:text-properties fo:language="en" fo:country="US" style:language-asian="en" style:country-asian="US" style:language-complex="ar" style:country-complex="SA"/>
    </style:style>
    <style:style style:name="ListLabel_20_581" style:display-name="ListLabel 581" style:family="text">
      <style:text-properties fo:language="en" fo:country="US" style:language-asian="en" style:country-asian="US" style:language-complex="ar" style:country-complex="SA"/>
    </style:style>
    <style:style style:name="ListLabel_20_582" style:display-name="ListLabel 582" style:family="text">
      <style:text-properties fo:language="en" fo:country="US" style:language-asian="en" style:country-asian="US" style:language-complex="ar" style:country-complex="SA"/>
    </style:style>
    <style:style style:name="ListLabel_20_583" style:display-name="ListLabel 583" style:family="text">
      <style:text-properties fo:language="en" fo:country="US" style:language-asian="en" style:country-asian="US" style:language-complex="ar" style:country-complex="SA"/>
    </style:style>
    <style:style style:name="ListLabel_20_584" style:display-name="ListLabel 584" style:family="text">
      <style:text-properties fo:language="en" fo:country="US" style:language-asian="en" style:country-asian="US" style:language-complex="ar" style:country-complex="SA"/>
    </style:style>
    <style:style style:name="ListLabel_20_585" style:display-name="ListLabel 585" style:family="text">
      <style:text-properties fo:language="en" fo:country="US" style:language-asian="en" style:country-asian="US" style:language-complex="ar" style:country-complex="SA"/>
    </style:style>
    <style:style style:name="ListLabel_20_586" style:display-name="ListLabel 586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87" style:display-name="ListLabel 587" style:family="text">
      <style:text-properties fo:language="en" fo:country="US" style:language-asian="en" style:country-asian="US" style:language-complex="ar" style:country-complex="SA"/>
    </style:style>
    <style:style style:name="ListLabel_20_588" style:display-name="ListLabel 588" style:family="text">
      <style:text-properties fo:language="en" fo:country="US" style:language-asian="en" style:country-asian="US" style:language-complex="ar" style:country-complex="SA"/>
    </style:style>
    <style:style style:name="ListLabel_20_589" style:display-name="ListLabel 589" style:family="text">
      <style:text-properties fo:language="en" fo:country="US" style:language-asian="en" style:country-asian="US" style:language-complex="ar" style:country-complex="SA"/>
    </style:style>
    <style:style style:name="ListLabel_20_590" style:display-name="ListLabel 590" style:family="text">
      <style:text-properties fo:language="en" fo:country="US" style:language-asian="en" style:country-asian="US" style:language-complex="ar" style:country-complex="SA"/>
    </style:style>
    <style:style style:name="ListLabel_20_591" style:display-name="ListLabel 591" style:family="text">
      <style:text-properties fo:language="en" fo:country="US" style:language-asian="en" style:country-asian="US" style:language-complex="ar" style:country-complex="SA"/>
    </style:style>
    <style:style style:name="ListLabel_20_592" style:display-name="ListLabel 592" style:family="text">
      <style:text-properties fo:language="en" fo:country="US" style:language-asian="en" style:country-asian="US" style:language-complex="ar" style:country-complex="SA"/>
    </style:style>
    <style:style style:name="ListLabel_20_593" style:display-name="ListLabel 593" style:family="text">
      <style:text-properties fo:language="en" fo:country="US" style:language-asian="en" style:country-asian="US" style:language-complex="ar" style:country-complex="SA"/>
    </style:style>
    <style:style style:name="ListLabel_20_594" style:display-name="ListLabel 594" style:family="text">
      <style:text-properties fo:language="en" fo:country="US" style:language-asian="en" style:country-asian="US" style:language-complex="ar" style:country-complex="SA"/>
    </style:style>
    <style:style style:name="ListLabel_20_595" style:display-name="ListLabel 595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596" style:display-name="ListLabel 596" style:family="text">
      <style:text-properties fo:language="en" fo:country="US" style:language-asian="en" style:country-asian="US" style:language-complex="ar" style:country-complex="SA"/>
    </style:style>
    <style:style style:name="ListLabel_20_597" style:display-name="ListLabel 597" style:family="text">
      <style:text-properties fo:language="en" fo:country="US" style:language-asian="en" style:country-asian="US" style:language-complex="ar" style:country-complex="SA"/>
    </style:style>
    <style:style style:name="ListLabel_20_598" style:display-name="ListLabel 598" style:family="text">
      <style:text-properties fo:language="en" fo:country="US" style:language-asian="en" style:country-asian="US" style:language-complex="ar" style:country-complex="SA"/>
    </style:style>
    <style:style style:name="ListLabel_20_599" style:display-name="ListLabel 599" style:family="text">
      <style:text-properties fo:language="en" fo:country="US" style:language-asian="en" style:country-asian="US" style:language-complex="ar" style:country-complex="SA"/>
    </style:style>
    <style:style style:name="ListLabel_20_600" style:display-name="ListLabel 600" style:family="text">
      <style:text-properties fo:language="en" fo:country="US" style:language-asian="en" style:country-asian="US" style:language-complex="ar" style:country-complex="SA"/>
    </style:style>
    <style:style style:name="ListLabel_20_601" style:display-name="ListLabel 601" style:family="text">
      <style:text-properties fo:language="en" fo:country="US" style:language-asian="en" style:country-asian="US" style:language-complex="ar" style:country-complex="SA"/>
    </style:style>
    <style:style style:name="ListLabel_20_602" style:display-name="ListLabel 602" style:family="text">
      <style:text-properties fo:language="en" fo:country="US" style:language-asian="en" style:country-asian="US" style:language-complex="ar" style:country-complex="SA"/>
    </style:style>
    <style:style style:name="ListLabel_20_603" style:display-name="ListLabel 603" style:family="text">
      <style:text-properties fo:language="en" fo:country="US" style:language-asian="en" style:country-asian="US" style:language-complex="ar" style:country-complex="SA"/>
    </style:style>
    <style:style style:name="ListLabel_20_604" style:display-name="ListLabel 604" style:family="text">
      <style:text-properties fo:color="#878787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05" style:display-name="ListLabel 605" style:family="text">
      <style:text-properties fo:language="en" fo:country="US" style:language-asian="en" style:country-asian="US" style:language-complex="ar" style:country-complex="SA"/>
    </style:style>
    <style:style style:name="ListLabel_20_606" style:display-name="ListLabel 606" style:family="text">
      <style:text-properties fo:language="en" fo:country="US" style:language-asian="en" style:country-asian="US" style:language-complex="ar" style:country-complex="SA"/>
    </style:style>
    <style:style style:name="ListLabel_20_607" style:display-name="ListLabel 607" style:family="text">
      <style:text-properties fo:language="en" fo:country="US" style:language-asian="en" style:country-asian="US" style:language-complex="ar" style:country-complex="SA"/>
    </style:style>
    <style:style style:name="ListLabel_20_608" style:display-name="ListLabel 608" style:family="text">
      <style:text-properties fo:language="en" fo:country="US" style:language-asian="en" style:country-asian="US" style:language-complex="ar" style:country-complex="SA"/>
    </style:style>
    <style:style style:name="ListLabel_20_609" style:display-name="ListLabel 609" style:family="text">
      <style:text-properties fo:language="en" fo:country="US" style:language-asian="en" style:country-asian="US" style:language-complex="ar" style:country-complex="SA"/>
    </style:style>
    <style:style style:name="ListLabel_20_610" style:display-name="ListLabel 610" style:family="text">
      <style:text-properties fo:language="en" fo:country="US" style:language-asian="en" style:country-asian="US" style:language-complex="ar" style:country-complex="SA"/>
    </style:style>
    <style:style style:name="ListLabel_20_611" style:display-name="ListLabel 611" style:family="text">
      <style:text-properties fo:language="en" fo:country="US" style:language-asian="en" style:country-asian="US" style:language-complex="ar" style:country-complex="SA"/>
    </style:style>
    <style:style style:name="ListLabel_20_612" style:display-name="ListLabel 612" style:family="text">
      <style:text-properties fo:language="en" fo:country="US" style:language-asian="en" style:country-asian="US" style:language-complex="ar" style:country-complex="SA"/>
    </style:style>
    <style:style style:name="ListLabel_20_613" style:display-name="ListLabel 613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614" style:display-name="ListLabel 614" style:family="text">
      <style:text-properties fo:language="en" fo:country="US" style:language-asian="en" style:country-asian="US" style:language-complex="ar" style:country-complex="SA"/>
    </style:style>
    <style:style style:name="ListLabel_20_615" style:display-name="ListLabel 615" style:family="text">
      <style:text-properties fo:language="en" fo:country="US" style:language-asian="en" style:country-asian="US" style:language-complex="ar" style:country-complex="SA"/>
    </style:style>
    <style:style style:name="ListLabel_20_616" style:display-name="ListLabel 616" style:family="text">
      <style:text-properties fo:language="en" fo:country="US" style:language-asian="en" style:country-asian="US" style:language-complex="ar" style:country-complex="SA"/>
    </style:style>
    <style:style style:name="ListLabel_20_617" style:display-name="ListLabel 617" style:family="text">
      <style:text-properties fo:language="en" fo:country="US" style:language-asian="en" style:country-asian="US" style:language-complex="ar" style:country-complex="SA"/>
    </style:style>
    <style:style style:name="ListLabel_20_618" style:display-name="ListLabel 618" style:family="text">
      <style:text-properties fo:language="en" fo:country="US" style:language-asian="en" style:country-asian="US" style:language-complex="ar" style:country-complex="SA"/>
    </style:style>
    <style:style style:name="ListLabel_20_619" style:display-name="ListLabel 619" style:family="text">
      <style:text-properties fo:language="en" fo:country="US" style:language-asian="en" style:country-asian="US" style:language-complex="ar" style:country-complex="SA"/>
    </style:style>
    <style:style style:name="ListLabel_20_620" style:display-name="ListLabel 620" style:family="text">
      <style:text-properties fo:language="en" fo:country="US" style:language-asian="en" style:country-asian="US" style:language-complex="ar" style:country-complex="SA"/>
    </style:style>
    <style:style style:name="ListLabel_20_621" style:display-name="ListLabel 621" style:family="text">
      <style:text-properties fo:language="en" fo:country="US" style:language-asian="en" style:country-asian="US" style:language-complex="ar" style:country-complex="SA"/>
    </style:style>
    <style:style style:name="ListLabel_20_622" style:display-name="ListLabel 622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23" style:display-name="ListLabel 623" style:family="text">
      <style:text-properties fo:language="en" fo:country="US" style:language-asian="en" style:country-asian="US" style:language-complex="ar" style:country-complex="SA"/>
    </style:style>
    <style:style style:name="ListLabel_20_624" style:display-name="ListLabel 624" style:family="text">
      <style:text-properties fo:language="en" fo:country="US" style:language-asian="en" style:country-asian="US" style:language-complex="ar" style:country-complex="SA"/>
    </style:style>
    <style:style style:name="ListLabel_20_625" style:display-name="ListLabel 625" style:family="text">
      <style:text-properties fo:language="en" fo:country="US" style:language-asian="en" style:country-asian="US" style:language-complex="ar" style:country-complex="SA"/>
    </style:style>
    <style:style style:name="ListLabel_20_626" style:display-name="ListLabel 626" style:family="text">
      <style:text-properties fo:language="en" fo:country="US" style:language-asian="en" style:country-asian="US" style:language-complex="ar" style:country-complex="SA"/>
    </style:style>
    <style:style style:name="ListLabel_20_627" style:display-name="ListLabel 627" style:family="text">
      <style:text-properties fo:language="en" fo:country="US" style:language-asian="en" style:country-asian="US" style:language-complex="ar" style:country-complex="SA"/>
    </style:style>
    <style:style style:name="ListLabel_20_628" style:display-name="ListLabel 628" style:family="text">
      <style:text-properties fo:language="en" fo:country="US" style:language-asian="en" style:country-asian="US" style:language-complex="ar" style:country-complex="SA"/>
    </style:style>
    <style:style style:name="ListLabel_20_629" style:display-name="ListLabel 629" style:family="text">
      <style:text-properties fo:language="en" fo:country="US" style:language-asian="en" style:country-asian="US" style:language-complex="ar" style:country-complex="SA"/>
    </style:style>
    <style:style style:name="ListLabel_20_630" style:display-name="ListLabel 630" style:family="text">
      <style:text-properties fo:language="en" fo:country="US" style:language-asian="en" style:country-asian="US" style:language-complex="ar" style:country-complex="SA"/>
    </style:style>
    <style:style style:name="ListLabel_20_631" style:display-name="ListLabel 631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32" style:display-name="ListLabel 632" style:family="text">
      <style:text-properties fo:language="en" fo:country="US" style:language-asian="en" style:country-asian="US" style:language-complex="ar" style:country-complex="SA"/>
    </style:style>
    <style:style style:name="ListLabel_20_633" style:display-name="ListLabel 633" style:family="text">
      <style:text-properties fo:language="en" fo:country="US" style:language-asian="en" style:country-asian="US" style:language-complex="ar" style:country-complex="SA"/>
    </style:style>
    <style:style style:name="ListLabel_20_634" style:display-name="ListLabel 634" style:family="text">
      <style:text-properties fo:language="en" fo:country="US" style:language-asian="en" style:country-asian="US" style:language-complex="ar" style:country-complex="SA"/>
    </style:style>
    <style:style style:name="ListLabel_20_635" style:display-name="ListLabel 635" style:family="text">
      <style:text-properties fo:language="en" fo:country="US" style:language-asian="en" style:country-asian="US" style:language-complex="ar" style:country-complex="SA"/>
    </style:style>
    <style:style style:name="ListLabel_20_636" style:display-name="ListLabel 636" style:family="text">
      <style:text-properties fo:language="en" fo:country="US" style:language-asian="en" style:country-asian="US" style:language-complex="ar" style:country-complex="SA"/>
    </style:style>
    <style:style style:name="ListLabel_20_637" style:display-name="ListLabel 637" style:family="text">
      <style:text-properties fo:language="en" fo:country="US" style:language-asian="en" style:country-asian="US" style:language-complex="ar" style:country-complex="SA"/>
    </style:style>
    <style:style style:name="ListLabel_20_638" style:display-name="ListLabel 638" style:family="text">
      <style:text-properties fo:language="en" fo:country="US" style:language-asian="en" style:country-asian="US" style:language-complex="ar" style:country-complex="SA"/>
    </style:style>
    <style:style style:name="ListLabel_20_639" style:display-name="ListLabel 639" style:family="text">
      <style:text-properties fo:language="en" fo:country="US" style:language-asian="en" style:country-asian="US" style:language-complex="ar" style:country-complex="SA"/>
    </style:style>
    <style:style style:name="ListLabel_20_640" style:display-name="ListLabel 640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41" style:display-name="ListLabel 641" style:family="text">
      <style:text-properties fo:language="en" fo:country="US" style:language-asian="en" style:country-asian="US" style:language-complex="ar" style:country-complex="SA"/>
    </style:style>
    <style:style style:name="ListLabel_20_642" style:display-name="ListLabel 642" style:family="text">
      <style:text-properties fo:language="en" fo:country="US" style:language-asian="en" style:country-asian="US" style:language-complex="ar" style:country-complex="SA"/>
    </style:style>
    <style:style style:name="ListLabel_20_643" style:display-name="ListLabel 643" style:family="text">
      <style:text-properties fo:language="en" fo:country="US" style:language-asian="en" style:country-asian="US" style:language-complex="ar" style:country-complex="SA"/>
    </style:style>
    <style:style style:name="ListLabel_20_644" style:display-name="ListLabel 644" style:family="text">
      <style:text-properties fo:language="en" fo:country="US" style:language-asian="en" style:country-asian="US" style:language-complex="ar" style:country-complex="SA"/>
    </style:style>
    <style:style style:name="ListLabel_20_645" style:display-name="ListLabel 645" style:family="text">
      <style:text-properties fo:language="en" fo:country="US" style:language-asian="en" style:country-asian="US" style:language-complex="ar" style:country-complex="SA"/>
    </style:style>
    <style:style style:name="ListLabel_20_646" style:display-name="ListLabel 646" style:family="text">
      <style:text-properties fo:language="en" fo:country="US" style:language-asian="en" style:country-asian="US" style:language-complex="ar" style:country-complex="SA"/>
    </style:style>
    <style:style style:name="ListLabel_20_647" style:display-name="ListLabel 647" style:family="text">
      <style:text-properties fo:language="en" fo:country="US" style:language-asian="en" style:country-asian="US" style:language-complex="ar" style:country-complex="SA"/>
    </style:style>
    <style:style style:name="ListLabel_20_648" style:display-name="ListLabel 648" style:family="text">
      <style:text-properties fo:language="en" fo:country="US" style:language-asian="en" style:country-asian="US" style:language-complex="ar" style:country-complex="SA"/>
    </style:style>
    <style:style style:name="ListLabel_20_649" style:display-name="ListLabel 649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50" style:display-name="ListLabel 650" style:family="text">
      <style:text-properties fo:language="en" fo:country="US" style:language-asian="en" style:country-asian="US" style:language-complex="ar" style:country-complex="SA"/>
    </style:style>
    <style:style style:name="ListLabel_20_651" style:display-name="ListLabel 651" style:family="text">
      <style:text-properties fo:language="en" fo:country="US" style:language-asian="en" style:country-asian="US" style:language-complex="ar" style:country-complex="SA"/>
    </style:style>
    <style:style style:name="ListLabel_20_652" style:display-name="ListLabel 652" style:family="text">
      <style:text-properties fo:language="en" fo:country="US" style:language-asian="en" style:country-asian="US" style:language-complex="ar" style:country-complex="SA"/>
    </style:style>
    <style:style style:name="ListLabel_20_653" style:display-name="ListLabel 653" style:family="text">
      <style:text-properties fo:language="en" fo:country="US" style:language-asian="en" style:country-asian="US" style:language-complex="ar" style:country-complex="SA"/>
    </style:style>
    <style:style style:name="ListLabel_20_654" style:display-name="ListLabel 654" style:family="text">
      <style:text-properties fo:language="en" fo:country="US" style:language-asian="en" style:country-asian="US" style:language-complex="ar" style:country-complex="SA"/>
    </style:style>
    <style:style style:name="ListLabel_20_655" style:display-name="ListLabel 655" style:family="text">
      <style:text-properties fo:language="en" fo:country="US" style:language-asian="en" style:country-asian="US" style:language-complex="ar" style:country-complex="SA"/>
    </style:style>
    <style:style style:name="ListLabel_20_656" style:display-name="ListLabel 656" style:family="text">
      <style:text-properties fo:language="en" fo:country="US" style:language-asian="en" style:country-asian="US" style:language-complex="ar" style:country-complex="SA"/>
    </style:style>
    <style:style style:name="ListLabel_20_657" style:display-name="ListLabel 657" style:family="text">
      <style:text-properties fo:language="en" fo:country="US" style:language-asian="en" style:country-asian="US" style:language-complex="ar" style:country-complex="SA"/>
    </style:style>
    <style:style style:name="ListLabel_20_658" style:display-name="ListLabel 658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59" style:display-name="ListLabel 659" style:family="text">
      <style:text-properties fo:language="en" fo:country="US" style:language-asian="en" style:country-asian="US" style:language-complex="ar" style:country-complex="SA"/>
    </style:style>
    <style:style style:name="ListLabel_20_660" style:display-name="ListLabel 660" style:family="text">
      <style:text-properties fo:language="en" fo:country="US" style:language-asian="en" style:country-asian="US" style:language-complex="ar" style:country-complex="SA"/>
    </style:style>
    <style:style style:name="ListLabel_20_661" style:display-name="ListLabel 661" style:family="text">
      <style:text-properties fo:language="en" fo:country="US" style:language-asian="en" style:country-asian="US" style:language-complex="ar" style:country-complex="SA"/>
    </style:style>
    <style:style style:name="ListLabel_20_662" style:display-name="ListLabel 662" style:family="text">
      <style:text-properties fo:language="en" fo:country="US" style:language-asian="en" style:country-asian="US" style:language-complex="ar" style:country-complex="SA"/>
    </style:style>
    <style:style style:name="ListLabel_20_663" style:display-name="ListLabel 663" style:family="text">
      <style:text-properties fo:language="en" fo:country="US" style:language-asian="en" style:country-asian="US" style:language-complex="ar" style:country-complex="SA"/>
    </style:style>
    <style:style style:name="ListLabel_20_664" style:display-name="ListLabel 664" style:family="text">
      <style:text-properties fo:language="en" fo:country="US" style:language-asian="en" style:country-asian="US" style:language-complex="ar" style:country-complex="SA"/>
    </style:style>
    <style:style style:name="ListLabel_20_665" style:display-name="ListLabel 665" style:family="text">
      <style:text-properties fo:language="en" fo:country="US" style:language-asian="en" style:country-asian="US" style:language-complex="ar" style:country-complex="SA"/>
    </style:style>
    <style:style style:name="ListLabel_20_666" style:display-name="ListLabel 666" style:family="text">
      <style:text-properties fo:language="en" fo:country="US" style:language-asian="en" style:country-asian="US" style:language-complex="ar" style:country-complex="SA"/>
    </style:style>
    <style:style style:name="ListLabel_20_667" style:display-name="ListLabel 667" style:family="text">
      <style:text-properties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68" style:display-name="ListLabel 668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69" style:display-name="ListLabel 669" style:family="text">
      <style:text-properties fo:language="en" fo:country="US" style:language-asian="en" style:country-asian="US" style:language-complex="ar" style:country-complex="SA"/>
    </style:style>
    <style:style style:name="ListLabel_20_670" style:display-name="ListLabel 670" style:family="text">
      <style:text-properties fo:language="en" fo:country="US" style:language-asian="en" style:country-asian="US" style:language-complex="ar" style:country-complex="SA"/>
    </style:style>
    <style:style style:name="ListLabel_20_671" style:display-name="ListLabel 671" style:family="text">
      <style:text-properties fo:language="en" fo:country="US" style:language-asian="en" style:country-asian="US" style:language-complex="ar" style:country-complex="SA"/>
    </style:style>
    <style:style style:name="ListLabel_20_672" style:display-name="ListLabel 672" style:family="text">
      <style:text-properties fo:language="en" fo:country="US" style:language-asian="en" style:country-asian="US" style:language-complex="ar" style:country-complex="SA"/>
    </style:style>
    <style:style style:name="ListLabel_20_673" style:display-name="ListLabel 673" style:family="text">
      <style:text-properties fo:language="en" fo:country="US" style:language-asian="en" style:country-asian="US" style:language-complex="ar" style:country-complex="SA"/>
    </style:style>
    <style:style style:name="ListLabel_20_674" style:display-name="ListLabel 674" style:family="text">
      <style:text-properties fo:language="en" fo:country="US" style:language-asian="en" style:country-asian="US" style:language-complex="ar" style:country-complex="SA"/>
    </style:style>
    <style:style style:name="ListLabel_20_675" style:display-name="ListLabel 675" style:family="text">
      <style:text-properties fo:language="en" fo:country="US" style:language-asian="en" style:country-asian="US" style:language-complex="ar" style:country-complex="SA"/>
    </style:style>
    <style:style style:name="ListLabel_20_676" style:display-name="ListLabel 676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77" style:display-name="ListLabel 677" style:family="text">
      <style:text-properties fo:language="en" fo:country="US" style:language-asian="en" style:country-asian="US" style:language-complex="ar" style:country-complex="SA"/>
    </style:style>
    <style:style style:name="ListLabel_20_678" style:display-name="ListLabel 678" style:family="text">
      <style:text-properties fo:language="en" fo:country="US" style:language-asian="en" style:country-asian="US" style:language-complex="ar" style:country-complex="SA"/>
    </style:style>
    <style:style style:name="ListLabel_20_679" style:display-name="ListLabel 679" style:family="text">
      <style:text-properties fo:language="en" fo:country="US" style:language-asian="en" style:country-asian="US" style:language-complex="ar" style:country-complex="SA"/>
    </style:style>
    <style:style style:name="ListLabel_20_680" style:display-name="ListLabel 680" style:family="text">
      <style:text-properties fo:language="en" fo:country="US" style:language-asian="en" style:country-asian="US" style:language-complex="ar" style:country-complex="SA"/>
    </style:style>
    <style:style style:name="ListLabel_20_681" style:display-name="ListLabel 681" style:family="text">
      <style:text-properties fo:language="en" fo:country="US" style:language-asian="en" style:country-asian="US" style:language-complex="ar" style:country-complex="SA"/>
    </style:style>
    <style:style style:name="ListLabel_20_682" style:display-name="ListLabel 682" style:family="text">
      <style:text-properties fo:language="en" fo:country="US" style:language-asian="en" style:country-asian="US" style:language-complex="ar" style:country-complex="SA"/>
    </style:style>
    <style:style style:name="ListLabel_20_683" style:display-name="ListLabel 683" style:family="text">
      <style:text-properties fo:language="en" fo:country="US" style:language-asian="en" style:country-asian="US" style:language-complex="ar" style:country-complex="SA"/>
    </style:style>
    <style:style style:name="ListLabel_20_684" style:display-name="ListLabel 684" style:family="text">
      <style:text-properties fo:language="en" fo:country="US" style:language-asian="en" style:country-asian="US" style:language-complex="ar" style:country-complex="SA"/>
    </style:style>
    <style:style style:name="ListLabel_20_685" style:display-name="ListLabel 685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686" style:display-name="ListLabel 686" style:family="text">
      <style:text-properties fo:language="en" fo:country="US" style:language-asian="en" style:country-asian="US" style:language-complex="ar" style:country-complex="SA"/>
    </style:style>
    <style:style style:name="ListLabel_20_687" style:display-name="ListLabel 687" style:family="text">
      <style:text-properties fo:language="en" fo:country="US" style:language-asian="en" style:country-asian="US" style:language-complex="ar" style:country-complex="SA"/>
    </style:style>
    <style:style style:name="ListLabel_20_688" style:display-name="ListLabel 688" style:family="text">
      <style:text-properties fo:language="en" fo:country="US" style:language-asian="en" style:country-asian="US" style:language-complex="ar" style:country-complex="SA"/>
    </style:style>
    <style:style style:name="ListLabel_20_689" style:display-name="ListLabel 689" style:family="text">
      <style:text-properties fo:language="en" fo:country="US" style:language-asian="en" style:country-asian="US" style:language-complex="ar" style:country-complex="SA"/>
    </style:style>
    <style:style style:name="ListLabel_20_690" style:display-name="ListLabel 690" style:family="text">
      <style:text-properties fo:language="en" fo:country="US" style:language-asian="en" style:country-asian="US" style:language-complex="ar" style:country-complex="SA"/>
    </style:style>
    <style:style style:name="ListLabel_20_691" style:display-name="ListLabel 691" style:family="text">
      <style:text-properties fo:language="en" fo:country="US" style:language-asian="en" style:country-asian="US" style:language-complex="ar" style:country-complex="SA"/>
    </style:style>
    <style:style style:name="ListLabel_20_692" style:display-name="ListLabel 692" style:family="text">
      <style:text-properties fo:language="en" fo:country="US" style:language-asian="en" style:country-asian="US" style:language-complex="ar" style:country-complex="SA"/>
    </style:style>
    <style:style style:name="ListLabel_20_693" style:display-name="ListLabel 693" style:family="text">
      <style:text-properties fo:language="en" fo:country="US" style:language-asian="en" style:country-asian="US" style:language-complex="ar" style:country-complex="SA"/>
    </style:style>
    <style:style style:name="ListLabel_20_694" style:display-name="ListLabel 694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695" style:display-name="ListLabel 695" style:family="text">
      <style:text-properties fo:language="en" fo:country="US" style:language-asian="en" style:country-asian="US" style:language-complex="ar" style:country-complex="SA"/>
    </style:style>
    <style:style style:name="ListLabel_20_696" style:display-name="ListLabel 696" style:family="text">
      <style:text-properties fo:language="en" fo:country="US" style:language-asian="en" style:country-asian="US" style:language-complex="ar" style:country-complex="SA"/>
    </style:style>
    <style:style style:name="ListLabel_20_697" style:display-name="ListLabel 697" style:family="text">
      <style:text-properties fo:language="en" fo:country="US" style:language-asian="en" style:country-asian="US" style:language-complex="ar" style:country-complex="SA"/>
    </style:style>
    <style:style style:name="ListLabel_20_698" style:display-name="ListLabel 698" style:family="text">
      <style:text-properties fo:language="en" fo:country="US" style:language-asian="en" style:country-asian="US" style:language-complex="ar" style:country-complex="SA"/>
    </style:style>
    <style:style style:name="ListLabel_20_699" style:display-name="ListLabel 699" style:family="text">
      <style:text-properties fo:language="en" fo:country="US" style:language-asian="en" style:country-asian="US" style:language-complex="ar" style:country-complex="SA"/>
    </style:style>
    <style:style style:name="ListLabel_20_700" style:display-name="ListLabel 700" style:family="text">
      <style:text-properties fo:language="en" fo:country="US" style:language-asian="en" style:country-asian="US" style:language-complex="ar" style:country-complex="SA"/>
    </style:style>
    <style:style style:name="ListLabel_20_701" style:display-name="ListLabel 701" style:family="text">
      <style:text-properties fo:language="en" fo:country="US" style:language-asian="en" style:country-asian="US" style:language-complex="ar" style:country-complex="SA"/>
    </style:style>
    <style:style style:name="ListLabel_20_702" style:display-name="ListLabel 702" style:family="text">
      <style:text-properties fo:language="en" fo:country="US" style:language-asian="en" style:country-asian="US" style:language-complex="ar" style:country-complex="SA"/>
    </style:style>
    <style:style style:name="ListLabel_20_703" style:display-name="ListLabel 703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04" style:display-name="ListLabel 704" style:family="text">
      <style:text-properties fo:language="en" fo:country="US" style:language-asian="en" style:country-asian="US" style:language-complex="ar" style:country-complex="SA"/>
    </style:style>
    <style:style style:name="ListLabel_20_705" style:display-name="ListLabel 705" style:family="text">
      <style:text-properties fo:language="en" fo:country="US" style:language-asian="en" style:country-asian="US" style:language-complex="ar" style:country-complex="SA"/>
    </style:style>
    <style:style style:name="ListLabel_20_706" style:display-name="ListLabel 706" style:family="text">
      <style:text-properties fo:language="en" fo:country="US" style:language-asian="en" style:country-asian="US" style:language-complex="ar" style:country-complex="SA"/>
    </style:style>
    <style:style style:name="ListLabel_20_707" style:display-name="ListLabel 707" style:family="text">
      <style:text-properties fo:language="en" fo:country="US" style:language-asian="en" style:country-asian="US" style:language-complex="ar" style:country-complex="SA"/>
    </style:style>
    <style:style style:name="ListLabel_20_708" style:display-name="ListLabel 708" style:family="text">
      <style:text-properties fo:language="en" fo:country="US" style:language-asian="en" style:country-asian="US" style:language-complex="ar" style:country-complex="SA"/>
    </style:style>
    <style:style style:name="ListLabel_20_709" style:display-name="ListLabel 709" style:family="text">
      <style:text-properties fo:language="en" fo:country="US" style:language-asian="en" style:country-asian="US" style:language-complex="ar" style:country-complex="SA"/>
    </style:style>
    <style:style style:name="ListLabel_20_710" style:display-name="ListLabel 710" style:family="text">
      <style:text-properties fo:language="en" fo:country="US" style:language-asian="en" style:country-asian="US" style:language-complex="ar" style:country-complex="SA"/>
    </style:style>
    <style:style style:name="ListLabel_20_711" style:display-name="ListLabel 711" style:family="text">
      <style:text-properties fo:language="en" fo:country="US" style:language-asian="en" style:country-asian="US" style:language-complex="ar" style:country-complex="SA"/>
    </style:style>
    <style:style style:name="ListLabel_20_712" style:display-name="ListLabel 712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13" style:display-name="ListLabel 713" style:family="text">
      <style:text-properties fo:font-size="14pt" fo:language="en" fo:country="US" style:language-asian="en" style:country-asian="US" style:language-complex="ar" style:country-complex="SA" style:text-scale="80%"/>
    </style:style>
    <style:style style:name="ListLabel_20_714" style:display-name="ListLabel 714" style:family="text">
      <style:text-properties fo:language="en" fo:country="US" style:language-asian="en" style:country-asian="US" style:language-complex="ar" style:country-complex="SA"/>
    </style:style>
    <style:style style:name="ListLabel_20_715" style:display-name="ListLabel 715" style:family="text">
      <style:text-properties fo:language="en" fo:country="US" style:language-asian="en" style:country-asian="US" style:language-complex="ar" style:country-complex="SA"/>
    </style:style>
    <style:style style:name="ListLabel_20_716" style:display-name="ListLabel 716" style:family="text">
      <style:text-properties fo:language="en" fo:country="US" style:language-asian="en" style:country-asian="US" style:language-complex="ar" style:country-complex="SA"/>
    </style:style>
    <style:style style:name="ListLabel_20_717" style:display-name="ListLabel 717" style:family="text">
      <style:text-properties fo:language="en" fo:country="US" style:language-asian="en" style:country-asian="US" style:language-complex="ar" style:country-complex="SA"/>
    </style:style>
    <style:style style:name="ListLabel_20_718" style:display-name="ListLabel 718" style:family="text">
      <style:text-properties fo:language="en" fo:country="US" style:language-asian="en" style:country-asian="US" style:language-complex="ar" style:country-complex="SA"/>
    </style:style>
    <style:style style:name="ListLabel_20_719" style:display-name="ListLabel 719" style:family="text">
      <style:text-properties fo:language="en" fo:country="US" style:language-asian="en" style:country-asian="US" style:language-complex="ar" style:country-complex="SA"/>
    </style:style>
    <style:style style:name="ListLabel_20_720" style:display-name="ListLabel 720" style:family="text">
      <style:text-properties fo:language="en" fo:country="US" style:language-asian="en" style:country-asian="US" style:language-complex="ar" style:country-complex="SA"/>
    </style:style>
    <style:style style:name="ListLabel_20_721" style:display-name="ListLabel 721" style:family="text">
      <style:text-properties fo:color="#878787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22" style:display-name="ListLabel 722" style:family="text">
      <style:text-properties fo:language="en" fo:country="US" style:language-asian="en" style:country-asian="US" style:language-complex="ar" style:country-complex="SA"/>
    </style:style>
    <style:style style:name="ListLabel_20_723" style:display-name="ListLabel 723" style:family="text">
      <style:text-properties fo:language="en" fo:country="US" style:language-asian="en" style:country-asian="US" style:language-complex="ar" style:country-complex="SA"/>
    </style:style>
    <style:style style:name="ListLabel_20_724" style:display-name="ListLabel 724" style:family="text">
      <style:text-properties fo:language="en" fo:country="US" style:language-asian="en" style:country-asian="US" style:language-complex="ar" style:country-complex="SA"/>
    </style:style>
    <style:style style:name="ListLabel_20_725" style:display-name="ListLabel 725" style:family="text">
      <style:text-properties fo:language="en" fo:country="US" style:language-asian="en" style:country-asian="US" style:language-complex="ar" style:country-complex="SA"/>
    </style:style>
    <style:style style:name="ListLabel_20_726" style:display-name="ListLabel 726" style:family="text">
      <style:text-properties fo:language="en" fo:country="US" style:language-asian="en" style:country-asian="US" style:language-complex="ar" style:country-complex="SA"/>
    </style:style>
    <style:style style:name="ListLabel_20_727" style:display-name="ListLabel 727" style:family="text">
      <style:text-properties fo:language="en" fo:country="US" style:language-asian="en" style:country-asian="US" style:language-complex="ar" style:country-complex="SA"/>
    </style:style>
    <style:style style:name="ListLabel_20_728" style:display-name="ListLabel 728" style:family="text">
      <style:text-properties fo:language="en" fo:country="US" style:language-asian="en" style:country-asian="US" style:language-complex="ar" style:country-complex="SA"/>
    </style:style>
    <style:style style:name="ListLabel_20_729" style:display-name="ListLabel 729" style:family="text">
      <style:text-properties fo:language="en" fo:country="US" style:language-asian="en" style:country-asian="US" style:language-complex="ar" style:country-complex="SA"/>
    </style:style>
    <style:style style:name="ListLabel_20_730" style:display-name="ListLabel 730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731" style:display-name="ListLabel 731" style:family="text">
      <style:text-properties fo:language="en" fo:country="US" style:language-asian="en" style:country-asian="US" style:language-complex="ar" style:country-complex="SA"/>
    </style:style>
    <style:style style:name="ListLabel_20_732" style:display-name="ListLabel 732" style:family="text">
      <style:text-properties fo:language="en" fo:country="US" style:language-asian="en" style:country-asian="US" style:language-complex="ar" style:country-complex="SA"/>
    </style:style>
    <style:style style:name="ListLabel_20_733" style:display-name="ListLabel 733" style:family="text">
      <style:text-properties fo:language="en" fo:country="US" style:language-asian="en" style:country-asian="US" style:language-complex="ar" style:country-complex="SA"/>
    </style:style>
    <style:style style:name="ListLabel_20_734" style:display-name="ListLabel 734" style:family="text">
      <style:text-properties fo:language="en" fo:country="US" style:language-asian="en" style:country-asian="US" style:language-complex="ar" style:country-complex="SA"/>
    </style:style>
    <style:style style:name="ListLabel_20_735" style:display-name="ListLabel 735" style:family="text">
      <style:text-properties fo:language="en" fo:country="US" style:language-asian="en" style:country-asian="US" style:language-complex="ar" style:country-complex="SA"/>
    </style:style>
    <style:style style:name="ListLabel_20_736" style:display-name="ListLabel 736" style:family="text">
      <style:text-properties fo:language="en" fo:country="US" style:language-asian="en" style:country-asian="US" style:language-complex="ar" style:country-complex="SA"/>
    </style:style>
    <style:style style:name="ListLabel_20_737" style:display-name="ListLabel 737" style:family="text">
      <style:text-properties fo:language="en" fo:country="US" style:language-asian="en" style:country-asian="US" style:language-complex="ar" style:country-complex="SA"/>
    </style:style>
    <style:style style:name="ListLabel_20_738" style:display-name="ListLabel 738" style:family="text">
      <style:text-properties fo:language="en" fo:country="US" style:language-asian="en" style:country-asian="US" style:language-complex="ar" style:country-complex="SA"/>
    </style:style>
    <style:style style:name="ListLabel_20_739" style:display-name="ListLabel 739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40" style:display-name="ListLabel 740" style:family="text">
      <style:text-properties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41" style:display-name="ListLabel 741" style:family="text">
      <style:text-properties fo:language="en" fo:country="US" style:language-asian="en" style:country-asian="US" style:language-complex="ar" style:country-complex="SA"/>
    </style:style>
    <style:style style:name="ListLabel_20_742" style:display-name="ListLabel 742" style:family="text">
      <style:text-properties fo:language="en" fo:country="US" style:language-asian="en" style:country-asian="US" style:language-complex="ar" style:country-complex="SA"/>
    </style:style>
    <style:style style:name="ListLabel_20_743" style:display-name="ListLabel 743" style:family="text">
      <style:text-properties fo:language="en" fo:country="US" style:language-asian="en" style:country-asian="US" style:language-complex="ar" style:country-complex="SA"/>
    </style:style>
    <style:style style:name="ListLabel_20_744" style:display-name="ListLabel 744" style:family="text">
      <style:text-properties fo:language="en" fo:country="US" style:language-asian="en" style:country-asian="US" style:language-complex="ar" style:country-complex="SA"/>
    </style:style>
    <style:style style:name="ListLabel_20_745" style:display-name="ListLabel 745" style:family="text">
      <style:text-properties fo:language="en" fo:country="US" style:language-asian="en" style:country-asian="US" style:language-complex="ar" style:country-complex="SA"/>
    </style:style>
    <style:style style:name="ListLabel_20_746" style:display-name="ListLabel 746" style:family="text">
      <style:text-properties fo:language="en" fo:country="US" style:language-asian="en" style:country-asian="US" style:language-complex="ar" style:country-complex="SA"/>
    </style:style>
    <style:style style:name="ListLabel_20_747" style:display-name="ListLabel 747" style:family="text">
      <style:text-properties fo:language="en" fo:country="US" style:language-asian="en" style:country-asian="US" style:language-complex="ar" style:country-complex="SA"/>
    </style:style>
    <style:style style:name="ListLabel_20_748" style:display-name="ListLabel 748" style:family="text">
      <style:text-properties fo:color="#878787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49" style:display-name="ListLabel 749" style:family="text">
      <style:text-properties fo:language="en" fo:country="US" style:language-asian="en" style:country-asian="US" style:language-complex="ar" style:country-complex="SA"/>
    </style:style>
    <style:style style:name="ListLabel_20_750" style:display-name="ListLabel 750" style:family="text">
      <style:text-properties fo:language="en" fo:country="US" style:language-asian="en" style:country-asian="US" style:language-complex="ar" style:country-complex="SA"/>
    </style:style>
    <style:style style:name="ListLabel_20_751" style:display-name="ListLabel 751" style:family="text">
      <style:text-properties fo:language="en" fo:country="US" style:language-asian="en" style:country-asian="US" style:language-complex="ar" style:country-complex="SA"/>
    </style:style>
    <style:style style:name="ListLabel_20_752" style:display-name="ListLabel 752" style:family="text">
      <style:text-properties fo:language="en" fo:country="US" style:language-asian="en" style:country-asian="US" style:language-complex="ar" style:country-complex="SA"/>
    </style:style>
    <style:style style:name="ListLabel_20_753" style:display-name="ListLabel 753" style:family="text">
      <style:text-properties fo:language="en" fo:country="US" style:language-asian="en" style:country-asian="US" style:language-complex="ar" style:country-complex="SA"/>
    </style:style>
    <style:style style:name="ListLabel_20_754" style:display-name="ListLabel 754" style:family="text">
      <style:text-properties fo:language="en" fo:country="US" style:language-asian="en" style:country-asian="US" style:language-complex="ar" style:country-complex="SA"/>
    </style:style>
    <style:style style:name="ListLabel_20_755" style:display-name="ListLabel 755" style:family="text">
      <style:text-properties fo:language="en" fo:country="US" style:language-asian="en" style:country-asian="US" style:language-complex="ar" style:country-complex="SA"/>
    </style:style>
    <style:style style:name="ListLabel_20_756" style:display-name="ListLabel 756" style:family="text">
      <style:text-properties fo:language="en" fo:country="US" style:language-asian="en" style:country-asian="US" style:language-complex="ar" style:country-complex="SA"/>
    </style:style>
    <style:style style:name="ListLabel_20_757" style:display-name="ListLabel 757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758" style:display-name="ListLabel 758" style:family="text">
      <style:text-properties fo:language="en" fo:country="US" style:language-asian="en" style:country-asian="US" style:language-complex="ar" style:country-complex="SA"/>
    </style:style>
    <style:style style:name="ListLabel_20_759" style:display-name="ListLabel 759" style:family="text">
      <style:text-properties fo:language="en" fo:country="US" style:language-asian="en" style:country-asian="US" style:language-complex="ar" style:country-complex="SA"/>
    </style:style>
    <style:style style:name="ListLabel_20_760" style:display-name="ListLabel 760" style:family="text">
      <style:text-properties fo:language="en" fo:country="US" style:language-asian="en" style:country-asian="US" style:language-complex="ar" style:country-complex="SA"/>
    </style:style>
    <style:style style:name="ListLabel_20_761" style:display-name="ListLabel 761" style:family="text">
      <style:text-properties fo:language="en" fo:country="US" style:language-asian="en" style:country-asian="US" style:language-complex="ar" style:country-complex="SA"/>
    </style:style>
    <style:style style:name="ListLabel_20_762" style:display-name="ListLabel 762" style:family="text">
      <style:text-properties fo:language="en" fo:country="US" style:language-asian="en" style:country-asian="US" style:language-complex="ar" style:country-complex="SA"/>
    </style:style>
    <style:style style:name="ListLabel_20_763" style:display-name="ListLabel 763" style:family="text">
      <style:text-properties fo:language="en" fo:country="US" style:language-asian="en" style:country-asian="US" style:language-complex="ar" style:country-complex="SA"/>
    </style:style>
    <style:style style:name="ListLabel_20_764" style:display-name="ListLabel 764" style:family="text">
      <style:text-properties fo:language="en" fo:country="US" style:language-asian="en" style:country-asian="US" style:language-complex="ar" style:country-complex="SA"/>
    </style:style>
    <style:style style:name="ListLabel_20_765" style:display-name="ListLabel 765" style:family="text">
      <style:text-properties fo:language="en" fo:country="US" style:language-asian="en" style:country-asian="US" style:language-complex="ar" style:country-complex="SA"/>
    </style:style>
    <style:style style:name="ListLabel_20_766" style:display-name="ListLabel 766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67" style:display-name="ListLabel 767" style:family="text">
      <style:text-properties fo:language="en" fo:country="US" style:language-asian="en" style:country-asian="US" style:language-complex="ar" style:country-complex="SA"/>
    </style:style>
    <style:style style:name="ListLabel_20_768" style:display-name="ListLabel 768" style:family="text">
      <style:text-properties fo:language="en" fo:country="US" style:language-asian="en" style:country-asian="US" style:language-complex="ar" style:country-complex="SA"/>
    </style:style>
    <style:style style:name="ListLabel_20_769" style:display-name="ListLabel 769" style:family="text">
      <style:text-properties fo:language="en" fo:country="US" style:language-asian="en" style:country-asian="US" style:language-complex="ar" style:country-complex="SA"/>
    </style:style>
    <style:style style:name="ListLabel_20_770" style:display-name="ListLabel 770" style:family="text">
      <style:text-properties fo:language="en" fo:country="US" style:language-asian="en" style:country-asian="US" style:language-complex="ar" style:country-complex="SA"/>
    </style:style>
    <style:style style:name="ListLabel_20_771" style:display-name="ListLabel 771" style:family="text">
      <style:text-properties fo:language="en" fo:country="US" style:language-asian="en" style:country-asian="US" style:language-complex="ar" style:country-complex="SA"/>
    </style:style>
    <style:style style:name="ListLabel_20_772" style:display-name="ListLabel 772" style:family="text">
      <style:text-properties fo:language="en" fo:country="US" style:language-asian="en" style:country-asian="US" style:language-complex="ar" style:country-complex="SA"/>
    </style:style>
    <style:style style:name="ListLabel_20_773" style:display-name="ListLabel 773" style:family="text">
      <style:text-properties fo:language="en" fo:country="US" style:language-asian="en" style:country-asian="US" style:language-complex="ar" style:country-complex="SA"/>
    </style:style>
    <style:style style:name="ListLabel_20_774" style:display-name="ListLabel 774" style:family="text">
      <style:text-properties fo:language="en" fo:country="US" style:language-asian="en" style:country-asian="US" style:language-complex="ar" style:country-complex="SA"/>
    </style:style>
    <style:style style:name="ListLabel_20_775" style:display-name="ListLabel 775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76" style:display-name="ListLabel 776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77" style:display-name="ListLabel 777" style:family="text">
      <style:text-properties fo:language="en" fo:country="US" style:language-asian="en" style:country-asian="US" style:language-complex="ar" style:country-complex="SA"/>
    </style:style>
    <style:style style:name="ListLabel_20_778" style:display-name="ListLabel 778" style:family="text">
      <style:text-properties fo:language="en" fo:country="US" style:language-asian="en" style:country-asian="US" style:language-complex="ar" style:country-complex="SA"/>
    </style:style>
    <style:style style:name="ListLabel_20_779" style:display-name="ListLabel 779" style:family="text">
      <style:text-properties fo:language="en" fo:country="US" style:language-asian="en" style:country-asian="US" style:language-complex="ar" style:country-complex="SA"/>
    </style:style>
    <style:style style:name="ListLabel_20_780" style:display-name="ListLabel 780" style:family="text">
      <style:text-properties fo:language="en" fo:country="US" style:language-asian="en" style:country-asian="US" style:language-complex="ar" style:country-complex="SA"/>
    </style:style>
    <style:style style:name="ListLabel_20_781" style:display-name="ListLabel 781" style:family="text">
      <style:text-properties fo:language="en" fo:country="US" style:language-asian="en" style:country-asian="US" style:language-complex="ar" style:country-complex="SA"/>
    </style:style>
    <style:style style:name="ListLabel_20_782" style:display-name="ListLabel 782" style:family="text">
      <style:text-properties fo:language="en" fo:country="US" style:language-asian="en" style:country-asian="US" style:language-complex="ar" style:country-complex="SA"/>
    </style:style>
    <style:style style:name="ListLabel_20_783" style:display-name="ListLabel 783" style:family="text">
      <style:text-properties fo:language="en" fo:country="US" style:language-asian="en" style:country-asian="US" style:language-complex="ar" style:country-complex="SA"/>
    </style:style>
    <style:style style:name="ListLabel_20_784" style:display-name="ListLabel 784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85" style:display-name="ListLabel 785" style:family="text">
      <style:text-properties fo:language="en" fo:country="US" style:language-asian="en" style:country-asian="US" style:language-complex="ar" style:country-complex="SA"/>
    </style:style>
    <style:style style:name="ListLabel_20_786" style:display-name="ListLabel 786" style:family="text">
      <style:text-properties fo:language="en" fo:country="US" style:language-asian="en" style:country-asian="US" style:language-complex="ar" style:country-complex="SA"/>
    </style:style>
    <style:style style:name="ListLabel_20_787" style:display-name="ListLabel 787" style:family="text">
      <style:text-properties fo:language="en" fo:country="US" style:language-asian="en" style:country-asian="US" style:language-complex="ar" style:country-complex="SA"/>
    </style:style>
    <style:style style:name="ListLabel_20_788" style:display-name="ListLabel 788" style:family="text">
      <style:text-properties fo:language="en" fo:country="US" style:language-asian="en" style:country-asian="US" style:language-complex="ar" style:country-complex="SA"/>
    </style:style>
    <style:style style:name="ListLabel_20_789" style:display-name="ListLabel 789" style:family="text">
      <style:text-properties fo:language="en" fo:country="US" style:language-asian="en" style:country-asian="US" style:language-complex="ar" style:country-complex="SA"/>
    </style:style>
    <style:style style:name="ListLabel_20_790" style:display-name="ListLabel 790" style:family="text">
      <style:text-properties fo:language="en" fo:country="US" style:language-asian="en" style:country-asian="US" style:language-complex="ar" style:country-complex="SA"/>
    </style:style>
    <style:style style:name="ListLabel_20_791" style:display-name="ListLabel 791" style:family="text">
      <style:text-properties fo:language="en" fo:country="US" style:language-asian="en" style:country-asian="US" style:language-complex="ar" style:country-complex="SA"/>
    </style:style>
    <style:style style:name="ListLabel_20_792" style:display-name="ListLabel 792" style:family="text">
      <style:text-properties fo:language="en" fo:country="US" style:language-asian="en" style:country-asian="US" style:language-complex="ar" style:country-complex="SA"/>
    </style:style>
    <style:style style:name="ListLabel_20_793" style:display-name="ListLabel 793" style:family="text">
      <style:text-properties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794" style:display-name="ListLabel 794" style:family="text">
      <style:text-properties fo:language="en" fo:country="US" style:language-asian="en" style:country-asian="US" style:language-complex="ar" style:country-complex="SA"/>
    </style:style>
    <style:style style:name="ListLabel_20_795" style:display-name="ListLabel 795" style:family="text">
      <style:text-properties fo:language="en" fo:country="US" style:language-asian="en" style:country-asian="US" style:language-complex="ar" style:country-complex="SA"/>
    </style:style>
    <style:style style:name="ListLabel_20_796" style:display-name="ListLabel 796" style:family="text">
      <style:text-properties fo:language="en" fo:country="US" style:language-asian="en" style:country-asian="US" style:language-complex="ar" style:country-complex="SA"/>
    </style:style>
    <style:style style:name="ListLabel_20_797" style:display-name="ListLabel 797" style:family="text">
      <style:text-properties fo:language="en" fo:country="US" style:language-asian="en" style:country-asian="US" style:language-complex="ar" style:country-complex="SA"/>
    </style:style>
    <style:style style:name="ListLabel_20_798" style:display-name="ListLabel 798" style:family="text">
      <style:text-properties fo:language="en" fo:country="US" style:language-asian="en" style:country-asian="US" style:language-complex="ar" style:country-complex="SA"/>
    </style:style>
    <style:style style:name="ListLabel_20_799" style:display-name="ListLabel 799" style:family="text">
      <style:text-properties fo:language="en" fo:country="US" style:language-asian="en" style:country-asian="US" style:language-complex="ar" style:country-complex="SA"/>
    </style:style>
    <style:style style:name="ListLabel_20_800" style:display-name="ListLabel 800" style:family="text">
      <style:text-properties fo:language="en" fo:country="US" style:language-asian="en" style:country-asian="US" style:language-complex="ar" style:country-complex="SA"/>
    </style:style>
    <style:style style:name="ListLabel_20_801" style:display-name="ListLabel 801" style:family="text">
      <style:text-properties fo:language="en" fo:country="US" style:language-asian="en" style:country-asian="US" style:language-complex="ar" style:country-complex="SA"/>
    </style:style>
    <style:style style:name="ListLabel_20_802" style:display-name="ListLabel 802" style:family="text">
      <style:text-properties fo:color="#24282f" fo:font-size="14pt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03" style:display-name="ListLabel 803" style:family="text">
      <style:text-properties fo:language="en" fo:country="US" style:language-asian="en" style:country-asian="US" style:language-complex="ar" style:country-complex="SA"/>
    </style:style>
    <style:style style:name="ListLabel_20_804" style:display-name="ListLabel 804" style:family="text">
      <style:text-properties fo:language="en" fo:country="US" style:language-asian="en" style:country-asian="US" style:language-complex="ar" style:country-complex="SA"/>
    </style:style>
    <style:style style:name="ListLabel_20_805" style:display-name="ListLabel 805" style:family="text">
      <style:text-properties fo:language="en" fo:country="US" style:language-asian="en" style:country-asian="US" style:language-complex="ar" style:country-complex="SA"/>
    </style:style>
    <style:style style:name="ListLabel_20_806" style:display-name="ListLabel 806" style:family="text">
      <style:text-properties fo:language="en" fo:country="US" style:language-asian="en" style:country-asian="US" style:language-complex="ar" style:country-complex="SA"/>
    </style:style>
    <style:style style:name="ListLabel_20_807" style:display-name="ListLabel 807" style:family="text">
      <style:text-properties fo:language="en" fo:country="US" style:language-asian="en" style:country-asian="US" style:language-complex="ar" style:country-complex="SA"/>
    </style:style>
    <style:style style:name="ListLabel_20_808" style:display-name="ListLabel 808" style:family="text">
      <style:text-properties fo:language="en" fo:country="US" style:language-asian="en" style:country-asian="US" style:language-complex="ar" style:country-complex="SA"/>
    </style:style>
    <style:style style:name="ListLabel_20_809" style:display-name="ListLabel 809" style:family="text">
      <style:text-properties fo:language="en" fo:country="US" style:language-asian="en" style:country-asian="US" style:language-complex="ar" style:country-complex="SA"/>
    </style:style>
    <style:style style:name="ListLabel_20_810" style:display-name="ListLabel 810" style:family="text">
      <style:text-properties fo:language="en" fo:country="US" style:language-asian="en" style:country-asian="US" style:language-complex="ar" style:country-complex="SA"/>
    </style:style>
    <style:style style:name="ListLabel_20_811" style:display-name="ListLabel 811" style:family="text">
      <style:text-properties fo:color="#878787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12" style:display-name="ListLabel 812" style:family="text">
      <style:text-properties fo:language="en" fo:country="US" style:language-asian="en" style:country-asian="US" style:language-complex="ar" style:country-complex="SA"/>
    </style:style>
    <style:style style:name="ListLabel_20_813" style:display-name="ListLabel 813" style:family="text">
      <style:text-properties fo:language="en" fo:country="US" style:language-asian="en" style:country-asian="US" style:language-complex="ar" style:country-complex="SA"/>
    </style:style>
    <style:style style:name="ListLabel_20_814" style:display-name="ListLabel 814" style:family="text">
      <style:text-properties fo:language="en" fo:country="US" style:language-asian="en" style:country-asian="US" style:language-complex="ar" style:country-complex="SA"/>
    </style:style>
    <style:style style:name="ListLabel_20_815" style:display-name="ListLabel 815" style:family="text">
      <style:text-properties fo:language="en" fo:country="US" style:language-asian="en" style:country-asian="US" style:language-complex="ar" style:country-complex="SA"/>
    </style:style>
    <style:style style:name="ListLabel_20_816" style:display-name="ListLabel 816" style:family="text">
      <style:text-properties fo:language="en" fo:country="US" style:language-asian="en" style:country-asian="US" style:language-complex="ar" style:country-complex="SA"/>
    </style:style>
    <style:style style:name="ListLabel_20_817" style:display-name="ListLabel 817" style:family="text">
      <style:text-properties fo:language="en" fo:country="US" style:language-asian="en" style:country-asian="US" style:language-complex="ar" style:country-complex="SA"/>
    </style:style>
    <style:style style:name="ListLabel_20_818" style:display-name="ListLabel 818" style:family="text">
      <style:text-properties fo:language="en" fo:country="US" style:language-asian="en" style:country-asian="US" style:language-complex="ar" style:country-complex="SA"/>
    </style:style>
    <style:style style:name="ListLabel_20_819" style:display-name="ListLabel 819" style:family="text">
      <style:text-properties fo:language="en" fo:country="US" style:language-asian="en" style:country-asian="US" style:language-complex="ar" style:country-complex="SA"/>
    </style:style>
    <style:style style:name="ListLabel_20_820" style:display-name="ListLabel 820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821" style:display-name="ListLabel 821" style:family="text">
      <style:text-properties fo:language="en" fo:country="US" style:language-asian="en" style:country-asian="US" style:language-complex="ar" style:country-complex="SA"/>
    </style:style>
    <style:style style:name="ListLabel_20_822" style:display-name="ListLabel 822" style:family="text">
      <style:text-properties fo:language="en" fo:country="US" style:language-asian="en" style:country-asian="US" style:language-complex="ar" style:country-complex="SA"/>
    </style:style>
    <style:style style:name="ListLabel_20_823" style:display-name="ListLabel 823" style:family="text">
      <style:text-properties fo:language="en" fo:country="US" style:language-asian="en" style:country-asian="US" style:language-complex="ar" style:country-complex="SA"/>
    </style:style>
    <style:style style:name="ListLabel_20_824" style:display-name="ListLabel 824" style:family="text">
      <style:text-properties fo:language="en" fo:country="US" style:language-asian="en" style:country-asian="US" style:language-complex="ar" style:country-complex="SA"/>
    </style:style>
    <style:style style:name="ListLabel_20_825" style:display-name="ListLabel 825" style:family="text">
      <style:text-properties fo:language="en" fo:country="US" style:language-asian="en" style:country-asian="US" style:language-complex="ar" style:country-complex="SA"/>
    </style:style>
    <style:style style:name="ListLabel_20_826" style:display-name="ListLabel 826" style:family="text">
      <style:text-properties fo:language="en" fo:country="US" style:language-asian="en" style:country-asian="US" style:language-complex="ar" style:country-complex="SA"/>
    </style:style>
    <style:style style:name="ListLabel_20_827" style:display-name="ListLabel 827" style:family="text">
      <style:text-properties fo:language="en" fo:country="US" style:language-asian="en" style:country-asian="US" style:language-complex="ar" style:country-complex="SA"/>
    </style:style>
    <style:style style:name="ListLabel_20_828" style:display-name="ListLabel 828" style:family="text">
      <style:text-properties fo:language="en" fo:country="US" style:language-asian="en" style:country-asian="US" style:language-complex="ar" style:country-complex="SA"/>
    </style:style>
    <style:style style:name="ListLabel_20_829" style:display-name="ListLabel 829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830" style:display-name="ListLabel 830" style:family="text">
      <style:text-properties fo:language="en" fo:country="US" style:language-asian="en" style:country-asian="US" style:language-complex="ar" style:country-complex="SA"/>
    </style:style>
    <style:style style:name="ListLabel_20_831" style:display-name="ListLabel 831" style:family="text">
      <style:text-properties fo:language="en" fo:country="US" style:language-asian="en" style:country-asian="US" style:language-complex="ar" style:country-complex="SA"/>
    </style:style>
    <style:style style:name="ListLabel_20_832" style:display-name="ListLabel 832" style:family="text">
      <style:text-properties fo:language="en" fo:country="US" style:language-asian="en" style:country-asian="US" style:language-complex="ar" style:country-complex="SA"/>
    </style:style>
    <style:style style:name="ListLabel_20_833" style:display-name="ListLabel 833" style:family="text">
      <style:text-properties fo:language="en" fo:country="US" style:language-asian="en" style:country-asian="US" style:language-complex="ar" style:country-complex="SA"/>
    </style:style>
    <style:style style:name="ListLabel_20_834" style:display-name="ListLabel 834" style:family="text">
      <style:text-properties fo:language="en" fo:country="US" style:language-asian="en" style:country-asian="US" style:language-complex="ar" style:country-complex="SA"/>
    </style:style>
    <style:style style:name="ListLabel_20_835" style:display-name="ListLabel 835" style:family="text">
      <style:text-properties fo:language="en" fo:country="US" style:language-asian="en" style:country-asian="US" style:language-complex="ar" style:country-complex="SA"/>
    </style:style>
    <style:style style:name="ListLabel_20_836" style:display-name="ListLabel 836" style:family="text">
      <style:text-properties fo:language="en" fo:country="US" style:language-asian="en" style:country-asian="US" style:language-complex="ar" style:country-complex="SA"/>
    </style:style>
    <style:style style:name="ListLabel_20_837" style:display-name="ListLabel 837" style:family="text">
      <style:text-properties fo:language="en" fo:country="US" style:language-asian="en" style:country-asian="US" style:language-complex="ar" style:country-complex="SA"/>
    </style:style>
    <style:style style:name="ListLabel_20_838" style:display-name="ListLabel 838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39" style:display-name="ListLabel 839" style:family="text">
      <style:text-properties fo:font-size="14pt" fo:letter-spacing="-0.0008in" fo:language="en" fo:country="US" style:language-asian="en" style:country-asian="US" style:language-complex="ar" style:country-complex="SA" style:text-scale="80%"/>
    </style:style>
    <style:style style:name="ListLabel_20_840" style:display-name="ListLabel 840" style:family="text">
      <style:text-properties fo:language="en" fo:country="US" style:language-asian="en" style:country-asian="US" style:language-complex="ar" style:country-complex="SA"/>
    </style:style>
    <style:style style:name="ListLabel_20_841" style:display-name="ListLabel 841" style:family="text">
      <style:text-properties fo:language="en" fo:country="US" style:language-asian="en" style:country-asian="US" style:language-complex="ar" style:country-complex="SA"/>
    </style:style>
    <style:style style:name="ListLabel_20_842" style:display-name="ListLabel 842" style:family="text">
      <style:text-properties fo:language="en" fo:country="US" style:language-asian="en" style:country-asian="US" style:language-complex="ar" style:country-complex="SA"/>
    </style:style>
    <style:style style:name="ListLabel_20_843" style:display-name="ListLabel 843" style:family="text">
      <style:text-properties fo:language="en" fo:country="US" style:language-asian="en" style:country-asian="US" style:language-complex="ar" style:country-complex="SA"/>
    </style:style>
    <style:style style:name="ListLabel_20_844" style:display-name="ListLabel 844" style:family="text">
      <style:text-properties fo:language="en" fo:country="US" style:language-asian="en" style:country-asian="US" style:language-complex="ar" style:country-complex="SA"/>
    </style:style>
    <style:style style:name="ListLabel_20_845" style:display-name="ListLabel 845" style:family="text">
      <style:text-properties fo:language="en" fo:country="US" style:language-asian="en" style:country-asian="US" style:language-complex="ar" style:country-complex="SA"/>
    </style:style>
    <style:style style:name="ListLabel_20_846" style:display-name="ListLabel 846" style:family="text">
      <style:text-properties fo:language="en" fo:country="US" style:language-asian="en" style:country-asian="US" style:language-complex="ar" style:country-complex="SA"/>
    </style:style>
    <style:style style:name="ListLabel_20_847" style:display-name="ListLabel 847" style:family="text">
      <style:text-properties fo:color="#878787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48" style:display-name="ListLabel 848" style:family="text">
      <style:text-properties fo:language="en" fo:country="US" style:language-asian="en" style:country-asian="US" style:language-complex="ar" style:country-complex="SA"/>
    </style:style>
    <style:style style:name="ListLabel_20_849" style:display-name="ListLabel 849" style:family="text">
      <style:text-properties fo:language="en" fo:country="US" style:language-asian="en" style:country-asian="US" style:language-complex="ar" style:country-complex="SA"/>
    </style:style>
    <style:style style:name="ListLabel_20_850" style:display-name="ListLabel 850" style:family="text">
      <style:text-properties fo:language="en" fo:country="US" style:language-asian="en" style:country-asian="US" style:language-complex="ar" style:country-complex="SA"/>
    </style:style>
    <style:style style:name="ListLabel_20_851" style:display-name="ListLabel 851" style:family="text">
      <style:text-properties fo:language="en" fo:country="US" style:language-asian="en" style:country-asian="US" style:language-complex="ar" style:country-complex="SA"/>
    </style:style>
    <style:style style:name="ListLabel_20_852" style:display-name="ListLabel 852" style:family="text">
      <style:text-properties fo:language="en" fo:country="US" style:language-asian="en" style:country-asian="US" style:language-complex="ar" style:country-complex="SA"/>
    </style:style>
    <style:style style:name="ListLabel_20_853" style:display-name="ListLabel 853" style:family="text">
      <style:text-properties fo:language="en" fo:country="US" style:language-asian="en" style:country-asian="US" style:language-complex="ar" style:country-complex="SA"/>
    </style:style>
    <style:style style:name="ListLabel_20_854" style:display-name="ListLabel 854" style:family="text">
      <style:text-properties fo:language="en" fo:country="US" style:language-asian="en" style:country-asian="US" style:language-complex="ar" style:country-complex="SA"/>
    </style:style>
    <style:style style:name="ListLabel_20_855" style:display-name="ListLabel 855" style:family="text">
      <style:text-properties fo:language="en" fo:country="US" style:language-asian="en" style:country-asian="US" style:language-complex="ar" style:country-complex="SA"/>
    </style:style>
    <style:style style:name="ListLabel_20_856" style:display-name="ListLabel 856" style:family="text">
      <style:text-properties fo:letter-spacing="-0.0008in" fo:language="en" fo:country="US" style:language-asian="en" style:country-asian="US" style:language-complex="ar" style:country-complex="SA" style:text-scale="80%"/>
    </style:style>
    <style:style style:name="ListLabel_20_857" style:display-name="ListLabel 857" style:family="text">
      <style:text-properties fo:language="en" fo:country="US" style:language-asian="en" style:country-asian="US" style:language-complex="ar" style:country-complex="SA"/>
    </style:style>
    <style:style style:name="ListLabel_20_858" style:display-name="ListLabel 858" style:family="text">
      <style:text-properties fo:language="en" fo:country="US" style:language-asian="en" style:country-asian="US" style:language-complex="ar" style:country-complex="SA"/>
    </style:style>
    <style:style style:name="ListLabel_20_859" style:display-name="ListLabel 859" style:family="text">
      <style:text-properties fo:language="en" fo:country="US" style:language-asian="en" style:country-asian="US" style:language-complex="ar" style:country-complex="SA"/>
    </style:style>
    <style:style style:name="ListLabel_20_860" style:display-name="ListLabel 860" style:family="text">
      <style:text-properties fo:language="en" fo:country="US" style:language-asian="en" style:country-asian="US" style:language-complex="ar" style:country-complex="SA"/>
    </style:style>
    <style:style style:name="ListLabel_20_861" style:display-name="ListLabel 861" style:family="text">
      <style:text-properties fo:language="en" fo:country="US" style:language-asian="en" style:country-asian="US" style:language-complex="ar" style:country-complex="SA"/>
    </style:style>
    <style:style style:name="ListLabel_20_862" style:display-name="ListLabel 862" style:family="text">
      <style:text-properties fo:language="en" fo:country="US" style:language-asian="en" style:country-asian="US" style:language-complex="ar" style:country-complex="SA"/>
    </style:style>
    <style:style style:name="ListLabel_20_863" style:display-name="ListLabel 863" style:family="text">
      <style:text-properties fo:language="en" fo:country="US" style:language-asian="en" style:country-asian="US" style:language-complex="ar" style:country-complex="SA"/>
    </style:style>
    <style:style style:name="ListLabel_20_864" style:display-name="ListLabel 864" style:family="text">
      <style:text-properties fo:language="en" fo:country="US" style:language-asian="en" style:country-asian="US" style:language-complex="ar" style:country-complex="SA"/>
    </style:style>
    <style:style style:name="ListLabel_20_865" style:display-name="ListLabel 865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66" style:display-name="ListLabel 866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67" style:display-name="ListLabel 867" style:family="text">
      <style:text-properties fo:language="en" fo:country="US" style:language-asian="en" style:country-asian="US" style:language-complex="ar" style:country-complex="SA"/>
    </style:style>
    <style:style style:name="ListLabel_20_868" style:display-name="ListLabel 868" style:family="text">
      <style:text-properties fo:language="en" fo:country="US" style:language-asian="en" style:country-asian="US" style:language-complex="ar" style:country-complex="SA"/>
    </style:style>
    <style:style style:name="ListLabel_20_869" style:display-name="ListLabel 869" style:family="text">
      <style:text-properties fo:language="en" fo:country="US" style:language-asian="en" style:country-asian="US" style:language-complex="ar" style:country-complex="SA"/>
    </style:style>
    <style:style style:name="ListLabel_20_870" style:display-name="ListLabel 870" style:family="text">
      <style:text-properties fo:language="en" fo:country="US" style:language-asian="en" style:country-asian="US" style:language-complex="ar" style:country-complex="SA"/>
    </style:style>
    <style:style style:name="ListLabel_20_871" style:display-name="ListLabel 871" style:family="text">
      <style:text-properties fo:language="en" fo:country="US" style:language-asian="en" style:country-asian="US" style:language-complex="ar" style:country-complex="SA"/>
    </style:style>
    <style:style style:name="ListLabel_20_872" style:display-name="ListLabel 872" style:family="text">
      <style:text-properties fo:language="en" fo:country="US" style:language-asian="en" style:country-asian="US" style:language-complex="ar" style:country-complex="SA"/>
    </style:style>
    <style:style style:name="ListLabel_20_873" style:display-name="ListLabel 873" style:family="text">
      <style:text-properties fo:language="en" fo:country="US" style:language-asian="en" style:country-asian="US" style:language-complex="ar" style:country-complex="SA"/>
    </style:style>
    <style:style style:name="ListLabel_20_874" style:display-name="ListLabel 874" style:family="text">
      <style:text-properties fo:font-size="14pt" fo:letter-spacing="-0.0008in" fo:language="en" fo:country="US" style:language-asian="en" style:country-asian="US" style:language-complex="ar" style:country-complex="SA" style:text-scale="80%"/>
    </style:style>
    <style:style style:name="ListLabel_20_875" style:display-name="ListLabel 875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76" style:display-name="ListLabel 876" style:family="text">
      <style:text-properties fo:language="en" fo:country="US" style:language-asian="en" style:country-asian="US" style:language-complex="ar" style:country-complex="SA"/>
    </style:style>
    <style:style style:name="ListLabel_20_877" style:display-name="ListLabel 877" style:family="text">
      <style:text-properties fo:language="en" fo:country="US" style:language-asian="en" style:country-asian="US" style:language-complex="ar" style:country-complex="SA"/>
    </style:style>
    <style:style style:name="ListLabel_20_878" style:display-name="ListLabel 878" style:family="text">
      <style:text-properties fo:language="en" fo:country="US" style:language-asian="en" style:country-asian="US" style:language-complex="ar" style:country-complex="SA"/>
    </style:style>
    <style:style style:name="ListLabel_20_879" style:display-name="ListLabel 879" style:family="text">
      <style:text-properties fo:language="en" fo:country="US" style:language-asian="en" style:country-asian="US" style:language-complex="ar" style:country-complex="SA"/>
    </style:style>
    <style:style style:name="ListLabel_20_880" style:display-name="ListLabel 880" style:family="text">
      <style:text-properties fo:language="en" fo:country="US" style:language-asian="en" style:country-asian="US" style:language-complex="ar" style:country-complex="SA"/>
    </style:style>
    <style:style style:name="ListLabel_20_881" style:display-name="ListLabel 881" style:family="text">
      <style:text-properties fo:language="en" fo:country="US" style:language-asian="en" style:country-asian="US" style:language-complex="ar" style:country-complex="SA"/>
    </style:style>
    <style:style style:name="ListLabel_20_882" style:display-name="ListLabel 882" style:family="text">
      <style:text-properties fo:language="en" fo:country="US" style:language-asian="en" style:country-asian="US" style:language-complex="ar" style:country-complex="SA"/>
    </style:style>
    <style:style style:name="ListLabel_20_883" style:display-name="ListLabel 883" style:family="text">
      <style:text-properties fo:font-size="14pt" fo:letter-spacing="-0.0008in" fo:language="en" fo:country="US" style:language-asian="en" style:country-asian="US" style:language-complex="ar" style:country-complex="SA" style:text-scale="80%"/>
    </style:style>
    <style:style style:name="ListLabel_20_884" style:display-name="ListLabel 884" style:family="text">
      <style:text-properties fo:language="en" fo:country="US" style:language-asian="en" style:country-asian="US" style:language-complex="ar" style:country-complex="SA"/>
    </style:style>
    <style:style style:name="ListLabel_20_885" style:display-name="ListLabel 885" style:family="text">
      <style:text-properties fo:language="en" fo:country="US" style:language-asian="en" style:country-asian="US" style:language-complex="ar" style:country-complex="SA"/>
    </style:style>
    <style:style style:name="ListLabel_20_886" style:display-name="ListLabel 886" style:family="text">
      <style:text-properties fo:language="en" fo:country="US" style:language-asian="en" style:country-asian="US" style:language-complex="ar" style:country-complex="SA"/>
    </style:style>
    <style:style style:name="ListLabel_20_887" style:display-name="ListLabel 887" style:family="text">
      <style:text-properties fo:language="en" fo:country="US" style:language-asian="en" style:country-asian="US" style:language-complex="ar" style:country-complex="SA"/>
    </style:style>
    <style:style style:name="ListLabel_20_888" style:display-name="ListLabel 888" style:family="text">
      <style:text-properties fo:language="en" fo:country="US" style:language-asian="en" style:country-asian="US" style:language-complex="ar" style:country-complex="SA"/>
    </style:style>
    <style:style style:name="ListLabel_20_889" style:display-name="ListLabel 889" style:family="text">
      <style:text-properties fo:language="en" fo:country="US" style:language-asian="en" style:country-asian="US" style:language-complex="ar" style:country-complex="SA"/>
    </style:style>
    <style:style style:name="ListLabel_20_890" style:display-name="ListLabel 890" style:family="text">
      <style:text-properties fo:language="en" fo:country="US" style:language-asian="en" style:country-asian="US" style:language-complex="ar" style:country-complex="SA"/>
    </style:style>
    <style:style style:name="ListLabel_20_891" style:display-name="ListLabel 891" style:family="text">
      <style:text-properties fo:language="en" fo:country="US" style:language-asian="en" style:country-asian="US" style:language-complex="ar" style:country-complex="SA"/>
    </style:style>
    <style:style style:name="ListLabel_20_892" style:display-name="ListLabel 892" style:family="text">
      <style:text-properties fo:color="#24282f" fo:font-size="14pt" fo:letter-spacing="-0.0008in" fo:language="en" fo:country="US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80%"/>
    </style:style>
    <style:style style:name="ListLabel_20_893" style:display-name="ListLabel 893" style:family="text">
      <style:text-properties fo:language="en" fo:country="US" style:language-asian="en" style:country-asian="US" style:language-complex="ar" style:country-complex="SA"/>
    </style:style>
    <style:style style:name="ListLabel_20_894" style:display-name="ListLabel 894" style:family="text">
      <style:text-properties fo:language="en" fo:country="US" style:language-asian="en" style:country-asian="US" style:language-complex="ar" style:country-complex="SA"/>
    </style:style>
    <style:style style:name="ListLabel_20_895" style:display-name="ListLabel 895" style:family="text">
      <style:text-properties fo:language="en" fo:country="US" style:language-asian="en" style:country-asian="US" style:language-complex="ar" style:country-complex="SA"/>
    </style:style>
    <style:style style:name="ListLabel_20_896" style:display-name="ListLabel 896" style:family="text">
      <style:text-properties fo:language="en" fo:country="US" style:language-asian="en" style:country-asian="US" style:language-complex="ar" style:country-complex="SA"/>
    </style:style>
    <style:style style:name="ListLabel_20_897" style:display-name="ListLabel 897" style:family="text">
      <style:text-properties fo:language="en" fo:country="US" style:language-asian="en" style:country-asian="US" style:language-complex="ar" style:country-complex="SA"/>
    </style:style>
    <style:style style:name="ListLabel_20_898" style:display-name="ListLabel 898" style:family="text">
      <style:text-properties fo:language="en" fo:country="US" style:language-asian="en" style:country-asian="US" style:language-complex="ar" style:country-complex="SA"/>
    </style:style>
    <style:style style:name="ListLabel_20_899" style:display-name="ListLabel 899" style:family="text">
      <style:text-properties fo:language="en" fo:country="US" style:language-asian="en" style:country-asian="US" style:language-complex="ar" style:country-complex="SA"/>
    </style:style>
    <style:style style:name="ListLabel_20_900" style:display-name="ListLabel 900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0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9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8">
      <text:list-level-style-number text:level="1" text:style-name="ListLabel_20_19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1252in"/>
        </style:list-level-properties>
      </text:list-level-style-number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1618in" fo:margin-left="1.661in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1618in" fo:margin-left="2.198in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1618in" fo:margin-left="2.7339in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1618in" fo:margin-left="3.2709in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1618in" fo:margin-left="3.8075in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1618in" fo:margin-left="4.3437in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1618in" fo:margin-left="4.8807in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1618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7">
      <text:list-level-style-number text:level="1" text:style-name="ListLabel_20_28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9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6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8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9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41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42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44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45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5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47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48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50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51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53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54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4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56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57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59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60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62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63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3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65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66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68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69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71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72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2">
      <text:list-level-style-number text:level="1" text:style-name="ListLabel_20_73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74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75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77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78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80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81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1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83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84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85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86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87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88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89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90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0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92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93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94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95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96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97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98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99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9">
      <text:list-level-style-number text:level="1" text:style-name="ListLabel_20_100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01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02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03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04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05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06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07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08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8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1252in"/>
        </style:list-level-properties>
      </text:list-level-style-number>
      <text:list-level-style-bullet text:level="2" text:style-name="ListLabel_20_110" style:num-suffix="•" text:bullet-char="•">
        <style:list-level-properties text:list-level-position-and-space-mode="label-alignment">
          <style:list-level-label-alignment text:label-followed-by="listtab" fo:text-indent="-0.1618in" fo:margin-left="1.661in"/>
        </style:list-level-properties>
      </text:list-level-style-bullet>
      <text:list-level-style-bullet text:level="3" text:style-name="ListLabel_20_111" style:num-suffix="•" text:bullet-char="•">
        <style:list-level-properties text:list-level-position-and-space-mode="label-alignment">
          <style:list-level-label-alignment text:label-followed-by="listtab" fo:text-indent="-0.1618in" fo:margin-left="2.198in"/>
        </style:list-level-properties>
      </text:list-level-style-bullet>
      <text:list-level-style-bullet text:level="4" text:style-name="ListLabel_20_112" style:num-suffix="•" text:bullet-char="•">
        <style:list-level-properties text:list-level-position-and-space-mode="label-alignment">
          <style:list-level-label-alignment text:label-followed-by="listtab" fo:text-indent="-0.1618in" fo:margin-left="2.7339in"/>
        </style:list-level-properties>
      </text:list-level-style-bullet>
      <text:list-level-style-bullet text:level="5" text:style-name="ListLabel_20_113" style:num-suffix="•" text:bullet-char="•">
        <style:list-level-properties text:list-level-position-and-space-mode="label-alignment">
          <style:list-level-label-alignment text:label-followed-by="listtab" fo:text-indent="-0.1618in" fo:margin-left="3.2709in"/>
        </style:list-level-properties>
      </text:list-level-style-bullet>
      <text:list-level-style-bullet text:level="6" text:style-name="ListLabel_20_114" style:num-suffix="•" text:bullet-char="•">
        <style:list-level-properties text:list-level-position-and-space-mode="label-alignment">
          <style:list-level-label-alignment text:label-followed-by="listtab" fo:text-indent="-0.1618in" fo:margin-left="3.8075in"/>
        </style:list-level-properties>
      </text:list-level-style-bullet>
      <text:list-level-style-bullet text:level="7" text:style-name="ListLabel_20_115" style:num-suffix="•" text:bullet-char="•">
        <style:list-level-properties text:list-level-position-and-space-mode="label-alignment">
          <style:list-level-label-alignment text:label-followed-by="listtab" fo:text-indent="-0.1618in" fo:margin-left="4.3437in"/>
        </style:list-level-properties>
      </text:list-level-style-bullet>
      <text:list-level-style-bullet text:level="8" text:style-name="ListLabel_20_116" style:num-suffix="•" text:bullet-char="•">
        <style:list-level-properties text:list-level-position-and-space-mode="label-alignment">
          <style:list-level-label-alignment text:label-followed-by="listtab" fo:text-indent="-0.1618in" fo:margin-left="4.8807in"/>
        </style:list-level-properties>
      </text:list-level-style-bullet>
      <text:list-level-style-bullet text:level="9" text:style-name="ListLabel_20_117" style:num-suffix="•" text:bullet-char="•">
        <style:list-level-properties text:list-level-position-and-space-mode="label-alignment">
          <style:list-level-label-alignment text:label-followed-by="listtab" fo:text-indent="-0.1618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7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19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20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21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22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23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24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25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26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6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28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29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30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31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32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33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34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35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5">
      <text:list-level-style-number text:level="1" text:style-name="ListLabel_20_136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37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38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39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40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41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42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43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44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4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46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47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48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49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50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51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52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53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3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55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56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57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58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59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60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61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62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2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64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65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66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67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68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69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70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71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1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2in" fo:margin-left="1.3252in"/>
        </style:list-level-properties>
      </text:list-level-style-number>
      <text:list-level-style-bullet text:level="2" text:style-name="ListLabel_20_173" style:num-suffix="•" text:bullet-char="•">
        <style:list-level-properties text:list-level-position-and-space-mode="label-alignment">
          <style:list-level-label-alignment text:label-followed-by="listtab" fo:text-indent="-0.2in" fo:margin-left="1.8362in"/>
        </style:list-level-properties>
      </text:list-level-style-bullet>
      <text:list-level-style-bullet text:level="3" text:style-name="ListLabel_20_174" style:num-suffix="•" text:bullet-char="•">
        <style:list-level-properties text:list-level-position-and-space-mode="label-alignment">
          <style:list-level-label-alignment text:label-followed-by="listtab" fo:text-indent="-0.2in" fo:margin-left="2.3535in"/>
        </style:list-level-properties>
      </text:list-level-style-bullet>
      <text:list-level-style-bullet text:level="4" text:style-name="ListLabel_20_175" style:num-suffix="•" text:bullet-char="•">
        <style:list-level-properties text:list-level-position-and-space-mode="label-alignment">
          <style:list-level-label-alignment text:label-followed-by="listtab" fo:text-indent="-0.2in" fo:margin-left="2.8701in"/>
        </style:list-level-properties>
      </text:list-level-style-bullet>
      <text:list-level-style-bullet text:level="5" text:style-name="ListLabel_20_176" style:num-suffix="•" text:bullet-char="•">
        <style:list-level-properties text:list-level-position-and-space-mode="label-alignment">
          <style:list-level-label-alignment text:label-followed-by="listtab" fo:text-indent="-0.2in" fo:margin-left="3.3874in"/>
        </style:list-level-properties>
      </text:list-level-style-bullet>
      <text:list-level-style-bullet text:level="6" text:style-name="ListLabel_20_177" style:num-suffix="•" text:bullet-char="•">
        <style:list-level-properties text:list-level-position-and-space-mode="label-alignment">
          <style:list-level-label-alignment text:label-followed-by="listtab" fo:text-indent="-0.2in" fo:margin-left="3.9047in"/>
        </style:list-level-properties>
      </text:list-level-style-bullet>
      <text:list-level-style-bullet text:level="7" text:style-name="ListLabel_20_178" style:num-suffix="•" text:bullet-char="•">
        <style:list-level-properties text:list-level-position-and-space-mode="label-alignment">
          <style:list-level-label-alignment text:label-followed-by="listtab" fo:text-indent="-0.2in" fo:margin-left="4.4217in"/>
        </style:list-level-properties>
      </text:list-level-style-bullet>
      <text:list-level-style-bullet text:level="8" text:style-name="ListLabel_20_179" style:num-suffix="•" text:bullet-char="•">
        <style:list-level-properties text:list-level-position-and-space-mode="label-alignment">
          <style:list-level-label-alignment text:label-followed-by="listtab" fo:text-indent="-0.2in" fo:margin-left="4.939in"/>
        </style:list-level-properties>
      </text:list-level-style-bullet>
      <text:list-level-style-bullet text:level="9" text:style-name="ListLabel_20_180" style:num-suffix="•" text:bullet-char="•">
        <style:list-level-properties text:list-level-position-and-space-mode="label-alignment">
          <style:list-level-label-alignment text:label-followed-by="listtab" fo:text-indent="-0.2in" fo:margin-left="5.45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0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82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83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84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85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86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87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88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89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9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191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192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193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194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195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196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197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198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8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1252in"/>
        </style:list-level-properties>
      </text:list-level-style-number>
      <text:list-level-style-bullet text:level="2" text:style-name="ListLabel_20_200" style:num-suffix="•" text:bullet-char="•">
        <style:list-level-properties text:list-level-position-and-space-mode="label-alignment">
          <style:list-level-label-alignment text:label-followed-by="listtab" fo:text-indent="-0.1618in" fo:margin-left="1.661in"/>
        </style:list-level-properties>
      </text:list-level-style-bullet>
      <text:list-level-style-bullet text:level="3" text:style-name="ListLabel_20_201" style:num-suffix="•" text:bullet-char="•">
        <style:list-level-properties text:list-level-position-and-space-mode="label-alignment">
          <style:list-level-label-alignment text:label-followed-by="listtab" fo:text-indent="-0.1618in" fo:margin-left="2.198in"/>
        </style:list-level-properties>
      </text:list-level-style-bullet>
      <text:list-level-style-bullet text:level="4" text:style-name="ListLabel_20_202" style:num-suffix="•" text:bullet-char="•">
        <style:list-level-properties text:list-level-position-and-space-mode="label-alignment">
          <style:list-level-label-alignment text:label-followed-by="listtab" fo:text-indent="-0.1618in" fo:margin-left="2.7339in"/>
        </style:list-level-properties>
      </text:list-level-style-bullet>
      <text:list-level-style-bullet text:level="5" text:style-name="ListLabel_20_203" style:num-suffix="•" text:bullet-char="•">
        <style:list-level-properties text:list-level-position-and-space-mode="label-alignment">
          <style:list-level-label-alignment text:label-followed-by="listtab" fo:text-indent="-0.1618in" fo:margin-left="3.2709in"/>
        </style:list-level-properties>
      </text:list-level-style-bullet>
      <text:list-level-style-bullet text:level="6" text:style-name="ListLabel_20_204" style:num-suffix="•" text:bullet-char="•">
        <style:list-level-properties text:list-level-position-and-space-mode="label-alignment">
          <style:list-level-label-alignment text:label-followed-by="listtab" fo:text-indent="-0.1618in" fo:margin-left="3.8075in"/>
        </style:list-level-properties>
      </text:list-level-style-bullet>
      <text:list-level-style-bullet text:level="7" text:style-name="ListLabel_20_205" style:num-suffix="•" text:bullet-char="•">
        <style:list-level-properties text:list-level-position-and-space-mode="label-alignment">
          <style:list-level-label-alignment text:label-followed-by="listtab" fo:text-indent="-0.1618in" fo:margin-left="4.3437in"/>
        </style:list-level-properties>
      </text:list-level-style-bullet>
      <text:list-level-style-bullet text:level="8" text:style-name="ListLabel_20_206" style:num-suffix="•" text:bullet-char="•">
        <style:list-level-properties text:list-level-position-and-space-mode="label-alignment">
          <style:list-level-label-alignment text:label-followed-by="listtab" fo:text-indent="-0.1618in" fo:margin-left="4.8807in"/>
        </style:list-level-properties>
      </text:list-level-style-bullet>
      <text:list-level-style-bullet text:level="9" text:style-name="ListLabel_20_207" style:num-suffix="•" text:bullet-char="•">
        <style:list-level-properties text:list-level-position-and-space-mode="label-alignment">
          <style:list-level-label-alignment text:label-followed-by="listtab" fo:text-indent="-0.1618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7">
      <text:list-level-style-number text:level="1" text:style-name="ListLabel_20_208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09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10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11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12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13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14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15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16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6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6in"/>
        </style:list-level-properties>
      </text:list-level-style-number>
      <text:list-level-style-bullet text:level="2" text:style-name="ListLabel_20_218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19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20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21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22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23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24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25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5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27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28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29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30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31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32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33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34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4">
      <text:list-level-style-number text:level="1" text:style-name="ListLabel_20_235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36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37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38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39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40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41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42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43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3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45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46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47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48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49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50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51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52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2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54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55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56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57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58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59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60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61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1">
      <text:list-level-style-number text:level="1" text:style-name="ListLabel_20_262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63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64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65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66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67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68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69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70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0">
      <text:list-level-style-number text:level="1" text:style-name="ListLabel_20_271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72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73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74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75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76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77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78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79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9">
      <text:list-level-style-number text:level="1" text:style-name="ListLabel_20_280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81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82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83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84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85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86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87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88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8">
      <text:list-level-style-number text:level="1" text:style-name="ListLabel_20_289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90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291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292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293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294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295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296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297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7">
      <text:list-level-style-number text:level="1" text:style-name="ListLabel_20_298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299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00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01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02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03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04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05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06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6">
      <text:list-level-style-number text:level="1" text:style-name="ListLabel_20_307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08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09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10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11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12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13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14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15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5">
      <text:list-level-style-number text:level="1" text:style-name="ListLabel_20_316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17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18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19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20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21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22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23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24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4">
      <text:list-level-style-number text:level="1" text:style-name="ListLabel_20_325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26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27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28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29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30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31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32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33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3">
      <text:list-level-style-number text:level="1" text:style-name="ListLabel_20_334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35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36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37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38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39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40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41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42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2">
      <text:list-level-style-number text:level="1" text:style-name="ListLabel_20_343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44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45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46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47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48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49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50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51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1">
      <text:list-level-style-number text:level="1" text:style-name="ListLabel_20_352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53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54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55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56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57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58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59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60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0">
      <text:list-level-style-number text:level="1" text:style-name="ListLabel_20_361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2862in"/>
        </style:list-level-properties>
      </text:list-level-style-number>
      <text:list-level-style-bullet text:level="2" text:style-name="ListLabel_20_362" style:num-suffix="•" text:bullet-char="•">
        <style:list-level-properties text:list-level-position-and-space-mode="label-alignment">
          <style:list-level-label-alignment text:label-followed-by="listtab" fo:text-indent="-0.1618in" fo:margin-left="1.811in"/>
        </style:list-level-properties>
      </text:list-level-style-bullet>
      <text:list-level-style-bullet text:level="3" text:style-name="ListLabel_20_363" style:num-suffix="•" text:bullet-char="•">
        <style:list-level-properties text:list-level-position-and-space-mode="label-alignment">
          <style:list-level-label-alignment text:label-followed-by="listtab" fo:text-indent="-0.1618in" fo:margin-left="2.3311in"/>
        </style:list-level-properties>
      </text:list-level-style-bullet>
      <text:list-level-style-bullet text:level="4" text:style-name="ListLabel_20_364" style:num-suffix="•" text:bullet-char="•">
        <style:list-level-properties text:list-level-position-and-space-mode="label-alignment">
          <style:list-level-label-alignment text:label-followed-by="listtab" fo:text-indent="-0.1618in" fo:margin-left="2.8508in"/>
        </style:list-level-properties>
      </text:list-level-style-bullet>
      <text:list-level-style-bullet text:level="5" text:style-name="ListLabel_20_365" style:num-suffix="•" text:bullet-char="•">
        <style:list-level-properties text:list-level-position-and-space-mode="label-alignment">
          <style:list-level-label-alignment text:label-followed-by="listtab" fo:text-indent="-0.1618in" fo:margin-left="3.3709in"/>
        </style:list-level-properties>
      </text:list-level-style-bullet>
      <text:list-level-style-bullet text:level="6" text:style-name="ListLabel_20_366" style:num-suffix="•" text:bullet-char="•">
        <style:list-level-properties text:list-level-position-and-space-mode="label-alignment">
          <style:list-level-label-alignment text:label-followed-by="listtab" fo:text-indent="-0.1618in" fo:margin-left="3.8909in"/>
        </style:list-level-properties>
      </text:list-level-style-bullet>
      <text:list-level-style-bullet text:level="7" text:style-name="ListLabel_20_367" style:num-suffix="•" text:bullet-char="•">
        <style:list-level-properties text:list-level-position-and-space-mode="label-alignment">
          <style:list-level-label-alignment text:label-followed-by="listtab" fo:text-indent="-0.1618in" fo:margin-left="4.4102in"/>
        </style:list-level-properties>
      </text:list-level-style-bullet>
      <text:list-level-style-bullet text:level="8" text:style-name="ListLabel_20_368" style:num-suffix="•" text:bullet-char="•">
        <style:list-level-properties text:list-level-position-and-space-mode="label-alignment">
          <style:list-level-label-alignment text:label-followed-by="listtab" fo:text-indent="-0.1618in" fo:margin-left="4.9307in"/>
        </style:list-level-properties>
      </text:list-level-style-bullet>
      <text:list-level-style-bullet text:level="9" text:style-name="ListLabel_20_369" style:num-suffix="•" text:bullet-char="•">
        <style:list-level-properties text:list-level-position-and-space-mode="label-alignment">
          <style:list-level-label-alignment text:label-followed-by="listtab" fo:text-indent="-0.1618in" fo:margin-left="5.4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9">
      <text:list-level-style-number text:level="1" text:style-name="ListLabel_20_37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2" text:style-name="ListLabel_20_371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1252in"/>
        </style:list-level-properties>
      </text:list-level-style-number>
      <text:list-level-style-bullet text:level="3" text:style-name="ListLabel_20_372" style:num-suffix="•" text:bullet-char="•">
        <style:list-level-properties text:list-level-position-and-space-mode="label-alignment">
          <style:list-level-label-alignment text:label-followed-by="listtab" fo:text-indent="-0.1618in" fo:margin-left="2.198in"/>
        </style:list-level-properties>
      </text:list-level-style-bullet>
      <text:list-level-style-bullet text:level="4" text:style-name="ListLabel_20_373" style:num-suffix="•" text:bullet-char="•">
        <style:list-level-properties text:list-level-position-and-space-mode="label-alignment">
          <style:list-level-label-alignment text:label-followed-by="listtab" fo:text-indent="-0.1618in" fo:margin-left="2.7339in"/>
        </style:list-level-properties>
      </text:list-level-style-bullet>
      <text:list-level-style-bullet text:level="5" text:style-name="ListLabel_20_374" style:num-suffix="•" text:bullet-char="•">
        <style:list-level-properties text:list-level-position-and-space-mode="label-alignment">
          <style:list-level-label-alignment text:label-followed-by="listtab" fo:text-indent="-0.1618in" fo:margin-left="3.2709in"/>
        </style:list-level-properties>
      </text:list-level-style-bullet>
      <text:list-level-style-bullet text:level="6" text:style-name="ListLabel_20_375" style:num-suffix="•" text:bullet-char="•">
        <style:list-level-properties text:list-level-position-and-space-mode="label-alignment">
          <style:list-level-label-alignment text:label-followed-by="listtab" fo:text-indent="-0.1618in" fo:margin-left="3.8075in"/>
        </style:list-level-properties>
      </text:list-level-style-bullet>
      <text:list-level-style-bullet text:level="7" text:style-name="ListLabel_20_376" style:num-suffix="•" text:bullet-char="•">
        <style:list-level-properties text:list-level-position-and-space-mode="label-alignment">
          <style:list-level-label-alignment text:label-followed-by="listtab" fo:text-indent="-0.1618in" fo:margin-left="4.3437in"/>
        </style:list-level-properties>
      </text:list-level-style-bullet>
      <text:list-level-style-bullet text:level="8" text:style-name="ListLabel_20_377" style:num-suffix="•" text:bullet-char="•">
        <style:list-level-properties text:list-level-position-and-space-mode="label-alignment">
          <style:list-level-label-alignment text:label-followed-by="listtab" fo:text-indent="-0.1618in" fo:margin-left="4.8807in"/>
        </style:list-level-properties>
      </text:list-level-style-bullet>
      <text:list-level-style-bullet text:level="9" text:style-name="ListLabel_20_378" style:num-suffix="•" text:bullet-char="•">
        <style:list-level-properties text:list-level-position-and-space-mode="label-alignment">
          <style:list-level-label-alignment text:label-followed-by="listtab" fo:text-indent="-0.1618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8">
      <text:list-level-style-number text:level="1" text:style-name="ListLabel_20_37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380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381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382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383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384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385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386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387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7">
      <text:list-level-style-number text:level="1" text:style-name="ListLabel_20_38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text:style-name="ListLabel_20_38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3" text:style-name="ListLabel_20_390" style:num-suffix="•" text:bullet-char="•">
        <style:list-level-properties text:list-level-position-and-space-mode="label-alignment">
          <style:list-level-label-alignment text:label-followed-by="listtab" fo:text-indent="-0.25in" fo:margin-left="1.7209in"/>
        </style:list-level-properties>
      </text:list-level-style-bullet>
      <text:list-level-style-bullet text:level="4" text:style-name="ListLabel_20_391" style:num-suffix="•" text:bullet-char="•">
        <style:list-level-properties text:list-level-position-and-space-mode="label-alignment">
          <style:list-level-label-alignment text:label-followed-by="listtab" fo:text-indent="-0.25in" fo:margin-left="2.3165in"/>
        </style:list-level-properties>
      </text:list-level-style-bullet>
      <text:list-level-style-bullet text:level="5" text:style-name="ListLabel_20_392" style:num-suffix="•" text:bullet-char="•">
        <style:list-level-properties text:list-level-position-and-space-mode="label-alignment">
          <style:list-level-label-alignment text:label-followed-by="listtab" fo:text-indent="-0.25in" fo:margin-left="2.9134in"/>
        </style:list-level-properties>
      </text:list-level-style-bullet>
      <text:list-level-style-bullet text:level="6" text:style-name="ListLabel_20_393" style:num-suffix="•" text:bullet-char="•">
        <style:list-level-properties text:list-level-position-and-space-mode="label-alignment">
          <style:list-level-label-alignment text:label-followed-by="listtab" fo:text-indent="-0.25in" fo:margin-left="3.5091in"/>
        </style:list-level-properties>
      </text:list-level-style-bullet>
      <text:list-level-style-bullet text:level="7" text:style-name="ListLabel_20_394" style:num-suffix="•" text:bullet-char="•">
        <style:list-level-properties text:list-level-position-and-space-mode="label-alignment">
          <style:list-level-label-alignment text:label-followed-by="listtab" fo:text-indent="-0.25in" fo:margin-left="4.1055in"/>
        </style:list-level-properties>
      </text:list-level-style-bullet>
      <text:list-level-style-bullet text:level="8" text:style-name="ListLabel_20_395" style:num-suffix="•" text:bullet-char="•">
        <style:list-level-properties text:list-level-position-and-space-mode="label-alignment">
          <style:list-level-label-alignment text:label-followed-by="listtab" fo:text-indent="-0.25in" fo:margin-left="4.7016in"/>
        </style:list-level-properties>
      </text:list-level-style-bullet>
      <text:list-level-style-bullet text:level="9" text:style-name="ListLabel_20_396" style:num-suffix="•" text:bullet-char="•">
        <style:list-level-properties text:list-level-position-and-space-mode="label-alignment">
          <style:list-level-label-alignment text:label-followed-by="listtab" fo:text-indent="-0.25in" fo:margin-left="5.29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6">
      <text:list-level-style-number text:level="1" text:style-name="ListLabel_20_39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bullet text:level="2" text:style-name="ListLabel_20_398" style:num-suffix="•" text:bullet-char="•">
        <style:list-level-properties text:list-level-position-and-space-mode="label-alignment">
          <style:list-level-label-alignment text:label-followed-by="listtab" fo:text-indent="-0.25in" fo:margin-left="1.4362in"/>
        </style:list-level-properties>
      </text:list-level-style-bullet>
      <text:list-level-style-bullet text:level="3" text:style-name="ListLabel_20_399" style:num-suffix="•" text:bullet-char="•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bullet>
      <text:list-level-style-bullet text:level="4" text:style-name="ListLabel_20_400" style:num-suffix="•" text:bullet-char="•">
        <style:list-level-properties text:list-level-position-and-space-mode="label-alignment">
          <style:list-level-label-alignment text:label-followed-by="listtab" fo:text-indent="-0.25in" fo:margin-left="2.5591in"/>
        </style:list-level-properties>
      </text:list-level-style-bullet>
      <text:list-level-style-bullet text:level="5" text:style-name="ListLabel_20_401" style:num-suffix="•" text:bullet-char="•">
        <style:list-level-properties text:list-level-position-and-space-mode="label-alignment">
          <style:list-level-label-alignment text:label-followed-by="listtab" fo:text-indent="-0.25in" fo:margin-left="3.1209in"/>
        </style:list-level-properties>
      </text:list-level-style-bullet>
      <text:list-level-style-bullet text:level="6" text:style-name="ListLabel_20_402" style:num-suffix="•" text:bullet-char="•">
        <style:list-level-properties text:list-level-position-and-space-mode="label-alignment">
          <style:list-level-label-alignment text:label-followed-by="listtab" fo:text-indent="-0.25in" fo:margin-left="3.6827in"/>
        </style:list-level-properties>
      </text:list-level-style-bullet>
      <text:list-level-style-bullet text:level="7" text:style-name="ListLabel_20_403" style:num-suffix="•" text:bullet-char="•">
        <style:list-level-properties text:list-level-position-and-space-mode="label-alignment">
          <style:list-level-label-alignment text:label-followed-by="listtab" fo:text-indent="-0.25in" fo:margin-left="4.2437in"/>
        </style:list-level-properties>
      </text:list-level-style-bullet>
      <text:list-level-style-bullet text:level="8" text:style-name="ListLabel_20_404" style:num-suffix="•" text:bullet-char="•">
        <style:list-level-properties text:list-level-position-and-space-mode="label-alignment">
          <style:list-level-label-alignment text:label-followed-by="listtab" fo:text-indent="-0.25in" fo:margin-left="4.8055in"/>
        </style:list-level-properties>
      </text:list-level-style-bullet>
      <text:list-level-style-bullet text:level="9" text:style-name="ListLabel_20_405" style:num-suffix="•" text:bullet-char="•">
        <style:list-level-properties text:list-level-position-and-space-mode="label-alignment">
          <style:list-level-label-alignment text:label-followed-by="listtab" fo:text-indent="-0.25in" fo:margin-left="5.36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5">
      <text:list-level-style-number text:level="1" text:style-name="ListLabel_20_40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2" text:style-name="ListLabel_20_40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3" text:style-name="ListLabel_20_40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bullet text:level="4" text:style-name="ListLabel_20_409" style:num-suffix="•" text:bullet-char="•">
        <style:list-level-properties text:list-level-position-and-space-mode="label-alignment">
          <style:list-level-label-alignment text:label-followed-by="listtab" fo:text-indent="-0.25in" fo:margin-left="2.2327in"/>
        </style:list-level-properties>
      </text:list-level-style-bullet>
      <text:list-level-style-bullet text:level="5" text:style-name="ListLabel_20_410" style:num-suffix="•" text:bullet-char="•">
        <style:list-level-properties text:list-level-position-and-space-mode="label-alignment">
          <style:list-level-label-alignment text:label-followed-by="listtab" fo:text-indent="-0.25in" fo:margin-left="2.8409in"/>
        </style:list-level-properties>
      </text:list-level-style-bullet>
      <text:list-level-style-bullet text:level="6" text:style-name="ListLabel_20_411" style:num-suffix="•" text:bullet-char="•">
        <style:list-level-properties text:list-level-position-and-space-mode="label-alignment">
          <style:list-level-label-alignment text:label-followed-by="listtab" fo:text-indent="-0.25in" fo:margin-left="3.4492in"/>
        </style:list-level-properties>
      </text:list-level-style-bullet>
      <text:list-level-style-bullet text:level="7" text:style-name="ListLabel_20_412" style:num-suffix="•" text:bullet-char="•">
        <style:list-level-properties text:list-level-position-and-space-mode="label-alignment">
          <style:list-level-label-alignment text:label-followed-by="listtab" fo:text-indent="-0.25in" fo:margin-left="4.0575in"/>
        </style:list-level-properties>
      </text:list-level-style-bullet>
      <text:list-level-style-bullet text:level="8" text:style-name="ListLabel_20_413" style:num-suffix="•" text:bullet-char="•">
        <style:list-level-properties text:list-level-position-and-space-mode="label-alignment">
          <style:list-level-label-alignment text:label-followed-by="listtab" fo:text-indent="-0.25in" fo:margin-left="4.6661in"/>
        </style:list-level-properties>
      </text:list-level-style-bullet>
      <text:list-level-style-bullet text:level="9" text:style-name="ListLabel_20_414" style:num-suffix="•" text:bullet-char="•">
        <style:list-level-properties text:list-level-position-and-space-mode="label-alignment">
          <style:list-level-label-alignment text:label-followed-by="listtab" fo:text-indent="-0.25in" fo:margin-left="5.273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4">
      <text:list-level-style-number text:level="1" text:style-name="ListLabel_20_41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252in"/>
        </style:list-level-properties>
      </text:list-level-style-number>
      <text:list-level-style-number text:level="2" text:style-name="ListLabel_20_41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number>
      <text:list-level-style-number text:level="3" text:style-name="ListLabel_20_41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4" text:style-name="ListLabel_20_418" style:num-suffix="•" text:bullet-char="•">
        <style:list-level-properties text:list-level-position-and-space-mode="label-alignment">
          <style:list-level-label-alignment text:label-followed-by="listtab" fo:text-indent="-0.25in" fo:margin-left="1.7953in"/>
        </style:list-level-properties>
      </text:list-level-style-bullet>
      <text:list-level-style-bullet text:level="5" text:style-name="ListLabel_20_419" style:num-suffix="•" text:bullet-char="•">
        <style:list-level-properties text:list-level-position-and-space-mode="label-alignment">
          <style:list-level-label-alignment text:label-followed-by="listtab" fo:text-indent="-0.25in" fo:margin-left="2.4661in"/>
        </style:list-level-properties>
      </text:list-level-style-bullet>
      <text:list-level-style-bullet text:level="6" text:style-name="ListLabel_20_420" style:num-suffix="•" text:bullet-char="•">
        <style:list-level-properties text:list-level-position-and-space-mode="label-alignment">
          <style:list-level-label-alignment text:label-followed-by="listtab" fo:text-indent="-0.25in" fo:margin-left="3.1366in"/>
        </style:list-level-properties>
      </text:list-level-style-bullet>
      <text:list-level-style-bullet text:level="7" text:style-name="ListLabel_20_421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8" text:style-name="ListLabel_20_422" style:num-suffix="•" text:bullet-char="•">
        <style:list-level-properties text:list-level-position-and-space-mode="label-alignment">
          <style:list-level-label-alignment text:label-followed-by="listtab" fo:text-indent="-0.25in" fo:margin-left="4.4783in"/>
        </style:list-level-properties>
      </text:list-level-style-bullet>
      <text:list-level-style-bullet text:level="9" text:style-name="ListLabel_20_423" style:num-suffix="•" text:bullet-char="•">
        <style:list-level-properties text:list-level-position-and-space-mode="label-alignment">
          <style:list-level-label-alignment text:label-followed-by="listtab" fo:text-indent="-0.25in" fo:margin-left="5.148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3">
      <text:list-level-style-number text:level="1" text:style-name="ListLabel_20_42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425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426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427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428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429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430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431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432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2">
      <text:list-level-style-number text:level="1" text:style-name="ListLabel_20_43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434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435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436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437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438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439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440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441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1">
      <text:list-level-style-number text:level="1" text:style-name="ListLabel_20_442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443" style:num-suffix="•" text:bullet-char="•">
        <style:list-level-properties text:list-level-position-and-space-mode="label-alignment">
          <style:list-level-label-alignment text:label-followed-by="listtab" fo:text-indent="-0.25in" fo:margin-left="0.8681in"/>
        </style:list-level-properties>
      </text:list-level-style-bullet>
      <text:list-level-style-bullet text:level="3" text:style-name="ListLabel_20_444" style:num-suffix="•" text:bullet-char="•">
        <style:list-level-properties text:list-level-position-and-space-mode="label-alignment">
          <style:list-level-label-alignment text:label-followed-by="listtab" fo:text-indent="-0.25in" fo:margin-left="1.4728in"/>
        </style:list-level-properties>
      </text:list-level-style-bullet>
      <text:list-level-style-bullet text:level="4" text:style-name="ListLabel_20_445" style:num-suffix="•" text:bullet-char="•">
        <style:list-level-properties text:list-level-position-and-space-mode="label-alignment">
          <style:list-level-label-alignment text:label-followed-by="listtab" fo:text-indent="-0.25in" fo:margin-left="2.0772in"/>
        </style:list-level-properties>
      </text:list-level-style-bullet>
      <text:list-level-style-bullet text:level="5" text:style-name="ListLabel_20_446" style:num-suffix="•" text:bullet-char="•">
        <style:list-level-properties text:list-level-position-and-space-mode="label-alignment">
          <style:list-level-label-alignment text:label-followed-by="listtab" fo:text-indent="-0.25in" fo:margin-left="2.6819in"/>
        </style:list-level-properties>
      </text:list-level-style-bullet>
      <text:list-level-style-bullet text:level="6" text:style-name="ListLabel_20_447" style:num-suffix="•" text:bullet-char="•">
        <style:list-level-properties text:list-level-position-and-space-mode="label-alignment">
          <style:list-level-label-alignment text:label-followed-by="listtab" fo:text-indent="-0.25in" fo:margin-left="3.2862in"/>
        </style:list-level-properties>
      </text:list-level-style-bullet>
      <text:list-level-style-bullet text:level="7" text:style-name="ListLabel_20_448" style:num-suffix="•" text:bullet-char="•">
        <style:list-level-properties text:list-level-position-and-space-mode="label-alignment">
          <style:list-level-label-alignment text:label-followed-by="listtab" fo:text-indent="-0.25in" fo:margin-left="3.8909in"/>
        </style:list-level-properties>
      </text:list-level-style-bullet>
      <text:list-level-style-bullet text:level="8" text:style-name="ListLabel_20_449" style:num-suffix="•" text:bullet-char="•">
        <style:list-level-properties text:list-level-position-and-space-mode="label-alignment">
          <style:list-level-label-alignment text:label-followed-by="listtab" fo:text-indent="-0.25in" fo:margin-left="4.4953in"/>
        </style:list-level-properties>
      </text:list-level-style-bullet>
      <text:list-level-style-bullet text:level="9" text:style-name="ListLabel_20_450" style:num-suffix="•" text:bullet-char="•">
        <style:list-level-properties text:list-level-position-and-space-mode="label-alignment">
          <style:list-level-label-alignment text:label-followed-by="listtab" fo:text-indent="-0.25in" fo:margin-left="5.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0">
      <text:list-level-style-number text:level="1" text:style-name="ListLabel_20_451" style:num-suffix=")" style:num-format="a" style:num-letter-sync="true">
        <style:list-level-properties text:list-level-position-and-space-mode="label-alignment">
          <style:list-level-label-alignment text:label-followed-by="listtab" fo:text-indent="-0.2902in" fo:margin-left="0.6654in"/>
        </style:list-level-properties>
      </text:list-level-style-number>
      <text:list-level-style-number text:level="2" text:style-name="ListLabel_20_45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346in"/>
        </style:list-level-properties>
      </text:list-level-style-number>
      <text:list-level-style-bullet text:level="3" text:style-name="ListLabel_20_453" style:num-suffix="•" text:bullet-char="•">
        <style:list-level-properties text:list-level-position-and-space-mode="label-alignment">
          <style:list-level-label-alignment text:label-followed-by="listtab" fo:text-indent="-0.25in" fo:margin-left="1.7335in"/>
        </style:list-level-properties>
      </text:list-level-style-bullet>
      <text:list-level-style-bullet text:level="4" text:style-name="ListLabel_20_454" style:num-suffix="•" text:bullet-char="•">
        <style:list-level-properties text:list-level-position-and-space-mode="label-alignment">
          <style:list-level-label-alignment text:label-followed-by="listtab" fo:text-indent="-0.25in" fo:margin-left="2.328in"/>
        </style:list-level-properties>
      </text:list-level-style-bullet>
      <text:list-level-style-bullet text:level="5" text:style-name="ListLabel_20_455" style:num-suffix="•" text:bullet-char="•">
        <style:list-level-properties text:list-level-position-and-space-mode="label-alignment">
          <style:list-level-label-alignment text:label-followed-by="listtab" fo:text-indent="-0.25in" fo:margin-left="2.922in"/>
        </style:list-level-properties>
      </text:list-level-style-bullet>
      <text:list-level-style-bullet text:level="6" text:style-name="ListLabel_20_456" style:num-suffix="•" text:bullet-char="•">
        <style:list-level-properties text:list-level-position-and-space-mode="label-alignment">
          <style:list-level-label-alignment text:label-followed-by="listtab" fo:text-indent="-0.25in" fo:margin-left="3.5173in"/>
        </style:list-level-properties>
      </text:list-level-style-bullet>
      <text:list-level-style-bullet text:level="7" text:style-name="ListLabel_20_457" style:num-suffix="•" text:bullet-char="•">
        <style:list-level-properties text:list-level-position-and-space-mode="label-alignment">
          <style:list-level-label-alignment text:label-followed-by="listtab" fo:text-indent="-0.25in" fo:margin-left="4.1118in"/>
        </style:list-level-properties>
      </text:list-level-style-bullet>
      <text:list-level-style-bullet text:level="8" text:style-name="ListLabel_20_458" style:num-suffix="•" text:bullet-char="•">
        <style:list-level-properties text:list-level-position-and-space-mode="label-alignment">
          <style:list-level-label-alignment text:label-followed-by="listtab" fo:text-indent="-0.25in" fo:margin-left="4.7063in"/>
        </style:list-level-properties>
      </text:list-level-style-bullet>
      <text:list-level-style-bullet text:level="9" text:style-name="ListLabel_20_459" style:num-suffix="•" text:bullet-char="•">
        <style:list-level-properties text:list-level-position-and-space-mode="label-alignment">
          <style:list-level-label-alignment text:label-followed-by="listtab" fo:text-indent="-0.25in" fo:margin-left="5.30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number text:level="1" text:style-name="ListLabel_20_46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0217in"/>
        </style:list-level-properties>
      </text:list-level-style-number>
      <text:list-level-style-number text:level="2" text:style-name="ListLabel_20_46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3" text:style-name="ListLabel_20_462" style:num-suffix="•" text:bullet-char="•">
        <style:list-level-properties text:list-level-position-and-space-mode="label-alignment">
          <style:list-level-label-alignment text:label-followed-by="listtab" fo:text-indent="-0.25in" fo:margin-left="1.7209in"/>
        </style:list-level-properties>
      </text:list-level-style-bullet>
      <text:list-level-style-bullet text:level="4" text:style-name="ListLabel_20_463" style:num-suffix="•" text:bullet-char="•">
        <style:list-level-properties text:list-level-position-and-space-mode="label-alignment">
          <style:list-level-label-alignment text:label-followed-by="listtab" fo:text-indent="-0.25in" fo:margin-left="2.3165in"/>
        </style:list-level-properties>
      </text:list-level-style-bullet>
      <text:list-level-style-bullet text:level="5" text:style-name="ListLabel_20_464" style:num-suffix="•" text:bullet-char="•">
        <style:list-level-properties text:list-level-position-and-space-mode="label-alignment">
          <style:list-level-label-alignment text:label-followed-by="listtab" fo:text-indent="-0.25in" fo:margin-left="2.9134in"/>
        </style:list-level-properties>
      </text:list-level-style-bullet>
      <text:list-level-style-bullet text:level="6" text:style-name="ListLabel_20_465" style:num-suffix="•" text:bullet-char="•">
        <style:list-level-properties text:list-level-position-and-space-mode="label-alignment">
          <style:list-level-label-alignment text:label-followed-by="listtab" fo:text-indent="-0.25in" fo:margin-left="3.5091in"/>
        </style:list-level-properties>
      </text:list-level-style-bullet>
      <text:list-level-style-bullet text:level="7" text:style-name="ListLabel_20_466" style:num-suffix="•" text:bullet-char="•">
        <style:list-level-properties text:list-level-position-and-space-mode="label-alignment">
          <style:list-level-label-alignment text:label-followed-by="listtab" fo:text-indent="-0.25in" fo:margin-left="4.1055in"/>
        </style:list-level-properties>
      </text:list-level-style-bullet>
      <text:list-level-style-bullet text:level="8" text:style-name="ListLabel_20_467" style:num-suffix="•" text:bullet-char="•">
        <style:list-level-properties text:list-level-position-and-space-mode="label-alignment">
          <style:list-level-label-alignment text:label-followed-by="listtab" fo:text-indent="-0.25in" fo:margin-left="4.7016in"/>
        </style:list-level-properties>
      </text:list-level-style-bullet>
      <text:list-level-style-bullet text:level="9" text:style-name="ListLabel_20_468" style:num-suffix="•" text:bullet-char="•">
        <style:list-level-properties text:list-level-position-and-space-mode="label-alignment">
          <style:list-level-label-alignment text:label-followed-by="listtab" fo:text-indent="-0.25in" fo:margin-left="5.29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number text:level="1" text:style-name="ListLabel_20_469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470" style:num-suffix="•" text:bullet-char="•">
        <style:list-level-properties text:list-level-position-and-space-mode="label-alignment">
          <style:list-level-label-alignment text:label-followed-by="listtab" fo:text-indent="-0.25in" fo:margin-left="0.8043in"/>
        </style:list-level-properties>
      </text:list-level-style-bullet>
      <text:list-level-style-bullet text:level="3" text:style-name="ListLabel_20_471" style:num-suffix="•" text:bullet-char="•">
        <style:list-level-properties text:list-level-position-and-space-mode="label-alignment">
          <style:list-level-label-alignment text:label-followed-by="listtab" fo:text-indent="-0.25in" fo:margin-left="1.3453in"/>
        </style:list-level-properties>
      </text:list-level-style-bullet>
      <text:list-level-style-bullet text:level="4" text:style-name="ListLabel_20_472" style:num-suffix="•" text:bullet-char="•">
        <style:list-level-properties text:list-level-position-and-space-mode="label-alignment">
          <style:list-level-label-alignment text:label-followed-by="listtab" fo:text-indent="-0.25in" fo:margin-left="1.8862in"/>
        </style:list-level-properties>
      </text:list-level-style-bullet>
      <text:list-level-style-bullet text:level="5" text:style-name="ListLabel_20_473" style:num-suffix="•" text:bullet-char="•">
        <style:list-level-properties text:list-level-position-and-space-mode="label-alignment">
          <style:list-level-label-alignment text:label-followed-by="listtab" fo:text-indent="-0.25in" fo:margin-left="2.4272in"/>
        </style:list-level-properties>
      </text:list-level-style-bullet>
      <text:list-level-style-bullet text:level="6" text:style-name="ListLabel_20_474" style:num-suffix="•" text:bullet-char="•">
        <style:list-level-properties text:list-level-position-and-space-mode="label-alignment">
          <style:list-level-label-alignment text:label-followed-by="listtab" fo:text-indent="-0.25in" fo:margin-left="2.9681in"/>
        </style:list-level-properties>
      </text:list-level-style-bullet>
      <text:list-level-style-bullet text:level="7" text:style-name="ListLabel_20_475" style:num-suffix="•" text:bullet-char="•">
        <style:list-level-properties text:list-level-position-and-space-mode="label-alignment">
          <style:list-level-label-alignment text:label-followed-by="listtab" fo:text-indent="-0.25in" fo:margin-left="3.5091in"/>
        </style:list-level-properties>
      </text:list-level-style-bullet>
      <text:list-level-style-bullet text:level="8" text:style-name="ListLabel_20_476" style:num-suffix="•" text:bullet-char="•">
        <style:list-level-properties text:list-level-position-and-space-mode="label-alignment">
          <style:list-level-label-alignment text:label-followed-by="listtab" fo:text-indent="-0.25in" fo:margin-left="4.05in"/>
        </style:list-level-properties>
      </text:list-level-style-bullet>
      <text:list-level-style-bullet text:level="9" text:style-name="ListLabel_20_477" style:num-suffix="•" text:bullet-char="•">
        <style:list-level-properties text:list-level-position-and-space-mode="label-alignment">
          <style:list-level-label-alignment text:label-followed-by="listtab" fo:text-indent="-0.25in" fo:margin-left="4.590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478" style:num-suffix="." style:num-format="1" text:start-value="3">
        <style:list-level-properties text:list-level-position-and-space-mode="label-alignment">
          <style:list-level-label-alignment text:label-followed-by="listtab" fo:text-indent="-0.1366in" fo:margin-left="0.1563in"/>
        </style:list-level-properties>
      </text:list-level-style-number>
      <text:list-level-style-bullet text:level="2" text:style-name="ListLabel_20_479" style:num-suffix="•" text:bullet-char="•">
        <style:list-level-properties text:list-level-position-and-space-mode="label-alignment">
          <style:list-level-label-alignment text:label-followed-by="listtab" fo:text-indent="-0.1366in" fo:margin-left="0.7181in"/>
        </style:list-level-properties>
      </text:list-level-style-bullet>
      <text:list-level-style-bullet text:level="3" text:style-name="ListLabel_20_480" style:num-suffix="•" text:bullet-char="•">
        <style:list-level-properties text:list-level-position-and-space-mode="label-alignment">
          <style:list-level-label-alignment text:label-followed-by="listtab" fo:text-indent="-0.1366in" fo:margin-left="1.2839in"/>
        </style:list-level-properties>
      </text:list-level-style-bullet>
      <text:list-level-style-bullet text:level="4" text:style-name="ListLabel_20_481" style:num-suffix="•" text:bullet-char="•">
        <style:list-level-properties text:list-level-position-and-space-mode="label-alignment">
          <style:list-level-label-alignment text:label-followed-by="listtab" fo:text-indent="-0.1366in" fo:margin-left="1.8492in"/>
        </style:list-level-properties>
      </text:list-level-style-bullet>
      <text:list-level-style-bullet text:level="5" text:style-name="ListLabel_20_482" style:num-suffix="•" text:bullet-char="•">
        <style:list-level-properties text:list-level-position-and-space-mode="label-alignment">
          <style:list-level-label-alignment text:label-followed-by="listtab" fo:text-indent="-0.1366in" fo:margin-left="2.4154in"/>
        </style:list-level-properties>
      </text:list-level-style-bullet>
      <text:list-level-style-bullet text:level="6" text:style-name="ListLabel_20_483" style:num-suffix="•" text:bullet-char="•">
        <style:list-level-properties text:list-level-position-and-space-mode="label-alignment">
          <style:list-level-label-alignment text:label-followed-by="listtab" fo:text-indent="-0.1366in" fo:margin-left="2.9807in"/>
        </style:list-level-properties>
      </text:list-level-style-bullet>
      <text:list-level-style-bullet text:level="7" text:style-name="ListLabel_20_484" style:num-suffix="•" text:bullet-char="•">
        <style:list-level-properties text:list-level-position-and-space-mode="label-alignment">
          <style:list-level-label-alignment text:label-followed-by="listtab" fo:text-indent="-0.1366in" fo:margin-left="3.5465in"/>
        </style:list-level-properties>
      </text:list-level-style-bullet>
      <text:list-level-style-bullet text:level="8" text:style-name="ListLabel_20_485" style:num-suffix="•" text:bullet-char="•">
        <style:list-level-properties text:list-level-position-and-space-mode="label-alignment">
          <style:list-level-label-alignment text:label-followed-by="listtab" fo:text-indent="-0.1366in" fo:margin-left="4.1118in"/>
        </style:list-level-properties>
      </text:list-level-style-bullet>
      <text:list-level-style-bullet text:level="9" text:style-name="ListLabel_20_486" style:num-suffix="•" text:bullet-char="•">
        <style:list-level-properties text:list-level-position-and-space-mode="label-alignment">
          <style:list-level-label-alignment text:label-followed-by="listtab" fo:text-indent="-0.1366in" fo:margin-left="4.67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8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2" text:style-name="ListLabel_20_48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3846in"/>
        </style:list-level-properties>
      </text:list-level-style-number>
      <text:list-level-style-bullet text:level="3" text:style-name="ListLabel_20_489" style:num-suffix="•" text:bullet-char="•">
        <style:list-level-properties text:list-level-position-and-space-mode="label-alignment">
          <style:list-level-label-alignment text:label-followed-by="listtab" fo:text-indent="-0.25in" fo:margin-left="1.9555in"/>
        </style:list-level-properties>
      </text:list-level-style-bullet>
      <text:list-level-style-bullet text:level="4" text:style-name="ListLabel_20_490" style:num-suffix="•" text:bullet-char="•">
        <style:list-level-properties text:list-level-position-and-space-mode="label-alignment">
          <style:list-level-label-alignment text:label-followed-by="listtab" fo:text-indent="-0.25in" fo:margin-left="2.522in"/>
        </style:list-level-properties>
      </text:list-level-style-bullet>
      <text:list-level-style-bullet text:level="5" text:style-name="ListLabel_20_491" style:num-suffix="•" text:bullet-char="•">
        <style:list-level-properties text:list-level-position-and-space-mode="label-alignment">
          <style:list-level-label-alignment text:label-followed-by="listtab" fo:text-indent="-0.25in" fo:margin-left="3.089in"/>
        </style:list-level-properties>
      </text:list-level-style-bullet>
      <text:list-level-style-bullet text:level="6" text:style-name="ListLabel_20_492" style:num-suffix="•" text:bullet-char="•">
        <style:list-level-properties text:list-level-position-and-space-mode="label-alignment">
          <style:list-level-label-alignment text:label-followed-by="listtab" fo:text-indent="-0.25in" fo:margin-left="3.6563in"/>
        </style:list-level-properties>
      </text:list-level-style-bullet>
      <text:list-level-style-bullet text:level="7" text:style-name="ListLabel_20_493" style:num-suffix="•" text:bullet-char="•">
        <style:list-level-properties text:list-level-position-and-space-mode="label-alignment">
          <style:list-level-label-alignment text:label-followed-by="listtab" fo:text-indent="-0.25in" fo:margin-left="4.2228in"/>
        </style:list-level-properties>
      </text:list-level-style-bullet>
      <text:list-level-style-bullet text:level="8" text:style-name="ListLabel_20_494" style:num-suffix="•" text:bullet-char="•">
        <style:list-level-properties text:list-level-position-and-space-mode="label-alignment">
          <style:list-level-label-alignment text:label-followed-by="listtab" fo:text-indent="-0.25in" fo:margin-left="4.7898in"/>
        </style:list-level-properties>
      </text:list-level-style-bullet>
      <text:list-level-style-bullet text:level="9" text:style-name="ListLabel_20_495" style:num-suffix="•" text:bullet-char="•">
        <style:list-level-properties text:list-level-position-and-space-mode="label-alignment">
          <style:list-level-label-alignment text:label-followed-by="listtab" fo:text-indent="-0.25in" fo:margin-left="5.356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496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497" style:num-suffix="•" text:bullet-char="•">
        <style:list-level-properties text:list-level-position-and-space-mode="label-alignment">
          <style:list-level-label-alignment text:label-followed-by="listtab" fo:text-indent="-0.25in" fo:margin-left="0.7937in"/>
        </style:list-level-properties>
      </text:list-level-style-bullet>
      <text:list-level-style-bullet text:level="3" text:style-name="ListLabel_20_498" style:num-suffix="•" text:bullet-char="•">
        <style:list-level-properties text:list-level-position-and-space-mode="label-alignment">
          <style:list-level-label-alignment text:label-followed-by="listtab" fo:text-indent="-0.25in" fo:margin-left="1.3244in"/>
        </style:list-level-properties>
      </text:list-level-style-bullet>
      <text:list-level-style-bullet text:level="4" text:style-name="ListLabel_20_499" style:num-suffix="•" text:bullet-char="•">
        <style:list-level-properties text:list-level-position-and-space-mode="label-alignment">
          <style:list-level-label-alignment text:label-followed-by="listtab" fo:text-indent="-0.25in" fo:margin-left="1.8547in"/>
        </style:list-level-properties>
      </text:list-level-style-bullet>
      <text:list-level-style-bullet text:level="5" text:style-name="ListLabel_20_500" style:num-suffix="•" text:bullet-char="•">
        <style:list-level-properties text:list-level-position-and-space-mode="label-alignment">
          <style:list-level-label-alignment text:label-followed-by="listtab" fo:text-indent="-0.25in" fo:margin-left="2.3854in"/>
        </style:list-level-properties>
      </text:list-level-style-bullet>
      <text:list-level-style-bullet text:level="6" text:style-name="ListLabel_20_501" style:num-suffix="•" text:bullet-char="•">
        <style:list-level-properties text:list-level-position-and-space-mode="label-alignment">
          <style:list-level-label-alignment text:label-followed-by="listtab" fo:text-indent="-0.25in" fo:margin-left="2.9161in"/>
        </style:list-level-properties>
      </text:list-level-style-bullet>
      <text:list-level-style-bullet text:level="7" text:style-name="ListLabel_20_502" style:num-suffix="•" text:bullet-char="•">
        <style:list-level-properties text:list-level-position-and-space-mode="label-alignment">
          <style:list-level-label-alignment text:label-followed-by="listtab" fo:text-indent="-0.25in" fo:margin-left="3.4465in"/>
        </style:list-level-properties>
      </text:list-level-style-bullet>
      <text:list-level-style-bullet text:level="8" text:style-name="ListLabel_20_503" style:num-suffix="•" text:bullet-char="•">
        <style:list-level-properties text:list-level-position-and-space-mode="label-alignment">
          <style:list-level-label-alignment text:label-followed-by="listtab" fo:text-indent="-0.25in" fo:margin-left="3.9772in"/>
        </style:list-level-properties>
      </text:list-level-style-bullet>
      <text:list-level-style-bullet text:level="9" text:style-name="ListLabel_20_504" style:num-suffix="•" text:bullet-char="•">
        <style:list-level-properties text:list-level-position-and-space-mode="label-alignment">
          <style:list-level-label-alignment text:label-followed-by="listtab" fo:text-indent="-0.25in" fo:margin-left="4.507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50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2" text:style-name="ListLabel_20_506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4835in"/>
        </style:list-level-properties>
      </text:list-level-style-number>
      <text:list-level-style-bullet text:level="3" text:style-name="ListLabel_20_507" style:num-suffix="•" text:bullet-char="•">
        <style:list-level-properties text:list-level-position-and-space-mode="label-alignment">
          <style:list-level-label-alignment text:label-followed-by="listtab" fo:text-indent="-0.1618in" fo:margin-left="2.0417in"/>
        </style:list-level-properties>
      </text:list-level-style-bullet>
      <text:list-level-style-bullet text:level="4" text:style-name="ListLabel_20_508" style:num-suffix="•" text:bullet-char="•">
        <style:list-level-properties text:list-level-position-and-space-mode="label-alignment">
          <style:list-level-label-alignment text:label-followed-by="listtab" fo:text-indent="-0.1618in" fo:margin-left="2.598in"/>
        </style:list-level-properties>
      </text:list-level-style-bullet>
      <text:list-level-style-bullet text:level="5" text:style-name="ListLabel_20_509" style:num-suffix="•" text:bullet-char="•">
        <style:list-level-properties text:list-level-position-and-space-mode="label-alignment">
          <style:list-level-label-alignment text:label-followed-by="listtab" fo:text-indent="-0.1618in" fo:margin-left="3.1543in"/>
        </style:list-level-properties>
      </text:list-level-style-bullet>
      <text:list-level-style-bullet text:level="6" text:style-name="ListLabel_20_510" style:num-suffix="•" text:bullet-char="•">
        <style:list-level-properties text:list-level-position-and-space-mode="label-alignment">
          <style:list-level-label-alignment text:label-followed-by="listtab" fo:text-indent="-0.1618in" fo:margin-left="3.7098in"/>
        </style:list-level-properties>
      </text:list-level-style-bullet>
      <text:list-level-style-bullet text:level="7" text:style-name="ListLabel_20_511" style:num-suffix="•" text:bullet-char="•">
        <style:list-level-properties text:list-level-position-and-space-mode="label-alignment">
          <style:list-level-label-alignment text:label-followed-by="listtab" fo:text-indent="-0.1618in" fo:margin-left="4.2661in"/>
        </style:list-level-properties>
      </text:list-level-style-bullet>
      <text:list-level-style-bullet text:level="8" text:style-name="ListLabel_20_512" style:num-suffix="•" text:bullet-char="•">
        <style:list-level-properties text:list-level-position-and-space-mode="label-alignment">
          <style:list-level-label-alignment text:label-followed-by="listtab" fo:text-indent="-0.1618in" fo:margin-left="4.822in"/>
        </style:list-level-properties>
      </text:list-level-style-bullet>
      <text:list-level-style-bullet text:level="9" text:style-name="ListLabel_20_513" style:num-suffix="•" text:bullet-char="•">
        <style:list-level-properties text:list-level-position-and-space-mode="label-alignment">
          <style:list-level-label-alignment text:label-followed-by="listtab" fo:text-indent="-0.1618in" fo:margin-left="5.37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514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1701in" fo:margin-left="0.2953in"/>
        </style:list-level-properties>
      </text:list-level-style-number>
      <text:list-level-style-number text:level="2" text:style-name="ListLabel_20_51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3" text:style-name="ListLabel_20_516" style:num-suffix="•" text:bullet-char="•">
        <style:list-level-properties text:list-level-position-and-space-mode="label-alignment">
          <style:list-level-label-alignment text:label-followed-by="listtab" fo:text-indent="-0.25in" fo:margin-left="1.6346in"/>
        </style:list-level-properties>
      </text:list-level-style-bullet>
      <text:list-level-style-bullet text:level="4" text:style-name="ListLabel_20_517" style:num-suffix="•" text:bullet-char="•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bullet>
      <text:list-level-style-bullet text:level="5" text:style-name="ListLabel_20_518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6" text:style-name="ListLabel_20_519" style:num-suffix="•" text:bullet-char="•">
        <style:list-level-properties text:list-level-position-and-space-mode="label-alignment">
          <style:list-level-label-alignment text:label-followed-by="listtab" fo:text-indent="-0.25in" fo:margin-left="3.0807in"/>
        </style:list-level-properties>
      </text:list-level-style-bullet>
      <text:list-level-style-bullet text:level="7" text:style-name="ListLabel_20_520" style:num-suffix="•" text:bullet-char="•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bullet>
      <text:list-level-style-bullet text:level="8" text:style-name="ListLabel_20_521" style:num-suffix="•" text:bullet-char="•">
        <style:list-level-properties text:list-level-position-and-space-mode="label-alignment">
          <style:list-level-label-alignment text:label-followed-by="listtab" fo:text-indent="-0.25in" fo:margin-left="4.0445in"/>
        </style:list-level-properties>
      </text:list-level-style-bullet>
      <text:list-level-style-bullet text:level="9" text:style-name="ListLabel_20_522" style:num-suffix="•" text:bullet-char="•">
        <style:list-level-properties text:list-level-position-and-space-mode="label-alignment">
          <style:list-level-label-alignment text:label-followed-by="listtab" fo:text-indent="-0.25in" fo:margin-left="4.526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523" style:num-suffix="." style:num-format="1">
        <style:list-level-properties text:list-level-position-and-space-mode="label-alignment">
          <style:list-level-label-alignment text:label-followed-by="listtab" fo:text-indent="-0.2701in" fo:margin-left="1.0929in"/>
        </style:list-level-properties>
      </text:list-level-style-number>
      <text:list-level-style-bullet text:level="2" text:style-name="ListLabel_20_524" style:num-suffix="•" text:bullet-char="•">
        <style:list-level-properties text:list-level-position-and-space-mode="label-alignment">
          <style:list-level-label-alignment text:label-followed-by="listtab" fo:text-indent="-0.2701in" fo:margin-left="1.6362in"/>
        </style:list-level-properties>
      </text:list-level-style-bullet>
      <text:list-level-style-bullet text:level="3" text:style-name="ListLabel_20_525" style:num-suffix="•" text:bullet-char="•">
        <style:list-level-properties text:list-level-position-and-space-mode="label-alignment">
          <style:list-level-label-alignment text:label-followed-by="listtab" fo:text-indent="-0.2701in" fo:margin-left="2.1756in"/>
        </style:list-level-properties>
      </text:list-level-style-bullet>
      <text:list-level-style-bullet text:level="4" text:style-name="ListLabel_20_526" style:num-suffix="•" text:bullet-char="•">
        <style:list-level-properties text:list-level-position-and-space-mode="label-alignment">
          <style:list-level-label-alignment text:label-followed-by="listtab" fo:text-indent="-0.2701in" fo:margin-left="2.7146in"/>
        </style:list-level-properties>
      </text:list-level-style-bullet>
      <text:list-level-style-bullet text:level="5" text:style-name="ListLabel_20_527" style:num-suffix="•" text:bullet-char="•">
        <style:list-level-properties text:list-level-position-and-space-mode="label-alignment">
          <style:list-level-label-alignment text:label-followed-by="listtab" fo:text-indent="-0.2701in" fo:margin-left="3.2543in"/>
        </style:list-level-properties>
      </text:list-level-style-bullet>
      <text:list-level-style-bullet text:level="6" text:style-name="ListLabel_20_528" style:num-suffix="•" text:bullet-char="•">
        <style:list-level-properties text:list-level-position-and-space-mode="label-alignment">
          <style:list-level-label-alignment text:label-followed-by="listtab" fo:text-indent="-0.2701in" fo:margin-left="3.7937in"/>
        </style:list-level-properties>
      </text:list-level-style-bullet>
      <text:list-level-style-bullet text:level="7" text:style-name="ListLabel_20_529" style:num-suffix="•" text:bullet-char="•">
        <style:list-level-properties text:list-level-position-and-space-mode="label-alignment">
          <style:list-level-label-alignment text:label-followed-by="listtab" fo:text-indent="-0.2701in" fo:margin-left="4.3327in"/>
        </style:list-level-properties>
      </text:list-level-style-bullet>
      <text:list-level-style-bullet text:level="8" text:style-name="ListLabel_20_530" style:num-suffix="•" text:bullet-char="•">
        <style:list-level-properties text:list-level-position-and-space-mode="label-alignment">
          <style:list-level-label-alignment text:label-followed-by="listtab" fo:text-indent="-0.2701in" fo:margin-left="4.872in"/>
        </style:list-level-properties>
      </text:list-level-style-bullet>
      <text:list-level-style-bullet text:level="9" text:style-name="ListLabel_20_531" style:num-suffix="•" text:bullet-char="•">
        <style:list-level-properties text:list-level-position-and-space-mode="label-alignment">
          <style:list-level-label-alignment text:label-followed-by="listtab" fo:text-indent="-0.2701in" fo:margin-left="5.411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53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number text:level="2" text:style-name="ListLabel_20_53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3752in"/>
        </style:list-level-properties>
      </text:list-level-style-number>
      <text:list-level-style-bullet text:level="3" text:style-name="ListLabel_20_534" style:num-suffix="•" text:bullet-char="•">
        <style:list-level-properties text:list-level-position-and-space-mode="label-alignment">
          <style:list-level-label-alignment text:label-followed-by="listtab" fo:text-indent="-0.25in" fo:margin-left="1.9429in"/>
        </style:list-level-properties>
      </text:list-level-style-bullet>
      <text:list-level-style-bullet text:level="4" text:style-name="ListLabel_20_535" style:num-suffix="•" text:bullet-char="•">
        <style:list-level-properties text:list-level-position-and-space-mode="label-alignment">
          <style:list-level-label-alignment text:label-followed-by="listtab" fo:text-indent="-0.25in" fo:margin-left="2.511in"/>
        </style:list-level-properties>
      </text:list-level-style-bullet>
      <text:list-level-style-bullet text:level="5" text:style-name="ListLabel_20_536" style:num-suffix="•" text:bullet-char="•">
        <style:list-level-properties text:list-level-position-and-space-mode="label-alignment">
          <style:list-level-label-alignment text:label-followed-by="listtab" fo:text-indent="-0.25in" fo:margin-left="3.0799in"/>
        </style:list-level-properties>
      </text:list-level-style-bullet>
      <text:list-level-style-bullet text:level="6" text:style-name="ListLabel_20_537" style:num-suffix="•" text:bullet-char="•">
        <style:list-level-properties text:list-level-position-and-space-mode="label-alignment">
          <style:list-level-label-alignment text:label-followed-by="listtab" fo:text-indent="-0.25in" fo:margin-left="3.648in"/>
        </style:list-level-properties>
      </text:list-level-style-bullet>
      <text:list-level-style-bullet text:level="7" text:style-name="ListLabel_20_538" style:num-suffix="•" text:bullet-char="•">
        <style:list-level-properties text:list-level-position-and-space-mode="label-alignment">
          <style:list-level-label-alignment text:label-followed-by="listtab" fo:text-indent="-0.25in" fo:margin-left="4.2165in"/>
        </style:list-level-properties>
      </text:list-level-style-bullet>
      <text:list-level-style-bullet text:level="8" text:style-name="ListLabel_20_539" style:num-suffix="•" text:bullet-char="•">
        <style:list-level-properties text:list-level-position-and-space-mode="label-alignment">
          <style:list-level-label-alignment text:label-followed-by="listtab" fo:text-indent="-0.25in" fo:margin-left="4.7846in"/>
        </style:list-level-properties>
      </text:list-level-style-bullet>
      <text:list-level-style-bullet text:level="9" text:style-name="ListLabel_20_540" style:num-suffix="•" text:bullet-char="•">
        <style:list-level-properties text:list-level-position-and-space-mode="label-alignment">
          <style:list-level-label-alignment text:label-followed-by="listtab" fo:text-indent="-0.25in" fo:margin-left="5.353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54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542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543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544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545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546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547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548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549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55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3752in"/>
        </style:list-level-properties>
      </text:list-level-style-number>
      <text:list-level-style-number text:level="2" text:style-name="ListLabel_20_55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3" text:style-name="ListLabel_20_552" style:num-suffix="•" text:bullet-char="•">
        <style:list-level-properties text:list-level-position-and-space-mode="label-alignment">
          <style:list-level-label-alignment text:label-followed-by="listtab" fo:text-indent="-0.25in" fo:margin-left="1.6346in"/>
        </style:list-level-properties>
      </text:list-level-style-bullet>
      <text:list-level-style-bullet text:level="4" text:style-name="ListLabel_20_553" style:num-suffix="•" text:bullet-char="•">
        <style:list-level-properties text:list-level-position-and-space-mode="label-alignment">
          <style:list-level-label-alignment text:label-followed-by="listtab" fo:text-indent="-0.25in" fo:margin-left="2.1165in"/>
        </style:list-level-properties>
      </text:list-level-style-bullet>
      <text:list-level-style-bullet text:level="5" text:style-name="ListLabel_20_554" style:num-suffix="•" text:bullet-char="•">
        <style:list-level-properties text:list-level-position-and-space-mode="label-alignment">
          <style:list-level-label-alignment text:label-followed-by="listtab" fo:text-indent="-0.25in" fo:margin-left="2.5984in"/>
        </style:list-level-properties>
      </text:list-level-style-bullet>
      <text:list-level-style-bullet text:level="6" text:style-name="ListLabel_20_555" style:num-suffix="•" text:bullet-char="•">
        <style:list-level-properties text:list-level-position-and-space-mode="label-alignment">
          <style:list-level-label-alignment text:label-followed-by="listtab" fo:text-indent="-0.25in" fo:margin-left="3.0807in"/>
        </style:list-level-properties>
      </text:list-level-style-bullet>
      <text:list-level-style-bullet text:level="7" text:style-name="ListLabel_20_556" style:num-suffix="•" text:bullet-char="•">
        <style:list-level-properties text:list-level-position-and-space-mode="label-alignment">
          <style:list-level-label-alignment text:label-followed-by="listtab" fo:text-indent="-0.25in" fo:margin-left="3.5626in"/>
        </style:list-level-properties>
      </text:list-level-style-bullet>
      <text:list-level-style-bullet text:level="8" text:style-name="ListLabel_20_557" style:num-suffix="•" text:bullet-char="•">
        <style:list-level-properties text:list-level-position-and-space-mode="label-alignment">
          <style:list-level-label-alignment text:label-followed-by="listtab" fo:text-indent="-0.25in" fo:margin-left="4.0445in"/>
        </style:list-level-properties>
      </text:list-level-style-bullet>
      <text:list-level-style-bullet text:level="9" text:style-name="ListLabel_20_558" style:num-suffix="•" text:bullet-char="•">
        <style:list-level-properties text:list-level-position-and-space-mode="label-alignment">
          <style:list-level-label-alignment text:label-followed-by="listtab" fo:text-indent="-0.25in" fo:margin-left="4.526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55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2" text:style-name="ListLabel_20_56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4071in"/>
        </style:list-level-properties>
      </text:list-level-style-number>
      <text:list-level-style-bullet text:level="3" text:style-name="ListLabel_20_561" style:num-suffix="•" text:bullet-char="•">
        <style:list-level-properties text:list-level-position-and-space-mode="label-alignment">
          <style:list-level-label-alignment text:label-followed-by="listtab" fo:text-indent="-0.25in" fo:margin-left="1.9681in"/>
        </style:list-level-properties>
      </text:list-level-style-bullet>
      <text:list-level-style-bullet text:level="4" text:style-name="ListLabel_20_562" style:num-suffix="•" text:bullet-char="•">
        <style:list-level-properties text:list-level-position-and-space-mode="label-alignment">
          <style:list-level-label-alignment text:label-followed-by="listtab" fo:text-indent="-0.25in" fo:margin-left="2.5335in"/>
        </style:list-level-properties>
      </text:list-level-style-bullet>
      <text:list-level-style-bullet text:level="5" text:style-name="ListLabel_20_563" style:num-suffix="•" text:bullet-char="•">
        <style:list-level-properties text:list-level-position-and-space-mode="label-alignment">
          <style:list-level-label-alignment text:label-followed-by="listtab" fo:text-indent="-0.25in" fo:margin-left="3.0984in"/>
        </style:list-level-properties>
      </text:list-level-style-bullet>
      <text:list-level-style-bullet text:level="6" text:style-name="ListLabel_20_564" style:num-suffix="•" text:bullet-char="•">
        <style:list-level-properties text:list-level-position-and-space-mode="label-alignment">
          <style:list-level-label-alignment text:label-followed-by="listtab" fo:text-indent="-0.25in" fo:margin-left="3.6638in"/>
        </style:list-level-properties>
      </text:list-level-style-bullet>
      <text:list-level-style-bullet text:level="7" text:style-name="ListLabel_20_565" style:num-suffix="•" text:bullet-char="•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bullet>
      <text:list-level-style-bullet text:level="8" text:style-name="ListLabel_20_566" style:num-suffix="•" text:bullet-char="•">
        <style:list-level-properties text:list-level-position-and-space-mode="label-alignment">
          <style:list-level-label-alignment text:label-followed-by="listtab" fo:text-indent="-0.25in" fo:margin-left="4.7945in"/>
        </style:list-level-properties>
      </text:list-level-style-bullet>
      <text:list-level-style-bullet text:level="9" text:style-name="ListLabel_20_567" style:num-suffix="•" text:bullet-char="•">
        <style:list-level-properties text:list-level-position-and-space-mode="label-alignment">
          <style:list-level-label-alignment text:label-followed-by="listtab" fo:text-indent="-0.25in" fo:margin-left="5.359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56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2" text:style-name="ListLabel_20_569" style:num-suffix="•" text:bullet-char="•">
        <style:list-level-properties text:list-level-position-and-space-mode="label-alignment">
          <style:list-level-label-alignment text:label-followed-by="listtab" fo:text-indent="-0.25in" fo:margin-left="1.6862in"/>
        </style:list-level-properties>
      </text:list-level-style-bullet>
      <text:list-level-style-bullet text:level="3" text:style-name="ListLabel_20_570" style:num-suffix="•" text:bullet-char="•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bullet>
      <text:list-level-style-bullet text:level="4" text:style-name="ListLabel_20_571" style:num-suffix="•" text:bullet-char="•">
        <style:list-level-properties text:list-level-position-and-space-mode="label-alignment">
          <style:list-level-label-alignment text:label-followed-by="listtab" fo:text-indent="-0.25in" fo:margin-left="2.7535in"/>
        </style:list-level-properties>
      </text:list-level-style-bullet>
      <text:list-level-style-bullet text:level="5" text:style-name="ListLabel_20_572" style:num-suffix="•" text:bullet-char="•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bullet>
      <text:list-level-style-bullet text:level="6" text:style-name="ListLabel_20_573" style:num-suffix="•" text:bullet-char="•">
        <style:list-level-properties text:list-level-position-and-space-mode="label-alignment">
          <style:list-level-label-alignment text:label-followed-by="listtab" fo:text-indent="-0.25in" fo:margin-left="3.8217in"/>
        </style:list-level-properties>
      </text:list-level-style-bullet>
      <text:list-level-style-bullet text:level="7" text:style-name="ListLabel_20_574" style:num-suffix="•" text:bullet-char="•">
        <style:list-level-properties text:list-level-position-and-space-mode="label-alignment">
          <style:list-level-label-alignment text:label-followed-by="listtab" fo:text-indent="-0.25in" fo:margin-left="4.3547in"/>
        </style:list-level-properties>
      </text:list-level-style-bullet>
      <text:list-level-style-bullet text:level="8" text:style-name="ListLabel_20_575" style:num-suffix="•" text:bullet-char="•">
        <style:list-level-properties text:list-level-position-and-space-mode="label-alignment">
          <style:list-level-label-alignment text:label-followed-by="listtab" fo:text-indent="-0.25in" fo:margin-left="4.889in"/>
        </style:list-level-properties>
      </text:list-level-style-bullet>
      <text:list-level-style-bullet text:level="9" text:style-name="ListLabel_20_576" style:num-suffix="•" text:bullet-char="•">
        <style:list-level-properties text:list-level-position-and-space-mode="label-alignment">
          <style:list-level-label-alignment text:label-followed-by="listtab" fo:text-indent="-0.25in" fo:margin-left="5.4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57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578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579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580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581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582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583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584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585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58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587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588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589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590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591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592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593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594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59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2" text:style-name="ListLabel_20_596" style:num-suffix="•" text:bullet-char="•">
        <style:list-level-properties text:list-level-position-and-space-mode="label-alignment">
          <style:list-level-label-alignment text:label-followed-by="listtab" fo:text-indent="-0.25in" fo:margin-left="1.6862in"/>
        </style:list-level-properties>
      </text:list-level-style-bullet>
      <text:list-level-style-bullet text:level="3" text:style-name="ListLabel_20_597" style:num-suffix="•" text:bullet-char="•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bullet>
      <text:list-level-style-bullet text:level="4" text:style-name="ListLabel_20_598" style:num-suffix="•" text:bullet-char="•">
        <style:list-level-properties text:list-level-position-and-space-mode="label-alignment">
          <style:list-level-label-alignment text:label-followed-by="listtab" fo:text-indent="-0.25in" fo:margin-left="2.7535in"/>
        </style:list-level-properties>
      </text:list-level-style-bullet>
      <text:list-level-style-bullet text:level="5" text:style-name="ListLabel_20_599" style:num-suffix="•" text:bullet-char="•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bullet>
      <text:list-level-style-bullet text:level="6" text:style-name="ListLabel_20_600" style:num-suffix="•" text:bullet-char="•">
        <style:list-level-properties text:list-level-position-and-space-mode="label-alignment">
          <style:list-level-label-alignment text:label-followed-by="listtab" fo:text-indent="-0.25in" fo:margin-left="3.8217in"/>
        </style:list-level-properties>
      </text:list-level-style-bullet>
      <text:list-level-style-bullet text:level="7" text:style-name="ListLabel_20_601" style:num-suffix="•" text:bullet-char="•">
        <style:list-level-properties text:list-level-position-and-space-mode="label-alignment">
          <style:list-level-label-alignment text:label-followed-by="listtab" fo:text-indent="-0.25in" fo:margin-left="4.3547in"/>
        </style:list-level-properties>
      </text:list-level-style-bullet>
      <text:list-level-style-bullet text:level="8" text:style-name="ListLabel_20_602" style:num-suffix="•" text:bullet-char="•">
        <style:list-level-properties text:list-level-position-and-space-mode="label-alignment">
          <style:list-level-label-alignment text:label-followed-by="listtab" fo:text-indent="-0.25in" fo:margin-left="4.889in"/>
        </style:list-level-properties>
      </text:list-level-style-bullet>
      <text:list-level-style-bullet text:level="9" text:style-name="ListLabel_20_603" style:num-suffix="•" text:bullet-char="•">
        <style:list-level-properties text:list-level-position-and-space-mode="label-alignment">
          <style:list-level-label-alignment text:label-followed-by="listtab" fo:text-indent="-0.25in" fo:margin-left="5.4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604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605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606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607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608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609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610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611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612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613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614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615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616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617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618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619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620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621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622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2" text:style-name="ListLabel_20_623" style:num-suffix="•" text:bullet-char="•">
        <style:list-level-properties text:list-level-position-and-space-mode="label-alignment">
          <style:list-level-label-alignment text:label-followed-by="listtab" fo:text-indent="-0.25in" fo:margin-left="1.6862in"/>
        </style:list-level-properties>
      </text:list-level-style-bullet>
      <text:list-level-style-bullet text:level="3" text:style-name="ListLabel_20_624" style:num-suffix="•" text:bullet-char="•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bullet>
      <text:list-level-style-bullet text:level="4" text:style-name="ListLabel_20_625" style:num-suffix="•" text:bullet-char="•">
        <style:list-level-properties text:list-level-position-and-space-mode="label-alignment">
          <style:list-level-label-alignment text:label-followed-by="listtab" fo:text-indent="-0.25in" fo:margin-left="2.7535in"/>
        </style:list-level-properties>
      </text:list-level-style-bullet>
      <text:list-level-style-bullet text:level="5" text:style-name="ListLabel_20_626" style:num-suffix="•" text:bullet-char="•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bullet>
      <text:list-level-style-bullet text:level="6" text:style-name="ListLabel_20_627" style:num-suffix="•" text:bullet-char="•">
        <style:list-level-properties text:list-level-position-and-space-mode="label-alignment">
          <style:list-level-label-alignment text:label-followed-by="listtab" fo:text-indent="-0.25in" fo:margin-left="3.8217in"/>
        </style:list-level-properties>
      </text:list-level-style-bullet>
      <text:list-level-style-bullet text:level="7" text:style-name="ListLabel_20_628" style:num-suffix="•" text:bullet-char="•">
        <style:list-level-properties text:list-level-position-and-space-mode="label-alignment">
          <style:list-level-label-alignment text:label-followed-by="listtab" fo:text-indent="-0.25in" fo:margin-left="4.3547in"/>
        </style:list-level-properties>
      </text:list-level-style-bullet>
      <text:list-level-style-bullet text:level="8" text:style-name="ListLabel_20_629" style:num-suffix="•" text:bullet-char="•">
        <style:list-level-properties text:list-level-position-and-space-mode="label-alignment">
          <style:list-level-label-alignment text:label-followed-by="listtab" fo:text-indent="-0.25in" fo:margin-left="4.889in"/>
        </style:list-level-properties>
      </text:list-level-style-bullet>
      <text:list-level-style-bullet text:level="9" text:style-name="ListLabel_20_630" style:num-suffix="•" text:bullet-char="•">
        <style:list-level-properties text:list-level-position-and-space-mode="label-alignment">
          <style:list-level-label-alignment text:label-followed-by="listtab" fo:text-indent="-0.25in" fo:margin-left="5.4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63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632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633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634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635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636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637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638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639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64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641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642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643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644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645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646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647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648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64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650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651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652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653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654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655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656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657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65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659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660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661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662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663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664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665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666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6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number text:level="2" text:style-name="ListLabel_20_668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1.2866in"/>
        </style:list-level-properties>
      </text:list-level-style-number>
      <text:list-level-style-bullet text:level="3" text:style-name="ListLabel_20_669" style:num-suffix="•" text:bullet-char="•">
        <style:list-level-properties text:list-level-position-and-space-mode="label-alignment">
          <style:list-level-label-alignment text:label-followed-by="listtab" fo:text-indent="-0.1618in" fo:margin-left="1.8689in"/>
        </style:list-level-properties>
      </text:list-level-style-bullet>
      <text:list-level-style-bullet text:level="4" text:style-name="ListLabel_20_670" style:num-suffix="•" text:bullet-char="•">
        <style:list-level-properties text:list-level-position-and-space-mode="label-alignment">
          <style:list-level-label-alignment text:label-followed-by="listtab" fo:text-indent="-0.1618in" fo:margin-left="2.4465in"/>
        </style:list-level-properties>
      </text:list-level-style-bullet>
      <text:list-level-style-bullet text:level="5" text:style-name="ListLabel_20_671" style:num-suffix="•" text:bullet-char="•">
        <style:list-level-properties text:list-level-position-and-space-mode="label-alignment">
          <style:list-level-label-alignment text:label-followed-by="listtab" fo:text-indent="-0.1618in" fo:margin-left="3.0244in"/>
        </style:list-level-properties>
      </text:list-level-style-bullet>
      <text:list-level-style-bullet text:level="6" text:style-name="ListLabel_20_672" style:num-suffix="•" text:bullet-char="•">
        <style:list-level-properties text:list-level-position-and-space-mode="label-alignment">
          <style:list-level-label-alignment text:label-followed-by="listtab" fo:text-indent="-0.1618in" fo:margin-left="3.602in"/>
        </style:list-level-properties>
      </text:list-level-style-bullet>
      <text:list-level-style-bullet text:level="7" text:style-name="ListLabel_20_673" style:num-suffix="•" text:bullet-char="•">
        <style:list-level-properties text:list-level-position-and-space-mode="label-alignment">
          <style:list-level-label-alignment text:label-followed-by="listtab" fo:text-indent="-0.1618in" fo:margin-left="4.1799in"/>
        </style:list-level-properties>
      </text:list-level-style-bullet>
      <text:list-level-style-bullet text:level="8" text:style-name="ListLabel_20_674" style:num-suffix="•" text:bullet-char="•">
        <style:list-level-properties text:list-level-position-and-space-mode="label-alignment">
          <style:list-level-label-alignment text:label-followed-by="listtab" fo:text-indent="-0.1618in" fo:margin-left="4.7571in"/>
        </style:list-level-properties>
      </text:list-level-style-bullet>
      <text:list-level-style-bullet text:level="9" text:style-name="ListLabel_20_675" style:num-suffix="•" text:bullet-char="•">
        <style:list-level-properties text:list-level-position-and-space-mode="label-alignment">
          <style:list-level-label-alignment text:label-followed-by="listtab" fo:text-indent="-0.1618in" fo:margin-left="5.33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7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677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678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679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680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681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682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683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684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68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2" text:style-name="ListLabel_20_686" style:num-suffix="•" text:bullet-char="•">
        <style:list-level-properties text:list-level-position-and-space-mode="label-alignment">
          <style:list-level-label-alignment text:label-followed-by="listtab" fo:text-indent="-0.25in" fo:margin-left="1.6862in"/>
        </style:list-level-properties>
      </text:list-level-style-bullet>
      <text:list-level-style-bullet text:level="3" text:style-name="ListLabel_20_687" style:num-suffix="•" text:bullet-char="•">
        <style:list-level-properties text:list-level-position-and-space-mode="label-alignment">
          <style:list-level-label-alignment text:label-followed-by="listtab" fo:text-indent="-0.25in" fo:margin-left="2.2201in"/>
        </style:list-level-properties>
      </text:list-level-style-bullet>
      <text:list-level-style-bullet text:level="4" text:style-name="ListLabel_20_688" style:num-suffix="•" text:bullet-char="•">
        <style:list-level-properties text:list-level-position-and-space-mode="label-alignment">
          <style:list-level-label-alignment text:label-followed-by="listtab" fo:text-indent="-0.25in" fo:margin-left="2.7535in"/>
        </style:list-level-properties>
      </text:list-level-style-bullet>
      <text:list-level-style-bullet text:level="5" text:style-name="ListLabel_20_689" style:num-suffix="•" text:bullet-char="•">
        <style:list-level-properties text:list-level-position-and-space-mode="label-alignment">
          <style:list-level-label-alignment text:label-followed-by="listtab" fo:text-indent="-0.25in" fo:margin-left="3.2874in"/>
        </style:list-level-properties>
      </text:list-level-style-bullet>
      <text:list-level-style-bullet text:level="6" text:style-name="ListLabel_20_690" style:num-suffix="•" text:bullet-char="•">
        <style:list-level-properties text:list-level-position-and-space-mode="label-alignment">
          <style:list-level-label-alignment text:label-followed-by="listtab" fo:text-indent="-0.25in" fo:margin-left="3.8217in"/>
        </style:list-level-properties>
      </text:list-level-style-bullet>
      <text:list-level-style-bullet text:level="7" text:style-name="ListLabel_20_691" style:num-suffix="•" text:bullet-char="•">
        <style:list-level-properties text:list-level-position-and-space-mode="label-alignment">
          <style:list-level-label-alignment text:label-followed-by="listtab" fo:text-indent="-0.25in" fo:margin-left="4.3547in"/>
        </style:list-level-properties>
      </text:list-level-style-bullet>
      <text:list-level-style-bullet text:level="8" text:style-name="ListLabel_20_692" style:num-suffix="•" text:bullet-char="•">
        <style:list-level-properties text:list-level-position-and-space-mode="label-alignment">
          <style:list-level-label-alignment text:label-followed-by="listtab" fo:text-indent="-0.25in" fo:margin-left="4.889in"/>
        </style:list-level-properties>
      </text:list-level-style-bullet>
      <text:list-level-style-bullet text:level="9" text:style-name="ListLabel_20_693" style:num-suffix="•" text:bullet-char="•">
        <style:list-level-properties text:list-level-position-and-space-mode="label-alignment">
          <style:list-level-label-alignment text:label-followed-by="listtab" fo:text-indent="-0.25in" fo:margin-left="5.422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694" style:num-suffix="." style:num-format="1" text:start-value="14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695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696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697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698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699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700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701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702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70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704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705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706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707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708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709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710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711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71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0634in"/>
        </style:list-level-properties>
      </text:list-level-style-number>
      <text:list-level-style-number text:level="2" text:style-name="ListLabel_20_7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3" text:style-name="ListLabel_20_714" style:num-suffix="•" text:bullet-char="•">
        <style:list-level-properties text:list-level-position-and-space-mode="label-alignment">
          <style:list-level-label-alignment text:label-followed-by="listtab" fo:text-indent="-0.25in" fo:margin-left="1.3335in"/>
        </style:list-level-properties>
      </text:list-level-style-bullet>
      <text:list-level-style-bullet text:level="4" text:style-name="ListLabel_20_715" style:num-suffix="•" text:bullet-char="•">
        <style:list-level-properties text:list-level-position-and-space-mode="label-alignment">
          <style:list-level-label-alignment text:label-followed-by="listtab" fo:text-indent="-0.25in" fo:margin-left="1.978in"/>
        </style:list-level-properties>
      </text:list-level-style-bullet>
      <text:list-level-style-bullet text:level="5" text:style-name="ListLabel_20_716" style:num-suffix="•" text:bullet-char="•">
        <style:list-level-properties text:list-level-position-and-space-mode="label-alignment">
          <style:list-level-label-alignment text:label-followed-by="listtab" fo:text-indent="-0.25in" fo:margin-left="2.622in"/>
        </style:list-level-properties>
      </text:list-level-style-bullet>
      <text:list-level-style-bullet text:level="6" text:style-name="ListLabel_20_717" style:num-suffix="•" text:bullet-char="•">
        <style:list-level-properties text:list-level-position-and-space-mode="label-alignment">
          <style:list-level-label-alignment text:label-followed-by="listtab" fo:text-indent="-0.25in" fo:margin-left="3.2665in"/>
        </style:list-level-properties>
      </text:list-level-style-bullet>
      <text:list-level-style-bullet text:level="7" text:style-name="ListLabel_20_718" style:num-suffix="•" text:bullet-char="•">
        <style:list-level-properties text:list-level-position-and-space-mode="label-alignment">
          <style:list-level-label-alignment text:label-followed-by="listtab" fo:text-indent="-0.25in" fo:margin-left="3.9118in"/>
        </style:list-level-properties>
      </text:list-level-style-bullet>
      <text:list-level-style-bullet text:level="8" text:style-name="ListLabel_20_719" style:num-suffix="•" text:bullet-char="•">
        <style:list-level-properties text:list-level-position-and-space-mode="label-alignment">
          <style:list-level-label-alignment text:label-followed-by="listtab" fo:text-indent="-0.25in" fo:margin-left="4.5563in"/>
        </style:list-level-properties>
      </text:list-level-style-bullet>
      <text:list-level-style-bullet text:level="9" text:style-name="ListLabel_20_720" style:num-suffix="•" text:bullet-char="•">
        <style:list-level-properties text:list-level-position-and-space-mode="label-alignment">
          <style:list-level-label-alignment text:label-followed-by="listtab" fo:text-indent="-0.25in" fo:margin-left="5.20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72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722" style:num-suffix="•" text:bullet-char="•">
        <style:list-level-properties text:list-level-position-and-space-mode="label-alignment">
          <style:list-level-label-alignment text:label-followed-by="listtab" fo:text-indent="-0.25in" fo:margin-left="0.8272in"/>
        </style:list-level-properties>
      </text:list-level-style-bullet>
      <text:list-level-style-bullet text:level="3" text:style-name="ListLabel_20_723" style:num-suffix="•" text:bullet-char="•">
        <style:list-level-properties text:list-level-position-and-space-mode="label-alignment">
          <style:list-level-label-alignment text:label-followed-by="listtab" fo:text-indent="-0.25in" fo:margin-left="1.3909in"/>
        </style:list-level-properties>
      </text:list-level-style-bullet>
      <text:list-level-style-bullet text:level="4" text:style-name="ListLabel_20_724" style:num-suffix="•" text:bullet-char="•">
        <style:list-level-properties text:list-level-position-and-space-mode="label-alignment">
          <style:list-level-label-alignment text:label-followed-by="listtab" fo:text-indent="-0.25in" fo:margin-left="1.9547in"/>
        </style:list-level-properties>
      </text:list-level-style-bullet>
      <text:list-level-style-bullet text:level="5" text:style-name="ListLabel_20_725" style:num-suffix="•" text:bullet-char="•">
        <style:list-level-properties text:list-level-position-and-space-mode="label-alignment">
          <style:list-level-label-alignment text:label-followed-by="listtab" fo:text-indent="-0.25in" fo:margin-left="2.5189in"/>
        </style:list-level-properties>
      </text:list-level-style-bullet>
      <text:list-level-style-bullet text:level="6" text:style-name="ListLabel_20_726" style:num-suffix="•" text:bullet-char="•">
        <style:list-level-properties text:list-level-position-and-space-mode="label-alignment">
          <style:list-level-label-alignment text:label-followed-by="listtab" fo:text-indent="-0.25in" fo:margin-left="3.0827in"/>
        </style:list-level-properties>
      </text:list-level-style-bullet>
      <text:list-level-style-bullet text:level="7" text:style-name="ListLabel_20_727" style:num-suffix="•" text:bullet-char="•">
        <style:list-level-properties text:list-level-position-and-space-mode="label-alignment">
          <style:list-level-label-alignment text:label-followed-by="listtab" fo:text-indent="-0.25in" fo:margin-left="3.6465in"/>
        </style:list-level-properties>
      </text:list-level-style-bullet>
      <text:list-level-style-bullet text:level="8" text:style-name="ListLabel_20_728" style:num-suffix="•" text:bullet-char="•">
        <style:list-level-properties text:list-level-position-and-space-mode="label-alignment">
          <style:list-level-label-alignment text:label-followed-by="listtab" fo:text-indent="-0.25in" fo:margin-left="4.2102in"/>
        </style:list-level-properties>
      </text:list-level-style-bullet>
      <text:list-level-style-bullet text:level="9" text:style-name="ListLabel_20_729" style:num-suffix="•" text:bullet-char="•">
        <style:list-level-properties text:list-level-position-and-space-mode="label-alignment">
          <style:list-level-label-alignment text:label-followed-by="listtab" fo:text-indent="-0.25in" fo:margin-left="4.774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730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731" style:num-suffix="•" text:bullet-char="•">
        <style:list-level-properties text:list-level-position-and-space-mode="label-alignment">
          <style:list-level-label-alignment text:label-followed-by="listtab" fo:text-indent="-0.25in" fo:margin-left="0.8272in"/>
        </style:list-level-properties>
      </text:list-level-style-bullet>
      <text:list-level-style-bullet text:level="3" text:style-name="ListLabel_20_732" style:num-suffix="•" text:bullet-char="•">
        <style:list-level-properties text:list-level-position-and-space-mode="label-alignment">
          <style:list-level-label-alignment text:label-followed-by="listtab" fo:text-indent="-0.25in" fo:margin-left="1.3909in"/>
        </style:list-level-properties>
      </text:list-level-style-bullet>
      <text:list-level-style-bullet text:level="4" text:style-name="ListLabel_20_733" style:num-suffix="•" text:bullet-char="•">
        <style:list-level-properties text:list-level-position-and-space-mode="label-alignment">
          <style:list-level-label-alignment text:label-followed-by="listtab" fo:text-indent="-0.25in" fo:margin-left="1.9547in"/>
        </style:list-level-properties>
      </text:list-level-style-bullet>
      <text:list-level-style-bullet text:level="5" text:style-name="ListLabel_20_734" style:num-suffix="•" text:bullet-char="•">
        <style:list-level-properties text:list-level-position-and-space-mode="label-alignment">
          <style:list-level-label-alignment text:label-followed-by="listtab" fo:text-indent="-0.25in" fo:margin-left="2.5189in"/>
        </style:list-level-properties>
      </text:list-level-style-bullet>
      <text:list-level-style-bullet text:level="6" text:style-name="ListLabel_20_735" style:num-suffix="•" text:bullet-char="•">
        <style:list-level-properties text:list-level-position-and-space-mode="label-alignment">
          <style:list-level-label-alignment text:label-followed-by="listtab" fo:text-indent="-0.25in" fo:margin-left="3.0827in"/>
        </style:list-level-properties>
      </text:list-level-style-bullet>
      <text:list-level-style-bullet text:level="7" text:style-name="ListLabel_20_736" style:num-suffix="•" text:bullet-char="•">
        <style:list-level-properties text:list-level-position-and-space-mode="label-alignment">
          <style:list-level-label-alignment text:label-followed-by="listtab" fo:text-indent="-0.25in" fo:margin-left="3.6465in"/>
        </style:list-level-properties>
      </text:list-level-style-bullet>
      <text:list-level-style-bullet text:level="8" text:style-name="ListLabel_20_737" style:num-suffix="•" text:bullet-char="•">
        <style:list-level-properties text:list-level-position-and-space-mode="label-alignment">
          <style:list-level-label-alignment text:label-followed-by="listtab" fo:text-indent="-0.25in" fo:margin-left="4.2102in"/>
        </style:list-level-properties>
      </text:list-level-style-bullet>
      <text:list-level-style-bullet text:level="9" text:style-name="ListLabel_20_738" style:num-suffix="•" text:bullet-char="•">
        <style:list-level-properties text:list-level-position-and-space-mode="label-alignment">
          <style:list-level-label-alignment text:label-followed-by="listtab" fo:text-indent="-0.25in" fo:margin-left="4.7744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73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071in"/>
        </style:list-level-properties>
      </text:list-level-style-number>
      <text:list-level-style-number text:level="2" text:style-name="ListLabel_20_74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3" text:style-name="ListLabel_20_741" style:num-suffix="•" text:bullet-char="•">
        <style:list-level-properties text:list-level-position-and-space-mode="label-alignment">
          <style:list-level-label-alignment text:label-followed-by="listtab" fo:text-indent="-0.25in" fo:margin-left="1.7209in"/>
        </style:list-level-properties>
      </text:list-level-style-bullet>
      <text:list-level-style-bullet text:level="4" text:style-name="ListLabel_20_742" style:num-suffix="•" text:bullet-char="•">
        <style:list-level-properties text:list-level-position-and-space-mode="label-alignment">
          <style:list-level-label-alignment text:label-followed-by="listtab" fo:text-indent="-0.25in" fo:margin-left="2.3165in"/>
        </style:list-level-properties>
      </text:list-level-style-bullet>
      <text:list-level-style-bullet text:level="5" text:style-name="ListLabel_20_743" style:num-suffix="•" text:bullet-char="•">
        <style:list-level-properties text:list-level-position-and-space-mode="label-alignment">
          <style:list-level-label-alignment text:label-followed-by="listtab" fo:text-indent="-0.25in" fo:margin-left="2.9134in"/>
        </style:list-level-properties>
      </text:list-level-style-bullet>
      <text:list-level-style-bullet text:level="6" text:style-name="ListLabel_20_744" style:num-suffix="•" text:bullet-char="•">
        <style:list-level-properties text:list-level-position-and-space-mode="label-alignment">
          <style:list-level-label-alignment text:label-followed-by="listtab" fo:text-indent="-0.25in" fo:margin-left="3.5091in"/>
        </style:list-level-properties>
      </text:list-level-style-bullet>
      <text:list-level-style-bullet text:level="7" text:style-name="ListLabel_20_745" style:num-suffix="•" text:bullet-char="•">
        <style:list-level-properties text:list-level-position-and-space-mode="label-alignment">
          <style:list-level-label-alignment text:label-followed-by="listtab" fo:text-indent="-0.25in" fo:margin-left="4.1055in"/>
        </style:list-level-properties>
      </text:list-level-style-bullet>
      <text:list-level-style-bullet text:level="8" text:style-name="ListLabel_20_746" style:num-suffix="•" text:bullet-char="•">
        <style:list-level-properties text:list-level-position-and-space-mode="label-alignment">
          <style:list-level-label-alignment text:label-followed-by="listtab" fo:text-indent="-0.25in" fo:margin-left="4.7016in"/>
        </style:list-level-properties>
      </text:list-level-style-bullet>
      <text:list-level-style-bullet text:level="9" text:style-name="ListLabel_20_747" style:num-suffix="•" text:bullet-char="•">
        <style:list-level-properties text:list-level-position-and-space-mode="label-alignment">
          <style:list-level-label-alignment text:label-followed-by="listtab" fo:text-indent="-0.25in" fo:margin-left="5.29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748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749" style:num-suffix="•" text:bullet-char="•">
        <style:list-level-properties text:list-level-position-and-space-mode="label-alignment">
          <style:list-level-label-alignment text:label-followed-by="listtab" fo:text-indent="-0.25in" fo:margin-left="0.8429in"/>
        </style:list-level-properties>
      </text:list-level-style-bullet>
      <text:list-level-style-bullet text:level="3" text:style-name="ListLabel_20_750" style:num-suffix="•" text:bullet-char="•">
        <style:list-level-properties text:list-level-position-and-space-mode="label-alignment">
          <style:list-level-label-alignment text:label-followed-by="listtab" fo:text-indent="-0.25in" fo:margin-left="1.4228in"/>
        </style:list-level-properties>
      </text:list-level-style-bullet>
      <text:list-level-style-bullet text:level="4" text:style-name="ListLabel_20_751" style:num-suffix="•" text:bullet-char="•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bullet>
      <text:list-level-style-bullet text:level="5" text:style-name="ListLabel_20_752" style:num-suffix="•" text:bullet-char="•">
        <style:list-level-properties text:list-level-position-and-space-mode="label-alignment">
          <style:list-level-label-alignment text:label-followed-by="listtab" fo:text-indent="-0.25in" fo:margin-left="2.5819in"/>
        </style:list-level-properties>
      </text:list-level-style-bullet>
      <text:list-level-style-bullet text:level="6" text:style-name="ListLabel_20_753" style:num-suffix="•" text:bullet-char="•">
        <style:list-level-properties text:list-level-position-and-space-mode="label-alignment">
          <style:list-level-label-alignment text:label-followed-by="listtab" fo:text-indent="-0.25in" fo:margin-left="3.161in"/>
        </style:list-level-properties>
      </text:list-level-style-bullet>
      <text:list-level-style-bullet text:level="7" text:style-name="ListLabel_20_754" style:num-suffix="•" text:bullet-char="•">
        <style:list-level-properties text:list-level-position-and-space-mode="label-alignment">
          <style:list-level-label-alignment text:label-followed-by="listtab" fo:text-indent="-0.25in" fo:margin-left="3.7409in"/>
        </style:list-level-properties>
      </text:list-level-style-bullet>
      <text:list-level-style-bullet text:level="8" text:style-name="ListLabel_20_755" style:num-suffix="•" text:bullet-char="•">
        <style:list-level-properties text:list-level-position-and-space-mode="label-alignment">
          <style:list-level-label-alignment text:label-followed-by="listtab" fo:text-indent="-0.25in" fo:margin-left="4.3201in"/>
        </style:list-level-properties>
      </text:list-level-style-bullet>
      <text:list-level-style-bullet text:level="9" text:style-name="ListLabel_20_756" style:num-suffix="•" text:bullet-char="•">
        <style:list-level-properties text:list-level-position-and-space-mode="label-alignment">
          <style:list-level-label-alignment text:label-followed-by="listtab" fo:text-indent="-0.25in" fo:margin-left="4.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757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758" style:num-suffix="•" text:bullet-char="•">
        <style:list-level-properties text:list-level-position-and-space-mode="label-alignment">
          <style:list-level-label-alignment text:label-followed-by="listtab" fo:text-indent="-0.25in" fo:margin-left="0.8429in"/>
        </style:list-level-properties>
      </text:list-level-style-bullet>
      <text:list-level-style-bullet text:level="3" text:style-name="ListLabel_20_759" style:num-suffix="•" text:bullet-char="•">
        <style:list-level-properties text:list-level-position-and-space-mode="label-alignment">
          <style:list-level-label-alignment text:label-followed-by="listtab" fo:text-indent="-0.25in" fo:margin-left="1.4228in"/>
        </style:list-level-properties>
      </text:list-level-style-bullet>
      <text:list-level-style-bullet text:level="4" text:style-name="ListLabel_20_760" style:num-suffix="•" text:bullet-char="•">
        <style:list-level-properties text:list-level-position-and-space-mode="label-alignment">
          <style:list-level-label-alignment text:label-followed-by="listtab" fo:text-indent="-0.25in" fo:margin-left="2.002in"/>
        </style:list-level-properties>
      </text:list-level-style-bullet>
      <text:list-level-style-bullet text:level="5" text:style-name="ListLabel_20_761" style:num-suffix="•" text:bullet-char="•">
        <style:list-level-properties text:list-level-position-and-space-mode="label-alignment">
          <style:list-level-label-alignment text:label-followed-by="listtab" fo:text-indent="-0.25in" fo:margin-left="2.5819in"/>
        </style:list-level-properties>
      </text:list-level-style-bullet>
      <text:list-level-style-bullet text:level="6" text:style-name="ListLabel_20_762" style:num-suffix="•" text:bullet-char="•">
        <style:list-level-properties text:list-level-position-and-space-mode="label-alignment">
          <style:list-level-label-alignment text:label-followed-by="listtab" fo:text-indent="-0.25in" fo:margin-left="3.161in"/>
        </style:list-level-properties>
      </text:list-level-style-bullet>
      <text:list-level-style-bullet text:level="7" text:style-name="ListLabel_20_763" style:num-suffix="•" text:bullet-char="•">
        <style:list-level-properties text:list-level-position-and-space-mode="label-alignment">
          <style:list-level-label-alignment text:label-followed-by="listtab" fo:text-indent="-0.25in" fo:margin-left="3.7409in"/>
        </style:list-level-properties>
      </text:list-level-style-bullet>
      <text:list-level-style-bullet text:level="8" text:style-name="ListLabel_20_764" style:num-suffix="•" text:bullet-char="•">
        <style:list-level-properties text:list-level-position-and-space-mode="label-alignment">
          <style:list-level-label-alignment text:label-followed-by="listtab" fo:text-indent="-0.25in" fo:margin-left="4.3201in"/>
        </style:list-level-properties>
      </text:list-level-style-bullet>
      <text:list-level-style-bullet text:level="9" text:style-name="ListLabel_20_765" style:num-suffix="•" text:bullet-char="•">
        <style:list-level-properties text:list-level-position-and-space-mode="label-alignment">
          <style:list-level-label-alignment text:label-followed-by="listtab" fo:text-indent="-0.25in" fo:margin-left="4.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766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767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768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769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770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771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772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773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774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775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382in"/>
        </style:list-level-properties>
      </text:list-level-style-number>
      <text:list-level-style-number text:level="2" text:style-name="ListLabel_20_776" style:num-suffix=")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1.1571in"/>
        </style:list-level-properties>
      </text:list-level-style-number>
      <text:list-level-style-bullet text:level="3" text:style-name="ListLabel_20_777" style:num-suffix="•" text:bullet-char="•">
        <style:list-level-properties text:list-level-position-and-space-mode="label-alignment">
          <style:list-level-label-alignment text:label-followed-by="listtab" fo:text-indent="-0.25in" fo:margin-left="1.7457in"/>
        </style:list-level-properties>
      </text:list-level-style-bullet>
      <text:list-level-style-bullet text:level="4" text:style-name="ListLabel_20_778" style:num-suffix="•" text:bullet-char="•">
        <style:list-level-properties text:list-level-position-and-space-mode="label-alignment">
          <style:list-level-label-alignment text:label-followed-by="listtab" fo:text-indent="-0.25in" fo:margin-left="2.339in"/>
        </style:list-level-properties>
      </text:list-level-style-bullet>
      <text:list-level-style-bullet text:level="5" text:style-name="ListLabel_20_779" style:num-suffix="•" text:bullet-char="•">
        <style:list-level-properties text:list-level-position-and-space-mode="label-alignment">
          <style:list-level-label-alignment text:label-followed-by="listtab" fo:text-indent="-0.25in" fo:margin-left="2.9319in"/>
        </style:list-level-properties>
      </text:list-level-style-bullet>
      <text:list-level-style-bullet text:level="6" text:style-name="ListLabel_20_780" style:num-suffix="•" text:bullet-char="•">
        <style:list-level-properties text:list-level-position-and-space-mode="label-alignment">
          <style:list-level-label-alignment text:label-followed-by="listtab" fo:text-indent="-0.25in" fo:margin-left="3.5252in"/>
        </style:list-level-properties>
      </text:list-level-style-bullet>
      <text:list-level-style-bullet text:level="7" text:style-name="ListLabel_20_781" style:num-suffix="•" text:bullet-char="•">
        <style:list-level-properties text:list-level-position-and-space-mode="label-alignment">
          <style:list-level-label-alignment text:label-followed-by="listtab" fo:text-indent="-0.25in" fo:margin-left="4.1181in"/>
        </style:list-level-properties>
      </text:list-level-style-bullet>
      <text:list-level-style-bullet text:level="8" text:style-name="ListLabel_20_782" style:num-suffix="•" text:bullet-char="•">
        <style:list-level-properties text:list-level-position-and-space-mode="label-alignment">
          <style:list-level-label-alignment text:label-followed-by="listtab" fo:text-indent="-0.25in" fo:margin-left="4.711in"/>
        </style:list-level-properties>
      </text:list-level-style-bullet>
      <text:list-level-style-bullet text:level="9" text:style-name="ListLabel_20_783" style:num-suffix="•" text:bullet-char="•">
        <style:list-level-properties text:list-level-position-and-space-mode="label-alignment">
          <style:list-level-label-alignment text:label-followed-by="listtab" fo:text-indent="-0.25in" fo:margin-left="5.304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784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785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786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787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788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789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790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791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792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9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794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795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796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797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798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799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800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801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0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1252in"/>
        </style:list-level-properties>
      </text:list-level-style-number>
      <text:list-level-style-bullet text:level="2" text:style-name="ListLabel_20_803" style:num-suffix="•" text:bullet-char="•">
        <style:list-level-properties text:list-level-position-and-space-mode="label-alignment">
          <style:list-level-label-alignment text:label-followed-by="listtab" fo:text-indent="-0.25in" fo:margin-left="1.661in"/>
        </style:list-level-properties>
      </text:list-level-style-bullet>
      <text:list-level-style-bullet text:level="3" text:style-name="ListLabel_20_804" style:num-suffix="•" text:bullet-char="•">
        <style:list-level-properties text:list-level-position-and-space-mode="label-alignment">
          <style:list-level-label-alignment text:label-followed-by="listtab" fo:text-indent="-0.25in" fo:margin-left="2.198in"/>
        </style:list-level-properties>
      </text:list-level-style-bullet>
      <text:list-level-style-bullet text:level="4" text:style-name="ListLabel_20_805" style:num-suffix="•" text:bullet-char="•">
        <style:list-level-properties text:list-level-position-and-space-mode="label-alignment">
          <style:list-level-label-alignment text:label-followed-by="listtab" fo:text-indent="-0.25in" fo:margin-left="2.7339in"/>
        </style:list-level-properties>
      </text:list-level-style-bullet>
      <text:list-level-style-bullet text:level="5" text:style-name="ListLabel_20_806" style:num-suffix="•" text:bullet-char="•">
        <style:list-level-properties text:list-level-position-and-space-mode="label-alignment">
          <style:list-level-label-alignment text:label-followed-by="listtab" fo:text-indent="-0.25in" fo:margin-left="3.2709in"/>
        </style:list-level-properties>
      </text:list-level-style-bullet>
      <text:list-level-style-bullet text:level="6" text:style-name="ListLabel_20_807" style:num-suffix="•" text:bullet-char="•">
        <style:list-level-properties text:list-level-position-and-space-mode="label-alignment">
          <style:list-level-label-alignment text:label-followed-by="listtab" fo:text-indent="-0.25in" fo:margin-left="3.8075in"/>
        </style:list-level-properties>
      </text:list-level-style-bullet>
      <text:list-level-style-bullet text:level="7" text:style-name="ListLabel_20_808" style:num-suffix="•" text:bullet-char="•">
        <style:list-level-properties text:list-level-position-and-space-mode="label-alignment">
          <style:list-level-label-alignment text:label-followed-by="listtab" fo:text-indent="-0.25in" fo:margin-left="4.3437in"/>
        </style:list-level-properties>
      </text:list-level-style-bullet>
      <text:list-level-style-bullet text:level="8" text:style-name="ListLabel_20_809" style:num-suffix="•" text:bullet-char="•">
        <style:list-level-properties text:list-level-position-and-space-mode="label-alignment">
          <style:list-level-label-alignment text:label-followed-by="listtab" fo:text-indent="-0.25in" fo:margin-left="4.8807in"/>
        </style:list-level-properties>
      </text:list-level-style-bullet>
      <text:list-level-style-bullet text:level="9" text:style-name="ListLabel_20_810" style:num-suffix="•" text:bullet-char="•">
        <style:list-level-properties text:list-level-position-and-space-mode="label-alignment">
          <style:list-level-label-alignment text:label-followed-by="listtab" fo:text-indent="-0.25in" fo:margin-left="5.417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11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812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813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814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815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816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817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818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819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820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821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822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823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824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825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826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827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828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29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830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831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832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833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834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835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836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837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38" style:num-suffix=")" style:num-format="a" style:num-letter-sync="true" text:start-value="3">
        <style:list-level-properties text:list-level-position-and-space-mode="label-alignment">
          <style:list-level-label-alignment text:label-followed-by="listtab" fo:text-indent="-0.1618in" fo:margin-left="0.8181in"/>
        </style:list-level-properties>
      </text:list-level-style-number>
      <text:list-level-style-number text:level="2" text:style-name="ListLabel_20_839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1.0366in"/>
        </style:list-level-properties>
      </text:list-level-style-number>
      <text:list-level-style-bullet text:level="3" text:style-name="ListLabel_20_840" style:num-suffix="•" text:bullet-char="•">
        <style:list-level-properties text:list-level-position-and-space-mode="label-alignment">
          <style:list-level-label-alignment text:label-followed-by="listtab" fo:text-indent="-0.1618in" fo:margin-left="1.6465in"/>
        </style:list-level-properties>
      </text:list-level-style-bullet>
      <text:list-level-style-bullet text:level="4" text:style-name="ListLabel_20_841" style:num-suffix="•" text:bullet-char="•">
        <style:list-level-properties text:list-level-position-and-space-mode="label-alignment">
          <style:list-level-label-alignment text:label-followed-by="listtab" fo:text-indent="-0.1618in" fo:margin-left="2.252in"/>
        </style:list-level-properties>
      </text:list-level-style-bullet>
      <text:list-level-style-bullet text:level="5" text:style-name="ListLabel_20_842" style:num-suffix="•" text:bullet-char="•">
        <style:list-level-properties text:list-level-position-and-space-mode="label-alignment">
          <style:list-level-label-alignment text:label-followed-by="listtab" fo:text-indent="-0.1618in" fo:margin-left="2.8575in"/>
        </style:list-level-properties>
      </text:list-level-style-bullet>
      <text:list-level-style-bullet text:level="6" text:style-name="ListLabel_20_843" style:num-suffix="•" text:bullet-char="•">
        <style:list-level-properties text:list-level-position-and-space-mode="label-alignment">
          <style:list-level-label-alignment text:label-followed-by="listtab" fo:text-indent="-0.1618in" fo:margin-left="3.4634in"/>
        </style:list-level-properties>
      </text:list-level-style-bullet>
      <text:list-level-style-bullet text:level="7" text:style-name="ListLabel_20_844" style:num-suffix="•" text:bullet-char="•">
        <style:list-level-properties text:list-level-position-and-space-mode="label-alignment">
          <style:list-level-label-alignment text:label-followed-by="listtab" fo:text-indent="-0.1618in" fo:margin-left="4.0689in"/>
        </style:list-level-properties>
      </text:list-level-style-bullet>
      <text:list-level-style-bullet text:level="8" text:style-name="ListLabel_20_845" style:num-suffix="•" text:bullet-char="•">
        <style:list-level-properties text:list-level-position-and-space-mode="label-alignment">
          <style:list-level-label-alignment text:label-followed-by="listtab" fo:text-indent="-0.1618in" fo:margin-left="4.6736in"/>
        </style:list-level-properties>
      </text:list-level-style-bullet>
      <text:list-level-style-bullet text:level="9" text:style-name="ListLabel_20_846" style:num-suffix="•" text:bullet-char="•">
        <style:list-level-properties text:list-level-position-and-space-mode="label-alignment">
          <style:list-level-label-alignment text:label-followed-by="listtab" fo:text-indent="-0.1618in" fo:margin-left="5.27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847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848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849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850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851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852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853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854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855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856" style:num-suffix=".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bullet text:level="2" text:style-name="ListLabel_20_857" style:num-suffix="•" text:bullet-char="•">
        <style:list-level-properties text:list-level-position-and-space-mode="label-alignment">
          <style:list-level-label-alignment text:label-followed-by="listtab" fo:text-indent="-0.25in" fo:margin-left="0.8181in"/>
        </style:list-level-properties>
      </text:list-level-style-bullet>
      <text:list-level-style-bullet text:level="3" text:style-name="ListLabel_20_858" style:num-suffix="•" text:bullet-char="•">
        <style:list-level-properties text:list-level-position-and-space-mode="label-alignment">
          <style:list-level-label-alignment text:label-followed-by="listtab" fo:text-indent="-0.25in" fo:margin-left="1.3728in"/>
        </style:list-level-properties>
      </text:list-level-style-bullet>
      <text:list-level-style-bullet text:level="4" text:style-name="ListLabel_20_859" style:num-suffix="•" text:bullet-char="•">
        <style:list-level-properties text:list-level-position-and-space-mode="label-alignment">
          <style:list-level-label-alignment text:label-followed-by="listtab" fo:text-indent="-0.25in" fo:margin-left="1.9272in"/>
        </style:list-level-properties>
      </text:list-level-style-bullet>
      <text:list-level-style-bullet text:level="5" text:style-name="ListLabel_20_860" style:num-suffix="•" text:bullet-char="•">
        <style:list-level-properties text:list-level-position-and-space-mode="label-alignment">
          <style:list-level-label-alignment text:label-followed-by="listtab" fo:text-indent="-0.25in" fo:margin-left="2.4819in"/>
        </style:list-level-properties>
      </text:list-level-style-bullet>
      <text:list-level-style-bullet text:level="6" text:style-name="ListLabel_20_861" style:num-suffix="•" text:bullet-char="•">
        <style:list-level-properties text:list-level-position-and-space-mode="label-alignment">
          <style:list-level-label-alignment text:label-followed-by="listtab" fo:text-indent="-0.25in" fo:margin-left="3.0362in"/>
        </style:list-level-properties>
      </text:list-level-style-bullet>
      <text:list-level-style-bullet text:level="7" text:style-name="ListLabel_20_862" style:num-suffix="•" text:bullet-char="•">
        <style:list-level-properties text:list-level-position-and-space-mode="label-alignment">
          <style:list-level-label-alignment text:label-followed-by="listtab" fo:text-indent="-0.25in" fo:margin-left="3.5909in"/>
        </style:list-level-properties>
      </text:list-level-style-bullet>
      <text:list-level-style-bullet text:level="8" text:style-name="ListLabel_20_863" style:num-suffix="•" text:bullet-char="•">
        <style:list-level-properties text:list-level-position-and-space-mode="label-alignment">
          <style:list-level-label-alignment text:label-followed-by="listtab" fo:text-indent="-0.25in" fo:margin-left="4.1453in"/>
        </style:list-level-properties>
      </text:list-level-style-bullet>
      <text:list-level-style-bullet text:level="9" text:style-name="ListLabel_20_864" style:num-suffix="•" text:bullet-char="•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865" style:num-suffix=")" style:num-format="a" style:num-letter-sync="true" text:start-value="4">
        <style:list-level-properties text:list-level-position-and-space-mode="label-alignment">
          <style:list-level-label-alignment text:label-followed-by="listtab" fo:text-indent="-0.1701in" fo:margin-left="0.5134in"/>
        </style:list-level-properties>
      </text:list-level-style-number>
      <text:list-level-style-number text:level="2" text:style-name="ListLabel_20_866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0.7866in"/>
        </style:list-level-properties>
      </text:list-level-style-number>
      <text:list-level-style-bullet text:level="3" text:style-name="ListLabel_20_867" style:num-suffix="•" text:bullet-char="•">
        <style:list-level-properties text:list-level-position-and-space-mode="label-alignment">
          <style:list-level-label-alignment text:label-followed-by="listtab" fo:text-indent="-0.1618in" fo:margin-left="1.4244in"/>
        </style:list-level-properties>
      </text:list-level-style-bullet>
      <text:list-level-style-bullet text:level="4" text:style-name="ListLabel_20_868" style:num-suffix="•" text:bullet-char="•">
        <style:list-level-properties text:list-level-position-and-space-mode="label-alignment">
          <style:list-level-label-alignment text:label-followed-by="listtab" fo:text-indent="-0.1618in" fo:margin-left="2.0575in"/>
        </style:list-level-properties>
      </text:list-level-style-bullet>
      <text:list-level-style-bullet text:level="5" text:style-name="ListLabel_20_869" style:num-suffix="•" text:bullet-char="•">
        <style:list-level-properties text:list-level-position-and-space-mode="label-alignment">
          <style:list-level-label-alignment text:label-followed-by="listtab" fo:text-indent="-0.1618in" fo:margin-left="2.6909in"/>
        </style:list-level-properties>
      </text:list-level-style-bullet>
      <text:list-level-style-bullet text:level="6" text:style-name="ListLabel_20_870" style:num-suffix="•" text:bullet-char="•">
        <style:list-level-properties text:list-level-position-and-space-mode="label-alignment">
          <style:list-level-label-alignment text:label-followed-by="listtab" fo:text-indent="-0.1618in" fo:margin-left="3.3244in"/>
        </style:list-level-properties>
      </text:list-level-style-bullet>
      <text:list-level-style-bullet text:level="7" text:style-name="ListLabel_20_871" style:num-suffix="•" text:bullet-char="•">
        <style:list-level-properties text:list-level-position-and-space-mode="label-alignment">
          <style:list-level-label-alignment text:label-followed-by="listtab" fo:text-indent="-0.1618in" fo:margin-left="3.9575in"/>
        </style:list-level-properties>
      </text:list-level-style-bullet>
      <text:list-level-style-bullet text:level="8" text:style-name="ListLabel_20_872" style:num-suffix="•" text:bullet-char="•">
        <style:list-level-properties text:list-level-position-and-space-mode="label-alignment">
          <style:list-level-label-alignment text:label-followed-by="listtab" fo:text-indent="-0.1618in" fo:margin-left="4.5902in"/>
        </style:list-level-properties>
      </text:list-level-style-bullet>
      <text:list-level-style-bullet text:level="9" text:style-name="ListLabel_20_873" style:num-suffix="•" text:bullet-char="•">
        <style:list-level-properties text:list-level-position-and-space-mode="label-alignment">
          <style:list-level-label-alignment text:label-followed-by="listtab" fo:text-indent="-0.1618in" fo:margin-left="5.223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874" style:num-suffix="." style:num-format="1" text:start-value="2">
        <style:list-level-properties text:list-level-position-and-space-mode="label-alignment">
          <style:list-level-label-alignment text:label-followed-by="listtab" fo:text-indent="-0.2701in" fo:margin-left="0.3429in"/>
        </style:list-level-properties>
      </text:list-level-style-number>
      <text:list-level-style-number text:level="2" text:style-name="ListLabel_20_875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0.5047in"/>
        </style:list-level-properties>
      </text:list-level-style-number>
      <text:list-level-style-bullet text:level="3" text:style-name="ListLabel_20_876" style:num-suffix="•" text:bullet-char="•">
        <style:list-level-properties text:list-level-position-and-space-mode="label-alignment">
          <style:list-level-label-alignment text:label-followed-by="listtab" fo:text-indent="-0.1618in" fo:margin-left="1.1654in"/>
        </style:list-level-properties>
      </text:list-level-style-bullet>
      <text:list-level-style-bullet text:level="4" text:style-name="ListLabel_20_877" style:num-suffix="•" text:bullet-char="•">
        <style:list-level-properties text:list-level-position-and-space-mode="label-alignment">
          <style:list-level-label-alignment text:label-followed-by="listtab" fo:text-indent="-0.1618in" fo:margin-left="1.8307in"/>
        </style:list-level-properties>
      </text:list-level-style-bullet>
      <text:list-level-style-bullet text:level="5" text:style-name="ListLabel_20_878" style:num-suffix="•" text:bullet-char="•">
        <style:list-level-properties text:list-level-position-and-space-mode="label-alignment">
          <style:list-level-label-alignment text:label-followed-by="listtab" fo:text-indent="-0.1618in" fo:margin-left="2.4965in"/>
        </style:list-level-properties>
      </text:list-level-style-bullet>
      <text:list-level-style-bullet text:level="6" text:style-name="ListLabel_20_879" style:num-suffix="•" text:bullet-char="•">
        <style:list-level-properties text:list-level-position-and-space-mode="label-alignment">
          <style:list-level-label-alignment text:label-followed-by="listtab" fo:text-indent="-0.1618in" fo:margin-left="3.1618in"/>
        </style:list-level-properties>
      </text:list-level-style-bullet>
      <text:list-level-style-bullet text:level="7" text:style-name="ListLabel_20_880" style:num-suffix="•" text:bullet-char="•">
        <style:list-level-properties text:list-level-position-and-space-mode="label-alignment">
          <style:list-level-label-alignment text:label-followed-by="listtab" fo:text-indent="-0.1618in" fo:margin-left="3.828in"/>
        </style:list-level-properties>
      </text:list-level-style-bullet>
      <text:list-level-style-bullet text:level="8" text:style-name="ListLabel_20_881" style:num-suffix="•" text:bullet-char="•">
        <style:list-level-properties text:list-level-position-and-space-mode="label-alignment">
          <style:list-level-label-alignment text:label-followed-by="listtab" fo:text-indent="-0.1618in" fo:margin-left="4.4929in"/>
        </style:list-level-properties>
      </text:list-level-style-bullet>
      <text:list-level-style-bullet text:level="9" text:style-name="ListLabel_20_882" style:num-suffix="•" text:bullet-char="•">
        <style:list-level-properties text:list-level-position-and-space-mode="label-alignment">
          <style:list-level-label-alignment text:label-followed-by="listtab" fo:text-indent="-0.1618in" fo:margin-left="5.1591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883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0.7866in"/>
        </style:list-level-properties>
      </text:list-level-style-number>
      <text:list-level-style-bullet text:level="2" text:style-name="ListLabel_20_884" style:num-suffix="•" text:bullet-char="•">
        <style:list-level-properties text:list-level-position-and-space-mode="label-alignment">
          <style:list-level-label-alignment text:label-followed-by="listtab" fo:text-indent="-0.1618in" fo:margin-left="1.361in"/>
        </style:list-level-properties>
      </text:list-level-style-bullet>
      <text:list-level-style-bullet text:level="3" text:style-name="ListLabel_20_885" style:num-suffix="•" text:bullet-char="•">
        <style:list-level-properties text:list-level-position-and-space-mode="label-alignment">
          <style:list-level-label-alignment text:label-followed-by="listtab" fo:text-indent="-0.1618in" fo:margin-left="1.9311in"/>
        </style:list-level-properties>
      </text:list-level-style-bullet>
      <text:list-level-style-bullet text:level="4" text:style-name="ListLabel_20_886" style:num-suffix="•" text:bullet-char="•">
        <style:list-level-properties text:list-level-position-and-space-mode="label-alignment">
          <style:list-level-label-alignment text:label-followed-by="listtab" fo:text-indent="-0.1618in" fo:margin-left="2.5008in"/>
        </style:list-level-properties>
      </text:list-level-style-bullet>
      <text:list-level-style-bullet text:level="5" text:style-name="ListLabel_20_887" style:num-suffix="•" text:bullet-char="•">
        <style:list-level-properties text:list-level-position-and-space-mode="label-alignment">
          <style:list-level-label-alignment text:label-followed-by="listtab" fo:text-indent="-0.1618in" fo:margin-left="3.0709in"/>
        </style:list-level-properties>
      </text:list-level-style-bullet>
      <text:list-level-style-bullet text:level="6" text:style-name="ListLabel_20_888" style:num-suffix="•" text:bullet-char="•">
        <style:list-level-properties text:list-level-position-and-space-mode="label-alignment">
          <style:list-level-label-alignment text:label-followed-by="listtab" fo:text-indent="-0.1618in" fo:margin-left="3.6409in"/>
        </style:list-level-properties>
      </text:list-level-style-bullet>
      <text:list-level-style-bullet text:level="7" text:style-name="ListLabel_20_889" style:num-suffix="•" text:bullet-char="•">
        <style:list-level-properties text:list-level-position-and-space-mode="label-alignment">
          <style:list-level-label-alignment text:label-followed-by="listtab" fo:text-indent="-0.1618in" fo:margin-left="4.2102in"/>
        </style:list-level-properties>
      </text:list-level-style-bullet>
      <text:list-level-style-bullet text:level="8" text:style-name="ListLabel_20_890" style:num-suffix="•" text:bullet-char="•">
        <style:list-level-properties text:list-level-position-and-space-mode="label-alignment">
          <style:list-level-label-alignment text:label-followed-by="listtab" fo:text-indent="-0.1618in" fo:margin-left="4.7807in"/>
        </style:list-level-properties>
      </text:list-level-style-bullet>
      <text:list-level-style-bullet text:level="9" text:style-name="ListLabel_20_891" style:num-suffix="•" text:bullet-char="•">
        <style:list-level-properties text:list-level-position-and-space-mode="label-alignment">
          <style:list-level-label-alignment text:label-followed-by="listtab" fo:text-indent="-0.1618in" fo:margin-left="5.3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892" style:num-suffix=")" style:num-format="a" style:num-letter-sync="true">
        <style:list-level-properties text:list-level-position-and-space-mode="label-alignment">
          <style:list-level-label-alignment text:label-followed-by="listtab" fo:text-indent="-0.1618in" fo:margin-left="0.7866in"/>
        </style:list-level-properties>
      </text:list-level-style-number>
      <text:list-level-style-bullet text:level="2" text:style-name="ListLabel_20_893" style:num-suffix="•" text:bullet-char="•">
        <style:list-level-properties text:list-level-position-and-space-mode="label-alignment">
          <style:list-level-label-alignment text:label-followed-by="listtab" fo:text-indent="-0.1618in" fo:margin-left="1.361in"/>
        </style:list-level-properties>
      </text:list-level-style-bullet>
      <text:list-level-style-bullet text:level="3" text:style-name="ListLabel_20_894" style:num-suffix="•" text:bullet-char="•">
        <style:list-level-properties text:list-level-position-and-space-mode="label-alignment">
          <style:list-level-label-alignment text:label-followed-by="listtab" fo:text-indent="-0.1618in" fo:margin-left="1.9311in"/>
        </style:list-level-properties>
      </text:list-level-style-bullet>
      <text:list-level-style-bullet text:level="4" text:style-name="ListLabel_20_895" style:num-suffix="•" text:bullet-char="•">
        <style:list-level-properties text:list-level-position-and-space-mode="label-alignment">
          <style:list-level-label-alignment text:label-followed-by="listtab" fo:text-indent="-0.1618in" fo:margin-left="2.5008in"/>
        </style:list-level-properties>
      </text:list-level-style-bullet>
      <text:list-level-style-bullet text:level="5" text:style-name="ListLabel_20_896" style:num-suffix="•" text:bullet-char="•">
        <style:list-level-properties text:list-level-position-and-space-mode="label-alignment">
          <style:list-level-label-alignment text:label-followed-by="listtab" fo:text-indent="-0.1618in" fo:margin-left="3.0709in"/>
        </style:list-level-properties>
      </text:list-level-style-bullet>
      <text:list-level-style-bullet text:level="6" text:style-name="ListLabel_20_897" style:num-suffix="•" text:bullet-char="•">
        <style:list-level-properties text:list-level-position-and-space-mode="label-alignment">
          <style:list-level-label-alignment text:label-followed-by="listtab" fo:text-indent="-0.1618in" fo:margin-left="3.6409in"/>
        </style:list-level-properties>
      </text:list-level-style-bullet>
      <text:list-level-style-bullet text:level="7" text:style-name="ListLabel_20_898" style:num-suffix="•" text:bullet-char="•">
        <style:list-level-properties text:list-level-position-and-space-mode="label-alignment">
          <style:list-level-label-alignment text:label-followed-by="listtab" fo:text-indent="-0.1618in" fo:margin-left="4.2102in"/>
        </style:list-level-properties>
      </text:list-level-style-bullet>
      <text:list-level-style-bullet text:level="8" text:style-name="ListLabel_20_899" style:num-suffix="•" text:bullet-char="•">
        <style:list-level-properties text:list-level-position-and-space-mode="label-alignment">
          <style:list-level-label-alignment text:label-followed-by="listtab" fo:text-indent="-0.1618in" fo:margin-left="4.7807in"/>
        </style:list-level-properties>
      </text:list-level-style-bullet>
      <text:list-level-style-bullet text:level="9" text:style-name="ListLabel_20_900" style:num-suffix="•" text:bullet-char="•">
        <style:list-level-properties text:list-level-position-and-space-mode="label-alignment">
          <style:list-level-label-alignment text:label-followed-by="listtab" fo:text-indent="-0.1618in" fo:margin-left="5.3508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>
      <loext:graphic-properties draw:fill="solid" draw:fill-color="#ffffff"/>
      <style:paragraph-properties fo:text-align="center"/>
    </style:style>
    <style:style style:name="MP3" style:family="paragraph" style:parent-style-name="Frame_20_contents">
      <style:paragraph-properties fo:margin-left="0.0138in" fo:margin-right="0in" fo:margin-top="0in" fo:margin-bottom="0in" loext:contextual-spacing="false" fo:line-height="0.1835in" fo:text-align="start" style:justify-single-word="false" fo:text-indent="0in" style:auto-text-indent="false"/>
    </style:style>
    <style:style style:name="MT1" style:family="text">
      <style:text-properties fo:color="#8495af" style:font-name="Carlito" fo:font-size="12pt" style:font-size-asian="12pt"/>
    </style:style>
    <style:style style:name="MT2" style:family="text">
      <style:text-properties fo:color="#313d4f" style:font-name="Carlito" fo:font-size="12pt" style:font-size-asian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>
      <style:graphic-properties draw:stroke="solid" svg:stroke-width="0.0071in" svg:stroke-color="#000000" draw:stroke-linejoin="round" svg:stroke-linecap="butt" draw:fill="solid" draw:fill-color="#ffffff" draw:textarea-horizontal-align="center" draw:textarea-vertical-align="top" fo:padding-top="0.0035in" fo:padding-bottom="0.0035in" fo:padding-left="0.0035in" fo:padding-right="0.0035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346in" fo:margin-bottom="0.8193in" fo:margin-left="0.8752in" fo:margin-right="0.902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57in" fo:margin-left="0in" fo:margin-right="0in" fo:margin-bottom="0.3571in" style:dynamic-spacing="true"/>
      </style:header-style>
      <style:footer-style>
        <style:header-footer-properties fo:min-height="0.139in" fo:margin-left="0in" fo:margin-right="0in" fo:margin-top="0.09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307in" fo:margin-bottom="0.9583in" fo:margin-left="0.8752in" fo:margin-right="0.902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5346in" fo:margin-bottom="0.8193in" fo:margin-left="0.8752in" fo:margin-right="0.9028in" style:writing-mode="lr-tb" style:layout-grid-color="#c0c0c0" style:layout-grid-lines="2486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57in" fo:margin-left="0in" fo:margin-right="0in" fo:margin-bottom="0.3571in" style:dynamic-spacing="true"/>
      </style:header-style>
      <style:footer-style>
        <style:header-footer-properties fo:min-height="0.1528in" fo:margin-left="0in" fo:margin-right="0in" fo:margin-top="0.113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346in" fo:margin-bottom="0.8193in" fo:margin-left="0.8752in" fo:margin-right="0.9028in" style:writing-mode="lr-tb" style:layout-grid-color="#c0c0c0" style:layout-grid-lines="249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57in" fo:margin-left="0in" fo:margin-right="0in" fo:margin-bottom="0.3571in" style:dynamic-spacing="true"/>
      </style:header-style>
      <style:footer-style>
        <style:header-footer-properties fo:min-height="0.139in" fo:margin-left="0in" fo:margin-right="0in" fo:margin-top="0.09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1.0102in" svg:y="0.5346in" svg:width="1.3319in" svg:height="0.3173in" draw:z-index="35"><draw:image xlink:href="Pictures/10000201000000F700000042E0FE2A3D34B45C24.png" xlink:type="simple" xlink:show="embed" xlink:actuate="onLoad" loext:mime-type="image/png"/></draw:frame><draw:line text:anchor-type="char" draw:z-index="1" draw:style-name="Mgr1" draw:text-style-name="MP2" svg:x1="1.039in" svg:y1="0.8752in" svg:x2="7.2472in" svg:y2="0.9087in"><text:p/></draw:line></text:p>
      </style:header>
      <style:footer>
        <text:p text:style-name="MP1"><draw:frame draw:style-name="Mfr2" draw:name="Frame1" text:anchor-type="char" svg:x="6.0543in" svg:y="10.7043in" svg:width="1.0516in" svg:height="0.1945in" draw:z-index="2"><draw:text-box><text:p text:style-name="MP3"><text:span text:style-name="MT1">P a g e </text:span><text:page-number text:select-page="current">1</text:page-number><text:span text:style-name="MT2"><text:s/>| 37</text:span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Header"/>
      </style:header>
      <style:footer>
        <text:p text:style-name="Footer"/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  <style:master-page style:name="Converted3" style:page-layout-name="Mpm3">
      <style:header>
        <text:p text:style-name="Header"/>
      </style:header>
      <style:footer>
        <text:p text:style-name="Footer"/>
      </style:footer>
    </style:master-page>
    <style:master-page style:name="Converted4" style:page-layout-name="Mpm3">
      <style:header>
        <text:p text:style-name="Header"/>
      </style:header>
      <style:footer>
        <text:p text:style-name="Footer"/>
      </style:footer>
    </style:master-page>
    <style:master-page style:name="Converted5" style:page-layout-name="Mpm3">
      <style:header>
        <text:p text:style-name="Header"/>
      </style:header>
      <style:footer>
        <text:p text:style-name="Footer"/>
      </style:footer>
    </style:master-page>
    <style:master-page style:name="Converted6" style:page-layout-name="Mpm3">
      <style:header>
        <text:p text:style-name="Header"/>
      </style:header>
      <style:footer>
        <text:p text:style-name="Footer"/>
      </style:footer>
    </style:master-page>
    <style:master-page style:name="Converted7" style:page-layout-name="Mpm3">
      <style:header>
        <text:p text:style-name="Header"/>
      </style:header>
      <style:footer>
        <text:p text:style-name="Footer"/>
      </style:footer>
    </style:master-page>
    <style:master-page style:name="Converted8" style:page-layout-name="Mpm3">
      <style:header>
        <text:p text:style-name="Header"/>
      </style:header>
      <style:footer>
        <text:p text:style-name="Footer"/>
      </style:footer>
    </style:master-page>
    <style:master-page style:name="Converted9" style:page-layout-name="Mpm3">
      <style:header>
        <text:p text:style-name="Header"/>
      </style:header>
      <style:footer>
        <text:p text:style-name="Footer"/>
      </style:footer>
    </style:master-page>
    <style:master-page style:name="Converted10" style:page-layout-name="Mpm3">
      <style:header>
        <text:p text:style-name="Header"/>
      </style:header>
      <style:footer>
        <text:p text:style-name="Footer"/>
      </style:footer>
    </style:master-page>
    <style:master-page style:name="Converted11" style:page-layout-name="Mpm3">
      <style:header>
        <text:p text:style-name="Header"/>
      </style:header>
      <style:footer>
        <text:p text:style-name="Footer"/>
      </style:footer>
    </style:master-page>
    <style:master-page style:name="Converted12" style:page-layout-name="Mpm3">
      <style:header>
        <text:p text:style-name="Header"/>
      </style:header>
      <style:footer>
        <text:p text:style-name="Footer"/>
      </style:footer>
    </style:master-page>
    <style:master-page style:name="Converted13" style:page-layout-name="Mpm3">
      <style:header>
        <text:p text:style-name="Header"/>
      </style:header>
      <style:footer>
        <text:p text:style-name="Footer"/>
      </style:footer>
    </style:master-page>
    <style:master-page style:name="Converted14" style:page-layout-name="Mpm4">
      <style:header>
        <text:p text:style-name="Header"/>
      </style:header>
      <style:footer>
        <text:p text:style-name="Footer"/>
      </style:footer>
    </style:master-page>
    <style:master-page style:name="Converted15" style:page-layout-name="Mpm3">
      <style:header>
        <text:p text:style-name="Header"/>
      </style:header>
      <style:footer>
        <text:p text:style-name="Footer"/>
      </style:footer>
    </style:master-page>
    <style:master-page style:name="Converted16" style:page-layout-name="Mpm3">
      <style:header>
        <text:p text:style-name="Header"/>
      </style:header>
      <style:footer>
        <text:p text:style-name="Footer"/>
      </style:footer>
    </style:master-page>
    <style:master-page style:name="Converted17" style:page-layout-name="Mpm3">
      <style:header>
        <text:p text:style-name="Header"/>
      </style:header>
      <style:footer>
        <text:p text:style-name="Footer"/>
      </style:footer>
    </style:master-page>
    <style:master-page style:name="Converted18" style:page-layout-name="Mpm3">
      <style:header>
        <text:p text:style-name="Header"/>
      </style:header>
      <style:footer>
        <text:p text:style-name="Footer"/>
      </style:footer>
    </style:master-page>
    <style:master-page style:name="Converted19" style:page-layout-name="Mpm3">
      <style:header>
        <text:p text:style-name="Header"/>
      </style:header>
      <style:footer>
        <text:p text:style-name="Footer"/>
      </style:footer>
    </style:master-page>
    <style:master-page style:name="Converted20" style:page-layout-name="Mpm3">
      <style:header>
        <text:p text:style-name="Header"/>
      </style:header>
      <style:footer>
        <text:p text:style-name="Footer"/>
      </style:footer>
    </style:master-page>
    <style:master-page style:name="Converted21" style:page-layout-name="Mpm3">
      <style:header>
        <text:p text:style-name="Header"/>
      </style:header>
      <style:footer>
        <text:p text:style-name="Footer"/>
      </style:footer>
    </style:master-page>
    <style:master-page style:name="Converted22" style:page-layout-name="Mpm3">
      <style:header>
        <text:p text:style-name="Header"/>
      </style:header>
      <style:footer>
        <text:p text:style-name="Footer"/>
      </style:footer>
    </style:master-page>
    <style:master-page style:name="Converted23" style:page-layout-name="Mpm3">
      <style:header>
        <text:p text:style-name="Header"/>
      </style:header>
      <style:footer>
        <text:p text:style-name="Footer"/>
      </style:footer>
    </style:master-page>
    <style:master-page style:name="Converted24" style:page-layout-name="Mpm3">
      <style:header>
        <text:p text:style-name="Header"/>
      </style:header>
      <style:footer>
        <text:p text:style-name="Footer"/>
      </style:footer>
    </style:master-page>
    <style:master-page style:name="Converted25" style:page-layout-name="Mpm3">
      <style:header>
        <text:p text:style-name="Header"/>
      </style:header>
      <style:footer>
        <text:p text:style-name="Footer"/>
      </style:footer>
    </style:master-page>
    <style:master-page style:name="Converted26" style:page-layout-name="Mpm3">
      <style:header>
        <text:p text:style-name="Header"/>
      </style:header>
      <style:footer>
        <text:p text:style-name="Footer"/>
      </style:footer>
    </style:master-page>
    <style:master-page style:name="Converted27" style:page-layout-name="Mpm3">
      <style:header>
        <text:p text:style-name="Header"/>
      </style:header>
      <style:footer>
        <text:p text:style-name="Footer"/>
      </style:footer>
    </style:master-page>
    <style:master-page style:name="Converted28" style:page-layout-name="Mpm3">
      <style:header>
        <text:p text:style-name="Header"/>
      </style:header>
      <style:footer>
        <text:p text:style-name="Footer"/>
      </style:footer>
    </style:master-page>
    <style:master-page style:name="Converted29" style:page-layout-name="Mpm3">
      <style:header>
        <text:p text:style-name="Header"/>
      </style:header>
      <style:footer>
        <text:p text:style-name="Footer"/>
      </style:footer>
    </style:master-page>
    <style:master-page style:name="Converted30" style:page-layout-name="Mpm3">
      <style:header>
        <text:p text:style-name="Header"/>
      </style:header>
      <style:footer>
        <text:p text:style-name="Footer"/>
      </style:footer>
    </style:master-page>
    <style:master-page style:name="Converted31" style:page-layout-name="Mpm3">
      <style:header>
        <text:p text:style-name="Header"/>
      </style:header>
      <style:footer>
        <text:p text:style-name="Footer"/>
      </style:footer>
    </style:master-page>
    <style:master-page style:name="Converted32" style:page-layout-name="Mpm3">
      <style:header>
        <text:p text:style-name="Header"/>
      </style:header>
      <style:footer>
        <text:p text:style-name="Footer"/>
      </style:footer>
    </style:master-page>
    <style:master-page style:name="Converted33" style:page-layout-name="Mpm3">
      <style:header>
        <text:p text:style-name="Header"/>
      </style:header>
      <style:footer>
        <text:p text:style-name="Footer"/>
      </style:footer>
    </style:master-page>
    <style:master-page style:name="Converted34" style:page-layout-name="Mpm3">
      <style:header>
        <text:p text:style-name="Header"/>
      </style:header>
      <style:footer>
        <text:p text:style-name="Footer"/>
      </style:footer>
    </style:master-page>
    <style:master-page style:name="Converted35" style:page-layout-name="Mpm3">
      <style:header>
        <text:p text:style-name="Header"/>
      </style:header>
      <style:footer>
        <text:p text:style-name="Footer"/>
      </style:footer>
    </style:master-page>
    <style:master-page style:name="Converted36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ranjal</meta:initial-creator>
    <meta:creation-date>2020-01-26T09:24:07</meta:creation-date>
    <dc:date>2020-01-26T16:07:29.999000000</dc:date>
    <meta:editing-duration>PT1M48S</meta:editing-duration>
    <meta:generator>LibreOffice/6.3.3.2$Windows_X86_64 LibreOffice_project/a64200df03143b798afd1ec74a12ab50359878ed</meta:generator>
    <meta:editing-cycles>2</meta:editing-cycles>
    <meta:document-statistic meta:table-count="9" meta:image-count="1" meta:object-count="0" meta:page-count="34" meta:paragraph-count="507" meta:word-count="3346" meta:character-count="19174" meta:non-whitespace-character-count="16191"/>
    <meta:user-defined meta:name="AppVersion">12.0000</meta:user-defined>
    <meta:user-defined meta:name="Created" meta:value-type="date">2019-11-12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1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